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SS_R03_2006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ia feiner, quant de temps passa normalment mirant la televisió?</text:p>
          </table:table-cell>
          <table:table-cell office:value-type="float" office:value="17037" calcext:value-type="float">
            <text:p>17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nou, en un dia feiner, quant d'aquest temps que passa mirant la televisió el passa mirant notícies o altres programes de política i actualitat?</text:p>
          </table:table-cell>
          <table:table-cell office:value-type="float" office:value="17038" calcext:value-type="float">
            <text:p>17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ia feiner, quant de temps passa normalment escoltant la ràdio?</text:p>
          </table:table-cell>
          <table:table-cell office:value-type="float" office:value="17039" calcext:value-type="float">
            <text:p>17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, de nou, en un dia feiner, quant d'aquest temps que passa escoltant la ràdio el passa escoltant notícies o altres programes de política i actualitat?</text:p>
          </table:table-cell>
          <table:table-cell office:value-type="float" office:value="17040" calcext:value-type="float">
            <text:p>17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ia feiner, quant de temps passa normalment llegint el diari?</text:p>
          </table:table-cell>
          <table:table-cell office:value-type="float" office:value="17041" calcext:value-type="float">
            <text:p>17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quant d'aquest temps el dedica a llegir sobre política i temes d'actualitat?</text:p>
          </table:table-cell>
          <table:table-cell office:value-type="float" office:value="17042" calcext:value-type="float">
            <text:p>17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tilitzant ara aquesta targeta, amb quina freqüència fa servir internet o el correu electrònic– sigui a casa o a la feina– per al seu ús personal?</text:p>
          </table:table-cell>
          <table:table-cell office:value-type="float" office:value="17043" calcext:value-type="float">
            <text:p>17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tzant aquesta targeta, diria vostè que, en general, es pot confiar en la majoria de la gent, o que un mai no és prou prudent en el tracte amb els altres?</text:p>
          </table:table-cell>
          <table:table-cell office:value-type="float" office:value="17044" calcext:value-type="float">
            <text:p>17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Si us plau, col·loqui's en una escala del 0 al 10, on el 0 vol dir que "un mai no és prou prudent" i el 10 vol dir que es "pot confiar en la majoria de la gent".</text:p>
          </table:table-cell>
          <table:table-cell office:value-type="float" office:value="17045" calcext:value-type="float">
            <text:p>17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tzant aquesta targeta, pensa que la majoria de la gent intentaría aprofitar-se de vostè si tingués l'ocasió, o que seria honrada amb vostè?</text:p>
          </table:table-cell>
          <table:table-cell office:value-type="float" office:value="17046" calcext:value-type="float">
            <text:p>17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ostè diria que la majoria de les vegades la gent intenta ajudar als altres o que principalment mira per sí mateixa?</text:p>
          </table:table-cell>
          <table:table-cell office:value-type="float" office:value="17047" calcext:value-type="float">
            <text:p>17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n quina mesura diria vostè que l'interessa la política?</text:p>
          </table:table-cell>
          <table:table-cell office:value-type="float" office:value="17048" calcext:value-type="float">
            <text:p>17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ostè diria que l'interessa...</text:p>
          </table:table-cell>
          <table:table-cell office:value-type="float" office:value="17049" calcext:value-type="float">
            <text:p>17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mb quina freqüència la política li sembla tant complicada que no pot entendre molt bé el que està passant?</text:p>
          </table:table-cell>
          <table:table-cell office:value-type="float" office:value="17050" calcext:value-type="float">
            <text:p>17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roba difícil o fàcil formar-se una opinió sobre temes polítics?</text:p>
          </table:table-cell>
          <table:table-cell office:value-type="float" office:value="17051" calcext:value-type="float">
            <text:p>17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tilitzant aquesta targeta, digui'm, si us plau, amb una puntuació del 0 al 10, quant confia vostè personalment en cadascuna de les següents institucions.</text:p>
          </table:table-cell>
          <table:table-cell office:value-type="float" office:value="17052" calcext:value-type="float">
            <text:p>17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l 0 vol dir que no confia en absolut en una institució, i el 10 vol dir que hi confia plenament.</text:p>
          </table:table-cell>
          <table:table-cell office:value-type="float" office:value="17053" calcext:value-type="float">
            <text:p>17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n primer lloc</text:p>
          </table:table-cell>
          <table:table-cell office:value-type="float" office:value="17054" calcext:value-type="float">
            <text:p>17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el Parlament espanyol</text:p>
          </table:table-cell>
          <table:table-cell office:value-type="float" office:value="17055" calcext:value-type="float">
            <text:p>17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el sistema judicial</text:p>
          </table:table-cell>
          <table:table-cell office:value-type="float" office:value="3022" calcext:value-type="float">
            <text:p>3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la policia</text:p>
          </table:table-cell>
          <table:table-cell office:value-type="float" office:value="17056" calcext:value-type="float">
            <text:p>17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els polítics</text:p>
          </table:table-cell>
          <table:table-cell office:value-type="float" office:value="17057" calcext:value-type="float">
            <text:p>17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els partits polítics</text:p>
          </table:table-cell>
          <table:table-cell office:value-type="float" office:value="17058" calcext:value-type="float">
            <text:p>17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el Parlament Europeu</text:p>
          </table:table-cell>
          <table:table-cell office:value-type="float" office:value="17059" calcext:value-type="float">
            <text:p>1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les Nacions Unides</text:p>
          </table:table-cell>
          <table:table-cell office:value-type="float" office:value="17060" calcext:value-type="float">
            <text:p>17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vui dia, hi ha gent que, per la raó que sigui, no vota.</text:p>
          </table:table-cell>
          <table:table-cell office:value-type="float" office:value="17061" calcext:value-type="float">
            <text:p>17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a votar vostè en les darreres eleccions generals de març de 2004?</text:p>
          </table:table-cell>
          <table:table-cell office:value-type="float" office:value="17062" calcext:value-type="float">
            <text:p>17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¿A quin partit va votar en aquestes eleccions?</text:p>
          </table:table-cell>
          <table:table-cell office:value-type="float" office:value="17063" calcext:value-type="float">
            <text:p>17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i ha moltes maneres d'intentar que les coses millorin a Espanya o, almenys, d'evitar que empitjorin.</text:p>
          </table:table-cell>
          <table:table-cell office:value-type="float" office:value="17064" calcext:value-type="float">
            <text:p>17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n els últims 12 mesos, ha realitzat vostè alguna de les següents activitats?</text:p>
          </table:table-cell>
          <table:table-cell office:value-type="float" office:value="17065" calcext:value-type="float">
            <text:p>17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'ha posat en contacte amb un polític o amb una autoritat o funcionari estatal, autonòmic o local?</text:p>
          </table:table-cell>
          <table:table-cell office:value-type="float" office:value="17066" calcext:value-type="float">
            <text:p>17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Ha col·laborat amb un partit polític o una plataforma d'acció ciutadana?</text:p>
          </table:table-cell>
          <table:table-cell office:value-type="float" office:value="17067" calcext:value-type="float">
            <text:p>17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Ha col·laborat amb alguna altra organització o associació?</text:p>
          </table:table-cell>
          <table:table-cell office:value-type="float" office:value="17068" calcext:value-type="float">
            <text:p>17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Ha dut o mostrat insígnies o enganxines d'alguna campanya?</text:p>
          </table:table-cell>
          <table:table-cell office:value-type="float" office:value="17069" calcext:value-type="float">
            <text:p>17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Ha firmat una petició en una campanya de recollida de signatures?</text:p>
          </table:table-cell>
          <table:table-cell office:value-type="float" office:value="17070" calcext:value-type="float">
            <text:p>17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Ha participat en manifestacions autoritzades?</text:p>
          </table:table-cell>
          <table:table-cell office:value-type="float" office:value="17071" calcext:value-type="float">
            <text:p>17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Ha boicotejat o deixat de comprar certs productes?</text:p>
          </table:table-cell>
          <table:table-cell office:value-type="float" office:value="17072" calcext:value-type="float">
            <text:p>17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Hi ha algun partit al que vostè se senti més proper que a la resta de partits?</text:p>
          </table:table-cell>
          <table:table-cell office:value-type="float" office:value="17073" calcext:value-type="float">
            <text:p>17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¿Quin?</text:p>
          </table:table-cell>
          <table:table-cell office:value-type="float" office:value="17074" calcext:value-type="float">
            <text:p>17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En quina mesura se sent vostè proper a aquest partit?</text:p>
          </table:table-cell>
          <table:table-cell office:value-type="float" office:value="17075" calcext:value-type="float">
            <text:p>17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'hi sent...?</text:p>
          </table:table-cell>
          <table:table-cell office:value-type="float" office:value="17076" calcext:value-type="float">
            <text:p>17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Està afiliat a algun partit polític?</text:p>
          </table:table-cell>
          <table:table-cell office:value-type="float" office:value="17077" calcext:value-type="float">
            <text:p>17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¿Quin?</text:p>
          </table:table-cell>
          <table:table-cell office:value-type="float" office:value="17074" calcext:value-type="float">
            <text:p>17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n política a vegades es parla d'esquerra i de dreta.</text:p>
          </table:table-cell>
          <table:table-cell office:value-type="float" office:value="17078" calcext:value-type="float">
            <text:p>17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tilitzant aquesta targeta, on es col·locaria vostè en aquesta escala?</text:p>
          </table:table-cell>
          <table:table-cell office:value-type="float" office:value="17079" calcext:value-type="float">
            <text:p>17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l 0 vol dir "esquerra" i el 10 "dreta".</text:p>
          </table:table-cell>
          <table:table-cell office:value-type="float" office:value="17080" calcext:value-type="float">
            <text:p>17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anviant de tema, en termes generals, en quina mesura està satisfet amb la seva vida actualment?</text:p>
          </table:table-cell>
          <table:table-cell office:value-type="float" office:value="17081" calcext:value-type="float">
            <text:p>17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i us plau, respongui utilitzant aquesta targeta, on el 0 vol dir que està completament insatisfet i 10 que està completament satisfet.</text:p>
          </table:table-cell>
          <table:table-cell office:value-type="float" office:value="17082" calcext:value-type="float">
            <text:p>17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I, en general, en quina mesura està satisfet amb la situació econòmica actual a Espanya?</text:p>
          </table:table-cell>
          <table:table-cell office:value-type="float" office:value="17083" calcext:value-type="float">
            <text:p>17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Ara pensant en el govern espanyol, en quina mesura està satisfet amb la manera com està fent la seva feina?</text:p>
          </table:table-cell>
          <table:table-cell office:value-type="float" office:value="17084" calcext:value-type="float">
            <text:p>17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Ara, utilitzant aquesta targeta, si us plau com valoraria globalment l'estat actual de l'educació a Espanya?</text:p>
          </table:table-cell>
          <table:table-cell office:value-type="float" office:value="17086" calcext:value-type="float">
            <text:p>17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Utilitzant aquesta mateixa targeta, si us plau com valoraria globalment l'estat actual del sistema sanitari a Espanya?</text:p>
          </table:table-cell>
          <table:table-cell office:value-type="float" office:value="17087" calcext:value-type="float">
            <text:p>17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tilitzant aquesta targeta, digui'm, si us plau, fins a quin punt està d'acord o en desacord amb cadascuna de les següents afirmacions.</text:p>
          </table:table-cell>
          <table:table-cell office:value-type="float" office:value="17088" calcext:value-type="float">
            <text:p>17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l govern hauria de prendre mesures per reduir les diferències en els nivells d'ingressos</text:p>
          </table:table-cell>
          <table:table-cell office:value-type="float" office:value="17089" calcext:value-type="float">
            <text:p>17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Els gais i les lesbianes haurien de tenir llibertat per viure com vulguin</text:p>
          </table:table-cell>
          <table:table-cell office:value-type="float" office:value="17090" calcext:value-type="float">
            <text:p>17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Els partits polítics que volen acabar amb la democracia haurien de ser il·legalitzats</text:p>
          </table:table-cell>
          <table:table-cell office:value-type="float" office:value="17091" calcext:value-type="float">
            <text:p>17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Es pot confiar en que la ciència moderna resolgui els nostres problemas mediambientals</text:p>
          </table:table-cell>
          <table:table-cell office:value-type="float" office:value="17092" calcext:value-type="float">
            <text:p>17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Pensant ara en la Unió Europea, algunes persones diuen que la integració hauria d'anar més lluny.</text:p>
          </table:table-cell>
          <table:table-cell office:value-type="float" office:value="17093" calcext:value-type="float">
            <text:p>17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nes altres diuen que la integració ja ha anat prou lluny.</text:p>
          </table:table-cell>
          <table:table-cell office:value-type="float" office:value="17094" calcext:value-type="float">
            <text:p>17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tilizant aquesta targeta, quin número de l'escala descriu millor la seva opinió al respecte?</text:p>
          </table:table-cell>
          <table:table-cell office:value-type="float" office:value="17095" calcext:value-type="float">
            <text:p>17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ra voldria fer-li algunes preguntes sobre les persones d'altres països que venen a viure a Espanya.</text:p>
          </table:table-cell>
          <table:table-cell office:value-type="float" office:value="17096" calcext:value-type="float">
            <text:p>17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ra, utilitzant aquesta targeta, fins a quin punt creu vostè que Espanya hauria de permetre que persones de la mateixa raça o grup ètnic que la majoria dels espanyols vinguin a viure aquí?</text:p>
          </table:table-cell>
          <table:table-cell office:value-type="float" office:value="17097" calcext:value-type="float">
            <text:p>1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què diria dels que són d'una raça o grup ètnic diferent al de la majoria dels espanyols?</text:p>
          </table:table-cell>
          <table:table-cell office:value-type="float" office:value="17098" calcext:value-type="float">
            <text:p>17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què diria dels que provenen dels països pobres de fora d'Europa?</text:p>
          </table:table-cell>
          <table:table-cell office:value-type="float" office:value="17099" calcext:value-type="float">
            <text:p>17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Vostè diria que, generalment, per a l'economia espanyola, és bo o és dolent que vingui a viure gent d'altres països?</text:p>
          </table:table-cell>
          <table:table-cell office:value-type="float" office:value="17100" calcext:value-type="float">
            <text:p>17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I, utilitzant aquesta targeta, vostè diria que, generalment, la vida cultural espanyola s'empobreix o s'enriqueix amb les persones d'altres països que venen a viure aquí?</text:p>
          </table:table-cell>
          <table:table-cell office:value-type="float" office:value="17101" calcext:value-type="float">
            <text:p>1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L'arribada de persones d'altres països, fa que Espanya sigui un lloc pitjor o millor per viure?</text:p>
          </table:table-cell>
          <table:table-cell office:value-type="float" office:value="17102" calcext:value-type="float">
            <text:p>17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n termes generals, en quina mesura es considera vostè una persona feliç o infeliç?</text:p>
          </table:table-cell>
          <table:table-cell office:value-type="float" office:value="17103" calcext:value-type="float">
            <text:p>17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tilitzant aquesta targeta, digui'm, amb quina freqüència es reuneix en el seu temps lliure amb amics, parents o companys de feina?</text:p>
          </table:table-cell>
          <table:table-cell office:value-type="float" office:value="17104" calcext:value-type="float">
            <text:p>17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é algú amb qui pugui parlar de qüestions íntimes i personals?</text:p>
          </table:table-cell>
          <table:table-cell office:value-type="float" office:value="17105" calcext:value-type="float">
            <text:p>17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parat amb altres persones de la seva edat, amb quina freqüència diria vostè que participa en activitats socials?</text:p>
          </table:table-cell>
          <table:table-cell office:value-type="float" office:value="17106" calcext:value-type="float">
            <text:p>17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n els últims 5 anys, ha estat vostè o algun membre de casa seva víctima d'un robatori o una agressió?</text:p>
          </table:table-cell>
          <table:table-cell office:value-type="float" office:value="17107" calcext:value-type="float">
            <text:p>17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n quina mesura se sent segur caminant sol de nit per aquesta zona?</text:p>
          </table:table-cell>
          <table:table-cell office:value-type="float" office:value="17108" calcext:value-type="float">
            <text:p>17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 sent...?</text:p>
          </table:table-cell>
          <table:table-cell office:value-type="float" office:value="17109" calcext:value-type="float">
            <text:p>17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mb quina freqüència li preocupa que algú pugui entrar a casa seva a robar, si és que això li preocupa?</text:p>
          </table:table-cell>
          <table:table-cell office:value-type="float" office:value="17110" calcext:value-type="float">
            <text:p>17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i us plau, esculli una de les respostes que apareixen en aquesta targeta.</text:p>
          </table:table-cell>
          <table:table-cell office:value-type="float" office:value="17111" calcext:value-type="float">
            <text:p>17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...</text:p>
          </table:table-cell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ostè diria que aquesta preocupació de què algú pugui entrar a casa seva a robar...</text:p>
          </table:table-cell>
          <table:table-cell office:value-type="float" office:value="17112" calcext:value-type="float">
            <text:p>17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Amb quina freqüència li preocupa que pugui ser víctima d'un assalt violent, si és que això li preocupa?</text:p>
          </table:table-cell>
          <table:table-cell office:value-type="float" office:value="17113" calcext:value-type="float">
            <text:p>17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i us plau, esculli la seva resposta d'aquesta tarjeta</text:p>
          </table:table-cell>
          <table:table-cell office:value-type="float" office:value="17114" calcext:value-type="float">
            <text:p>17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ostè diria que aquesta preocupació de ser víctima d'un assalt violent...</text:p>
          </table:table-cell>
          <table:table-cell office:value-type="float" office:value="17115" calcext:value-type="float">
            <text:p>17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Ara m'agradaria fer-li algunes preguntes sobre terrorisme.</text:p>
          </table:table-cell>
          <table:table-cell office:value-type="float" office:value="17116" calcext:value-type="float">
            <text:p>17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reu vostè que un atac terrorista en algun lloc d'Europa en els propers dotze mesos és...</text:p>
          </table:table-cell>
          <table:table-cell office:value-type="float" office:value="17117" calcext:value-type="float">
            <text:p>17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reu vostè que un atac terrorista en algun lloc d'Espanya en els propers dotze mesos és...</text:p>
          </table:table-cell>
          <table:table-cell office:value-type="float" office:value="17118" calcext:value-type="float">
            <text:p>17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Utilitzant aquesta targeta, digui'm si us plau fins a quin punt està vostè d'acord o en desacord amb cadascuna de les afirmacions següents...</text:p>
          </table:table-cell>
          <table:table-cell office:value-type="float" office:value="17119" calcext:value-type="float">
            <text:p>17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i un home fos sospitós de preparar un atac terrorista a Espanya, la policía hauria de tenir la possibilitat legal de mantenir-lo empresonat fins estar convençuda de que no està implicat</text:p>
          </table:table-cell>
          <table:table-cell office:value-type="float" office:value="17120" calcext:value-type="float">
            <text:p>17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Torturar a un detingut en una presó espanyola no està justificat en cap cas, encara que pugui proporcionar informació per prevenir un atac terrorista.</text:p>
          </table:table-cell>
          <table:table-cell office:value-type="float" office:value="17121" calcext:value-type="float">
            <text:p>17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ra anem a parlar de vostè.</text:p>
          </table:table-cell>
          <table:table-cell office:value-type="float" office:value="17122" calcext:value-type="float">
            <text:p>17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Parlant de la seva salut, en general, vostè diria que és...?</text:p>
          </table:table-cell>
          <table:table-cell office:value-type="float" office:value="17123" calcext:value-type="float">
            <text:p>17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Té dificultats per portar a terme les seves activitats quotidianes a causa d'alguna malaltia crònica, incapacitat o problema de salut mental?</text:p>
          </table:table-cell>
          <table:table-cell office:value-type="float" office:value="17124" calcext:value-type="float">
            <text:p>17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s considera vostè d'alguna religió?</text:p>
          </table:table-cell>
          <table:table-cell office:value-type="float" office:value="17125" calcext:value-type="float">
            <text:p>17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e quina?</text:p>
          </table:table-cell>
          <table:table-cell office:value-type="float" office:value="17126" calcext:value-type="float">
            <text:p>17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en algun moment de la seva vida s'ha considerat vostè d'alguna religió?</text:p>
          </table:table-cell>
          <table:table-cell office:value-type="float" office:value="17127" calcext:value-type="float">
            <text:p>17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e quina?</text:p>
          </table:table-cell>
          <table:table-cell office:value-type="float" office:value="17126" calcext:value-type="float">
            <text:p>17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Amb independència de si es considera d'alguna religió, en quina mesura es considera vostè una persona religiosa?</text:p>
          </table:table-cell>
          <table:table-cell office:value-type="float" office:value="17128" calcext:value-type="float">
            <text:p>17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part d'ocasions especials com ara casaments, bateigs I funerals, amb quina freqüència assisteix a cerimònies religioses habitualment?</text:p>
          </table:table-cell>
          <table:table-cell office:value-type="float" office:value="17129" calcext:value-type="float">
            <text:p>17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part de les ocasions en que assisteix a les cerimònies religioses, amb quina freqüència resa?</text:p>
          </table:table-cell>
          <table:table-cell office:value-type="float" office:value="17130" calcext:value-type="float">
            <text:p>17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i us plau, utilitzi la mateixa targeta.</text:p>
          </table:table-cell>
          <table:table-cell office:value-type="float" office:value="17131" calcext:value-type="float">
            <text:p>17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onsidera vostè que pertany a un grup contra el que existeix algun tipus de discriminació en aquest país?</text:p>
          </table:table-cell>
          <table:table-cell office:value-type="float" office:value="17132" calcext:value-type="float">
            <text:p>17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Per quins motius es discrimina al seu grup?</text:p>
          </table:table-cell>
          <table:table-cell office:value-type="float" office:value="17133" calcext:value-type="float">
            <text:p>17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Té vostè la nacionalitat espanyola?</text:p>
          </table:table-cell>
          <table:table-cell office:value-type="float" office:value="17134" calcext:value-type="float">
            <text:p>17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Quina és la seva nacionalitat?</text:p>
          </table:table-cell>
          <table:table-cell office:value-type="float" office:value="17135" calcext:value-type="float">
            <text:p>17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Ha nascut a Espanya?</text:p>
          </table:table-cell>
          <table:table-cell office:value-type="float" office:value="17136" calcext:value-type="float">
            <text:p>17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82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quin país va néixer?</text:p>
          </table:table-cell>
          <table:table-cell office:value-type="float" office:value="17137" calcext:value-type="float">
            <text:p>17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Quant temps fa des que va venir a viure a Espanya?</text:p>
          </table:table-cell>
          <table:table-cell office:value-type="float" office:value="17138" calcext:value-type="float">
            <text:p>17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8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Quines llengües o idiomes parla més sovint a casa seva?</text:p>
          </table:table-cell>
          <table:table-cell office:value-type="float" office:value="17139" calcext:value-type="float">
            <text:p>17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85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Pertany vostè a una minoria ètnica a Espanya?</text:p>
          </table:table-cell>
          <table:table-cell office:value-type="float" office:value="17140" calcext:value-type="float">
            <text:p>17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8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El seu pare va néixer a Espanya?</text:p>
          </table:table-cell>
          <table:table-cell office:value-type="float" office:value="17141" calcext:value-type="float">
            <text:p>17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8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quin país va néixer el seu pare?</text:p>
          </table:table-cell>
          <table:table-cell office:value-type="float" office:value="17142" calcext:value-type="float">
            <text:p>17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8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La seva mare va néixer a Espanya?</text:p>
          </table:table-cell>
          <table:table-cell office:value-type="float" office:value="17143" calcext:value-type="float">
            <text:p>1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8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quin país va néixer la seva mare?</text:p>
          </table:table-cell>
          <table:table-cell office:value-type="float" office:value="17144" calcext:value-type="float">
            <text:p>17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a desenvolupat alguna vegada un treball o pràctica remunerats, de 20 hores o més a la setmana durant almenys 3 mesos?</text:p>
          </table:table-cell>
          <table:table-cell office:value-type="float" office:value="17145" calcext:value-type="float">
            <text:p>17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Quin any va tenir vostè, per primera vegada, una feina d'aquest tipus?</text:p>
          </table:table-cell>
          <table:table-cell office:value-type="float" office:value="17146" calcext:value-type="float">
            <text:p>17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Quin any va deixar per primera vegada la casa dels seus pares durant 2 mesos o més per viure en un altre domicili, si és que ho ha fet alguna vegada?</text:p>
          </table:table-cell>
          <table:table-cell office:value-type="float" office:value="17147" calcext:value-type="float">
            <text:p>17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Ha viscut vostè alguna vegada amb un cònjuge o en parella durant tres mesos o més?</text:p>
          </table:table-cell>
          <table:table-cell office:value-type="float" office:value="17148" calcext:value-type="float">
            <text:p>17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Quin any va viure vostè per primera vegada amb un cònjuge o en parella durant tres mesos o més?</text:p>
          </table:table-cell>
          <table:table-cell office:value-type="float" office:value="17149" calcext:value-type="float">
            <text:p>17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OTS</text:p>
          </table:table-cell>
          <table:table-cell office:value-type="float" office:value="17150" calcext:value-type="float">
            <text:p>17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¿Està vostè casat, o ho ha estat alguna vegada?</text:p>
          </table:table-cell>
          <table:table-cell office:value-type="float" office:value="17151" calcext:value-type="float">
            <text:p>17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¿Quin any es va casar vostè per primera vegada?</text:p>
          </table:table-cell>
          <table:table-cell office:value-type="float" office:value="17152" calcext:value-type="float">
            <text:p>17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¿Ha tingut vostè algun fill/a propi/a?</text:p>
          </table:table-cell>
          <table:table-cell office:value-type="float" office:value="17153" calcext:value-type="float">
            <text:p>17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Quants fills ha tingut?</text:p>
          </table:table-cell>
          <table:table-cell office:value-type="float" office:value="17154" calcext:value-type="float">
            <text:p>17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Quin any va néixer els seu primer fill/a?</text:p>
          </table:table-cell>
          <table:table-cell office:value-type="float" office:value="17155" calcext:value-type="float">
            <text:p>17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Quin any va néixer el seu fill més petit?</text:p>
          </table:table-cell>
          <table:table-cell office:value-type="float" office:value="17156" calcext:value-type="float">
            <text:p>1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ER SI L'ENTREVISTADOR HA CODIFICAT D11a = 1 (EL FILL VA NÉIXER EL 1990 O ABANS)</text:p>
          </table:table-cell>
          <table:table-cell office:value-type="float" office:value="17157" calcext:value-type="float">
            <text:p>17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Quants néts/es té, si és que en té algun?</text:p>
          </table:table-cell>
          <table:table-cell office:value-type="float" office:value="17158" calcext:value-type="float">
            <text:p>17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Quin any va néixer el seu primer net/a?</text:p>
          </table:table-cell>
          <table:table-cell office:value-type="float" office:value="17159" calcext:value-type="float">
            <text:p>17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¿Té vostè algun besnét/a?</text:p>
          </table:table-cell>
          <table:table-cell office:value-type="float" office:value="17160" calcext:value-type="float">
            <text:p>17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Quin mes va néixer vostè?</text:p>
          </table:table-cell>
          <table:table-cell office:value-type="float" office:value="17161" calcext:value-type="float">
            <text:p>17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5</text:p>
          </table:table-cell>
          <table:table-cell office:value-type="string" calcext:value-type="string">
            <text:p>D17a</text:p>
          </table:table-cell>
          <table:table-cell office:value-type="string" calcext:value-type="string">
            <text:p>Ara li llegiré algunes preguntes sobre les dones, mentre que a altres persones a les que farem aquesta enquesta els preguntarem sobre els homes.</text:p>
          </table:table-cell>
          <table:table-cell office:value-type="float" office:value="17162" calcext:value-type="float">
            <text:p>17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5</text:p>
          </table:table-cell>
          <table:table-cell office:value-type="string" calcext:value-type="string">
            <text:p>D17a</text:p>
          </table:table-cell>
          <table:table-cell office:value-type="string" calcext:value-type="string">
            <text:p>La gent té diferents punts de vista sobre l'edat a la que les noies arriben a ser dones adultes, de mitjana edat, o de la tercera edat.</text:p>
          </table:table-cell>
          <table:table-cell office:value-type="float" office:value="17163" calcext:value-type="float">
            <text:p>17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5</text:p>
          </table:table-cell>
          <table:table-cell office:value-type="string" calcext:value-type="string">
            <text:p>D17a</text:p>
          </table:table-cell>
          <table:table-cell office:value-type="string" calcext:value-type="string">
            <text:p>quina edat, aproximadament, diria vostè que les noies es converteixen en dones adultes?</text:p>
          </table:table-cell>
          <table:table-cell office:value-type="float" office:value="17164" calcext:value-type="float">
            <text:p>17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6</text:p>
          </table:table-cell>
          <table:table-cell office:value-type="string" calcext:value-type="string">
            <text:p>D18a</text:p>
          </table:table-cell>
          <table:table-cell office:value-type="string" calcext:value-type="string">
            <text:p>I, a quina edat, aproximadament, diria vostè que les dones passen a ser persones de mitjana edat?</text:p>
          </table:table-cell>
          <table:table-cell office:value-type="float" office:value="17165" calcext:value-type="float">
            <text:p>17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7</text:p>
          </table:table-cell>
          <table:table-cell office:value-type="string" calcext:value-type="string">
            <text:p>D19a</text:p>
          </table:table-cell>
          <table:table-cell office:value-type="string" calcext:value-type="string">
            <text:p>I, a quina edat, aproximadament, diria vostè que les dones arriben a la tercera edat?</text:p>
          </table:table-cell>
          <table:table-cell office:value-type="float" office:value="17166" calcext:value-type="float">
            <text:p>17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8</text:p>
          </table:table-cell>
          <table:table-cell office:value-type="string" calcext:value-type="string">
            <text:p>D20a</text:p>
          </table:table-cell>
          <table:table-cell office:value-type="string" calcext:value-type="string">
            <text:p>Ara li llegiré algunes preguntes sobre quan es considera que una dona és adulta.</text:p>
          </table:table-cell>
          <table:table-cell office:value-type="float" office:value="17167" calcext:value-type="float">
            <text:p>17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8</text:p>
          </table:table-cell>
          <table:table-cell office:value-type="string" calcext:value-type="string">
            <text:p>D20a</text:p>
          </table:table-cell>
          <table:table-cell office:value-type="string" calcext:value-type="string">
            <text:p>¿Fins a quin punt és important que una dona hagi deixat la llar paterna per ser considerada adulta?</text:p>
          </table:table-cell>
          <table:table-cell office:value-type="float" office:value="17168" calcext:value-type="float">
            <text:p>17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09</text:p>
          </table:table-cell>
          <table:table-cell office:value-type="string" calcext:value-type="string">
            <text:p>D21a</text:p>
          </table:table-cell>
          <table:table-cell office:value-type="string" calcext:value-type="string">
            <text:p>¿Fins a quin punt és important que una dona tingui un treball a temps complet per ser considerada adulta?</text:p>
          </table:table-cell>
          <table:table-cell office:value-type="float" office:value="17169" calcext:value-type="float">
            <text:p>17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0</text:p>
          </table:table-cell>
          <table:table-cell office:value-type="string" calcext:value-type="string">
            <text:p>D22a</text:p>
          </table:table-cell>
          <table:table-cell office:value-type="string" calcext:value-type="string">
            <text:p>Fins a quin punt és important que una dona hagi viscut amb un cònjuge o en parella per ser considerada adulta?</text:p>
          </table:table-cell>
          <table:table-cell office:value-type="float" office:value="17170" calcext:value-type="float">
            <text:p>17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1</text:p>
          </table:table-cell>
          <table:table-cell office:value-type="string" calcext:value-type="string">
            <text:p>D23a</text:p>
          </table:table-cell>
          <table:table-cell office:value-type="string" calcext:value-type="string">
            <text:p>¿Fins a quin punt és important que una dona hagi estat mare per ser considerada adulta?</text:p>
          </table:table-cell>
          <table:table-cell office:value-type="float" office:value="17171" calcext:value-type="float">
            <text:p>17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2</text:p>
          </table:table-cell>
          <table:table-cell office:value-type="string" calcext:value-type="string">
            <text:p>D24a</text:p>
          </table:table-cell>
          <table:table-cell office:value-type="string" calcext:value-type="string">
            <text:p>ara li llegiré algunes preguntes sobre el moment en el que es considera que una dona és de la tercera edat.</text:p>
          </table:table-cell>
          <table:table-cell office:value-type="float" office:value="17172" calcext:value-type="float">
            <text:p>17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2</text:p>
          </table:table-cell>
          <table:table-cell office:value-type="string" calcext:value-type="string">
            <text:p>D24a</text:p>
          </table:table-cell>
          <table:table-cell office:value-type="string" calcext:value-type="string">
            <text:p>Fins a quin punt és important que una dona estigui físicament delicada per ser considerada de la tercera edat?</text:p>
          </table:table-cell>
          <table:table-cell office:value-type="float" office:value="17173" calcext:value-type="float">
            <text:p>17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3</text:p>
          </table:table-cell>
          <table:table-cell office:value-type="string" calcext:value-type="string">
            <text:p>D25a</text:p>
          </table:table-cell>
          <table:table-cell office:value-type="string" calcext:value-type="string">
            <text:p>¿Fins a quin punt és important que una dona sigui àvia per ser considerada de la tercera edat?</text:p>
          </table:table-cell>
          <table:table-cell office:value-type="float" office:value="17174" calcext:value-type="float">
            <text:p>17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4</text:p>
          </table:table-cell>
          <table:table-cell office:value-type="string" calcext:value-type="string">
            <text:p>D26a</text:p>
          </table:table-cell>
          <table:table-cell office:value-type="string" calcext:value-type="string">
            <text:p>¿Fins a quin punt és important que una dona necessiti que algú la cuidi per ser considerada de la tercera edat?</text:p>
          </table:table-cell>
          <table:table-cell office:value-type="float" office:value="17175" calcext:value-type="float">
            <text:p>17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5</text:p>
          </table:table-cell>
          <table:table-cell office:value-type="string" calcext:value-type="string">
            <text:p>D27a</text:p>
          </table:table-cell>
          <table:table-cell office:value-type="string" calcext:value-type="string">
            <text:p>Ara li faré un seguit de preguntes sobre l'edat ideal per a que les dones facin certes coses, després sobre quan són massa joves i, finalment, sobre quan són massa grans per fer certes coses.</text:p>
          </table:table-cell>
          <table:table-cell office:value-type="float" office:value="17176" calcext:value-type="float">
            <text:p>17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5</text:p>
          </table:table-cell>
          <table:table-cell office:value-type="string" calcext:value-type="string">
            <text:p>D27a</text:p>
          </table:table-cell>
          <table:table-cell office:value-type="string" calcext:value-type="string">
            <text:p>En cada cas doni'm si us plau una edat aproximada.</text:p>
          </table:table-cell>
          <table:table-cell office:value-type="float" office:value="17177" calcext:value-type="float">
            <text:p>1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5</text:p>
          </table:table-cell>
          <table:table-cell office:value-type="string" calcext:value-type="string">
            <text:p>D27a</text:p>
          </table:table-cell>
          <table:table-cell office:value-type="string" calcext:value-type="string">
            <text:p>Segons la seva opinió, quina és l'edat ideal per a que una noia comenci a viure en parella sense estar casada?</text:p>
          </table:table-cell>
          <table:table-cell office:value-type="float" office:value="17178" calcext:value-type="float">
            <text:p>17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5</text:p>
          </table:table-cell>
          <table:table-cell office:value-type="string" calcext:value-type="string">
            <text:p>D27a</text:p>
          </table:table-cell>
          <table:table-cell office:value-type="string" calcext:value-type="string">
            <text:p>Si l'entrevistat respon ‘No hi ha una edat ideal' accepti la resposta i NO insisteixi</text:p>
          </table:table-cell>
          <table:table-cell office:value-type="float" office:value="17179" calcext:value-type="float">
            <text:p>17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5</text:p>
          </table:table-cell>
          <table:table-cell office:value-type="string" calcext:value-type="string">
            <text:p>D27a</text:p>
          </table:table-cell>
          <table:table-cell office:value-type="string" calcext:value-type="string">
            <text:p>Si l'entrevistat dóna un rang d'edat, preguntar per l'edat específica dins del rang</text:p>
          </table:table-cell>
          <table:table-cell office:value-type="float" office:value="17180" calcext:value-type="float">
            <text:p>17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5</text:p>
          </table:table-cell>
          <table:table-cell office:value-type="string" calcext:value-type="string">
            <text:p>D27a</text:p>
          </table:table-cell>
          <table:table-cell office:value-type="string" calcext:value-type="string">
            <text:p>Si l'entrevistat no pot donar una resposta específica, codificar com No sap</text:p>
          </table:table-cell>
          <table:table-cell office:value-type="float" office:value="17181" calcext:value-type="float">
            <text:p>17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6</text:p>
          </table:table-cell>
          <table:table-cell office:value-type="string" calcext:value-type="string">
            <text:p>D28a</text:p>
          </table:table-cell>
          <table:table-cell office:value-type="string" calcext:value-type="string">
            <text:p>Segons la seva opinió, quina és l'edat ideal per a que una noia o una dona es casi i comenci a viure amb el seu marit?</text:p>
          </table:table-cell>
          <table:table-cell office:value-type="float" office:value="17182" calcext:value-type="float">
            <text:p>17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7</text:p>
          </table:table-cell>
          <table:table-cell office:value-type="string" calcext:value-type="string">
            <text:p>D29a</text:p>
          </table:table-cell>
          <table:table-cell office:value-type="string" calcext:value-type="string">
            <text:p>Segons la seva opinió, quina és l'edat ideal per a que una noia o una dona sigui mare?</text:p>
          </table:table-cell>
          <table:table-cell office:value-type="float" office:value="17183" calcext:value-type="float">
            <text:p>17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8</text:p>
          </table:table-cell>
          <table:table-cell office:value-type="string" calcext:value-type="string">
            <text:p>D30a</text:p>
          </table:table-cell>
          <table:table-cell office:value-type="string" calcext:value-type="string">
            <text:p>Segons la seva opinió, quina és l'edat ideal per a que una dona deixi de treballar definitivament?</text:p>
          </table:table-cell>
          <table:table-cell office:value-type="float" office:value="17184" calcext:value-type="float">
            <text:p>17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9</text:p>
          </table:table-cell>
          <table:table-cell office:value-type="string" calcext:value-type="string">
            <text:p>D31a</text:p>
          </table:table-cell>
          <table:table-cell office:value-type="string" calcext:value-type="string">
            <text:p>vegades es pensa que la gent és massa jove per fer determinades coses...</text:p>
          </table:table-cell>
          <table:table-cell office:value-type="float" office:value="17185" calcext:value-type="float">
            <text:p>17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19</text:p>
          </table:table-cell>
          <table:table-cell office:value-type="string" calcext:value-type="string">
            <text:p>D31a</text:p>
          </table:table-cell>
          <table:table-cell office:value-type="string" calcext:value-type="string">
            <text:p>En general, fins a quina edat diria vostè que una noia és massa jove per deixar l'educació a temps complet?</text:p>
          </table:table-cell>
          <table:table-cell office:value-type="float" office:value="17186" calcext:value-type="float">
            <text:p>17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0</text:p>
          </table:table-cell>
          <table:table-cell office:value-type="string" calcext:value-type="string">
            <text:p>D32a</text:p>
          </table:table-cell>
          <table:table-cell office:value-type="string" calcext:value-type="string">
            <text:p><text:s/>En general, fins a quina edat diria vostè que una dona és massa jove per tenir relacions sexuals?</text:p>
          </table:table-cell>
          <table:table-cell office:value-type="float" office:value="17187" calcext:value-type="float">
            <text:p>17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1</text:p>
          </table:table-cell>
          <table:table-cell office:value-type="string" calcext:value-type="string">
            <text:p>D33a</text:p>
          </table:table-cell>
          <table:table-cell office:value-type="string" calcext:value-type="string">
            <text:p>I, en general, fins a quina edat diria vostè que una dona és massa jove per a començar a viure en parella sense estar casada?</text:p>
          </table:table-cell>
          <table:table-cell office:value-type="float" office:value="17188" calcext:value-type="float">
            <text:p>17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2</text:p>
          </table:table-cell>
          <table:table-cell office:value-type="string" calcext:value-type="string">
            <text:p>D34a</text:p>
          </table:table-cell>
          <table:table-cell office:value-type="string" calcext:value-type="string">
            <text:p>En general, fins a quina edat diria vostè que una dona és massa jove per casar-se i començar a viure amb el seu marit?</text:p>
          </table:table-cell>
          <table:table-cell office:value-type="float" office:value="17189" calcext:value-type="float">
            <text:p>17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3</text:p>
          </table:table-cell>
          <table:table-cell office:value-type="string" calcext:value-type="string">
            <text:p>D35a</text:p>
          </table:table-cell>
          <table:table-cell office:value-type="string" calcext:value-type="string">
            <text:p>En general, fins a quina edat diria vostè que una dona és massa jove per ser mare?</text:p>
          </table:table-cell>
          <table:table-cell office:value-type="float" office:value="17190" calcext:value-type="float">
            <text:p>17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4</text:p>
          </table:table-cell>
          <table:table-cell office:value-type="string" calcext:value-type="string">
            <text:p>D36a</text:p>
          </table:table-cell>
          <table:table-cell office:value-type="string" calcext:value-type="string">
            <text:p>I, en general, fins a quina edat diria vostè que una dona és massa jove per deixar de treballar definitivament?</text:p>
          </table:table-cell>
          <table:table-cell office:value-type="float" office:value="17191" calcext:value-type="float">
            <text:p>17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5</text:p>
          </table:table-cell>
          <table:table-cell office:value-type="string" calcext:value-type="string">
            <text:p>D37a</text:p>
          </table:table-cell>
          <table:table-cell office:value-type="string" calcext:value-type="string">
            <text:p>De la mateixa manera que a vegades es pensa que la gent és massa jove per fer certes coses, per a d'altres es pensa que és massa gran.</text:p>
          </table:table-cell>
          <table:table-cell office:value-type="float" office:value="17192" calcext:value-type="float">
            <text:p>17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5</text:p>
          </table:table-cell>
          <table:table-cell office:value-type="string" calcext:value-type="string">
            <text:p>D37a</text:p>
          </table:table-cell>
          <table:table-cell office:value-type="string" calcext:value-type="string">
            <text:p>¿En general, a partir de quina edat diria vostè que una dona és massa gran per seguir vivint amb els seus pares?</text:p>
          </table:table-cell>
          <table:table-cell office:value-type="float" office:value="17193" calcext:value-type="float">
            <text:p>17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6</text:p>
          </table:table-cell>
          <table:table-cell office:value-type="string" calcext:value-type="string">
            <text:p>D38a</text:p>
          </table:table-cell>
          <table:table-cell office:value-type="string" calcext:value-type="string">
            <text:p>I, en general, a partir de quina edat diria vostè que una dona és massa gran per pensar en tenir més fills?</text:p>
          </table:table-cell>
          <table:table-cell office:value-type="float" office:value="17194" calcext:value-type="float">
            <text:p>17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7</text:p>
          </table:table-cell>
          <table:table-cell office:value-type="string" calcext:value-type="string">
            <text:p>D39a</text:p>
          </table:table-cell>
          <table:table-cell office:value-type="string" calcext:value-type="string">
            <text:p>I, de nou en termes generals, a partir de quina edat diria vostè que una dona és massa gran per treballar 20 hores o més a la setmana?</text:p>
          </table:table-cell>
          <table:table-cell office:value-type="float" office:value="17195" calcext:value-type="float">
            <text:p>17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8</text:p>
          </table:table-cell>
          <table:table-cell office:value-type="string" calcext:value-type="string">
            <text:p>D40a</text:p>
          </table:table-cell>
          <table:table-cell office:value-type="string" calcext:value-type="string">
            <text:p>Utilitzant aquesta targeta, què li sembla que una dona...?</text:p>
          </table:table-cell>
          <table:table-cell office:value-type="float" office:value="17196" calcext:value-type="float">
            <text:p>17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8</text:p>
          </table:table-cell>
          <table:table-cell office:value-type="string" calcext:value-type="string">
            <text:p>D40a</text:p>
          </table:table-cell>
          <table:table-cell office:value-type="string" calcext:value-type="string">
            <text:p>... decideixi no tenir fills?</text:p>
          </table:table-cell>
          <table:table-cell office:value-type="float" office:value="17197" calcext:value-type="float">
            <text:p>17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29</text:p>
          </table:table-cell>
          <table:table-cell office:value-type="string" calcext:value-type="string">
            <text:p>D41a</text:p>
          </table:table-cell>
          <table:table-cell office:value-type="string" calcext:value-type="string">
            <text:p>... visqui en parella sense estar casada?</text:p>
          </table:table-cell>
          <table:table-cell office:value-type="float" office:value="17198" calcext:value-type="float">
            <text:p>17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0</text:p>
          </table:table-cell>
          <table:table-cell office:value-type="string" calcext:value-type="string">
            <text:p>D42a</text:p>
          </table:table-cell>
          <table:table-cell office:value-type="string" calcext:value-type="string">
            <text:p>... tingui un fill amb la parella amb qui viu sense estar casada?</text:p>
          </table:table-cell>
          <table:table-cell office:value-type="float" office:value="17199" calcext:value-type="float">
            <text:p>17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1</text:p>
          </table:table-cell>
          <table:table-cell office:value-type="string" calcext:value-type="string">
            <text:p>D43a</text:p>
          </table:table-cell>
          <table:table-cell office:value-type="string" calcext:value-type="string">
            <text:p>... tingui un treball a tempscomplet tenint fills menors de 3 anys?</text:p>
          </table:table-cell>
          <table:table-cell office:value-type="float" office:value="17200" calcext:value-type="float">
            <text:p>17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2</text:p>
          </table:table-cell>
          <table:table-cell office:value-type="string" calcext:value-type="string">
            <text:p>D44a</text:p>
          </table:table-cell>
          <table:table-cell office:value-type="string" calcext:value-type="string">
            <text:p>... es divorciï tenint fills menors de 12 anys?</text:p>
          </table:table-cell>
          <table:table-cell office:value-type="float" office:value="17201" calcext:value-type="float">
            <text:p>17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3</text:p>
          </table:table-cell>
          <table:table-cell office:value-type="string" calcext:value-type="string">
            <text:p>D45a</text:p>
          </table:table-cell>
          <table:table-cell office:value-type="string" calcext:value-type="string">
            <text:p>Al marge del que vostè pensi, com creu que reaccionaria la majoria de la gent si una dona a la que coneixen bé fes alguna coses de les següents?</text:p>
          </table:table-cell>
          <table:table-cell office:value-type="float" office:value="17202" calcext:value-type="float">
            <text:p>17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3</text:p>
          </table:table-cell>
          <table:table-cell office:value-type="string" calcext:value-type="string">
            <text:p>D45a</text:p>
          </table:table-cell>
          <table:table-cell office:value-type="string" calcext:value-type="string">
            <text:p>Si us plau, triï la seva resposta d'aquesta TARGETA.</text:p>
          </table:table-cell>
          <table:table-cell office:value-type="float" office:value="17203" calcext:value-type="float">
            <text:p>17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3</text:p>
          </table:table-cell>
          <table:table-cell office:value-type="string" calcext:value-type="string">
            <text:p>D45a</text:p>
          </table:table-cell>
          <table:table-cell office:value-type="string" calcext:value-type="string">
            <text:p>¿Com creu que reaccionarien si ella...</text:p>
          </table:table-cell>
          <table:table-cell office:value-type="float" office:value="17204" calcext:value-type="float">
            <text:p>17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3</text:p>
          </table:table-cell>
          <table:table-cell office:value-type="string" calcext:value-type="string">
            <text:p>D45a</text:p>
          </table:table-cell>
          <table:table-cell office:value-type="string" calcext:value-type="string">
            <text:p>... fos mare abans dels 18?</text:p>
          </table:table-cell>
          <table:table-cell office:value-type="float" office:value="17205" calcext:value-type="float">
            <text:p>17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4</text:p>
          </table:table-cell>
          <table:table-cell office:value-type="string" calcext:value-type="string">
            <text:p>D46a</text:p>
          </table:table-cell>
          <table:table-cell office:value-type="string" calcext:value-type="string">
            <text:p>... continués treballant després dels 70?</text:p>
          </table:table-cell>
          <table:table-cell office:value-type="float" office:value="17206" calcext:value-type="float">
            <text:p>17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5</text:p>
          </table:table-cell>
          <table:table-cell office:value-type="string" calcext:value-type="string">
            <text:p>D47a</text:p>
          </table:table-cell>
          <table:table-cell office:value-type="string" calcext:value-type="string">
            <text:p><text:s/>... decidís no tenir fills?</text:p>
          </table:table-cell>
          <table:table-cell office:value-type="float" office:value="17207" calcext:value-type="float">
            <text:p>17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6</text:p>
          </table:table-cell>
          <table:table-cell office:value-type="string" calcext:value-type="string">
            <text:p>D48a</text:p>
          </table:table-cell>
          <table:table-cell office:value-type="string" calcext:value-type="string">
            <text:p>... visqués en parella sense estar casada?</text:p>
          </table:table-cell>
          <table:table-cell office:value-type="float" office:value="17208" calcext:value-type="float">
            <text:p>17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7</text:p>
          </table:table-cell>
          <table:table-cell office:value-type="string" calcext:value-type="string">
            <text:p>D49a</text:p>
          </table:table-cell>
          <table:table-cell office:value-type="string" calcext:value-type="string">
            <text:p>... tingués un fill amb la parella amb qui viu sense estar casada?</text:p>
          </table:table-cell>
          <table:table-cell office:value-type="float" office:value="17209" calcext:value-type="float">
            <text:p>1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8</text:p>
          </table:table-cell>
          <table:table-cell office:value-type="string" calcext:value-type="string">
            <text:p>D50a</text:p>
          </table:table-cell>
          <table:table-cell office:value-type="string" calcext:value-type="string">
            <text:p>... tingués un treball a temps complet tenint fills menors de 3 anys?</text:p>
          </table:table-cell>
          <table:table-cell office:value-type="float" office:value="17210" calcext:value-type="float">
            <text:p>17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39</text:p>
          </table:table-cell>
          <table:table-cell office:value-type="string" calcext:value-type="string">
            <text:p>D51a</text:p>
          </table:table-cell>
          <table:table-cell office:value-type="string" calcext:value-type="string">
            <text:p>... es divorciés tenint fills menors de 12 anys?</text:p>
          </table:table-cell>
          <table:table-cell office:value-type="float" office:value="17211" calcext:value-type="float">
            <text:p>17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0</text:p>
          </table:table-cell>
          <table:table-cell office:value-type="string" calcext:value-type="string">
            <text:p>D17b</text:p>
          </table:table-cell>
          <table:table-cell office:value-type="string" calcext:value-type="string">
            <text:p>Ara li llegiré algunes preguntes sobre els homes, mentre que a altres persones a les que farem aquesta enquesta els preguntarem sobre les dones.</text:p>
          </table:table-cell>
          <table:table-cell office:value-type="float" office:value="17212" calcext:value-type="float">
            <text:p>17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0</text:p>
          </table:table-cell>
          <table:table-cell office:value-type="string" calcext:value-type="string">
            <text:p>D17b</text:p>
          </table:table-cell>
          <table:table-cell office:value-type="string" calcext:value-type="string">
            <text:p>La gent té diferents punts de vista sobre l'edat a la que els nois arriben a ser homes adults, de mitjana edat o de la tercera edat.</text:p>
          </table:table-cell>
          <table:table-cell office:value-type="float" office:value="17213" calcext:value-type="float">
            <text:p>17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0</text:p>
          </table:table-cell>
          <table:table-cell office:value-type="string" calcext:value-type="string">
            <text:p>D17b</text:p>
          </table:table-cell>
          <table:table-cell office:value-type="string" calcext:value-type="string">
            <text:p>quina edat, aproximadament, diria vostè que els nois es converteixen en homes adults?</text:p>
          </table:table-cell>
          <table:table-cell office:value-type="float" office:value="17214" calcext:value-type="float">
            <text:p>17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1</text:p>
          </table:table-cell>
          <table:table-cell office:value-type="string" calcext:value-type="string">
            <text:p>D18b</text:p>
          </table:table-cell>
          <table:table-cell office:value-type="string" calcext:value-type="string">
            <text:p><text:s/>I, a quina edat, aproximadament, diria vostè que els homes passen a ser persones de mitjana edat?</text:p>
          </table:table-cell>
          <table:table-cell office:value-type="float" office:value="17215" calcext:value-type="float">
            <text:p>17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2</text:p>
          </table:table-cell>
          <table:table-cell office:value-type="string" calcext:value-type="string">
            <text:p>D19b</text:p>
          </table:table-cell>
          <table:table-cell office:value-type="string" calcext:value-type="string">
            <text:p><text:s/>I, a quina edat, aproximadament, diria vostè que els homes arriben a la tercera edat?</text:p>
          </table:table-cell>
          <table:table-cell office:value-type="float" office:value="17216" calcext:value-type="float">
            <text:p>17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3</text:p>
          </table:table-cell>
          <table:table-cell office:value-type="string" calcext:value-type="string">
            <text:p>D20b</text:p>
          </table:table-cell>
          <table:table-cell office:value-type="string" calcext:value-type="string">
            <text:p>Ara li llegiré algunes preguntes sobre quan es considera que un home és adult.</text:p>
          </table:table-cell>
          <table:table-cell office:value-type="float" office:value="17217" calcext:value-type="float">
            <text:p>17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3</text:p>
          </table:table-cell>
          <table:table-cell office:value-type="string" calcext:value-type="string">
            <text:p>D20b</text:p>
          </table:table-cell>
          <table:table-cell office:value-type="string" calcext:value-type="string">
            <text:p>Fins a quin punt és important que un home hagi deixat la llar paterna per ser considerat adult?</text:p>
          </table:table-cell>
          <table:table-cell office:value-type="float" office:value="17218" calcext:value-type="float">
            <text:p>17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4</text:p>
          </table:table-cell>
          <table:table-cell office:value-type="string" calcext:value-type="string">
            <text:p>D21b</text:p>
          </table:table-cell>
          <table:table-cell office:value-type="string" calcext:value-type="string">
            <text:p>¿Fins a quin punt és important que un home tingui un treball a temps complet per ser considerat adult?</text:p>
          </table:table-cell>
          <table:table-cell office:value-type="float" office:value="17219" calcext:value-type="float">
            <text:p>17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5</text:p>
          </table:table-cell>
          <table:table-cell office:value-type="string" calcext:value-type="string">
            <text:p>D22b</text:p>
          </table:table-cell>
          <table:table-cell office:value-type="string" calcext:value-type="string">
            <text:p>¿Fins a quin punt és important que un home hagi viscut amb un cònjuge o en parella per ser considerat adult?</text:p>
          </table:table-cell>
          <table:table-cell office:value-type="float" office:value="17220" calcext:value-type="float">
            <text:p>17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6</text:p>
          </table:table-cell>
          <table:table-cell office:value-type="string" calcext:value-type="string">
            <text:p>D23b</text:p>
          </table:table-cell>
          <table:table-cell office:value-type="string" calcext:value-type="string">
            <text:p>¿Fins a quin punt és important que un home hagi estat pare per ser considerat adult?</text:p>
          </table:table-cell>
          <table:table-cell office:value-type="float" office:value="17221" calcext:value-type="float">
            <text:p>17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7</text:p>
          </table:table-cell>
          <table:table-cell office:value-type="string" calcext:value-type="string">
            <text:p>D24b</text:p>
          </table:table-cell>
          <table:table-cell office:value-type="string" calcext:value-type="string">
            <text:p>ara li llegiré algunes preguntes sobre el moment en el que es considera que un home és de la tercera edat.</text:p>
          </table:table-cell>
          <table:table-cell office:value-type="float" office:value="17222" calcext:value-type="float">
            <text:p>17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7</text:p>
          </table:table-cell>
          <table:table-cell office:value-type="string" calcext:value-type="string">
            <text:p>D24b</text:p>
          </table:table-cell>
          <table:table-cell office:value-type="string" calcext:value-type="string">
            <text:p>¿Fins a quin punt és important que un home estigui físicament delicat per ser considerat de la tercera edat?</text:p>
          </table:table-cell>
          <table:table-cell office:value-type="float" office:value="17223" calcext:value-type="float">
            <text:p>17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8</text:p>
          </table:table-cell>
          <table:table-cell office:value-type="string" calcext:value-type="string">
            <text:p>D25b</text:p>
          </table:table-cell>
          <table:table-cell office:value-type="string" calcext:value-type="string">
            <text:p>¿Fins a quin punt és important que un home sigui avi per ser considerat de la tercera edat?</text:p>
          </table:table-cell>
          <table:table-cell office:value-type="float" office:value="17224" calcext:value-type="float">
            <text:p>17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49</text:p>
          </table:table-cell>
          <table:table-cell office:value-type="string" calcext:value-type="string">
            <text:p>D26b</text:p>
          </table:table-cell>
          <table:table-cell office:value-type="string" calcext:value-type="string">
            <text:p>¿Fins a quin punt és important que un home necessiti que algú el cuidi per ser considerat de la tercera edat?</text:p>
          </table:table-cell>
          <table:table-cell office:value-type="float" office:value="17225" calcext:value-type="float">
            <text:p>17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0</text:p>
          </table:table-cell>
          <table:table-cell office:value-type="string" calcext:value-type="string">
            <text:p>D27b</text:p>
          </table:table-cell>
          <table:table-cell office:value-type="string" calcext:value-type="string">
            <text:p>Ara li faré un seguit de preguntes sobre l'edat ideal per a que els homes facin certes coses, després sobre quan són massa joves i, finalment, sobre quan són massa grans per fer certes coses.</text:p>
          </table:table-cell>
          <table:table-cell office:value-type="float" office:value="17226" calcext:value-type="float">
            <text:p>17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0</text:p>
          </table:table-cell>
          <table:table-cell office:value-type="string" calcext:value-type="string">
            <text:p>D27b</text:p>
          </table:table-cell>
          <table:table-cell office:value-type="string" calcext:value-type="string">
            <text:p>En cada cas doni'm si us plau una edat aproximada.</text:p>
          </table:table-cell>
          <table:table-cell office:value-type="float" office:value="17177" calcext:value-type="float">
            <text:p>1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0</text:p>
          </table:table-cell>
          <table:table-cell office:value-type="string" calcext:value-type="string">
            <text:p>D27b</text:p>
          </table:table-cell>
          <table:table-cell office:value-type="string" calcext:value-type="string">
            <text:p>Segons la seva opinió, quina és l'edat ideal per a que un noi comenci a viure en parella sense estar casat?</text:p>
          </table:table-cell>
          <table:table-cell office:value-type="float" office:value="17227" calcext:value-type="float">
            <text:p>17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1</text:p>
          </table:table-cell>
          <table:table-cell office:value-type="string" calcext:value-type="string">
            <text:p>D28b</text:p>
          </table:table-cell>
          <table:table-cell office:value-type="string" calcext:value-type="string">
            <text:p><text:s/>Segons la seva opinió, quina és l'edat ideal per a que un noi o un home es casi i comenci a viure amb la seva esposa?</text:p>
          </table:table-cell>
          <table:table-cell office:value-type="float" office:value="17228" calcext:value-type="float">
            <text:p>17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2</text:p>
          </table:table-cell>
          <table:table-cell office:value-type="string" calcext:value-type="string">
            <text:p>D29b</text:p>
          </table:table-cell>
          <table:table-cell office:value-type="string" calcext:value-type="string">
            <text:p><text:s/>Segons la seva opinió, quina és l'edat ideal per a que un noi o un home sigui pare?</text:p>
          </table:table-cell>
          <table:table-cell office:value-type="float" office:value="17229" calcext:value-type="float">
            <text:p>17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3</text:p>
          </table:table-cell>
          <table:table-cell office:value-type="string" calcext:value-type="string">
            <text:p>D30b</text:p>
          </table:table-cell>
          <table:table-cell office:value-type="string" calcext:value-type="string">
            <text:p><text:s/>Segons la seva opinió, quina és l'edat ideal per a que un home deixi de treballar definitivament?</text:p>
          </table:table-cell>
          <table:table-cell office:value-type="float" office:value="17230" calcext:value-type="float">
            <text:p>17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4</text:p>
          </table:table-cell>
          <table:table-cell office:value-type="string" calcext:value-type="string">
            <text:p>D31b</text:p>
          </table:table-cell>
          <table:table-cell office:value-type="string" calcext:value-type="string">
            <text:p>vegades es pensa que la gent és massa jove per fer determinades coses...</text:p>
          </table:table-cell>
          <table:table-cell office:value-type="float" office:value="17185" calcext:value-type="float">
            <text:p>17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4</text:p>
          </table:table-cell>
          <table:table-cell office:value-type="string" calcext:value-type="string">
            <text:p>D31b</text:p>
          </table:table-cell>
          <table:table-cell office:value-type="string" calcext:value-type="string">
            <text:p>En general, fins a quina edat diria vostè que un noi és massa jove per deixar l'educació a temps complet?</text:p>
          </table:table-cell>
          <table:table-cell office:value-type="float" office:value="17231" calcext:value-type="float">
            <text:p>17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5</text:p>
          </table:table-cell>
          <table:table-cell office:value-type="string" calcext:value-type="string">
            <text:p>D32b</text:p>
          </table:table-cell>
          <table:table-cell office:value-type="string" calcext:value-type="string">
            <text:p>En general, fins a quina edat diria vostè que un home és massa jove per tenir relacions sexuals?</text:p>
          </table:table-cell>
          <table:table-cell office:value-type="float" office:value="17232" calcext:value-type="float">
            <text:p>17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6</text:p>
          </table:table-cell>
          <table:table-cell office:value-type="string" calcext:value-type="string">
            <text:p>D33b</text:p>
          </table:table-cell>
          <table:table-cell office:value-type="string" calcext:value-type="string">
            <text:p><text:s/>I, en general, fins a quina edat diria vostè que un home és massa jove per a començar a viure en parella sense estar casat?</text:p>
          </table:table-cell>
          <table:table-cell office:value-type="float" office:value="17233" calcext:value-type="float">
            <text:p>17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7</text:p>
          </table:table-cell>
          <table:table-cell office:value-type="string" calcext:value-type="string">
            <text:p>D34b</text:p>
          </table:table-cell>
          <table:table-cell office:value-type="string" calcext:value-type="string">
            <text:p>En general, fins a quina edat diria vostè que un home és massa jove per casar-se i començar a viure amb la seva esposa?</text:p>
          </table:table-cell>
          <table:table-cell office:value-type="float" office:value="17234" calcext:value-type="float">
            <text:p>17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8</text:p>
          </table:table-cell>
          <table:table-cell office:value-type="string" calcext:value-type="string">
            <text:p>D35b</text:p>
          </table:table-cell>
          <table:table-cell office:value-type="string" calcext:value-type="string">
            <text:p><text:s/>En general, fins a quina edat diria vostè que un home és massa jove per ser pare?</text:p>
          </table:table-cell>
          <table:table-cell office:value-type="float" office:value="17235" calcext:value-type="float">
            <text:p>17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59</text:p>
          </table:table-cell>
          <table:table-cell office:value-type="string" calcext:value-type="string">
            <text:p>D36b</text:p>
          </table:table-cell>
          <table:table-cell office:value-type="string" calcext:value-type="string">
            <text:p>I, en general, fins a quina edat diria vostè que un home és massa jove per deixar de treballar definitivament?</text:p>
          </table:table-cell>
          <table:table-cell office:value-type="float" office:value="17236" calcext:value-type="float">
            <text:p>17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0</text:p>
          </table:table-cell>
          <table:table-cell office:value-type="string" calcext:value-type="string">
            <text:p>D37b</text:p>
          </table:table-cell>
          <table:table-cell office:value-type="string" calcext:value-type="string">
            <text:p>De la mateixa manera que a vegades es pensa que la gent és massa jove per fer certes coses, per a d'altres es pensa que és massa gran.</text:p>
          </table:table-cell>
          <table:table-cell office:value-type="float" office:value="17192" calcext:value-type="float">
            <text:p>17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0</text:p>
          </table:table-cell>
          <table:table-cell office:value-type="string" calcext:value-type="string">
            <text:p>D37b</text:p>
          </table:table-cell>
          <table:table-cell office:value-type="string" calcext:value-type="string">
            <text:p>En general, a partir de quina edat diria vostè que un HOME és massa gran per seguir vivint amb els seus pares?</text:p>
          </table:table-cell>
          <table:table-cell office:value-type="float" office:value="17237" calcext:value-type="float">
            <text:p>17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1</text:p>
          </table:table-cell>
          <table:table-cell office:value-type="string" calcext:value-type="string">
            <text:p>D38b</text:p>
          </table:table-cell>
          <table:table-cell office:value-type="string" calcext:value-type="string">
            <text:p>I, en general, a partir de quina edat diria vostè que un home és massa gran per pensar en tenir més fills?</text:p>
          </table:table-cell>
          <table:table-cell office:value-type="float" office:value="17238" calcext:value-type="float">
            <text:p>17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2</text:p>
          </table:table-cell>
          <table:table-cell office:value-type="string" calcext:value-type="string">
            <text:p>D39b</text:p>
          </table:table-cell>
          <table:table-cell office:value-type="string" calcext:value-type="string">
            <text:p>I, de nou en termes generals, a partir de quina edat diria vostè que un home és massa gran per treballar 20 hores o més a la setmana?</text:p>
          </table:table-cell>
          <table:table-cell office:value-type="float" office:value="17239" calcext:value-type="float">
            <text:p>17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3</text:p>
          </table:table-cell>
          <table:table-cell office:value-type="string" calcext:value-type="string">
            <text:p>D40b</text:p>
          </table:table-cell>
          <table:table-cell office:value-type="string" calcext:value-type="string">
            <text:p>Utilitzant aquesta targeta, què li sembla que un home...?</text:p>
          </table:table-cell>
          <table:table-cell office:value-type="float" office:value="17240" calcext:value-type="float">
            <text:p>17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3</text:p>
          </table:table-cell>
          <table:table-cell office:value-type="string" calcext:value-type="string">
            <text:p>D40b</text:p>
          </table:table-cell>
          <table:table-cell office:value-type="string" calcext:value-type="string">
            <text:p>... decideixi no tenir fills?</text:p>
          </table:table-cell>
          <table:table-cell office:value-type="float" office:value="17197" calcext:value-type="float">
            <text:p>17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4</text:p>
          </table:table-cell>
          <table:table-cell office:value-type="string" calcext:value-type="string">
            <text:p>D41b</text:p>
          </table:table-cell>
          <table:table-cell office:value-type="string" calcext:value-type="string">
            <text:p>... visqui en parella sense estar casat?</text:p>
          </table:table-cell>
          <table:table-cell office:value-type="float" office:value="17241" calcext:value-type="float">
            <text:p>17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5</text:p>
          </table:table-cell>
          <table:table-cell office:value-type="string" calcext:value-type="string">
            <text:p>D42b</text:p>
          </table:table-cell>
          <table:table-cell office:value-type="string" calcext:value-type="string">
            <text:p>... tingui un fill amb la parella amb qui viu sense estar casat?</text:p>
          </table:table-cell>
          <table:table-cell office:value-type="float" office:value="17242" calcext:value-type="float">
            <text:p>17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6</text:p>
          </table:table-cell>
          <table:table-cell office:value-type="string" calcext:value-type="string">
            <text:p>D43b</text:p>
          </table:table-cell>
          <table:table-cell office:value-type="string" calcext:value-type="string">
            <text:p>... tingui un treball a temps complet tenint fills menors de 3 anys?</text:p>
          </table:table-cell>
          <table:table-cell office:value-type="float" office:value="17243" calcext:value-type="float">
            <text:p>17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7</text:p>
          </table:table-cell>
          <table:table-cell office:value-type="string" calcext:value-type="string">
            <text:p>D44b</text:p>
          </table:table-cell>
          <table:table-cell office:value-type="string" calcext:value-type="string">
            <text:p><text:s/>... es divorciï tenint fills menors de 12 anys?</text:p>
          </table:table-cell>
          <table:table-cell office:value-type="float" office:value="17244" calcext:value-type="float">
            <text:p>17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8</text:p>
          </table:table-cell>
          <table:table-cell office:value-type="string" calcext:value-type="string">
            <text:p>D45b</text:p>
          </table:table-cell>
          <table:table-cell office:value-type="string" calcext:value-type="string">
            <text:p>Al marge del que vostè pensi, com creu que reaccionaria la majoria de la gent si un home a la que coneixen bé fes alguna de les coses següents.</text:p>
          </table:table-cell>
          <table:table-cell office:value-type="float" office:value="17245" calcext:value-type="float">
            <text:p>17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8</text:p>
          </table:table-cell>
          <table:table-cell office:value-type="string" calcext:value-type="string">
            <text:p>D45b</text:p>
          </table:table-cell>
          <table:table-cell office:value-type="string" calcext:value-type="string">
            <text:p><text:s/>Si us plau, triï la seva resposta d'aquesta TARGETA.</text:p>
          </table:table-cell>
          <table:table-cell office:value-type="float" office:value="17246" calcext:value-type="float">
            <text:p>17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8</text:p>
          </table:table-cell>
          <table:table-cell office:value-type="string" calcext:value-type="string">
            <text:p>D45b</text:p>
          </table:table-cell>
          <table:table-cell office:value-type="string" calcext:value-type="string">
            <text:p>¿Com creu que reaccionaria si ell...</text:p>
          </table:table-cell>
          <table:table-cell office:value-type="float" office:value="17247" calcext:value-type="float">
            <text:p>17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8</text:p>
          </table:table-cell>
          <table:table-cell office:value-type="string" calcext:value-type="string">
            <text:p>D45b</text:p>
          </table:table-cell>
          <table:table-cell office:value-type="string" calcext:value-type="string">
            <text:p>... fos pare abans del 18?</text:p>
          </table:table-cell>
          <table:table-cell office:value-type="float" office:value="17248" calcext:value-type="float">
            <text:p>17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69</text:p>
          </table:table-cell>
          <table:table-cell office:value-type="string" calcext:value-type="string">
            <text:p>D46b</text:p>
          </table:table-cell>
          <table:table-cell office:value-type="string" calcext:value-type="string">
            <text:p>... continués treballant després dels 70?</text:p>
          </table:table-cell>
          <table:table-cell office:value-type="float" office:value="17206" calcext:value-type="float">
            <text:p>17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70</text:p>
          </table:table-cell>
          <table:table-cell office:value-type="string" calcext:value-type="string">
            <text:p>D47b</text:p>
          </table:table-cell>
          <table:table-cell office:value-type="string" calcext:value-type="string">
            <text:p>... decidís no tenir fills?</text:p>
          </table:table-cell>
          <table:table-cell office:value-type="float" office:value="17249" calcext:value-type="float">
            <text:p>17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71</text:p>
          </table:table-cell>
          <table:table-cell office:value-type="string" calcext:value-type="string">
            <text:p>D48b</text:p>
          </table:table-cell>
          <table:table-cell office:value-type="string" calcext:value-type="string">
            <text:p>... visqués en parella sense estar casat?</text:p>
          </table:table-cell>
          <table:table-cell office:value-type="float" office:value="17250" calcext:value-type="float">
            <text:p>17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72</text:p>
          </table:table-cell>
          <table:table-cell office:value-type="string" calcext:value-type="string">
            <text:p>D49b</text:p>
          </table:table-cell>
          <table:table-cell office:value-type="string" calcext:value-type="string">
            <text:p>... tingués un fill amb la parella amb qui viu sense estar casat?</text:p>
          </table:table-cell>
          <table:table-cell office:value-type="float" office:value="17251" calcext:value-type="float">
            <text:p>17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73</text:p>
          </table:table-cell>
          <table:table-cell office:value-type="string" calcext:value-type="string">
            <text:p>D50b</text:p>
          </table:table-cell>
          <table:table-cell office:value-type="string" calcext:value-type="string">
            <text:p>... tingués un treball a temps complet tenint fills menors de 3 anys?</text:p>
          </table:table-cell>
          <table:table-cell office:value-type="float" office:value="17210" calcext:value-type="float">
            <text:p>17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74</text:p>
          </table:table-cell>
          <table:table-cell office:value-type="string" calcext:value-type="string">
            <text:p>D51b</text:p>
          </table:table-cell>
          <table:table-cell office:value-type="string" calcext:value-type="string">
            <text:p>... es divorciés tenint fills menors de 12 anys?</text:p>
          </table:table-cell>
          <table:table-cell office:value-type="float" office:value="17211" calcext:value-type="float">
            <text:p>17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7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En general, intenta planificar el seu futur al màxim o es limita a viure el dia a dia.</text:p>
          </table:table-cell>
          <table:table-cell office:value-type="float" office:value="17252" calcext:value-type="float">
            <text:p>17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7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Si us plau, expressi la seva opinió utilitzant una escala de 0 a 10 en la què 0 significa "Intento planificar el meu futur al màxim" i 10 "Em limito a viure el dia a dia".</text:p>
          </table:table-cell>
          <table:table-cell office:value-type="float" office:value="17253" calcext:value-type="float">
            <text:p>17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7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Ara m'agradaria preguntar-li sobre com veu vostè la jubilació.</text:p>
          </table:table-cell>
          <table:table-cell office:value-type="float" office:value="17254" calcext:value-type="float">
            <text:p>17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7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En quina mesura li preocupa que, quan vostè sigui gran, els seus ingressos no siguin suficients per cobrir les seves necessitats durant els últims anys de la seva vida?</text:p>
          </table:table-cell>
          <table:table-cell office:value-type="float" office:value="17255" calcext:value-type="float">
            <text:p>17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7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Si us plau, expressi la seva opinió utlitzant una escala de 0 a 10 en la que 0 significa "No em preocupa en absolut" i 10 "Em preocupa molt"17256</text:p>
            <text:p>"ESS_R03_2006_CAT_ES_17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Ara, trïant la seva resposta d'aquesta TARGETA, si us plau, dígui'm qui creu vostè que hauria de ser el principal responsable de proporcionar a la gent un adequat nivell de vida en la seva vellesa.</text:p>
          </table:table-cell>
          <table:table-cell office:value-type="float" office:value="17257" calcext:value-type="float">
            <text:p>17257</text:p>
          </table:table-cell>
        </table:table-row>
        <table:table-row table:style-name="ro1">
          <table:table-cell office:value-type="string" calcext:value-type="string">
            <text:p>ESS_R03_2006_CAT_ES_17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Si us plau, expressi la seva opinió utlitzant una escala de 0 a 10 en la que 0 significa "és sobretot una responsabilitat de cadascú" i 10 significa "és sobretot una responsabilitat del govern"17258</text:p>
            <text:p>"ESS_R03_2006_CAT_ES_17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Si us plau, pensi en totes les formes d'estalvi tals com comptes bancàries, inversions, plans de pensions privats i d'empresa, així com en propietats immobiliàries.</text:p>
          </table:table-cell>
          <table:table-cell office:value-type="float" office:value="17259" calcext:value-type="float">
            <text:p>17259</text:p>
          </table:table-cell>
        </table:table-row>
        <table:table-row table:style-name="ro1">
          <table:table-cell office:value-type="string" calcext:value-type="string">
            <text:p>ESS_R03_2006_CAT_ES_17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En l'actualitat, està vostè estalviant o ha estalviat en el passat amb l'objectiu de viure comfortablement en la seva vellesa?</text:p>
          </table:table-cell>
          <table:table-cell office:value-type="float" office:value="17260" calcext:value-type="float">
            <text:p>17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urant els darrers 12 mesos, amb quina freqüència ha col·laborat amb organitzacions de voluntaris o amb fins caritatius?</text:p>
          </table:table-cell>
          <table:table-cell office:value-type="float" office:value="17261" calcext:value-type="float">
            <text:p>17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mb quina freqüència en els darrers 12 mesos ha ajudat a altres persones?</text:p>
          </table:table-cell>
          <table:table-cell office:value-type="float" office:value="17262" calcext:value-type="float">
            <text:p>17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o tingui en compte l'ajuda que hagi pogut prestar a familiars, a la feina, o en organitzacions voluntàries.</text:p>
          </table:table-cell>
          <table:table-cell office:value-type="float" office:value="17263" calcext:value-type="float">
            <text:p>17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TARGETA 32 I, en els darrers 12 mesos, amb quina freqü.ncia ha col·laborat o ha assistit a activitats organitzades en el seu barri o poble?</text:p>
          </table:table-cell>
          <table:table-cell office:value-type="float" office:value="17264" calcext:value-type="float">
            <text:p>17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ra algunes preguntes sobre com se sent vostè.</text:p>
          </table:table-cell>
          <table:table-cell office:value-type="float" office:value="17265" calcext:value-type="float">
            <text:p>17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i us plau, utilitzi aquesta targeta i digui'm si està vostè d'acord o en desacord amb les afirmacions següents.</text:p>
          </table:table-cell>
          <table:table-cell office:value-type="float" office:value="17266" calcext:value-type="float">
            <text:p>17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LEGIR UNA A UNA I ANOTAR CODI EN LA TAULA.</text:p>
          </table:table-cell>
          <table:table-cell office:value-type="float" office:value="17267" calcext:value-type="float">
            <text:p>17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óc sempre optimista respecte el meu futur</text:p>
          </table:table-cell>
          <table:table-cell office:value-type="float" office:value="17268" calcext:value-type="float">
            <text:p>17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n general, em sento bé amb mi mateix.</text:p>
          </table:table-cell>
          <table:table-cell office:value-type="float" office:value="17269" calcext:value-type="float">
            <text:p>17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Algunes vegades em sento com si fos un fracassat/da.</text:p>
          </table:table-cell>
          <table:table-cell office:value-type="float" office:value="17270" calcext:value-type="float">
            <text:p>17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n conjunt, la meva vida s'acosta bastant a com m'agradaria que fos</text:p>
          </table:table-cell>
          <table:table-cell office:value-type="float" office:value="17271" calcext:value-type="float">
            <text:p>17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ontinuació li llegiré un llistat de sentiments o comportaments que potser hagi tingut durant la darrera setmana.</text:p>
          </table:table-cell>
          <table:table-cell office:value-type="float" office:value="17272" calcext:value-type="float">
            <text:p>17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i us plau, utilitzi aquesta targeta i digui'm amb quina freqüència, durant la darrera setmana...</text:p>
          </table:table-cell>
          <table:table-cell office:value-type="float" office:value="17273" calcext:value-type="float">
            <text:p>1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... s'ha sentit deprimit?</text:p>
          </table:table-cell>
          <table:table-cell office:value-type="float" office:value="17274" calcext:value-type="float">
            <text:p>17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... ha tingut la sensació de què li costava molt fer qualsevol cosa?</text:p>
          </table:table-cell>
          <table:table-cell office:value-type="float" office:value="17275" calcext:value-type="float">
            <text:p>17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8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... ha dormit inquiet/a?</text:p>
          </table:table-cell>
          <table:table-cell office:value-type="float" office:value="17276" calcext:value-type="float">
            <text:p>17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... s'ha sentit feliç?</text:p>
          </table:table-cell>
          <table:table-cell office:value-type="float" office:value="17277" calcext:value-type="float">
            <text:p>17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... s'ha sentit sol/a?</text:p>
          </table:table-cell>
          <table:table-cell office:value-type="float" office:value="17278" calcext:value-type="float">
            <text:p>17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 ha tingut la sensació de disfrutar</text:p>
          </table:table-cell>
          <table:table-cell office:value-type="float" office:value="17279" calcext:value-type="float">
            <text:p>17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de la vida?</text:p>
          </table:table-cell>
          <table:table-cell office:value-type="float" office:value="17280" calcext:value-type="float">
            <text:p>17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 s'ha sentit trist?</text:p>
          </table:table-cell>
          <table:table-cell office:value-type="float" office:value="17281" calcext:value-type="float">
            <text:p>17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 s'ha sentit sense ànims?</text:p>
          </table:table-cell>
          <table:table-cell office:value-type="float" office:value="17282" calcext:value-type="float">
            <text:p>17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5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I, digui'm, amb quina freqüència durant la darrera setmana...</text:p>
          </table:table-cell>
          <table:table-cell office:value-type="float" office:value="17283" calcext:value-type="float">
            <text:p>17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5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 s'ha sentit ple d'energia?</text:p>
          </table:table-cell>
          <table:table-cell office:value-type="float" office:value="17284" calcext:value-type="float">
            <text:p>17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6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... ha sentit ansietat?</text:p>
          </table:table-cell>
          <table:table-cell office:value-type="float" office:value="17285" calcext:value-type="float">
            <text:p>17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7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... s'ha sentit cansat/da?</text:p>
          </table:table-cell>
          <table:table-cell office:value-type="float" office:value="17286" calcext:value-type="float">
            <text:p>17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... s'ha sentit absorbit/da pel que estava fent?</text:p>
          </table:table-cell>
          <table:table-cell office:value-type="float" office:value="17287" calcext:value-type="float">
            <text:p>17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199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... s'ha sentit tranquil/a i relaxat/da?</text:p>
          </table:table-cell>
          <table:table-cell office:value-type="float" office:value="17288" calcext:value-type="float">
            <text:p>17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0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... s'ha sentit avorrit/da?</text:p>
          </table:table-cell>
          <table:table-cell office:value-type="float" office:value="17289" calcext:value-type="float">
            <text:p>17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1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... s'ha sentit realment descansat/da al llevar-se al matí?</text:p>
          </table:table-cell>
          <table:table-cell office:value-type="float" office:value="17290" calcext:value-type="float">
            <text:p>17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Ara, utilitzi aquesta targeta i digui'm en quina mesura està vostè d'acord o en desacord amb cadascuna d'aquestes afirmacions..</text:p>
          </table:table-cell>
          <table:table-cell office:value-type="float" office:value="17291" calcext:value-type="float">
            <text:p>17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LLEGIR UNA A UNA I APUNTAR CODI EN LA TAULA.</text:p>
          </table:table-cell>
          <table:table-cell office:value-type="float" office:value="17292" calcext:value-type="float">
            <text:p>17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Tinc la sensació de poder decidir amb llibertat com viure la meva vida.</text:p>
          </table:table-cell>
          <table:table-cell office:value-type="float" office:value="17293" calcext:value-type="float">
            <text:p>17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3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n la meva vida diària, poques vegades tinc temps per fer les coses que realment m'agraden.</text:p>
          </table:table-cell>
          <table:table-cell office:value-type="float" office:value="17294" calcext:value-type="float">
            <text:p>17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4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n la meva vida diària, tinc poques oportunitats de demostrar allò del que sóc capaç.</text:p>
          </table:table-cell>
          <table:table-cell office:value-type="float" office:value="17295" calcext:value-type="float">
            <text:p>17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M'encanta aprendre coses noves.</text:p>
          </table:table-cell>
          <table:table-cell office:value-type="float" office:value="17296" calcext:value-type="float">
            <text:p>1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6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La major part dels dies sento que he aconseguit el que m'havia proposat.</text:p>
          </table:table-cell>
          <table:table-cell office:value-type="float" office:value="17297" calcext:value-type="float">
            <text:p>17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7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M'agrada fer plans de futur.</text:p>
          </table:table-cell>
          <table:table-cell office:value-type="float" office:value="17298" calcext:value-type="float">
            <text:p>17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Quan les coses van malament en la meva vida, generalment em porta molt de temps encarrilar-la.</text:p>
          </table:table-cell>
          <table:table-cell office:value-type="float" office:value="17299" calcext:value-type="float">
            <text:p>17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09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l tipus de vida que porto em suposa molta activitat física.</text:p>
          </table:table-cell>
          <table:table-cell office:value-type="float" office:value="17300" calcext:value-type="float">
            <text:p>17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¿En quina mesura se sent vostè satisfet/a amb com li ha anat la vida fins ara?</text:p>
          </table:table-cell>
          <table:table-cell office:value-type="float" office:value="17301" calcext:value-type="float">
            <text:p>17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i us plau, utilitzi aquesta targeta en la que 0 significa "completament insatisfet" i 10 "completament satisfet".</text:p>
          </table:table-cell>
          <table:table-cell office:value-type="float" office:value="17302" calcext:value-type="float">
            <text:p>17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1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I, en quina mesura se sent vostè satisfet/a amb el seu nivell de vida actual?</text:p>
          </table:table-cell>
          <table:table-cell office:value-type="float" office:value="17303" calcext:value-type="float">
            <text:p>17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2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Utilitzant aquesta targeta en la que 0 significa "en cap moment" i 6 "tot el temps", si us plau, digui'm, quina part del temps que passa amb la seva família més propera li resulta...</text:p>
          </table:table-cell>
          <table:table-cell office:value-type="float" office:value="17304" calcext:value-type="float">
            <text:p>17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2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...agradable?</text:p>
          </table:table-cell>
          <table:table-cell office:value-type="float" office:value="4213" calcext:value-type="float">
            <text:p>4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3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stressant?</text:p>
          </table:table-cell>
          <table:table-cell office:value-type="float" office:value="17305" calcext:value-type="float">
            <text:p>17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4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Utilitzant aquesta targeta en la que 0 significa "mai" i 6"molt sovint", digui'm, ¿en quina mesura...</text:p>
          </table:table-cell>
          <table:table-cell office:value-type="float" office:value="17306" calcext:value-type="float">
            <text:p>17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4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... té ocasió d'aprendre coses noves?</text:p>
          </table:table-cell>
          <table:table-cell office:value-type="float" office:value="17307" calcext:value-type="float">
            <text:p>17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5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... té la sensació de què en el seu barri o poble la gent s'ajuda mútuament?</text:p>
          </table:table-cell>
          <table:table-cell office:value-type="float" office:value="17308" calcext:value-type="float">
            <text:p>17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6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.. sent que la gent el tracta amb respecte?</text:p>
          </table:table-cell>
          <table:table-cell office:value-type="float" office:value="17309" calcext:value-type="float">
            <text:p>17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7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... sent que la gent el tracta injustament?</text:p>
          </table:table-cell>
          <table:table-cell office:value-type="float" office:value="17310" calcext:value-type="float">
            <text:p>17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8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... sent que obté el reconeixement que es mereix pel que fa?</text:p>
          </table:table-cell>
          <table:table-cell office:value-type="float" office:value="17311" calcext:value-type="float">
            <text:p>17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Si us plau, utilitzant aquesta targeta, digui'm en quina mesura està vostè d'acord o en desacord amb les afirmacions següents.</text:p>
          </table:table-cell>
          <table:table-cell office:value-type="float" office:value="17312" calcext:value-type="float">
            <text:p>17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1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Generalment penso que el que faig en la vida es profitós i útil pels altres.</text:p>
          </table:table-cell>
          <table:table-cell office:value-type="float" office:value="17313" calcext:value-type="float">
            <text:p>1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0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Quan ajudo algú espero que després aquella persona m'ajudi a mi.</text:p>
          </table:table-cell>
          <table:table-cell office:value-type="float" office:value="17314" calcext:value-type="float">
            <text:p>17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1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Tal i com estan les coses em resulta difícil sentir-me esperançat/da sobre el futur del món.</text:p>
          </table:table-cell>
          <table:table-cell office:value-type="float" office:value="17315" calcext:value-type="float">
            <text:p>17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2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Hi ha persones en la meva vida que realment es preocupen per mi.</text:p>
          </table:table-cell>
          <table:table-cell office:value-type="float" office:value="17316" calcext:value-type="float">
            <text:p>17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3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La vida de la majoria dels espanyols està empitjorant enlloc de millorar</text:p>
          </table:table-cell>
          <table:table-cell office:value-type="float" office:value="17317" calcext:value-type="float">
            <text:p>17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4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Em sento proper/a a la gent del meu barri o poble.</text:p>
          </table:table-cell>
          <table:table-cell office:value-type="float" office:value="17318" calcext:value-type="float">
            <text:p>17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¿Alguna vegada se sent frustrat per haver dedicat massa temps a veure la televisió?</text:p>
          </table:table-cell>
          <table:table-cell office:value-type="float" office:value="17319" calcext:value-type="float">
            <text:p>17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6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m permet verificar les dades?</text:p>
          </table:table-cell>
          <table:table-cell office:value-type="float" office:value="17320" calcext:value-type="float">
            <text:p>17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6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Té en aquests moments algun treball remunerat?</text:p>
          </table:table-cell>
          <table:table-cell office:value-type="float" office:value="17321" calcext:value-type="float">
            <text:p>17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7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n conjunt, utilitzant aquesta targeta en la què 0 significa "completament insatisfet" i 10 "completament satisfet", en quina mesura està vostè satisfet amb el seu treball</text:p>
          </table:table-cell>
          <table:table-cell office:value-type="float" office:value="17322" calcext:value-type="float">
            <text:p>17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7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actual?</text:p>
          </table:table-cell>
          <table:table-cell office:value-type="float" office:value="17323" calcext:value-type="float">
            <text:p>17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8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¿En quina mesura està vostè satisfet amb el temps que dedica al seu treball en relació amb el temps que dedica a altres aspectes de la seva vida?</text:p>
          </table:table-cell>
          <table:table-cell office:value-type="float" office:value="17324" calcext:value-type="float">
            <text:p>1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9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¿Quina part del temps que dedica al seu treball li resulta...</text:p>
          </table:table-cell>
          <table:table-cell office:value-type="float" office:value="17325" calcext:value-type="float">
            <text:p>17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29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... interesante?</text:p>
          </table:table-cell>
          <table:table-cell office:value-type="float" office:value="4230" calcext:value-type="float">
            <text:p>4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0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estressant?</text:p>
          </table:table-cell>
          <table:table-cell office:value-type="float" office:value="17305" calcext:value-type="float">
            <text:p>17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1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¿En quina mesura creu vostè que és probable que es quedi sense feina en els propers 12 mesos?</text:p>
          </table:table-cell>
          <table:table-cell office:value-type="float" office:value="17326" calcext:value-type="float">
            <text:p>17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2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En quina mesura està vostè d'acord o en desacord amb l'afirmació següent?</text:p>
          </table:table-cell>
          <table:table-cell office:value-type="float" office:value="17327" calcext:value-type="float">
            <text:p>17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2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Tenint en compte el meu esforç i els resultats del meu treball, considero que em paguen de forma adequada.</text:p>
          </table:table-cell>
          <table:table-cell office:value-type="float" office:value="17328" calcext:value-type="float">
            <text:p>17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3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Utilitzant aquesta targeta en la què 0 significa "gens important" i 6 "molt important", és important per a vostè la diferència entre els seus ingressos i els d'altres persones?</text:p>
          </table:table-cell>
          <table:table-cell office:value-type="float" office:value="17329" calcext:value-type="float">
            <text:p>17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¿Amb qui és més probable que compari vostè els seus ingressos?</text:p>
          </table:table-cell>
          <table:table-cell office:value-type="float" office:value="17330" calcext:value-type="float">
            <text:p>17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Si us plau, triï un dels grups que apareixen en aquesta targeta.</text:p>
          </table:table-cell>
          <table:table-cell office:value-type="float" office:value="17331" calcext:value-type="float">
            <text:p>17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ANOTAR NOMÉS UN CODI</text:p>
          </table:table-cell>
          <table:table-cell office:value-type="float" office:value="17332" calcext:value-type="float">
            <text:p>17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òs vostè, quantes persones, adults i nens, viuen habitualment en aquesta casa?</text:p>
          </table:table-cell>
          <table:table-cell office:value-type="float" office:value="17333" calcext:value-type="float">
            <text:p>17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Quin any va néixer?</text:p>
          </table:table-cell>
          <table:table-cell office:value-type="float" office:value="17334" calcext:value-type="float">
            <text:p>17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tilitzant aquesta targeta, quina relació té aquesta persona amb vostè?</text:p>
          </table:table-cell>
          <table:table-cell office:value-type="float" office:value="17335" calcext:value-type="float">
            <text:p>17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39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Quina d'aquestes frases que apareixen en aquesta targeta descriu millor el lloc on vostè viu?</text:p>
          </table:table-cell>
          <table:table-cell office:value-type="float" office:value="17336" calcext:value-type="float">
            <text:p>17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Quin és el nivell d'estudis més alt que ha assolit?</text:p>
          </table:table-cell>
          <table:table-cell office:value-type="float" office:value="17337" calcext:value-type="float">
            <text:p>17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1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ensi en els estudis de major nivell que hagi finalitzat.</text:p>
          </table:table-cell>
          <table:table-cell office:value-type="float" office:value="17338" calcext:value-type="float">
            <text:p>17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1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n quina de les següents disciplines els ubicaria?</text:p>
          </table:table-cell>
          <table:table-cell office:value-type="float" office:value="17339" calcext:value-type="float">
            <text:p>17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proximadament, durant quants anys o cursos complets ha estudiat vostè, sigui a temps parcial o complet?</text:p>
          </table:table-cell>
          <table:table-cell office:value-type="float" office:value="17340" calcext:value-type="float">
            <text:p>17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Indiqui'm els anys o cursos complets sumant com mig any aquells en què hagi estat estudiant a temps parcial, és a dir, mentre treballava.</text:p>
          </table:table-cell>
          <table:table-cell office:value-type="float" office:value="17341" calcext:value-type="float">
            <text:p>17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Si us plau, indiqui-ho en anys escolars complets i no s'oblidi d'incloure els anys d'ensenyament obligatori.</text:p>
          </table:table-cell>
          <table:table-cell office:value-type="float" office:value="17342" calcext:value-type="float">
            <text:p>17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3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tilitzant aquesta targeta, em podria dir en quines d'aquestes situacions s'ha trobat vostè en els darrers set dies?</text:p>
          </table:table-cell>
          <table:table-cell office:value-type="float" office:value="17343" calcext:value-type="float">
            <text:p>17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4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quina d'aquestes descriu millor la seva situació en els darrers set dies?</text:p>
          </table:table-cell>
          <table:table-cell office:value-type="float" office:value="17344" calcext:value-type="float">
            <text:p>1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4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Si us plau, elegeixi només una d'aquestes.</text:p>
          </table:table-cell>
          <table:table-cell office:value-type="float" office:value="17345" calcext:value-type="float">
            <text:p>17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5</text:p>
          </table:table-cell>
          <table:table-cell office:value-type="string" calcext:value-type="string">
            <text:p>F8e</text:p>
          </table:table-cell>
          <table:table-cell office:value-type="string" calcext:value-type="string">
            <text:p>¿Quin any es va jubilar/li van donar la invalidesa permanent?</text:p>
          </table:table-cell>
          <table:table-cell office:value-type="float" office:value="17346" calcext:value-type="float">
            <text:p>17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6</text:p>
          </table:table-cell>
          <table:table-cell office:value-type="string" calcext:value-type="string">
            <text:p>F8f</text:p>
          </table:table-cell>
          <table:table-cell office:value-type="string" calcext:value-type="string">
            <text:p>Si us plau, utilitzi aquesta targeta en la que 0 significa "no em preocupa en absolut" i 10 "em preocupa molt" i digui'm, en quina mesura li preocupa –si és que li preocupa- no poder jubilar-se a l'edat que li agradaria?</text:p>
          </table:table-cell>
          <table:table-cell office:value-type="float" office:value="17347" calcext:value-type="float">
            <text:p>17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m permet verificar les dades?</text:p>
          </table:table-cell>
          <table:table-cell office:value-type="float" office:value="17320" calcext:value-type="float">
            <text:p>17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a realitzat algun treball remunerat (d'una hora o més) en als darrers 7 dies?</text:p>
          </table:table-cell>
          <table:table-cell office:value-type="float" office:value="17348" calcext:value-type="float">
            <text:p>17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 tingut en algun moment un treball remunerat?</text:p>
          </table:table-cell>
          <table:table-cell office:value-type="float" office:value="17349" calcext:value-type="float">
            <text:p>17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4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Quin any va tenir el seu últim treball remunerat?</text:p>
          </table:table-cell>
          <table:table-cell office:value-type="float" office:value="17350" calcext:value-type="float">
            <text:p>17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En la seva feina principal, vostè és ...?</text:p>
          </table:table-cell>
          <table:table-cell office:value-type="float" office:value="17351" calcext:value-type="float">
            <text:p>17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Quants empleats té vostè?</text:p>
          </table:table-cell>
          <table:table-cell office:value-type="float" office:value="17352" calcext:value-type="float">
            <text:p>17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Té un contracte laboral...?</text:p>
          </table:table-cell>
          <table:table-cell office:value-type="float" office:value="17353" calcext:value-type="float">
            <text:p>17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oent vostè, quants empleats hi ha habitualment al seu lloc de treball?</text:p>
          </table:table-cell>
          <table:table-cell office:value-type="float" office:value="17354" calcext:value-type="float">
            <text:p>17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n la seva feina principal, és vostè responsable de supervisar el treball d'altres empleats?</text:p>
          </table:table-cell>
          <table:table-cell office:value-type="float" office:value="17355" calcext:value-type="float">
            <text:p>17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Quants empleats estan al seu càrrec?</text:p>
          </table:table-cell>
          <table:table-cell office:value-type="float" office:value="17356" calcext:value-type="float">
            <text:p>17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continuació li llegiré un llistat d'activitats relacionades amb la seva vida laboral.</text:p>
          </table:table-cell>
          <table:table-cell office:value-type="float" office:value="17357" calcext:value-type="float">
            <text:p>17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tilitzant aquesta targeta, digui'm, si us plau, fins a quin punt la direcció o els seus caps al treball li permeten...</text:p>
          </table:table-cell>
          <table:table-cell office:value-type="float" office:value="17358" calcext:value-type="float">
            <text:p>17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 decidir com organitzar el seu treball diari</text:p>
          </table:table-cell>
          <table:table-cell office:value-type="float" office:value="17359" calcext:value-type="float">
            <text:p>17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influir en les decisions que afecten les activitats de la organització</text:p>
          </table:table-cell>
          <table:table-cell office:value-type="float" office:value="17360" calcext:value-type="float">
            <text:p>17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8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Sense comptar les hores extres, remunerades o no, quantes hores de treball a la semana consten en el contracte del seu treball principal?</text:p>
          </table:table-cell>
          <table:table-cell office:value-type="float" office:value="17361" calcext:value-type="float">
            <text:p>1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5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Continuant amb el seu treball principal, amb independència del nombre d'hores estipulades en el seu contracte, quantes hores treballa normalment a la setmana, incloent hores extres, remunerades o no?</text:p>
          </table:table-cell>
          <table:table-cell office:value-type="float" office:value="17362" calcext:value-type="float">
            <text:p>17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0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Com definiria el càrrec o lloc de seu treball principal?</text:p>
          </table:table-cell>
          <table:table-cell office:value-type="float" office:value="17363" calcext:value-type="float">
            <text:p>17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En el seu treball principal, quin tipus de tasca fa la major part del temps?</text:p>
          </table:table-cell>
          <table:table-cell office:value-type="float" office:value="17364" calcext:value-type="float">
            <text:p>17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Quin tipus de formació o de titulació requereix aquest treball?</text:p>
          </table:table-cell>
          <table:table-cell office:value-type="float" office:value="17365" calcext:value-type="float">
            <text:p>17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què es dedica l'empresa o entitat on vostè treballa?</text:p>
          </table:table-cell>
          <table:table-cell office:value-type="float" office:value="17366" calcext:value-type="float">
            <text:p>17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4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L'empresa/ entitat on treballa és del sector públic, privat, o sense ànim de lucre?</text:p>
          </table:table-cell>
          <table:table-cell office:value-type="float" office:value="17367" calcext:value-type="float">
            <text:p>17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5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En los darrers 10 anys, ha realitzat algun treball remunerat a un altre país durant al menys 6 mesos?</text:p>
          </table:table-cell>
          <table:table-cell office:value-type="float" office:value="17368" calcext:value-type="float">
            <text:p>1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6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En algun moment de la seva vida ha estat a l'atur o buscant feina durant un període de més de tres mesos?</text:p>
          </table:table-cell>
          <table:table-cell office:value-type="float" office:value="17369" calcext:value-type="float">
            <text:p>17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7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Algun d'aquests períodes ha durat 12 mesos o més?</text:p>
          </table:table-cell>
          <table:table-cell office:value-type="float" office:value="17370" calcext:value-type="float">
            <text:p>17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Algun d'aquests períodes ha tingut lloc en els últims 5 anys?</text:p>
          </table:table-cell>
          <table:table-cell office:value-type="float" office:value="17371" calcext:value-type="float">
            <text:p>17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9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Està o ha estat afiliat a un sindicat o organització similar?</text:p>
          </table:table-cell>
          <table:table-cell office:value-type="float" office:value="17372" calcext:value-type="float">
            <text:p>17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69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SI DIU QUE SÍ: Ho està actualment o ho ha estat prèviament?</text:p>
          </table:table-cell>
          <table:table-cell office:value-type="float" office:value="17373" calcext:value-type="float">
            <text:p>17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0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i us plau, consideri la totalitat dels ingressos de tots els membres de la llar.</text:p>
          </table:table-cell>
          <table:table-cell office:value-type="float" office:value="17374" calcext:value-type="float">
            <text:p>17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0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Quina és la principal font d'ingressos de la seva llar?</text:p>
          </table:table-cell>
          <table:table-cell office:value-type="float" office:value="17375" calcext:value-type="float">
            <text:p>17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1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1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1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1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Aproximadament SETMANALS:</text:p>
          </table:table-cell>
          <table:table-cell office:value-type="float" office:value="17379" calcext:value-type="float">
            <text:p>1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2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2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2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2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Aproximadament MENSUALS:</text:p>
          </table:table-cell>
          <table:table-cell office:value-type="float" office:value="17380" calcext:value-type="float">
            <text:p>17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3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3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3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3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Aproximadament ANUALS:</text:p>
          </table:table-cell>
          <table:table-cell office:value-type="float" office:value="17381" calcext:value-type="float">
            <text:p>17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4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4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4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4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Aproximadament SETMANALS:</text:p>
          </table:table-cell>
          <table:table-cell office:value-type="float" office:value="17379" calcext:value-type="float">
            <text:p>1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5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5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5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5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Aproximadament MENSUALS:</text:p>
          </table:table-cell>
          <table:table-cell office:value-type="float" office:value="17380" calcext:value-type="float">
            <text:p>17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6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6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6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6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Aproximadament ANUALS:</text:p>
          </table:table-cell>
          <table:table-cell office:value-type="float" office:value="17381" calcext:value-type="float">
            <text:p>17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Quina de les afirmacions d'aquesta targeta descriu millor a com se sent respecte als ingressos de la seva llar en l'actualitat?</text:p>
          </table:table-cell>
          <table:table-cell office:value-type="float" office:value="17382" calcext:value-type="float">
            <text:p>17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i per qualsevol raó vostè es trobés en greus dificultats econòmiques i hagués de demanar diners per arribar a fi de mes, en quina mesura això li resultaria difícil o fàcil?</text:p>
          </table:table-cell>
          <table:table-cell office:value-type="float" office:value="17383" calcext:value-type="float">
            <text:p>17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7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Quin és el nivell d'estudis més alt que ha assolit el seu marit?</text:p>
          </table:table-cell>
          <table:table-cell office:value-type="float" office:value="17384" calcext:value-type="float">
            <text:p>17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n quina d'aquestes situacions s'ha trobat el seu marit en els últims 7 dies?</text:p>
          </table:table-cell>
          <table:table-cell office:value-type="float" office:value="17385" calcext:value-type="float">
            <text:p>17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quina d'aquestes descriu millor la seva situació enels darrers 7 dies?</text:p>
          </table:table-cell>
          <table:table-cell office:value-type="float" office:value="17386" calcext:value-type="float">
            <text:p>17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Si us plau, elegeixi només una d'aquestes.</text:p>
          </table:table-cell>
          <table:table-cell office:value-type="float" office:value="17345" calcext:value-type="float">
            <text:p>17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Permeti'm verificar les dades.</text:p>
          </table:table-cell>
          <table:table-cell office:value-type="float" office:value="17387" calcext:value-type="float">
            <text:p>17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El seu marit ha realitzat algun treball remunerat (d'una hora o més) en els últims 7 dies?</text:p>
          </table:table-cell>
          <table:table-cell office:value-type="float" office:value="17388" calcext:value-type="float">
            <text:p>17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Com definiria el càrrec o lloc del treball principal del seu marit?</text:p>
          </table:table-cell>
          <table:table-cell office:value-type="float" office:value="17389" calcext:value-type="float">
            <text:p>17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n el seu treball principal, quin tipus de tasca fa el seu marit la major part del temps?</text:p>
          </table:table-cell>
          <table:table-cell office:value-type="float" office:value="17390" calcext:value-type="float">
            <text:p>17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5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Quin tipus de formació o de qualificacions requereix aquest treball?</text:p>
          </table:table-cell>
          <table:table-cell office:value-type="float" office:value="17391" calcext:value-type="float">
            <text:p>1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L'empresa/ entitat on treballa el seu marit és del sector públic, privat, o sense ànim de lucre?</text:p>
          </table:table-cell>
          <table:table-cell office:value-type="float" office:value="17392" calcext:value-type="float">
            <text:p>17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En la seva feina principal, el seu marit és...?</text:p>
          </table:table-cell>
          <table:table-cell office:value-type="float" office:value="17393" calcext:value-type="float">
            <text:p>17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Quants empleats té el seu marit, si és que en té?</text:p>
          </table:table-cell>
          <table:table-cell office:value-type="float" office:value="17394" calcext:value-type="float">
            <text:p>17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8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En el seu treball principal, el seu marit és responsable de supervisar el treball d'altres empleats?</text:p>
          </table:table-cell>
          <table:table-cell office:value-type="float" office:value="17395" calcext:value-type="float">
            <text:p>17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Quants empleats estan al càrrec del seu marit?</text:p>
          </table:table-cell>
          <table:table-cell office:value-type="float" office:value="17396" calcext:value-type="float">
            <text:p>17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continuació li llegiré un llistat d'activitats relacionades amb la vida laboral del seu marit.</text:p>
          </table:table-cell>
          <table:table-cell office:value-type="float" office:value="17397" calcext:value-type="float">
            <text:p>17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Utilitzant aquesta targeta, digui'm, si us plau, fins a quin punt la direcció o els seus caps al treball li permeten...</text:p>
          </table:table-cell>
          <table:table-cell office:value-type="float" office:value="17358" calcext:value-type="float">
            <text:p>17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decidir com organitzar el seu treball diari</text:p>
          </table:table-cell>
          <table:table-cell office:value-type="float" office:value="17398" calcext:value-type="float">
            <text:p>17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influir en les decisions que afecten les activitats de la organització</text:p>
          </table:table-cell>
          <table:table-cell office:value-type="float" office:value="17360" calcext:value-type="float">
            <text:p>17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Continuant amb el seu marit, quantes hores treballa normalment a la semana (en la seva feina principal)?</text:p>
          </table:table-cell>
          <table:table-cell office:value-type="float" office:value="17399" calcext:value-type="float">
            <text:p>17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Si us plau, inclogui les hores extres, siguin o no remunerades.</text:p>
          </table:table-cell>
          <table:table-cell office:value-type="float" office:value="17400" calcext:value-type="float">
            <text:p>17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Quin és el nivell d'estudis més alt que ha assolit el seu pare?</text:p>
          </table:table-cell>
          <table:table-cell office:value-type="float" office:value="17401" calcext:value-type="float">
            <text:p>17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Quan vostè tenia 14 anys, el seu pare treballava per compte d'altri, treballava per compte propi, o en aquell temps no treballava?</text:p>
          </table:table-cell>
          <table:table-cell office:value-type="float" office:value="17402" calcext:value-type="float">
            <text:p>17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Quants empleats tenia el seu pare al seu càrrec?</text:p>
          </table:table-cell>
          <table:table-cell office:value-type="float" office:value="17403" calcext:value-type="float">
            <text:p>17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Era el seu pare responsable de supervisar el treball d'altres empleats?</text:p>
          </table:table-cell>
          <table:table-cell office:value-type="float" office:value="17404" calcext:value-type="float">
            <text:p>17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I, seguint amb el seu pare, com definiria el seu càrrec o lloc del treball principal?</text:p>
          </table:table-cell>
          <table:table-cell office:value-type="float" office:value="17405" calcext:value-type="float">
            <text:p>17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29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Quina de les professions o ocupacions que apareixen en aquesta targeta descriu millor el tipus de treball que feia el seu pare quan vostè tenia 14 anys?</text:p>
          </table:table-cell>
          <table:table-cell office:value-type="float" office:value="17406" calcext:value-type="float">
            <text:p>17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Quin és el nivell d'estudis més alt que ha assolit la seva mare?</text:p>
          </table:table-cell>
          <table:table-cell office:value-type="float" office:value="17407" calcext:value-type="float">
            <text:p>1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Quan vostè tenia 14 anys, la seva mare treballava per compte d'altri, treballava per compte propi, o en aquell temps no treballava?</text:p>
          </table:table-cell>
          <table:table-cell office:value-type="float" office:value="17408" calcext:value-type="float">
            <text:p>17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Quants empleats tenia la seva mare al seu càrrec?</text:p>
          </table:table-cell>
          <table:table-cell office:value-type="float" office:value="17409" calcext:value-type="float">
            <text:p>17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Era la seva mare responsable de supervisar el treball d'altres empleats?</text:p>
          </table:table-cell>
          <table:table-cell office:value-type="float" office:value="17410" calcext:value-type="float">
            <text:p>17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I, seguint amb la seva mare, com definiria el seu càrrec o lloc del treball principal?</text:p>
          </table:table-cell>
          <table:table-cell office:value-type="float" office:value="17411" calcext:value-type="float">
            <text:p>1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Quina de les professions o ocupacions que apareixen en aquesta targeta descriu millor el tipus de treball que feia la seva mare quan vostè tenia 14 anys?</text:p>
          </table:table-cell>
          <table:table-cell office:value-type="float" office:value="17412" calcext:value-type="float">
            <text:p>17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Durant els últims dotze mesos, ha assistit vostè a algun curs, seminari o conferència per tal de millorar els seus coneixements o habilitats laborals?</text:p>
          </table:table-cell>
          <table:table-cell office:value-type="float" office:value="17413" calcext:value-type="float">
            <text:p>17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¿Puc preguntar-li quin és el seu estat civil?</text:p>
          </table:table-cell>
          <table:table-cell office:value-type="float" office:value="17414" calcext:value-type="float">
            <text:p>17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¿Quina de les descripcions següents en aquesta targeta es correspon amb el seu estat actual?</text:p>
          </table:table-cell>
          <table:table-cell office:value-type="float" office:value="17415" calcext:value-type="float">
            <text:p>17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¿Viu vostè actualment amb el seu marit de fet?</text:p>
          </table:table-cell>
          <table:table-cell office:value-type="float" office:value="17416" calcext:value-type="float">
            <text:p>17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0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¿Viu vostè actualment en parella?</text:p>
          </table:table-cell>
          <table:table-cell office:value-type="float" office:value="17417" calcext:value-type="float">
            <text:p>17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¿Em permet verificar les dades?</text:p>
          </table:table-cell>
          <table:table-cell office:value-type="float" office:value="17418" calcext:value-type="float">
            <text:p>17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Ha viscut alguna vegada en parella sense estar casat amb aquella persona?</text:p>
          </table:table-cell>
          <table:table-cell office:value-type="float" office:value="17419" calcext:value-type="float">
            <text:p>17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Puc fer una comprovació, ha estat vostè alguna vegada divorciat?</text:p>
          </table:table-cell>
          <table:table-cell office:value-type="float" office:value="17420" calcext:value-type="float">
            <text:p>17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Alguna vegada ha tingut algun fill (siguin seus o de la seva parella, incloent fills adoptats o en acolliment) vivint a casa seva?</text:p>
          </table:table-cell>
          <table:table-cell office:value-type="float" office:value="17421" calcext:value-type="float">
            <text:p>17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3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¿Té telèfon fix en el seu domicili?</text:p>
          </table:table-cell>
          <table:table-cell office:value-type="float" office:value="17422" calcext:value-type="float">
            <text:p>17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4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¿Tiene usted teléfono móvil propio?</text:p>
          </table:table-cell>
          <table:table-cell office:value-type="float" office:value="3713" calcext:value-type="float">
            <text:p>3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5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¿Utilitza alguna vegada Internet per trucar per telèfon des de casa?</text:p>
          </table:table-cell>
          <table:table-cell office:value-type="float" office:value="17423" calcext:value-type="float">
            <text:p>17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ra, utilitzant aquesta targeta, fins a quin punt creu vostè que Espanya hauria de permetre que persones de la mateixa raça o grup ètnic que la majoria dels espanyols vinguin a viure aquí?</text:p>
          </table:table-cell>
          <table:table-cell office:value-type="float" office:value="17097" calcext:value-type="float">
            <text:p>1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spanya hauria de...</text:p>
          </table:table-cell>
          <table:table-cell office:value-type="float" office:value="17424" calcext:value-type="float">
            <text:p>17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què diria dels que són d'una raça o grup ètnic diferent al de la majoria dels espanyols?</text:p>
          </table:table-cell>
          <table:table-cell office:value-type="float" office:value="17098" calcext:value-type="float">
            <text:p>17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què diria dels que provenen dels països pobres de fora d'Europa?</text:p>
          </table:table-cell>
          <table:table-cell office:value-type="float" office:value="17099" calcext:value-type="float">
            <text:p>17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1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Vostè diria que, generalment, per a l'economia espanyola, és bo o és dolent que vingui a viure gent d'altres països?</text:p>
          </table:table-cell>
          <table:table-cell office:value-type="float" office:value="17100" calcext:value-type="float">
            <text:p>17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I, utilitzant aquesta targeta, vostè diria que, generalment, la vida cultural espanyola s'empobreix o s'enriqueix amb les persones d'altres països que venen a viure aquí?</text:p>
          </table:table-cell>
          <table:table-cell office:value-type="float" office:value="17101" calcext:value-type="float">
            <text:p>1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L'arribada de persones d'altres països, fa que Espanya sigui un lloc pitjor o millor per viure?</text:p>
          </table:table-cell>
          <table:table-cell office:value-type="float" office:value="17102" calcext:value-type="float">
            <text:p>17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M'encanta aprendre coses noves.</text:p>
          </table:table-cell>
          <table:table-cell office:value-type="float" office:value="17296" calcext:value-type="float">
            <text:p>1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La major part dels dies sento que he aconseguit el que m'havia proposat.</text:p>
          </table:table-cell>
          <table:table-cell office:value-type="float" office:value="17297" calcext:value-type="float">
            <text:p>17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M'agrada fer plans de futur.</text:p>
          </table:table-cell>
          <table:table-cell office:value-type="float" office:value="17298" calcext:value-type="float">
            <text:p>17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Si us plau, utilitzant aquesta targeta, digui'm en quina mesura està vostè d'acord o en desacord amb les afirmacions següents.</text:p>
          </table:table-cell>
          <table:table-cell office:value-type="float" office:value="17312" calcext:value-type="float">
            <text:p>17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Generalment penso que el que faig en la vida es profitós i útil pels altres.</text:p>
          </table:table-cell>
          <table:table-cell office:value-type="float" office:value="17313" calcext:value-type="float">
            <text:p>1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Hi ha persones en la meva vida que realment es preocupen per mi.</text:p>
          </table:table-cell>
          <table:table-cell office:value-type="float" office:value="17316" calcext:value-type="float">
            <text:p>17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7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Em sento proper/a a la gent del meu barri o poble.</text:p>
          </table:table-cell>
          <table:table-cell office:value-type="float" office:value="17318" calcext:value-type="float">
            <text:p>17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8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Utilitzant aquest targeta, si us plau digui'm en quina mesura està vostè d'acord o en desacord amb cadascuna d'aquestes afirmacions: Espanya hauria de permetre que més persones de la mateixa raça o grup ètnic que la majoria dels espanyols vinguin a viure aquí</text:p>
          </table:table-cell>
          <table:table-cell office:value-type="float" office:value="17425" calcext:value-type="float">
            <text:p>17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29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Generalment penso que el que faig a la vida és profitós i útil pels altres</text:p>
          </table:table-cell>
          <table:table-cell office:value-type="float" office:value="17426" calcext:value-type="float">
            <text:p>17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0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Hi ha persones a la meva vida que realment es preocupen per mi.</text:p>
          </table:table-cell>
          <table:table-cell office:value-type="float" office:value="17427" calcext:value-type="float">
            <text:p>17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1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Em sento proper/a a la gent del meu barri o poble</text:p>
          </table:table-cell>
          <table:table-cell office:value-type="float" office:value="17428" calcext:value-type="float">
            <text:p>17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Ara, utilitzant aquesta targeta, fins a quin punt creu vostè que Espanya hauria de permetre que persones de la mateixa raça o grup ètnic que la majoria dels espanyols vinguin a viure aquí?</text:p>
          </table:table-cell>
          <table:table-cell office:value-type="float" office:value="17097" calcext:value-type="float">
            <text:p>1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què me'n diu dels que són d'una raça o grup ètnic diferent al de la majoria dels espanyols?</text:p>
          </table:table-cell>
          <table:table-cell office:value-type="float" office:value="17429" calcext:value-type="float">
            <text:p>17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què me'n diu dels que procedeixen dels països més pobres de fora d'Europa?</text:p>
          </table:table-cell>
          <table:table-cell office:value-type="float" office:value="17430" calcext:value-type="float">
            <text:p>17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Fins a quin punt està vostè d'acord o en desacord amb que, en general, és dolent per a l'economia espanyola que vingui a viure aquí gent d'altres països?</text:p>
          </table:table-cell>
          <table:table-cell office:value-type="float" office:value="17431" calcext:value-type="float">
            <text:p>17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6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I, utilitzant aquesta mateixa targeta, fins a quin punt està vostè d'acord o en desacord amb que, en general, la vida cultural espanyola s'empobreix amb les persones d'altres països que venen a viure a aquí?</text:p>
          </table:table-cell>
          <table:table-cell office:value-type="float" office:value="17432" calcext:value-type="float">
            <text:p>17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7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Fins a quin punt està vostè d'acord o en desacord amb que l'arribada de persones d'altres països contribueix a que Espanya sigui un lloc pitjor per viure-hi?</text:p>
          </table:table-cell>
          <table:table-cell office:value-type="float" office:value="17433" calcext:value-type="float">
            <text:p>17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Utilitzant aquesta targeta, digui'm si us plau, fins a quin punt se sent vostè identificat amb cadascuna de les frases següents, tenint en compte que 0 significa “gens identificat” i 10 “molt identificat”.</text:p>
          </table:table-cell>
          <table:table-cell office:value-type="float" office:value="17434" calcext:value-type="float">
            <text:p>17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En primer lloc... ... M'encanta aprendre coses noves</text:p>
          </table:table-cell>
          <table:table-cell office:value-type="float" office:value="17435" calcext:value-type="float">
            <text:p>17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39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Espanya hauria de permetre que més persones d'una raça o grup ètnic diferent al de la majoria dels espanyols vinguin a viure aquí</text:p>
          </table:table-cell>
          <table:table-cell office:value-type="float" office:value="17436" calcext:value-type="float">
            <text:p>17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0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... La major part dels dies sento que he aconseguit el que m'havia proposat</text:p>
          </table:table-cell>
          <table:table-cell office:value-type="float" office:value="17437" calcext:value-type="float">
            <text:p>17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1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... M'agrada fer plans de futur.</text:p>
          </table:table-cell>
          <table:table-cell office:value-type="float" office:value="17438" calcext:value-type="float">
            <text:p>17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Utilitzant aquest targeta digui'm, si us plau, en quina mesura està vostè d'acord o en desacord amb les afirmacions següents.</text:p>
          </table:table-cell>
          <table:table-cell office:value-type="float" office:value="17439" calcext:value-type="float">
            <text:p>17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2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Generalment penso que el que faig a la vida és profitós i útil pels altres</text:p>
          </table:table-cell>
          <table:table-cell office:value-type="float" office:value="17426" calcext:value-type="float">
            <text:p>17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3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Hi ha persones a la meva vida que realment es preocupen per mi.</text:p>
          </table:table-cell>
          <table:table-cell office:value-type="float" office:value="17427" calcext:value-type="float">
            <text:p>17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4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Em sento proper/a a la gent del meu barri o poble</text:p>
          </table:table-cell>
          <table:table-cell office:value-type="float" office:value="17428" calcext:value-type="float">
            <text:p>17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Utilitzant aquest targeta, si us plau, digui'm en quina mesura està vostè d'acord o en desacord amb cadascuna d'aquestes afirmacions, tenint en compte que 1 significa “Molt en desacord” i 7 “Molt d'acord”.</text:p>
          </table:table-cell>
          <table:table-cell office:value-type="float" office:value="17440" calcext:value-type="float">
            <text:p>17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Espanya hauria de permetre que més persones de la mateixa raça o grup ètnic que la majoria dels espanyols vinguin a viure aquí.</text:p>
          </table:table-cell>
          <table:table-cell office:value-type="float" office:value="17441" calcext:value-type="float">
            <text:p>17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6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Espanya hauria de permetre que més persones d'una raça o grup ètnic diferent al de la majoria dels espanyols vinguin a viure aquí</text:p>
          </table:table-cell>
          <table:table-cell office:value-type="float" office:value="17436" calcext:value-type="float">
            <text:p>17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7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Espanya hauria de permetre que més persones procedents dels països pobres de fora d'Europa vinguin a viure aquí</text:p>
          </table:table-cell>
          <table:table-cell office:value-type="float" office:value="17442" calcext:value-type="float">
            <text:p>17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8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En general, és dolent per a l'economia espanyola que vingui a viure aquí gent d'altres països</text:p>
          </table:table-cell>
          <table:table-cell office:value-type="float" office:value="17443" calcext:value-type="float">
            <text:p>17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49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En general, la vida cultural espanyola s'empobreix amb les persones d'altres països que venen a viure aquí</text:p>
          </table:table-cell>
          <table:table-cell office:value-type="float" office:value="17444" calcext:value-type="float">
            <text:p>17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0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Espanya hauria de permetre que més persones procedents dels països pobres de fora d'Europa vinguin a viure aquí.</text:p>
          </table:table-cell>
          <table:table-cell office:value-type="float" office:value="17445" calcext:value-type="float">
            <text:p>17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1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L'arribada de persones d'altres països contribueix a que Espanya sigui un lloc pitjor per viure-hi</text:p>
          </table:table-cell>
          <table:table-cell office:value-type="float" office:value="17446" calcext:value-type="float">
            <text:p>17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Utilitzant aquest targeta, digui'm, si us plau, fins a quin punt està d'acord o en desacord amb cadascuna de les frases següents, tenint en compte que 0 significa “molt en desacord” i 10 “molt d'acord”.</text:p>
          </table:table-cell>
          <table:table-cell office:value-type="float" office:value="17447" calcext:value-type="float">
            <text:p>17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M'encanta aprendre coses noves.</text:p>
          </table:table-cell>
          <table:table-cell office:value-type="float" office:value="17296" calcext:value-type="float">
            <text:p>1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3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La major part dels dies sento que he aconseguit el que m'havia proposat.</text:p>
          </table:table-cell>
          <table:table-cell office:value-type="float" office:value="17297" calcext:value-type="float">
            <text:p>17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4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M'agrada fer plans de futur.</text:p>
          </table:table-cell>
          <table:table-cell office:value-type="float" office:value="17298" calcext:value-type="float">
            <text:p>17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Utilitzant aquest targeta, digui'm, si us plau, fins a quin punt està d'acord o en desacord amb cadascuna de les frases següents, tenint en compte que 1 significa “molt en desacord” i 7 “molt d'acord”.</text:p>
          </table:table-cell>
          <table:table-cell office:value-type="float" office:value="17448" calcext:value-type="float">
            <text:p>17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5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Generalment penso que el que faig a la vida és profitós i útil pels altres</text:p>
          </table:table-cell>
          <table:table-cell office:value-type="float" office:value="17426" calcext:value-type="float">
            <text:p>17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6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Hi ha persones a la meva vida que realment es preocupen per mi.</text:p>
          </table:table-cell>
          <table:table-cell office:value-type="float" office:value="17427" calcext:value-type="float">
            <text:p>17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7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Em sento proper/a a la gent del meu barri o poble</text:p>
          </table:table-cell>
          <table:table-cell office:value-type="float" office:value="17428" calcext:value-type="float">
            <text:p>17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8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En general, és dolent per a l'economia espanyola que vingui a viure aquí gent d'altres països</text:p>
          </table:table-cell>
          <table:table-cell office:value-type="float" office:value="17443" calcext:value-type="float">
            <text:p>17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59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En general, la vida cultural espanyola s'empobreix amb les persones d'altres països que venen a viure aquí</text:p>
          </table:table-cell>
          <table:table-cell office:value-type="float" office:value="17444" calcext:value-type="float">
            <text:p>17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60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L'arribada de persones d'altres països contribueix a que Espanya sigui un lloc pitjor per viure-hi</text:p>
          </table:table-cell>
          <table:table-cell office:value-type="float" office:value="17446" calcext:value-type="float">
            <text:p>17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6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Si us plau, utilitzi aquesta targeta i digui'm en quina mesura està vostè d'acord o en desacord amb les afirmacions següents.</text:p>
          </table:table-cell>
          <table:table-cell office:value-type="float" office:value="17449" calcext:value-type="float">
            <text:p>17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6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M'encanta aprendre coses noves</text:p>
          </table:table-cell>
          <table:table-cell office:value-type="float" office:value="17450" calcext:value-type="float">
            <text:p>17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62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La major part dels dies sento que he aconseguit el que m'havia proposat.</text:p>
          </table:table-cell>
          <table:table-cell office:value-type="float" office:value="17297" calcext:value-type="float">
            <text:p>17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3_2006_CAT_ES_363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M'agrada fer plans de futur.</text:p>
          </table:table-cell>
          <table:table-cell office:value-type="float" office:value="17298" calcext:value-type="float">
            <text:p>17298</text:p>
          </table:table-cell>
          <table:table-cell table:number-columns-repeated="2"/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3_2006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3_2006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Kein Zugang, weder zu Hause noch am Arbeitsplatz</text:p>
          </table:table-cell>
          <table:table-cell office:value-type="float" office:value="35023" calcext:value-type="float">
            <text:p>35023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3_2006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ie</text:p>
          </table:table-cell>
          <table:table-cell office:value-type="float" office:value="35024" calcext:value-type="float">
            <text:p>35024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3_2006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Weniger als einmal pro Monat</text:p>
          </table:table-cell>
          <table:table-cell office:value-type="float" office:value="35025" calcext:value-type="float">
            <text:p>35025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3_2006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pro Monat</text:p>
          </table:table-cell>
          <table:table-cell office:value-type="float" office:value="35026" calcext:value-type="float">
            <text:p>35026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3_2006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pro Monat</text:p>
          </table:table-cell>
          <table:table-cell office:value-type="float" office:value="35027" calcext:value-type="float">
            <text:p>35027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3_2006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pro Woche</text:p>
          </table:table-cell>
          <table:table-cell office:value-type="float" office:value="35028" calcext:value-type="float">
            <text:p>35028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3_2006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pro Woche</text:p>
          </table:table-cell>
          <table:table-cell office:value-type="float" office:value="35029" calcext:value-type="float">
            <text:p>35029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3_2006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Jeden Tag</text:p>
          </table:table-cell>
          <table:table-cell office:value-type="float" office:value="35030" calcext:value-type="float">
            <text:p>35030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3_2006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Weiss nicht)</text:p>
          </table:table-cell>
          <table:table-cell office:value-type="float" office:value="35031" calcext:value-type="float">
            <text:p>35031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Man kann nicht genug vorsichtig sein.</text:p>
          </table:table-cell>
          <table:table-cell office:value-type="float" office:value="38601" calcext:value-type="float">
            <text:p>38601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8602" calcext:value-type="float">
            <text:p>38602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8603" calcext:value-type="float">
            <text:p>38603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8604" calcext:value-type="float">
            <text:p>38604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8605" calcext:value-type="float">
            <text:p>38605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8606" calcext:value-type="float">
            <text:p>38606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8607" calcext:value-type="float">
            <text:p>38607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8608" calcext:value-type="float">
            <text:p>38608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8609" calcext:value-type="float">
            <text:p>38609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8610" calcext:value-type="float">
            <text:p>38610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an kann den meisten Menschen trauen.</text:p>
          </table:table-cell>
          <table:table-cell office:value-type="float" office:value="38611" calcext:value-type="float">
            <text:p>38611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Weiss nicht)</text:p>
          </table:table-cell>
          <table:table-cell office:value-type="float" office:value="38612" calcext:value-type="float">
            <text:p>38612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Die meisten Menschen würden versuchen, mich auszunützen..</text:p>
          </table:table-cell>
          <table:table-cell office:value-type="float" office:value="38613" calcext:value-type="float">
            <text:p>38613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38614" calcext:value-type="float">
            <text:p>38614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38615" calcext:value-type="float">
            <text:p>38615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8616" calcext:value-type="float">
            <text:p>38616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38617" calcext:value-type="float">
            <text:p>38617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38618" calcext:value-type="float">
            <text:p>38618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38619" calcext:value-type="float">
            <text:p>38619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38620" calcext:value-type="float">
            <text:p>38620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38621" calcext:value-type="float">
            <text:p>38621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38622" calcext:value-type="float">
            <text:p>38622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würden sich fair verhalten</text:p>
          </table:table-cell>
          <table:table-cell office:value-type="float" office:value="38623" calcext:value-type="float">
            <text:p>38623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Weiss nicht)</text:p>
          </table:table-cell>
          <table:table-cell office:value-type="float" office:value="38624" calcext:value-type="float">
            <text:p>38624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 text:c="2"/>Die meisten Menschen sind nur auf den eigenen Vorteil bedacht</text:p>
          </table:table-cell>
          <table:table-cell office:value-type="float" office:value="38625" calcext:value-type="float">
            <text:p>38625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38626" calcext:value-type="float">
            <text:p>38626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38627" calcext:value-type="float">
            <text:p>38627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8628" calcext:value-type="float">
            <text:p>3862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38629" calcext:value-type="float">
            <text:p>38629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38630" calcext:value-type="float">
            <text:p>38630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38631" calcext:value-type="float">
            <text:p>38631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38632" calcext:value-type="float">
            <text:p>38632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38633" calcext:value-type="float">
            <text:p>38633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38634" calcext:value-type="float">
            <text:p>38634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isten Menschen versuchen, hilfsbereit zu sein.</text:p>
          </table:table-cell>
          <table:table-cell office:value-type="float" office:value="38635" calcext:value-type="float">
            <text:p>38635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Weiss nicht)</text:p>
          </table:table-cell>
          <table:table-cell office:value-type="float" office:value="38636" calcext:value-type="float">
            <text:p>38636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3_2006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... Sehr interessiert</text:p>
          </table:table-cell>
          <table:table-cell office:value-type="float" office:value="35068" calcext:value-type="float">
            <text:p>35068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3_2006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... Ziemlich interessiert</text:p>
          </table:table-cell>
          <table:table-cell office:value-type="float" office:value="35069" calcext:value-type="float">
            <text:p>35069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3_2006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... Kaum interessier</text:p>
          </table:table-cell>
          <table:table-cell office:value-type="float" office:value="35070" calcext:value-type="float">
            <text:p>35070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3_2006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Oder überhaupt nicht interessiert?</text:p>
          </table:table-cell>
          <table:table-cell office:value-type="float" office:value="35071" calcext:value-type="float">
            <text:p>35071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3_2006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Weiss nicht)</text:p>
          </table:table-cell>
          <table:table-cell office:value-type="float" office:value="35072" calcext:value-type="float">
            <text:p>35072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3_2006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ie</text:p>
          </table:table-cell>
          <table:table-cell office:value-type="float" office:value="35073" calcext:value-type="float">
            <text:p>35073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3_2006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ten</text:p>
          </table:table-cell>
          <table:table-cell office:value-type="float" office:value="35074" calcext:value-type="float">
            <text:p>35074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3_2006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Manchmal</text:p>
          </table:table-cell>
          <table:table-cell office:value-type="float" office:value="35075" calcext:value-type="float">
            <text:p>35075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3_2006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Ziemlich häufig</text:p>
          </table:table-cell>
          <table:table-cell office:value-type="float" office:value="35076" calcext:value-type="float">
            <text:p>35076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3_2006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äufig</text:p>
          </table:table-cell>
          <table:table-cell office:value-type="float" office:value="35077" calcext:value-type="float">
            <text:p>35077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3_2006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Weiss nicht)</text:p>
          </table:table-cell>
          <table:table-cell office:value-type="float" office:value="35078" calcext:value-type="float">
            <text:p>35078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3_2006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hr schwer</text:p>
          </table:table-cell>
          <table:table-cell office:value-type="float" office:value="35079" calcext:value-type="float">
            <text:p>35079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3_2006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chwer</text:p>
          </table:table-cell>
          <table:table-cell office:value-type="float" office:value="35080" calcext:value-type="float">
            <text:p>35080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3_2006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Weder schwer noch leicht</text:p>
          </table:table-cell>
          <table:table-cell office:value-type="float" office:value="35081" calcext:value-type="float">
            <text:p>35081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3_2006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eicht</text:p>
          </table:table-cell>
          <table:table-cell office:value-type="float" office:value="35082" calcext:value-type="float">
            <text:p>35082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3_2006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hr leicht</text:p>
          </table:table-cell>
          <table:table-cell office:value-type="float" office:value="35083" calcext:value-type="float">
            <text:p>35083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3_2006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Weiss nicht)</text:p>
          </table:table-cell>
          <table:table-cell office:value-type="float" office:value="35084" calcext:value-type="float">
            <text:p>35084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 text:c="2"/>Überhaupt kein Vertrauen</text:p>
          </table:table-cell>
          <table:table-cell office:value-type="float" office:value="38637" calcext:value-type="float">
            <text:p>3863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38638" calcext:value-type="float">
            <text:p>3863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38639" calcext:value-type="float">
            <text:p>38639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38640" calcext:value-type="float">
            <text:p>38640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38641" calcext:value-type="float">
            <text:p>38641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38642" calcext:value-type="float">
            <text:p>38642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38643" calcext:value-type="float">
            <text:p>38643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38644" calcext:value-type="float">
            <text:p>38644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38645" calcext:value-type="float">
            <text:p>38645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38646" calcext:value-type="float">
            <text:p>38646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Volles Vertrauen</text:p>
          </table:table-cell>
          <table:table-cell office:value-type="float" office:value="38647" calcext:value-type="float">
            <text:p>3864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Weiss nicht)</text:p>
          </table:table-cell>
          <table:table-cell office:value-type="float" office:value="38648" calcext:value-type="float">
            <text:p>3864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 text:c="2"/>Überhaupt kein Vertrauen</text:p>
          </table:table-cell>
          <table:table-cell office:value-type="float" office:value="38637" calcext:value-type="float">
            <text:p>3863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38638" calcext:value-type="float">
            <text:p>3863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38639" calcext:value-type="float">
            <text:p>38639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38640" calcext:value-type="float">
            <text:p>38640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38641" calcext:value-type="float">
            <text:p>38641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38642" calcext:value-type="float">
            <text:p>38642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38643" calcext:value-type="float">
            <text:p>38643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38644" calcext:value-type="float">
            <text:p>38644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38645" calcext:value-type="float">
            <text:p>38645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38646" calcext:value-type="float">
            <text:p>38646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Volles Vertrauen</text:p>
          </table:table-cell>
          <table:table-cell office:value-type="float" office:value="38647" calcext:value-type="float">
            <text:p>3864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Weiss nicht)</text:p>
          </table:table-cell>
          <table:table-cell office:value-type="float" office:value="38648" calcext:value-type="float">
            <text:p>3864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 text:c="2"/>Überhaupt kein Vertrauen</text:p>
          </table:table-cell>
          <table:table-cell office:value-type="float" office:value="38637" calcext:value-type="float">
            <text:p>3863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38638" calcext:value-type="float">
            <text:p>3863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38639" calcext:value-type="float">
            <text:p>38639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38640" calcext:value-type="float">
            <text:p>38640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38641" calcext:value-type="float">
            <text:p>38641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38642" calcext:value-type="float">
            <text:p>38642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38643" calcext:value-type="float">
            <text:p>38643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38644" calcext:value-type="float">
            <text:p>38644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38645" calcext:value-type="float">
            <text:p>38645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38646" calcext:value-type="float">
            <text:p>38646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Volles Vertrauen</text:p>
          </table:table-cell>
          <table:table-cell office:value-type="float" office:value="38647" calcext:value-type="float">
            <text:p>3864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Weiss nicht)</text:p>
          </table:table-cell>
          <table:table-cell office:value-type="float" office:value="38648" calcext:value-type="float">
            <text:p>3864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 text:c="2"/>Überhaupt kein Vertrauen</text:p>
          </table:table-cell>
          <table:table-cell office:value-type="float" office:value="38637" calcext:value-type="float">
            <text:p>3863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38638" calcext:value-type="float">
            <text:p>3863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38639" calcext:value-type="float">
            <text:p>38639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38640" calcext:value-type="float">
            <text:p>38640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38641" calcext:value-type="float">
            <text:p>38641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38642" calcext:value-type="float">
            <text:p>38642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38643" calcext:value-type="float">
            <text:p>38643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38644" calcext:value-type="float">
            <text:p>38644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38645" calcext:value-type="float">
            <text:p>38645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38646" calcext:value-type="float">
            <text:p>38646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Volles Vertrauen</text:p>
          </table:table-cell>
          <table:table-cell office:value-type="float" office:value="38647" calcext:value-type="float">
            <text:p>3864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Weiss nicht)</text:p>
          </table:table-cell>
          <table:table-cell office:value-type="float" office:value="38648" calcext:value-type="float">
            <text:p>3864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 text:c="2"/>Überhaupt kein Vertrauen</text:p>
          </table:table-cell>
          <table:table-cell office:value-type="float" office:value="38637" calcext:value-type="float">
            <text:p>3863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38638" calcext:value-type="float">
            <text:p>3863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38639" calcext:value-type="float">
            <text:p>38639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8640" calcext:value-type="float">
            <text:p>38640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38641" calcext:value-type="float">
            <text:p>38641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38642" calcext:value-type="float">
            <text:p>38642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38643" calcext:value-type="float">
            <text:p>38643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38644" calcext:value-type="float">
            <text:p>38644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38645" calcext:value-type="float">
            <text:p>38645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38646" calcext:value-type="float">
            <text:p>38646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Volles Vertrauen</text:p>
          </table:table-cell>
          <table:table-cell office:value-type="float" office:value="38647" calcext:value-type="float">
            <text:p>3864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Weiss nicht)</text:p>
          </table:table-cell>
          <table:table-cell office:value-type="float" office:value="38648" calcext:value-type="float">
            <text:p>3864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 text:c="2"/>Überhaupt kein Vertrauen</text:p>
          </table:table-cell>
          <table:table-cell office:value-type="float" office:value="38637" calcext:value-type="float">
            <text:p>3863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38638" calcext:value-type="float">
            <text:p>3863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38639" calcext:value-type="float">
            <text:p>38639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38640" calcext:value-type="float">
            <text:p>38640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38641" calcext:value-type="float">
            <text:p>38641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38642" calcext:value-type="float">
            <text:p>38642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38643" calcext:value-type="float">
            <text:p>38643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38644" calcext:value-type="float">
            <text:p>38644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38645" calcext:value-type="float">
            <text:p>38645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38646" calcext:value-type="float">
            <text:p>38646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Volles Vertrauen</text:p>
          </table:table-cell>
          <table:table-cell office:value-type="float" office:value="38647" calcext:value-type="float">
            <text:p>3864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Weiss nicht)</text:p>
          </table:table-cell>
          <table:table-cell office:value-type="float" office:value="38648" calcext:value-type="float">
            <text:p>3864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 text:c="2"/>Überhaupt kein Vertrauen</text:p>
          </table:table-cell>
          <table:table-cell office:value-type="float" office:value="38637" calcext:value-type="float">
            <text:p>3863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38638" calcext:value-type="float">
            <text:p>3863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38639" calcext:value-type="float">
            <text:p>38639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38640" calcext:value-type="float">
            <text:p>38640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38641" calcext:value-type="float">
            <text:p>38641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38642" calcext:value-type="float">
            <text:p>38642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38643" calcext:value-type="float">
            <text:p>38643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38644" calcext:value-type="float">
            <text:p>38644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38645" calcext:value-type="float">
            <text:p>38645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38646" calcext:value-type="float">
            <text:p>38646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Volles Vertrauen</text:p>
          </table:table-cell>
          <table:table-cell office:value-type="float" office:value="38647" calcext:value-type="float">
            <text:p>38647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Weiss nicht)</text:p>
          </table:table-cell>
          <table:table-cell office:value-type="float" office:value="38648" calcext:value-type="float">
            <text:p>38648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3_2006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a</text:p>
          </table:table-cell>
          <table:table-cell office:value-type="float" office:value="35097" calcext:value-type="float">
            <text:p>35097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3_2006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ein</text:p>
          </table:table-cell>
          <table:table-cell office:value-type="float" office:value="35098" calcext:value-type="float">
            <text:p>35098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3_2006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in nicht stimm- und wahlberechtigt</text:p>
          </table:table-cell>
          <table:table-cell office:value-type="float" office:value="35099" calcext:value-type="float">
            <text:p>35099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3_2006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Weiss nicht)</text:p>
          </table:table-cell>
          <table:table-cell office:value-type="float" office:value="35100" calcext:value-type="float">
            <text:p>35100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reisinnig-Demokratische Partei (FDP)</text:p>
          </table:table-cell>
          <table:table-cell office:value-type="float" office:value="38649" calcext:value-type="float">
            <text:p>38649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hristlich-demokratische Volkspartei (CVP)</text:p>
          </table:table-cell>
          <table:table-cell office:value-type="float" office:value="38650" calcext:value-type="float">
            <text:p>38650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ozialdemokratische Partei (SP)</text:p>
          </table:table-cell>
          <table:table-cell office:value-type="float" office:value="38651" calcext:value-type="float">
            <text:p>38651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chweizerische Volkspartei (SVP)</text:p>
          </table:table-cell>
          <table:table-cell office:value-type="float" office:value="38652" calcext:value-type="float">
            <text:p>38652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iberale Partei (LP)</text:p>
          </table:table-cell>
          <table:table-cell office:value-type="float" office:value="38653" calcext:value-type="float">
            <text:p>38653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vangelische Volkspartei der Schweiz (EVP)</text:p>
          </table:table-cell>
          <table:table-cell office:value-type="float" office:value="38654" calcext:value-type="float">
            <text:p>38654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hristlich-soziale Partei (CSP)</text:p>
          </table:table-cell>
          <table:table-cell office:value-type="float" office:value="38655" calcext:value-type="float">
            <text:p>38655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artei der Arbeit (PdA)</text:p>
          </table:table-cell>
          <table:table-cell office:value-type="float" office:value="38656" calcext:value-type="float">
            <text:p>38656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üne (Grüne Partei, Freie Grüne, Freie Liste, Grünes Bündnis, Sozialistisch-Grüne Alternative)</text:p>
          </table:table-cell>
          <table:table-cell office:value-type="float" office:value="38657" calcext:value-type="float">
            <text:p>38657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chweizer Demokraten (SD)</text:p>
          </table:table-cell>
          <table:table-cell office:value-type="float" office:value="38658" calcext:value-type="float">
            <text:p>38658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idgenössische Demokratische Union (EDU)</text:p>
          </table:table-cell>
          <table:table-cell office:value-type="float" office:value="38659" calcext:value-type="float">
            <text:p>38659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reiheitspartei (FPS, ehemals Auto-Partei)</text:p>
          </table:table-cell>
          <table:table-cell office:value-type="float" office:value="38660" calcext:value-type="float">
            <text:p>38660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rauenparteien (Frauen machen Politik (FraP), Frauenliste, Frauen ins Parlament)</text:p>
          </table:table-cell>
          <table:table-cell office:value-type="float" office:value="38661" calcext:value-type="float">
            <text:p>38661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ega dei Ticinesi (Lega)</text:p>
          </table:table-cell>
          <table:table-cell office:value-type="float" office:value="38662" calcext:value-type="float">
            <text:p>38662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onstige</text:p>
          </table:table-cell>
          <table:table-cell office:value-type="float" office:value="38663" calcext:value-type="float">
            <text:p>38663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eere Stimmabgabe</text:p>
          </table:table-cell>
          <table:table-cell office:value-type="float" office:value="38664" calcext:value-type="float">
            <text:p>38664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Weiss nicht)</text:p>
          </table:table-cell>
          <table:table-cell office:value-type="float" office:value="38665" calcext:value-type="float">
            <text:p>38665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3_2006_GER_CH_23</text:p>
          </table:table-cell>
          <table:table-cell office:value-type="string" calcext:value-type="string">
            <text:p>B12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1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1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1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reisinnig-Demokratische Partei (FDP)</text:p>
          </table:table-cell>
          <table:table-cell office:value-type="float" office:value="38666" calcext:value-type="float">
            <text:p>38666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hristlich-demokratische Volkspartei (CVP)</text:p>
          </table:table-cell>
          <table:table-cell office:value-type="float" office:value="38667" calcext:value-type="float">
            <text:p>38667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ozialdemokratische Partei (SP)</text:p>
          </table:table-cell>
          <table:table-cell office:value-type="float" office:value="38668" calcext:value-type="float">
            <text:p>38668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chweizerische Volkspartei (SVP)</text:p>
          </table:table-cell>
          <table:table-cell office:value-type="float" office:value="38669" calcext:value-type="float">
            <text:p>38669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iberale Partei (LP)</text:p>
          </table:table-cell>
          <table:table-cell office:value-type="float" office:value="38670" calcext:value-type="float">
            <text:p>38670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Evangelische Volkspartei der Schweiz (EVP)</text:p>
          </table:table-cell>
          <table:table-cell office:value-type="float" office:value="38671" calcext:value-type="float">
            <text:p>38671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hristlich-soziale Partei (CSP)</text:p>
          </table:table-cell>
          <table:table-cell office:value-type="float" office:value="38672" calcext:value-type="float">
            <text:p>38672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Partei der Arbeit (PdA)</text:p>
          </table:table-cell>
          <table:table-cell office:value-type="float" office:value="38673" calcext:value-type="float">
            <text:p>38673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Grüne (Grüne Partei, Freie Grüne, Freie Liste, Grünes Bündnis, Sozialistisch-Grüne Alternative)</text:p>
          </table:table-cell>
          <table:table-cell office:value-type="float" office:value="38674" calcext:value-type="float">
            <text:p>38674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chweizer Demokraten (SD)</text:p>
          </table:table-cell>
          <table:table-cell office:value-type="float" office:value="38675" calcext:value-type="float">
            <text:p>38675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Eidgenössische Demokratische Union (EDU)</text:p>
          </table:table-cell>
          <table:table-cell office:value-type="float" office:value="38676" calcext:value-type="float">
            <text:p>38676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reiheitspartei (FPS, ehemals Auto-Partei)</text:p>
          </table:table-cell>
          <table:table-cell office:value-type="float" office:value="38677" calcext:value-type="float">
            <text:p>38677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rauenparteien (Frauen machen Politik (FraP), Frauenliste, Frauen ins Parlament)</text:p>
          </table:table-cell>
          <table:table-cell office:value-type="float" office:value="38678" calcext:value-type="float">
            <text:p>38678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ega dei Ticinesi (Lega)</text:p>
          </table:table-cell>
          <table:table-cell office:value-type="float" office:value="38679" calcext:value-type="float">
            <text:p>38679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onstige</text:p>
          </table:table-cell>
          <table:table-cell office:value-type="float" office:value="38680" calcext:value-type="float">
            <text:p>38680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Weiss nicht)</text:p>
          </table:table-cell>
          <table:table-cell office:value-type="float" office:value="38681" calcext:value-type="float">
            <text:p>38681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3</text:p>
          </table:table-cell>
          <table:table-cell office:value-type="string" calcext:value-type="string">
            <text:p>B20b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ehr nahe</text:p>
          </table:table-cell>
          <table:table-cell office:value-type="float" office:value="35135" calcext:value-type="float">
            <text:p>35135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3_2006_GER_CH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Ziemlich nahe</text:p>
          </table:table-cell>
          <table:table-cell office:value-type="float" office:value="35136" calcext:value-type="float">
            <text:p>35136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3_2006_GER_CH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icht nahe</text:p>
          </table:table-cell>
          <table:table-cell office:value-type="float" office:value="35137" calcext:value-type="float">
            <text:p>35137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3_2006_GER_CH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Überhaupt nicht nahe?</text:p>
          </table:table-cell>
          <table:table-cell office:value-type="float" office:value="35138" calcext:value-type="float">
            <text:p>35138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3_2006_GER_CH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Weiss nicht)</text:p>
          </table:table-cell>
          <table:table-cell office:value-type="float" office:value="35139" calcext:value-type="float">
            <text:p>35139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3_2006_GER_CH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reisinnig-Demokratische Partei (FDP)</text:p>
          </table:table-cell>
          <table:table-cell office:value-type="float" office:value="38666" calcext:value-type="float">
            <text:p>38666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hristlich-demokratische Volkspartei (CVP)</text:p>
          </table:table-cell>
          <table:table-cell office:value-type="float" office:value="38667" calcext:value-type="float">
            <text:p>38667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ozialdemokratische Partei (SP)</text:p>
          </table:table-cell>
          <table:table-cell office:value-type="float" office:value="38668" calcext:value-type="float">
            <text:p>38668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chweizerische Volkspartei (SVP)</text:p>
          </table:table-cell>
          <table:table-cell office:value-type="float" office:value="38669" calcext:value-type="float">
            <text:p>38669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iberale Partei (LP)</text:p>
          </table:table-cell>
          <table:table-cell office:value-type="float" office:value="38670" calcext:value-type="float">
            <text:p>38670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Evangelische Volkspartei der Schweiz (EVP)</text:p>
          </table:table-cell>
          <table:table-cell office:value-type="float" office:value="38671" calcext:value-type="float">
            <text:p>38671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hristlich-soziale Partei (CSP)</text:p>
          </table:table-cell>
          <table:table-cell office:value-type="float" office:value="38672" calcext:value-type="float">
            <text:p>38672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Partei der Arbeit (PdA)</text:p>
          </table:table-cell>
          <table:table-cell office:value-type="float" office:value="38673" calcext:value-type="float">
            <text:p>38673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Grüne (Grüne Partei, Freie Grüne, Freie Liste, Grünes Bündnis, Sozialistisch-Grüne Alternative)</text:p>
          </table:table-cell>
          <table:table-cell office:value-type="float" office:value="38674" calcext:value-type="float">
            <text:p>38674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chweizer Demokraten (SD)</text:p>
          </table:table-cell>
          <table:table-cell office:value-type="float" office:value="38675" calcext:value-type="float">
            <text:p>38675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Eidgenössische Demokratische Union (EDU)</text:p>
          </table:table-cell>
          <table:table-cell office:value-type="float" office:value="38676" calcext:value-type="float">
            <text:p>38676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reiheitspartei (FPS, ehemals Auto-Partei)</text:p>
          </table:table-cell>
          <table:table-cell office:value-type="float" office:value="38677" calcext:value-type="float">
            <text:p>38677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rauenparteien (Frauen machen Politik (FraP), Frauenliste, Frauen ins Parlament)</text:p>
          </table:table-cell>
          <table:table-cell office:value-type="float" office:value="38678" calcext:value-type="float">
            <text:p>38678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ega dei Ticinesi (Lega)</text:p>
          </table:table-cell>
          <table:table-cell office:value-type="float" office:value="38679" calcext:value-type="float">
            <text:p>38679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onstige</text:p>
          </table:table-cell>
          <table:table-cell office:value-type="float" office:value="38680" calcext:value-type="float">
            <text:p>38680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Weiss nicht)</text:p>
          </table:table-cell>
          <table:table-cell office:value-type="float" office:value="38681" calcext:value-type="float">
            <text:p>38681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3_2006_GER_CH_37</text:p>
          </table:table-cell>
          <table:table-cell office:value-type="string" calcext:value-type="string">
            <text:p>B22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 text:c="2"/>Links</text:p>
          </table:table-cell>
          <table:table-cell office:value-type="float" office:value="38682" calcext:value-type="float">
            <text:p>38682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38683" calcext:value-type="float">
            <text:p>38683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38684" calcext:value-type="float">
            <text:p>38684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38685" calcext:value-type="float">
            <text:p>38685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38686" calcext:value-type="float">
            <text:p>38686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38687" calcext:value-type="float">
            <text:p>38687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38688" calcext:value-type="float">
            <text:p>38688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38689" calcext:value-type="float">
            <text:p>38689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38690" calcext:value-type="float">
            <text:p>38690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38691" calcext:value-type="float">
            <text:p>38691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echts</text:p>
          </table:table-cell>
          <table:table-cell office:value-type="float" office:value="38692" calcext:value-type="float">
            <text:p>38692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Weiss nicht)</text:p>
          </table:table-cell>
          <table:table-cell office:value-type="float" office:value="38693" calcext:value-type="float">
            <text:p>38693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 text:c="2"/>Äusserst unzufrieden</text:p>
          </table:table-cell>
          <table:table-cell office:value-type="float" office:value="38694" calcext:value-type="float">
            <text:p>38694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38695" calcext:value-type="float">
            <text:p>38695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38696" calcext:value-type="float">
            <text:p>38696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38697" calcext:value-type="float">
            <text:p>38697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38698" calcext:value-type="float">
            <text:p>38698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38699" calcext:value-type="float">
            <text:p>38699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38700" calcext:value-type="float">
            <text:p>38700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38701" calcext:value-type="float">
            <text:p>38701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38702" calcext:value-type="float">
            <text:p>38702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38703" calcext:value-type="float">
            <text:p>38703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8704" calcext:value-type="float">
            <text:p>38704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Weiss nicht)</text:p>
          </table:table-cell>
          <table:table-cell office:value-type="float" office:value="38705" calcext:value-type="float">
            <text:p>38705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 text:c="2"/>Äusserst unzufrieden</text:p>
          </table:table-cell>
          <table:table-cell office:value-type="float" office:value="38694" calcext:value-type="float">
            <text:p>38694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38695" calcext:value-type="float">
            <text:p>38695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38696" calcext:value-type="float">
            <text:p>38696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38697" calcext:value-type="float">
            <text:p>38697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38698" calcext:value-type="float">
            <text:p>38698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38699" calcext:value-type="float">
            <text:p>38699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38700" calcext:value-type="float">
            <text:p>38700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38701" calcext:value-type="float">
            <text:p>38701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38702" calcext:value-type="float">
            <text:p>38702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38703" calcext:value-type="float">
            <text:p>38703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8704" calcext:value-type="float">
            <text:p>38704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Weiss nicht)</text:p>
          </table:table-cell>
          <table:table-cell office:value-type="float" office:value="38705" calcext:value-type="float">
            <text:p>38705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 text:c="2"/>Äusserst unzufrieden</text:p>
          </table:table-cell>
          <table:table-cell office:value-type="float" office:value="38694" calcext:value-type="float">
            <text:p>38694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38695" calcext:value-type="float">
            <text:p>38695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38696" calcext:value-type="float">
            <text:p>38696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38697" calcext:value-type="float">
            <text:p>38697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38698" calcext:value-type="float">
            <text:p>38698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38699" calcext:value-type="float">
            <text:p>38699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38700" calcext:value-type="float">
            <text:p>38700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38701" calcext:value-type="float">
            <text:p>38701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38702" calcext:value-type="float">
            <text:p>38702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38703" calcext:value-type="float">
            <text:p>38703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8704" calcext:value-type="float">
            <text:p>38704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Weiss nicht)</text:p>
          </table:table-cell>
          <table:table-cell office:value-type="float" office:value="38705" calcext:value-type="float">
            <text:p>38705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 text:c="2"/>Äusserst unzufrieden</text:p>
          </table:table-cell>
          <table:table-cell office:value-type="float" office:value="38694" calcext:value-type="float">
            <text:p>38694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38695" calcext:value-type="float">
            <text:p>38695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38696" calcext:value-type="float">
            <text:p>38696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38697" calcext:value-type="float">
            <text:p>38697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38698" calcext:value-type="float">
            <text:p>38698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38699" calcext:value-type="float">
            <text:p>38699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38700" calcext:value-type="float">
            <text:p>38700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38701" calcext:value-type="float">
            <text:p>38701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38702" calcext:value-type="float">
            <text:p>38702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38703" calcext:value-type="float">
            <text:p>38703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8704" calcext:value-type="float">
            <text:p>38704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Weiss nicht)</text:p>
          </table:table-cell>
          <table:table-cell office:value-type="float" office:value="38705" calcext:value-type="float">
            <text:p>38705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 text:c="2"/>Äusserst schlecht</text:p>
          </table:table-cell>
          <table:table-cell office:value-type="float" office:value="38706" calcext:value-type="float">
            <text:p>38706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38707" calcext:value-type="float">
            <text:p>38707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38708" calcext:value-type="float">
            <text:p>38708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38709" calcext:value-type="float">
            <text:p>38709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38710" calcext:value-type="float">
            <text:p>38710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38711" calcext:value-type="float">
            <text:p>38711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38712" calcext:value-type="float">
            <text:p>38712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38713" calcext:value-type="float">
            <text:p>38713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38714" calcext:value-type="float">
            <text:p>38714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38715" calcext:value-type="float">
            <text:p>38715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Äusserst gut</text:p>
          </table:table-cell>
          <table:table-cell office:value-type="float" office:value="38716" calcext:value-type="float">
            <text:p>38716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Weiss nicht)</text:p>
          </table:table-cell>
          <table:table-cell office:value-type="float" office:value="38717" calcext:value-type="float">
            <text:p>38717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 text:c="2"/>Äusserst schlecht</text:p>
          </table:table-cell>
          <table:table-cell office:value-type="float" office:value="38706" calcext:value-type="float">
            <text:p>38706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38707" calcext:value-type="float">
            <text:p>38707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38708" calcext:value-type="float">
            <text:p>38708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38709" calcext:value-type="float">
            <text:p>38709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38710" calcext:value-type="float">
            <text:p>38710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38711" calcext:value-type="float">
            <text:p>38711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38712" calcext:value-type="float">
            <text:p>38712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38713" calcext:value-type="float">
            <text:p>38713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38714" calcext:value-type="float">
            <text:p>38714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38715" calcext:value-type="float">
            <text:p>38715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Äusserst gut</text:p>
          </table:table-cell>
          <table:table-cell office:value-type="float" office:value="38716" calcext:value-type="float">
            <text:p>38716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Weiss nicht)</text:p>
          </table:table-cell>
          <table:table-cell office:value-type="float" office:value="38717" calcext:value-type="float">
            <text:p>38717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3_2006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 text:c="2"/>Die europäische Integration ist bereits zu weit gegangen</text:p>
          </table:table-cell>
          <table:table-cell office:value-type="float" office:value="38718" calcext:value-type="float">
            <text:p>38718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38719" calcext:value-type="float">
            <text:p>38719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38720" calcext:value-type="float">
            <text:p>38720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38721" calcext:value-type="float">
            <text:p>38721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38722" calcext:value-type="float">
            <text:p>38722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38723" calcext:value-type="float">
            <text:p>38723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38724" calcext:value-type="float">
            <text:p>38724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38725" calcext:value-type="float">
            <text:p>38725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38726" calcext:value-type="float">
            <text:p>38726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38727" calcext:value-type="float">
            <text:p>38727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Die europäische Integration sollte verstärkt werden</text:p>
          </table:table-cell>
          <table:table-cell office:value-type="float" office:value="38728" calcext:value-type="float">
            <text:p>38728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Weiss nicht)</text:p>
          </table:table-cell>
          <table:table-cell office:value-type="float" office:value="38729" calcext:value-type="float">
            <text:p>38729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3_2006_GER_CH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 text:c="2"/>Schlecht für die Wirtschaft</text:p>
          </table:table-cell>
          <table:table-cell office:value-type="float" office:value="38730" calcext:value-type="float">
            <text:p>38730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38731" calcext:value-type="float">
            <text:p>38731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38732" calcext:value-type="float">
            <text:p>38732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38733" calcext:value-type="float">
            <text:p>38733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38734" calcext:value-type="float">
            <text:p>38734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38735" calcext:value-type="float">
            <text:p>38735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38736" calcext:value-type="float">
            <text:p>38736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38737" calcext:value-type="float">
            <text:p>38737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38738" calcext:value-type="float">
            <text:p>38738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38739" calcext:value-type="float">
            <text:p>38739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ut für die Wirtschaft</text:p>
          </table:table-cell>
          <table:table-cell office:value-type="float" office:value="38740" calcext:value-type="float">
            <text:p>38740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3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Weiss nicht)</text:p>
          </table:table-cell>
          <table:table-cell office:value-type="float" office:value="38741" calcext:value-type="float">
            <text:p>38741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 text:c="2"/>Untergraben das Kulturleben</text:p>
          </table:table-cell>
          <table:table-cell office:value-type="float" office:value="38742" calcext:value-type="float">
            <text:p>38742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38743" calcext:value-type="float">
            <text:p>38743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38744" calcext:value-type="float">
            <text:p>38744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38745" calcext:value-type="float">
            <text:p>38745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38746" calcext:value-type="float">
            <text:p>38746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38747" calcext:value-type="float">
            <text:p>38747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38748" calcext:value-type="float">
            <text:p>38748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38749" calcext:value-type="float">
            <text:p>38749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38750" calcext:value-type="float">
            <text:p>38750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38751" calcext:value-type="float">
            <text:p>38751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Bereichern das Kulturleben</text:p>
          </table:table-cell>
          <table:table-cell office:value-type="float" office:value="38752" calcext:value-type="float">
            <text:p>38752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4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Weiss nicht)</text:p>
          </table:table-cell>
          <table:table-cell office:value-type="float" office:value="38753" calcext:value-type="float">
            <text:p>38753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 text:c="2"/>Schlechter</text:p>
          </table:table-cell>
          <table:table-cell office:value-type="float" office:value="38754" calcext:value-type="float">
            <text:p>38754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38755" calcext:value-type="float">
            <text:p>38755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38756" calcext:value-type="float">
            <text:p>38756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38757" calcext:value-type="float">
            <text:p>38757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38758" calcext:value-type="float">
            <text:p>38758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38759" calcext:value-type="float">
            <text:p>38759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38760" calcext:value-type="float">
            <text:p>38760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38761" calcext:value-type="float">
            <text:p>38761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38762" calcext:value-type="float">
            <text:p>38762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38763" calcext:value-type="float">
            <text:p>38763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Besser</text:p>
          </table:table-cell>
          <table:table-cell office:value-type="float" office:value="38764" calcext:value-type="float">
            <text:p>38764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5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Weiss nicht)</text:p>
          </table:table-cell>
          <table:table-cell office:value-type="float" office:value="38765" calcext:value-type="float">
            <text:p>38765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 text:c="2"/>Äusserst unglücklich</text:p>
          </table:table-cell>
          <table:table-cell office:value-type="float" office:value="38766" calcext:value-type="float">
            <text:p>38766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38767" calcext:value-type="float">
            <text:p>38767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38768" calcext:value-type="float">
            <text:p>38768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38769" calcext:value-type="float">
            <text:p>38769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38770" calcext:value-type="float">
            <text:p>38770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38771" calcext:value-type="float">
            <text:p>38771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38772" calcext:value-type="float">
            <text:p>38772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38773" calcext:value-type="float">
            <text:p>38773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38774" calcext:value-type="float">
            <text:p>38774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38775" calcext:value-type="float">
            <text:p>38775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Äusserst glücklich</text:p>
          </table:table-cell>
          <table:table-cell office:value-type="float" office:value="38776" calcext:value-type="float">
            <text:p>38776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Weiss nicht)</text:p>
          </table:table-cell>
          <table:table-cell office:value-type="float" office:value="38777" calcext:value-type="float">
            <text:p>38777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3_2006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ie</text:p>
          </table:table-cell>
          <table:table-cell office:value-type="float" office:value="35247" calcext:value-type="float">
            <text:p>35247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3_2006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eniger als einmal pro Monat</text:p>
          </table:table-cell>
          <table:table-cell office:value-type="float" office:value="35248" calcext:value-type="float">
            <text:p>35248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3_2006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pro Monat</text:p>
          </table:table-cell>
          <table:table-cell office:value-type="float" office:value="35249" calcext:value-type="float">
            <text:p>35249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3_2006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pro Monat</text:p>
          </table:table-cell>
          <table:table-cell office:value-type="float" office:value="35250" calcext:value-type="float">
            <text:p>35250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3_2006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pro Woche</text:p>
          </table:table-cell>
          <table:table-cell office:value-type="float" office:value="35251" calcext:value-type="float">
            <text:p>35251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3_2006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pro Woche</text:p>
          </table:table-cell>
          <table:table-cell office:value-type="float" office:value="35252" calcext:value-type="float">
            <text:p>35252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3_2006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eden Tag</text:p>
          </table:table-cell>
          <table:table-cell office:value-type="float" office:value="35253" calcext:value-type="float">
            <text:p>35253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3_2006_GER_CH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Weiss nicht)</text:p>
          </table:table-cell>
          <table:table-cell office:value-type="float" office:value="35254" calcext:value-type="float">
            <text:p>35254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3_2006_GER_CH_5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5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5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seltener als die meisten</text:p>
          </table:table-cell>
          <table:table-cell office:value-type="float" office:value="35255" calcext:value-type="float">
            <text:p>35255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3_2006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Seltener als die meisten</text:p>
          </table:table-cell>
          <table:table-cell office:value-type="float" office:value="35256" calcext:value-type="float">
            <text:p>35256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3_2006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twa gleich häufig</text:p>
          </table:table-cell>
          <table:table-cell office:value-type="float" office:value="35257" calcext:value-type="float">
            <text:p>35257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3_2006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Häufiger als die meisten</text:p>
          </table:table-cell>
          <table:table-cell office:value-type="float" office:value="35258" calcext:value-type="float">
            <text:p>35258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3_2006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häufiger als die meisten</text:p>
          </table:table-cell>
          <table:table-cell office:value-type="float" office:value="35259" calcext:value-type="float">
            <text:p>35259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3_2006_GER_CH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Weiss nicht)</text:p>
          </table:table-cell>
          <table:table-cell office:value-type="float" office:value="35260" calcext:value-type="float">
            <text:p>35260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3_2006_GER_CH_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hr sicher</text:p>
          </table:table-cell>
          <table:table-cell office:value-type="float" office:value="35261" calcext:value-type="float">
            <text:p>35261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3_2006_GER_CH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icher</text:p>
          </table:table-cell>
          <table:table-cell office:value-type="float" office:value="35262" calcext:value-type="float">
            <text:p>35262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3_2006_GER_CH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icher</text:p>
          </table:table-cell>
          <table:table-cell office:value-type="float" office:value="35263" calcext:value-type="float">
            <text:p>35263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3_2006_GER_CH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Oder sehr unsicher</text:p>
          </table:table-cell>
          <table:table-cell office:value-type="float" office:value="35264" calcext:value-type="float">
            <text:p>35264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3_2006_GER_CH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Weiss nicht)</text:p>
          </table:table-cell>
          <table:table-cell office:value-type="float" office:value="35265" calcext:value-type="float">
            <text:p>35265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3_2006_GER_CH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Immer oder meistens</text:p>
          </table:table-cell>
          <table:table-cell office:value-type="float" office:value="35266" calcext:value-type="float">
            <text:p>35266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3_2006_GER_CH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anchmal</text:p>
          </table:table-cell>
          <table:table-cell office:value-type="float" office:value="35267" calcext:value-type="float">
            <text:p>35267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3_2006_GER_CH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ur gelegentlich</text:p>
          </table:table-cell>
          <table:table-cell office:value-type="float" office:value="35268" calcext:value-type="float">
            <text:p>35268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3_2006_GER_CH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ie</text:p>
          </table:table-cell>
          <table:table-cell office:value-type="float" office:value="35269" calcext:value-type="float">
            <text:p>35269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3_2006_GER_CH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Weiss nicht)</text:p>
          </table:table-cell>
          <table:table-cell office:value-type="float" office:value="35270" calcext:value-type="float">
            <text:p>35270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3_2006_GER_CH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eine grosse Beeinträchtigung Ihrer Lebensqualität,</text:p>
          </table:table-cell>
          <table:table-cell office:value-type="float" office:value="35271" calcext:value-type="float">
            <text:p>35271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3_2006_GER_CH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eine gewisse Beeinträchtigung,</text:p>
          </table:table-cell>
          <table:table-cell office:value-type="float" office:value="35272" calcext:value-type="float">
            <text:p>35272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3_2006_GER_CH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oder keine nennenswerte Beeinträchtigung Ihrer Lebensqualität?</text:p>
          </table:table-cell>
          <table:table-cell office:value-type="float" office:value="35273" calcext:value-type="float">
            <text:p>35273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3_2006_GER_CH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Weiss nicht)</text:p>
          </table:table-cell>
          <table:table-cell office:value-type="float" office:value="35274" calcext:value-type="float">
            <text:p>35274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3_2006_GER_CH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Immer oder meistens</text:p>
          </table:table-cell>
          <table:table-cell office:value-type="float" office:value="35266" calcext:value-type="float">
            <text:p>35266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3_2006_GER_CH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Manchmal</text:p>
          </table:table-cell>
          <table:table-cell office:value-type="float" office:value="35267" calcext:value-type="float">
            <text:p>35267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3_2006_GER_CH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ur gelegentlich</text:p>
          </table:table-cell>
          <table:table-cell office:value-type="float" office:value="35268" calcext:value-type="float">
            <text:p>35268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3_2006_GER_CH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ie</text:p>
          </table:table-cell>
          <table:table-cell office:value-type="float" office:value="35269" calcext:value-type="float">
            <text:p>35269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3_2006_GER_CH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Weiss nicht)</text:p>
          </table:table-cell>
          <table:table-cell office:value-type="float" office:value="35270" calcext:value-type="float">
            <text:p>35270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3_2006_GER_CH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eine grosse Beeinträchtigung Ihrer Lebensqualität,</text:p>
          </table:table-cell>
          <table:table-cell office:value-type="float" office:value="35271" calcext:value-type="float">
            <text:p>35271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3_2006_GER_CH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eine gewisse Beeinträchtigung,</text:p>
          </table:table-cell>
          <table:table-cell office:value-type="float" office:value="35272" calcext:value-type="float">
            <text:p>35272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3_2006_GER_CH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oder keine nennenswerte Beeinträchtigung Ihrer Lebensqualität?</text:p>
          </table:table-cell>
          <table:table-cell office:value-type="float" office:value="35273" calcext:value-type="float">
            <text:p>35273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3_2006_GER_CH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Weiss nicht)</text:p>
          </table:table-cell>
          <table:table-cell office:value-type="float" office:value="35274" calcext:value-type="float">
            <text:p>35274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3_2006_GER_CH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sehr wahrscheinlich,</text:p>
          </table:table-cell>
          <table:table-cell office:value-type="float" office:value="35275" calcext:value-type="float">
            <text:p>35275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3_2006_GER_CH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wahrscheinlich,</text:p>
          </table:table-cell>
          <table:table-cell office:value-type="float" office:value="35276" calcext:value-type="float">
            <text:p>35276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3_2006_GER_CH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nicht sehr wahrscheinlich,</text:p>
          </table:table-cell>
          <table:table-cell office:value-type="float" office:value="35277" calcext:value-type="float">
            <text:p>35277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3_2006_GER_CH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 oder überhaupt nicht wahrscheinlich?</text:p>
          </table:table-cell>
          <table:table-cell office:value-type="float" office:value="35278" calcext:value-type="float">
            <text:p>35278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3_2006_GER_CH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Weiss nicht)</text:p>
          </table:table-cell>
          <table:table-cell office:value-type="float" office:value="35279" calcext:value-type="float">
            <text:p>35279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3_2006_GER_CH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sehr wahrscheinlich,</text:p>
          </table:table-cell>
          <table:table-cell office:value-type="float" office:value="35275" calcext:value-type="float">
            <text:p>35275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3_2006_GER_CH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wahrscheinlich,</text:p>
          </table:table-cell>
          <table:table-cell office:value-type="float" office:value="35276" calcext:value-type="float">
            <text:p>35276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3_2006_GER_CH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nicht sehr wahrscheinlich,</text:p>
          </table:table-cell>
          <table:table-cell office:value-type="float" office:value="35277" calcext:value-type="float">
            <text:p>35277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3_2006_GER_CH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 oder überhaupt nicht wahrscheinlich?</text:p>
          </table:table-cell>
          <table:table-cell office:value-type="float" office:value="35278" calcext:value-type="float">
            <text:p>35278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3_2006_GER_CH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Weiss nicht)</text:p>
          </table:table-cell>
          <table:table-cell office:value-type="float" office:value="35279" calcext:value-type="float">
            <text:p>35279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3_2006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Sehr gut</text:p>
          </table:table-cell>
          <table:table-cell office:value-type="float" office:value="35280" calcext:value-type="float">
            <text:p>35280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3_2006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Gut</text:p>
          </table:table-cell>
          <table:table-cell office:value-type="float" office:value="35281" calcext:value-type="float">
            <text:p>35281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3_2006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Mittelmässig</text:p>
          </table:table-cell>
          <table:table-cell office:value-type="float" office:value="35282" calcext:value-type="float">
            <text:p>35282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3_2006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Schlecht</text:p>
          </table:table-cell>
          <table:table-cell office:value-type="float" office:value="35283" calcext:value-type="float">
            <text:p>35283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3_2006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Sehr schlecht?</text:p>
          </table:table-cell>
          <table:table-cell office:value-type="float" office:value="35284" calcext:value-type="float">
            <text:p>35284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3_2006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Weiss nicht)</text:p>
          </table:table-cell>
          <table:table-cell office:value-type="float" office:value="35285" calcext:value-type="float">
            <text:p>35285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3_2006_GER_CH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, sehr stark</text:p>
          </table:table-cell>
          <table:table-cell office:value-type="float" office:value="35286" calcext:value-type="float">
            <text:p>35286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3_2006_GER_CH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, bis zu einem gewissen Grad</text:p>
          </table:table-cell>
          <table:table-cell office:value-type="float" office:value="35287" calcext:value-type="float">
            <text:p>35287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3_2006_GER_CH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ein</text:p>
          </table:table-cell>
          <table:table-cell office:value-type="float" office:value="35288" calcext:value-type="float">
            <text:p>35288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3_2006_GER_CH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Weiss nicht)</text:p>
          </table:table-cell>
          <table:table-cell office:value-type="float" office:value="35289" calcext:value-type="float">
            <text:p>35289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3_2006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Römisch-Katholisch</text:p>
          </table:table-cell>
          <table:table-cell office:value-type="float" office:value="38778" calcext:value-type="float">
            <text:p>38778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ESS_R03_2006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hristlich-Katholisch</text:p>
          </table:table-cell>
          <table:table-cell office:value-type="float" office:value="38779" calcext:value-type="float">
            <text:p>38779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ESS_R03_2006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Protestantisch (auch Evangelische Kirche, Neuapostolisch, Methodistisch)</text:p>
          </table:table-cell>
          <table:table-cell office:value-type="float" office:value="38780" calcext:value-type="float">
            <text:p>38780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ESS_R03_2006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Orthodox (Russische, griechische Kirche)</text:p>
          </table:table-cell>
          <table:table-cell office:value-type="float" office:value="38781" calcext:value-type="float">
            <text:p>38781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ESS_R03_2006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 christliche Religion</text:p>
          </table:table-cell>
          <table:table-cell office:value-type="float" office:value="38782" calcext:value-type="float">
            <text:p>38782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ESS_R03_2006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Jüdisch</text:p>
          </table:table-cell>
          <table:table-cell office:value-type="float" office:value="38783" calcext:value-type="float">
            <text:p>38783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ESS_R03_2006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Islamisch</text:p>
          </table:table-cell>
          <table:table-cell office:value-type="float" office:value="38784" calcext:value-type="float">
            <text:p>38784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ESS_R03_2006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siatische Religionen</text:p>
          </table:table-cell>
          <table:table-cell office:value-type="float" office:value="38785" calcext:value-type="float">
            <text:p>38785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ESS_R03_2006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 nicht christliche Religion</text:p>
          </table:table-cell>
          <table:table-cell office:value-type="float" office:value="38786" calcext:value-type="float">
            <text:p>38786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ESS_R03_2006_GER_CH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Weiss nicht)</text:p>
          </table:table-cell>
          <table:table-cell office:value-type="float" office:value="38787" calcext:value-type="float">
            <text:p>38787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ESS_R03_2006_GER_CH_75</text:p>
          </table:table-cell>
          <table:table-cell office:value-type="string" calcext:value-type="string">
            <text:p>C18_N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76</text:p>
          </table:table-cell>
          <table:table-cell office:value-type="string" calcext:value-type="string">
            <text:p>C18_N2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7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7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7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<text:s/>(Römisch-)Katholisch</text:p>
          </table:table-cell>
          <table:table-cell office:value-type="float" office:value="38788" calcext:value-type="float">
            <text:p>38788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3_2006_GER_CH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Römisch-Katholisch</text:p>
          </table:table-cell>
          <table:table-cell office:value-type="float" office:value="38789" calcext:value-type="float">
            <text:p>38789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3_2006_GER_CH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hristlich-Katholisch</text:p>
          </table:table-cell>
          <table:table-cell office:value-type="float" office:value="38790" calcext:value-type="float">
            <text:p>38790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3_2006_GER_CH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Protestantisch (auch Evangelische Kirche, Neuapostolisch, Methodistisch)</text:p>
          </table:table-cell>
          <table:table-cell office:value-type="float" office:value="38791" calcext:value-type="float">
            <text:p>38791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3_2006_GER_CH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Orthodox (Russische, griechische Kirche)</text:p>
          </table:table-cell>
          <table:table-cell office:value-type="float" office:value="38792" calcext:value-type="float">
            <text:p>38792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3_2006_GER_CH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 christliche Religion</text:p>
          </table:table-cell>
          <table:table-cell office:value-type="float" office:value="38793" calcext:value-type="float">
            <text:p>38793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3_2006_GER_CH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Jüdisch</text:p>
          </table:table-cell>
          <table:table-cell office:value-type="float" office:value="38794" calcext:value-type="float">
            <text:p>38794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3_2006_GER_CH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Islamisch</text:p>
          </table:table-cell>
          <table:table-cell office:value-type="float" office:value="38795" calcext:value-type="float">
            <text:p>38795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3_2006_GER_CH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siatische Religionen</text:p>
          </table:table-cell>
          <table:table-cell office:value-type="float" office:value="38796" calcext:value-type="float">
            <text:p>38796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3_2006_GER_CH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 nicht christliche Religion</text:p>
          </table:table-cell>
          <table:table-cell office:value-type="float" office:value="38797" calcext:value-type="float">
            <text:p>38797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3_2006_GER_CH_7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Weiss nicht)</text:p>
          </table:table-cell>
          <table:table-cell office:value-type="float" office:value="38798" calcext:value-type="float">
            <text:p>38798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3_2006_GER_CH_79</text:p>
          </table:table-cell>
          <table:table-cell office:value-type="string" calcext:value-type="string">
            <text:p>C20_N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80</text:p>
          </table:table-cell>
          <table:table-cell office:value-type="string" calcext:value-type="string">
            <text:p>C20_N2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 text:c="2"/>Überhaupt nicht religiös</text:p>
          </table:table-cell>
          <table:table-cell office:value-type="float" office:value="38799" calcext:value-type="float">
            <text:p>38799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38800" calcext:value-type="float">
            <text:p>38800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38801" calcext:value-type="float">
            <text:p>38801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38802" calcext:value-type="float">
            <text:p>38802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38803" calcext:value-type="float">
            <text:p>38803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38804" calcext:value-type="float">
            <text:p>38804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38805" calcext:value-type="float">
            <text:p>38805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38806" calcext:value-type="float">
            <text:p>38806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38807" calcext:value-type="float">
            <text:p>38807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38808" calcext:value-type="float">
            <text:p>38808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Sehr religiös</text:p>
          </table:table-cell>
          <table:table-cell office:value-type="float" office:value="38809" calcext:value-type="float">
            <text:p>38809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Weiss nicht)</text:p>
          </table:table-cell>
          <table:table-cell office:value-type="float" office:value="38810" calcext:value-type="float">
            <text:p>38810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3_2006_GER_CH_8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Jeden Tag</text:p>
          </table:table-cell>
          <table:table-cell office:value-type="float" office:value="35317" calcext:value-type="float">
            <text:p>35317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hr als einmal pro Woche</text:p>
          </table:table-cell>
          <table:table-cell office:value-type="float" office:value="35318" calcext:value-type="float">
            <text:p>35318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inmal pro Woche</text:p>
          </table:table-cell>
          <table:table-cell office:value-type="float" office:value="35319" calcext:value-type="float">
            <text:p>35319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indestens einmal pro Monat</text:p>
          </table:table-cell>
          <table:table-cell office:value-type="float" office:value="35320" calcext:value-type="float">
            <text:p>35320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5321" calcext:value-type="float">
            <text:p>35321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och seltener</text:p>
          </table:table-cell>
          <table:table-cell office:value-type="float" office:value="35322" calcext:value-type="float">
            <text:p>35322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ie</text:p>
          </table:table-cell>
          <table:table-cell office:value-type="float" office:value="35323" calcext:value-type="float">
            <text:p>35323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Weiss nicht)</text:p>
          </table:table-cell>
          <table:table-cell office:value-type="float" office:value="35324" calcext:value-type="float">
            <text:p>35324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Jeden Tag</text:p>
          </table:table-cell>
          <table:table-cell office:value-type="float" office:value="35317" calcext:value-type="float">
            <text:p>35317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hr als einmal pro Woche</text:p>
          </table:table-cell>
          <table:table-cell office:value-type="float" office:value="35318" calcext:value-type="float">
            <text:p>35318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Einmal pro Woche</text:p>
          </table:table-cell>
          <table:table-cell office:value-type="float" office:value="35319" calcext:value-type="float">
            <text:p>35319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indestens einmal pro Monat</text:p>
          </table:table-cell>
          <table:table-cell office:value-type="float" office:value="35320" calcext:value-type="float">
            <text:p>35320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5321" calcext:value-type="float">
            <text:p>35321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och seltener</text:p>
          </table:table-cell>
          <table:table-cell office:value-type="float" office:value="35322" calcext:value-type="float">
            <text:p>35322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ie</text:p>
          </table:table-cell>
          <table:table-cell office:value-type="float" office:value="35323" calcext:value-type="float">
            <text:p>35323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Weiss nicht)</text:p>
          </table:table-cell>
          <table:table-cell office:value-type="float" office:value="35324" calcext:value-type="float">
            <text:p>35324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3_2006_GER_CH_84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84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84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8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Hautfarbe</text:p>
          </table:table-cell>
          <table:table-cell office:value-type="float" office:value="35325" calcext:value-type="float">
            <text:p>35325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3_2006_GER_CH_8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ationalität</text:p>
          </table:table-cell>
          <table:table-cell office:value-type="float" office:value="35326" calcext:value-type="float">
            <text:p>35326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3_2006_GER_CH_8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Religion</text:p>
          </table:table-cell>
          <table:table-cell office:value-type="float" office:value="35327" calcext:value-type="float">
            <text:p>35327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3_2006_GER_CH_8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prache</text:p>
          </table:table-cell>
          <table:table-cell office:value-type="float" office:value="35328" calcext:value-type="float">
            <text:p>35328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3_2006_GER_CH_8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Volksgruppe oder ethnische Gruppe</text:p>
          </table:table-cell>
          <table:table-cell office:value-type="float" office:value="35329" calcext:value-type="float">
            <text:p>35329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3_2006_GER_CH_8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lter</text:p>
          </table:table-cell>
          <table:table-cell office:value-type="float" office:value="35330" calcext:value-type="float">
            <text:p>35330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3_2006_GER_CH_8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Geschlecht</text:p>
          </table:table-cell>
          <table:table-cell office:value-type="float" office:value="35331" calcext:value-type="float">
            <text:p>35331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3_2006_GER_CH_8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exuelle Neigungen</text:p>
          </table:table-cell>
          <table:table-cell office:value-type="float" office:value="35332" calcext:value-type="float">
            <text:p>35332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3_2006_GER_CH_8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Behinderung</text:p>
          </table:table-cell>
          <table:table-cell office:value-type="float" office:value="35333" calcext:value-type="float">
            <text:p>35333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3_2006_GER_CH_8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ndere Gründe</text:p>
          </table:table-cell>
          <table:table-cell office:value-type="float" office:value="35334" calcext:value-type="float">
            <text:p>35334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3_2006_GER_CH_8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Weiss nicht)</text:p>
          </table:table-cell>
          <table:table-cell office:value-type="float" office:value="35335" calcext:value-type="float">
            <text:p>35335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3_2006_GER_CH_86</text:p>
          </table:table-cell>
          <table:table-cell office:value-type="string" calcext:value-type="string">
            <text:p>C25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87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87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87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Italien</text:p>
          </table:table-cell>
          <table:table-cell office:value-type="float" office:value="38811" calcext:value-type="float">
            <text:p>38811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Portugal</text:p>
          </table:table-cell>
          <table:table-cell office:value-type="float" office:value="38812" calcext:value-type="float">
            <text:p>38812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Deutschland</text:p>
          </table:table-cell>
          <table:table-cell office:value-type="float" office:value="38813" calcext:value-type="float">
            <text:p>38813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Spanien</text:p>
          </table:table-cell>
          <table:table-cell office:value-type="float" office:value="38814" calcext:value-type="float">
            <text:p>38814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Türkei</text:p>
          </table:table-cell>
          <table:table-cell office:value-type="float" office:value="38815" calcext:value-type="float">
            <text:p>38815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Frankreich</text:p>
          </table:table-cell>
          <table:table-cell office:value-type="float" office:value="38816" calcext:value-type="float">
            <text:p>38816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Österreich</text:p>
          </table:table-cell>
          <table:table-cell office:value-type="float" office:value="38817" calcext:value-type="float">
            <text:p>38817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Grossbritannien (inkl. Nordirland)</text:p>
          </table:table-cell>
          <table:table-cell office:value-type="float" office:value="38818" calcext:value-type="float">
            <text:p>38818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iederlande</text:p>
          </table:table-cell>
          <table:table-cell office:value-type="float" office:value="38819" calcext:value-type="float">
            <text:p>38819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Belgien</text:p>
          </table:table-cell>
          <table:table-cell office:value-type="float" office:value="38820" calcext:value-type="float">
            <text:p>38820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Serbien</text:p>
          </table:table-cell>
          <table:table-cell office:value-type="float" office:value="38821" calcext:value-type="float">
            <text:p>38821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ontenegro</text:p>
          </table:table-cell>
          <table:table-cell office:value-type="float" office:value="38822" calcext:value-type="float">
            <text:p>38822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Kroatien</text:p>
          </table:table-cell>
          <table:table-cell office:value-type="float" office:value="38823" calcext:value-type="float">
            <text:p>38823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Bosnien-Herzegovina</text:p>
          </table:table-cell>
          <table:table-cell office:value-type="float" office:value="38824" calcext:value-type="float">
            <text:p>38824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azedonien (Ehemalige Jugoslawische Republik)</text:p>
          </table:table-cell>
          <table:table-cell office:value-type="float" office:value="38825" calcext:value-type="float">
            <text:p>38825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Albanien</text:p>
          </table:table-cell>
          <table:table-cell office:value-type="float" office:value="38826" calcext:value-type="float">
            <text:p>38826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Andere Länder</text:p>
          </table:table-cell>
          <table:table-cell office:value-type="float" office:value="38827" calcext:value-type="float">
            <text:p>38827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Staatenlos</text:p>
          </table:table-cell>
          <table:table-cell office:value-type="float" office:value="38828" calcext:value-type="float">
            <text:p>38828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Weiss nicht)</text:p>
          </table:table-cell>
          <table:table-cell office:value-type="float" office:value="38829" calcext:value-type="float">
            <text:p>38829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89</text:p>
          </table:table-cell>
          <table:table-cell office:value-type="string" calcext:value-type="string">
            <text:p>C27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9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9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9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Italien</text:p>
          </table:table-cell>
          <table:table-cell office:value-type="float" office:value="38811" calcext:value-type="float">
            <text:p>38811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Portugal</text:p>
          </table:table-cell>
          <table:table-cell office:value-type="float" office:value="38812" calcext:value-type="float">
            <text:p>38812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eutschland</text:p>
          </table:table-cell>
          <table:table-cell office:value-type="float" office:value="38813" calcext:value-type="float">
            <text:p>38813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Spanien</text:p>
          </table:table-cell>
          <table:table-cell office:value-type="float" office:value="38814" calcext:value-type="float">
            <text:p>38814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Türkei</text:p>
          </table:table-cell>
          <table:table-cell office:value-type="float" office:value="38815" calcext:value-type="float">
            <text:p>38815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Frankreich</text:p>
          </table:table-cell>
          <table:table-cell office:value-type="float" office:value="38816" calcext:value-type="float">
            <text:p>38816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Österreich</text:p>
          </table:table-cell>
          <table:table-cell office:value-type="float" office:value="38817" calcext:value-type="float">
            <text:p>38817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Grossbritannien (inkl. Nordirland)</text:p>
          </table:table-cell>
          <table:table-cell office:value-type="float" office:value="38818" calcext:value-type="float">
            <text:p>38818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Niederlande</text:p>
          </table:table-cell>
          <table:table-cell office:value-type="float" office:value="38819" calcext:value-type="float">
            <text:p>38819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Belgien</text:p>
          </table:table-cell>
          <table:table-cell office:value-type="float" office:value="38820" calcext:value-type="float">
            <text:p>38820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Serbien</text:p>
          </table:table-cell>
          <table:table-cell office:value-type="float" office:value="38821" calcext:value-type="float">
            <text:p>38821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ontenegro</text:p>
          </table:table-cell>
          <table:table-cell office:value-type="float" office:value="38822" calcext:value-type="float">
            <text:p>38822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Kroatien</text:p>
          </table:table-cell>
          <table:table-cell office:value-type="float" office:value="38823" calcext:value-type="float">
            <text:p>38823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Bosnien-Herzegovina</text:p>
          </table:table-cell>
          <table:table-cell office:value-type="float" office:value="38824" calcext:value-type="float">
            <text:p>38824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azedonien (Ehemalige Jugoslawische Republik)</text:p>
          </table:table-cell>
          <table:table-cell office:value-type="float" office:value="38825" calcext:value-type="float">
            <text:p>38825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Albanien</text:p>
          </table:table-cell>
          <table:table-cell office:value-type="float" office:value="38826" calcext:value-type="float">
            <text:p>38826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Andere Länder</text:p>
          </table:table-cell>
          <table:table-cell office:value-type="float" office:value="38827" calcext:value-type="float">
            <text:p>38827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Staatenlos</text:p>
          </table:table-cell>
          <table:table-cell office:value-type="float" office:value="38828" calcext:value-type="float">
            <text:p>38828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Weiss nicht)</text:p>
          </table:table-cell>
          <table:table-cell office:value-type="float" office:value="38829" calcext:value-type="float">
            <text:p>38829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2</text:p>
          </table:table-cell>
          <table:table-cell office:value-type="string" calcext:value-type="string">
            <text:p>C29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9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Innerhalb des letzten Jahres</text:p>
          </table:table-cell>
          <table:table-cell office:value-type="float" office:value="35357" calcext:value-type="float">
            <text:p>35357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3_2006_GER_CH_9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Vor 1 bis 5 Jahren</text:p>
          </table:table-cell>
          <table:table-cell office:value-type="float" office:value="35358" calcext:value-type="float">
            <text:p>35358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3_2006_GER_CH_9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Vor 6 bis 10 Jahren</text:p>
          </table:table-cell>
          <table:table-cell office:value-type="float" office:value="35359" calcext:value-type="float">
            <text:p>35359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3_2006_GER_CH_9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Vor 11 bis 20 Jahren</text:p>
          </table:table-cell>
          <table:table-cell office:value-type="float" office:value="35360" calcext:value-type="float">
            <text:p>35360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3_2006_GER_CH_9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Vor über 20 Jahren</text:p>
          </table:table-cell>
          <table:table-cell office:value-type="float" office:value="35361" calcext:value-type="float">
            <text:p>35361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3_2006_GER_CH_9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Weiss nicht)</text:p>
          </table:table-cell>
          <table:table-cell office:value-type="float" office:value="35362" calcext:value-type="float">
            <text:p>35362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chweizerdeutsch</text:p>
          </table:table-cell>
          <table:table-cell office:value-type="float" office:value="35363" calcext:value-type="float">
            <text:p>35363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Französisch</text:p>
          </table:table-cell>
          <table:table-cell office:value-type="float" office:value="35364" calcext:value-type="float">
            <text:p>35364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Tessiner Dialekt</text:p>
          </table:table-cell>
          <table:table-cell office:value-type="float" office:value="35365" calcext:value-type="float">
            <text:p>35365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Rätoromanisch</text:p>
          </table:table-cell>
          <table:table-cell office:value-type="float" office:value="35366" calcext:value-type="float">
            <text:p>35366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Deutsch</text:p>
          </table:table-cell>
          <table:table-cell office:value-type="float" office:value="35367" calcext:value-type="float">
            <text:p>35367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Italienisch</text:p>
          </table:table-cell>
          <table:table-cell office:value-type="float" office:value="35368" calcext:value-type="float">
            <text:p>35368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erbisch</text:p>
          </table:table-cell>
          <table:table-cell office:value-type="float" office:value="35369" calcext:value-type="float">
            <text:p>35369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Kroatisch</text:p>
          </table:table-cell>
          <table:table-cell office:value-type="float" office:value="35370" calcext:value-type="float">
            <text:p>35370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Albanisch</text:p>
          </table:table-cell>
          <table:table-cell office:value-type="float" office:value="35371" calcext:value-type="float">
            <text:p>35371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Portugiesisch</text:p>
          </table:table-cell>
          <table:table-cell office:value-type="float" office:value="35372" calcext:value-type="float">
            <text:p>35372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panisch</text:p>
          </table:table-cell>
          <table:table-cell office:value-type="float" office:value="35373" calcext:value-type="float">
            <text:p>35373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Englisch</text:p>
          </table:table-cell>
          <table:table-cell office:value-type="float" office:value="35374" calcext:value-type="float">
            <text:p>35374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Türkisch</text:p>
          </table:table-cell>
          <table:table-cell office:value-type="float" office:value="35375" calcext:value-type="float">
            <text:p>35375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Andere Sprache</text:p>
          </table:table-cell>
          <table:table-cell office:value-type="float" office:value="35376" calcext:value-type="float">
            <text:p>35376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Weiss nicht)</text:p>
          </table:table-cell>
          <table:table-cell office:value-type="float" office:value="35377" calcext:value-type="float">
            <text:p>35377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3_2006_GER_CH_95</text:p>
          </table:table-cell>
          <table:table-cell office:value-type="string" calcext:value-type="string">
            <text:p>C31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96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96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96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97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97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97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Italien</text:p>
          </table:table-cell>
          <table:table-cell office:value-type="float" office:value="38811" calcext:value-type="float">
            <text:p>38811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Portugal</text:p>
          </table:table-cell>
          <table:table-cell office:value-type="float" office:value="38812" calcext:value-type="float">
            <text:p>38812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Deutschland</text:p>
          </table:table-cell>
          <table:table-cell office:value-type="float" office:value="38813" calcext:value-type="float">
            <text:p>38813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Spanien</text:p>
          </table:table-cell>
          <table:table-cell office:value-type="float" office:value="38814" calcext:value-type="float">
            <text:p>38814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Türkei</text:p>
          </table:table-cell>
          <table:table-cell office:value-type="float" office:value="38815" calcext:value-type="float">
            <text:p>38815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Frankreich</text:p>
          </table:table-cell>
          <table:table-cell office:value-type="float" office:value="38816" calcext:value-type="float">
            <text:p>38816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Österreich</text:p>
          </table:table-cell>
          <table:table-cell office:value-type="float" office:value="38817" calcext:value-type="float">
            <text:p>38817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Grossbritannien (inkl. Nordirland)</text:p>
          </table:table-cell>
          <table:table-cell office:value-type="float" office:value="38818" calcext:value-type="float">
            <text:p>38818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Niederlande</text:p>
          </table:table-cell>
          <table:table-cell office:value-type="float" office:value="38819" calcext:value-type="float">
            <text:p>38819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Belgien</text:p>
          </table:table-cell>
          <table:table-cell office:value-type="float" office:value="38820" calcext:value-type="float">
            <text:p>38820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Serbien</text:p>
          </table:table-cell>
          <table:table-cell office:value-type="float" office:value="38821" calcext:value-type="float">
            <text:p>38821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Montenegro</text:p>
          </table:table-cell>
          <table:table-cell office:value-type="float" office:value="38822" calcext:value-type="float">
            <text:p>38822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Kroatien</text:p>
          </table:table-cell>
          <table:table-cell office:value-type="float" office:value="38823" calcext:value-type="float">
            <text:p>38823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Bosnien-Herzegovina</text:p>
          </table:table-cell>
          <table:table-cell office:value-type="float" office:value="38824" calcext:value-type="float">
            <text:p>38824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Mazedonien (Ehemalige Jugoslawische Republik)</text:p>
          </table:table-cell>
          <table:table-cell office:value-type="float" office:value="38825" calcext:value-type="float">
            <text:p>38825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Albanien</text:p>
          </table:table-cell>
          <table:table-cell office:value-type="float" office:value="38826" calcext:value-type="float">
            <text:p>38826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Andere Länder</text:p>
          </table:table-cell>
          <table:table-cell office:value-type="float" office:value="38827" calcext:value-type="float">
            <text:p>38827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Staatenlos</text:p>
          </table:table-cell>
          <table:table-cell office:value-type="float" office:value="38828" calcext:value-type="float">
            <text:p>38828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8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Weiss nicht)</text:p>
          </table:table-cell>
          <table:table-cell office:value-type="float" office:value="38829" calcext:value-type="float">
            <text:p>38829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99</text:p>
          </table:table-cell>
          <table:table-cell office:value-type="string" calcext:value-type="string">
            <text:p>C34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00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100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100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Italien</text:p>
          </table:table-cell>
          <table:table-cell office:value-type="float" office:value="38811" calcext:value-type="float">
            <text:p>38811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Portugal</text:p>
          </table:table-cell>
          <table:table-cell office:value-type="float" office:value="38812" calcext:value-type="float">
            <text:p>38812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Deutschland</text:p>
          </table:table-cell>
          <table:table-cell office:value-type="float" office:value="38813" calcext:value-type="float">
            <text:p>38813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Spanien</text:p>
          </table:table-cell>
          <table:table-cell office:value-type="float" office:value="38814" calcext:value-type="float">
            <text:p>38814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Türkei</text:p>
          </table:table-cell>
          <table:table-cell office:value-type="float" office:value="38815" calcext:value-type="float">
            <text:p>38815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Frankreich</text:p>
          </table:table-cell>
          <table:table-cell office:value-type="float" office:value="38816" calcext:value-type="float">
            <text:p>38816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Österreich</text:p>
          </table:table-cell>
          <table:table-cell office:value-type="float" office:value="38817" calcext:value-type="float">
            <text:p>38817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Grossbritannien (inkl. Nordirland)</text:p>
          </table:table-cell>
          <table:table-cell office:value-type="float" office:value="38818" calcext:value-type="float">
            <text:p>38818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Niederlande</text:p>
          </table:table-cell>
          <table:table-cell office:value-type="float" office:value="38819" calcext:value-type="float">
            <text:p>38819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Belgien</text:p>
          </table:table-cell>
          <table:table-cell office:value-type="float" office:value="38820" calcext:value-type="float">
            <text:p>38820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Serbien</text:p>
          </table:table-cell>
          <table:table-cell office:value-type="float" office:value="38821" calcext:value-type="float">
            <text:p>38821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Montenegro</text:p>
          </table:table-cell>
          <table:table-cell office:value-type="float" office:value="38822" calcext:value-type="float">
            <text:p>38822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Kroatien</text:p>
          </table:table-cell>
          <table:table-cell office:value-type="float" office:value="38823" calcext:value-type="float">
            <text:p>38823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Bosnien-Herzegovina</text:p>
          </table:table-cell>
          <table:table-cell office:value-type="float" office:value="38824" calcext:value-type="float">
            <text:p>38824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Mazedonien (Ehemalige Jugoslawische Republik)</text:p>
          </table:table-cell>
          <table:table-cell office:value-type="float" office:value="38825" calcext:value-type="float">
            <text:p>38825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Albanien</text:p>
          </table:table-cell>
          <table:table-cell office:value-type="float" office:value="38826" calcext:value-type="float">
            <text:p>38826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Andere Länder</text:p>
          </table:table-cell>
          <table:table-cell office:value-type="float" office:value="38827" calcext:value-type="float">
            <text:p>38827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Staatenlos</text:p>
          </table:table-cell>
          <table:table-cell office:value-type="float" office:value="38828" calcext:value-type="float">
            <text:p>38828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Weiss nicht)</text:p>
          </table:table-cell>
          <table:table-cell office:value-type="float" office:value="38829" calcext:value-type="float">
            <text:p>38829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3_2006_GER_CH_102</text:p>
          </table:table-cell>
          <table:table-cell office:value-type="string" calcext:value-type="string">
            <text:p>C36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0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a</text:p>
          </table:table-cell>
          <table:table-cell office:value-type="float" office:value="38830" calcext:value-type="float">
            <text:p>38830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0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ein</text:p>
          </table:table-cell>
          <table:table-cell office:value-type="float" office:value="38831" calcext:value-type="float">
            <text:p>38831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0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Weiss nicht)</text:p>
          </table:table-cell>
          <table:table-cell office:value-type="float" office:value="38832" calcext:value-type="float">
            <text:p>38832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0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0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0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ja</text:p>
          </table:table-cell>
          <table:table-cell office:value-type="float" office:value="38830" calcext:value-type="float">
            <text:p>38830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0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ein</text:p>
          </table:table-cell>
          <table:table-cell office:value-type="float" office:value="38831" calcext:value-type="float">
            <text:p>38831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0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Weiss nicht)</text:p>
          </table:table-cell>
          <table:table-cell office:value-type="float" office:value="38832" calcext:value-type="float">
            <text:p>38832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0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0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ja</text:p>
          </table:table-cell>
          <table:table-cell office:value-type="float" office:value="38830" calcext:value-type="float">
            <text:p>38830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0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ein</text:p>
          </table:table-cell>
          <table:table-cell office:value-type="float" office:value="38831" calcext:value-type="float">
            <text:p>38831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0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Weiss nicht)</text:p>
          </table:table-cell>
          <table:table-cell office:value-type="float" office:value="38832" calcext:value-type="float">
            <text:p>38832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0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ja</text:p>
          </table:table-cell>
          <table:table-cell office:value-type="float" office:value="38830" calcext:value-type="float">
            <text:p>38830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ein</text:p>
          </table:table-cell>
          <table:table-cell office:value-type="float" office:value="38831" calcext:value-type="float">
            <text:p>38831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Weiss nicht)</text:p>
          </table:table-cell>
          <table:table-cell office:value-type="float" office:value="38832" calcext:value-type="float">
            <text:p>38832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1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ja</text:p>
          </table:table-cell>
          <table:table-cell office:value-type="float" office:value="38830" calcext:value-type="float">
            <text:p>38830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ein</text:p>
          </table:table-cell>
          <table:table-cell office:value-type="float" office:value="38831" calcext:value-type="float">
            <text:p>38831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Weiss nicht)</text:p>
          </table:table-cell>
          <table:table-cell office:value-type="float" office:value="38832" calcext:value-type="float">
            <text:p>38832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Januar</text:p>
          </table:table-cell>
          <table:table-cell office:value-type="float" office:value="38833" calcext:value-type="float">
            <text:p>38833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ebruar</text:p>
          </table:table-cell>
          <table:table-cell office:value-type="float" office:value="38834" calcext:value-type="float">
            <text:p>38834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März</text:p>
          </table:table-cell>
          <table:table-cell office:value-type="float" office:value="38835" calcext:value-type="float">
            <text:p>38835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pril</text:p>
          </table:table-cell>
          <table:table-cell office:value-type="float" office:value="38836" calcext:value-type="float">
            <text:p>38836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Mai</text:p>
          </table:table-cell>
          <table:table-cell office:value-type="float" office:value="38837" calcext:value-type="float">
            <text:p>38837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Juni</text:p>
          </table:table-cell>
          <table:table-cell office:value-type="float" office:value="38838" calcext:value-type="float">
            <text:p>38838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Juli</text:p>
          </table:table-cell>
          <table:table-cell office:value-type="float" office:value="38839" calcext:value-type="float">
            <text:p>38839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ugust</text:p>
          </table:table-cell>
          <table:table-cell office:value-type="float" office:value="38840" calcext:value-type="float">
            <text:p>38840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eptember</text:p>
          </table:table-cell>
          <table:table-cell office:value-type="float" office:value="38841" calcext:value-type="float">
            <text:p>38841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ktober</text:p>
          </table:table-cell>
          <table:table-cell office:value-type="float" office:value="38842" calcext:value-type="float">
            <text:p>38842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vember</text:p>
          </table:table-cell>
          <table:table-cell office:value-type="float" office:value="38843" calcext:value-type="float">
            <text:p>38843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ezember</text:p>
          </table:table-cell>
          <table:table-cell office:value-type="float" office:value="38844" calcext:value-type="float">
            <text:p>38844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Weiss nicht)</text:p>
          </table:table-cell>
          <table:table-cell office:value-type="float" office:value="38845" calcext:value-type="float">
            <text:p>38845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3_2006_GER_CH_118</text:p>
          </table:table-cell>
          <table:table-cell office:value-type="string" calcext:value-type="string">
            <text:p>D17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19</text:p>
          </table:table-cell>
          <table:table-cell office:value-type="string" calcext:value-type="string">
            <text:p>D18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20</text:p>
          </table:table-cell>
          <table:table-cell office:value-type="string" calcext:value-type="string">
            <text:p>D19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21</text:p>
          </table:table-cell>
          <table:table-cell office:value-type="string" calcext:value-type="string">
            <text:p>D20a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1</text:p>
          </table:table-cell>
          <table:table-cell office:value-type="string" calcext:value-type="string">
            <text:p>D20a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1</text:p>
          </table:table-cell>
          <table:table-cell office:value-type="string" calcext:value-type="string">
            <text:p>D20a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1</text:p>
          </table:table-cell>
          <table:table-cell office:value-type="string" calcext:value-type="string">
            <text:p>D20a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1</text:p>
          </table:table-cell>
          <table:table-cell office:value-type="string" calcext:value-type="string">
            <text:p>D20a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1</text:p>
          </table:table-cell>
          <table:table-cell office:value-type="string" calcext:value-type="string">
            <text:p>D20a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2</text:p>
          </table:table-cell>
          <table:table-cell office:value-type="string" calcext:value-type="string">
            <text:p>D21a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2</text:p>
          </table:table-cell>
          <table:table-cell office:value-type="string" calcext:value-type="string">
            <text:p>D21a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2</text:p>
          </table:table-cell>
          <table:table-cell office:value-type="string" calcext:value-type="string">
            <text:p>D21a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2</text:p>
          </table:table-cell>
          <table:table-cell office:value-type="string" calcext:value-type="string">
            <text:p>D21a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2</text:p>
          </table:table-cell>
          <table:table-cell office:value-type="string" calcext:value-type="string">
            <text:p>D21a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2</text:p>
          </table:table-cell>
          <table:table-cell office:value-type="string" calcext:value-type="string">
            <text:p>D21a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3</text:p>
          </table:table-cell>
          <table:table-cell office:value-type="string" calcext:value-type="string">
            <text:p>D22a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3</text:p>
          </table:table-cell>
          <table:table-cell office:value-type="string" calcext:value-type="string">
            <text:p>D22a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3</text:p>
          </table:table-cell>
          <table:table-cell office:value-type="string" calcext:value-type="string">
            <text:p>D22a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3</text:p>
          </table:table-cell>
          <table:table-cell office:value-type="string" calcext:value-type="string">
            <text:p>D22a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3</text:p>
          </table:table-cell>
          <table:table-cell office:value-type="string" calcext:value-type="string">
            <text:p>D22a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3</text:p>
          </table:table-cell>
          <table:table-cell office:value-type="string" calcext:value-type="string">
            <text:p>D22a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4</text:p>
          </table:table-cell>
          <table:table-cell office:value-type="string" calcext:value-type="string">
            <text:p>D23a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4</text:p>
          </table:table-cell>
          <table:table-cell office:value-type="string" calcext:value-type="string">
            <text:p>D23a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4</text:p>
          </table:table-cell>
          <table:table-cell office:value-type="string" calcext:value-type="string">
            <text:p>D23a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4</text:p>
          </table:table-cell>
          <table:table-cell office:value-type="string" calcext:value-type="string">
            <text:p>D23a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4</text:p>
          </table:table-cell>
          <table:table-cell office:value-type="string" calcext:value-type="string">
            <text:p>D23a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4</text:p>
          </table:table-cell>
          <table:table-cell office:value-type="string" calcext:value-type="string">
            <text:p>D23a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5</text:p>
          </table:table-cell>
          <table:table-cell office:value-type="string" calcext:value-type="string">
            <text:p>D24a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5</text:p>
          </table:table-cell>
          <table:table-cell office:value-type="string" calcext:value-type="string">
            <text:p>D24a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5</text:p>
          </table:table-cell>
          <table:table-cell office:value-type="string" calcext:value-type="string">
            <text:p>D24a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5</text:p>
          </table:table-cell>
          <table:table-cell office:value-type="string" calcext:value-type="string">
            <text:p>D24a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5</text:p>
          </table:table-cell>
          <table:table-cell office:value-type="string" calcext:value-type="string">
            <text:p>D24a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5</text:p>
          </table:table-cell>
          <table:table-cell office:value-type="string" calcext:value-type="string">
            <text:p>D24a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6</text:p>
          </table:table-cell>
          <table:table-cell office:value-type="string" calcext:value-type="string">
            <text:p>D25a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6</text:p>
          </table:table-cell>
          <table:table-cell office:value-type="string" calcext:value-type="string">
            <text:p>D25a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6</text:p>
          </table:table-cell>
          <table:table-cell office:value-type="string" calcext:value-type="string">
            <text:p>D25a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6</text:p>
          </table:table-cell>
          <table:table-cell office:value-type="string" calcext:value-type="string">
            <text:p>D25a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6</text:p>
          </table:table-cell>
          <table:table-cell office:value-type="string" calcext:value-type="string">
            <text:p>D25a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6</text:p>
          </table:table-cell>
          <table:table-cell office:value-type="string" calcext:value-type="string">
            <text:p>D25a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7</text:p>
          </table:table-cell>
          <table:table-cell office:value-type="string" calcext:value-type="string">
            <text:p>D26a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7</text:p>
          </table:table-cell>
          <table:table-cell office:value-type="string" calcext:value-type="string">
            <text:p>D26a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7</text:p>
          </table:table-cell>
          <table:table-cell office:value-type="string" calcext:value-type="string">
            <text:p>D26a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7</text:p>
          </table:table-cell>
          <table:table-cell office:value-type="string" calcext:value-type="string">
            <text:p>D26a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7</text:p>
          </table:table-cell>
          <table:table-cell office:value-type="string" calcext:value-type="string">
            <text:p>D26a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7</text:p>
          </table:table-cell>
          <table:table-cell office:value-type="string" calcext:value-type="string">
            <text:p>D26a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28</text:p>
          </table:table-cell>
          <table:table-cell office:value-type="string" calcext:value-type="string">
            <text:p>D27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29</text:p>
          </table:table-cell>
          <table:table-cell office:value-type="string" calcext:value-type="string">
            <text:p>D28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30</text:p>
          </table:table-cell>
          <table:table-cell office:value-type="string" calcext:value-type="string">
            <text:p>D29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31</text:p>
          </table:table-cell>
          <table:table-cell office:value-type="string" calcext:value-type="string">
            <text:p>D30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32</text:p>
          </table:table-cell>
          <table:table-cell office:value-type="string" calcext:value-type="string">
            <text:p>D31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33</text:p>
          </table:table-cell>
          <table:table-cell office:value-type="string" calcext:value-type="string">
            <text:p>D32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34</text:p>
          </table:table-cell>
          <table:table-cell office:value-type="string" calcext:value-type="string">
            <text:p>D33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35</text:p>
          </table:table-cell>
          <table:table-cell office:value-type="string" calcext:value-type="string">
            <text:p>D34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36</text:p>
          </table:table-cell>
          <table:table-cell office:value-type="string" calcext:value-type="string">
            <text:p>D35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37</text:p>
          </table:table-cell>
          <table:table-cell office:value-type="string" calcext:value-type="string">
            <text:p>D36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38</text:p>
          </table:table-cell>
          <table:table-cell office:value-type="string" calcext:value-type="string">
            <text:p>D37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39</text:p>
          </table:table-cell>
          <table:table-cell office:value-type="string" calcext:value-type="string">
            <text:p>D38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40</text:p>
          </table:table-cell>
          <table:table-cell office:value-type="string" calcext:value-type="string">
            <text:p>D39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41</text:p>
          </table:table-cell>
          <table:table-cell office:value-type="string" calcext:value-type="string">
            <text:p>D40a</text:p>
          </table:table-cell>
          <table:table-cell office:value-type="string" calcext:value-type="string">
            <text:p>Sehr missbilligen</text:p>
          </table:table-cell>
          <table:table-cell office:value-type="float" office:value="38852" calcext:value-type="float">
            <text:p>38852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1</text:p>
          </table:table-cell>
          <table:table-cell office:value-type="string" calcext:value-type="string">
            <text:p>D40a</text:p>
          </table:table-cell>
          <table:table-cell office:value-type="string" calcext:value-type="string">
            <text:p>Missbilligen</text:p>
          </table:table-cell>
          <table:table-cell office:value-type="float" office:value="38853" calcext:value-type="float">
            <text:p>38853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1</text:p>
          </table:table-cell>
          <table:table-cell office:value-type="string" calcext:value-type="string">
            <text:p>D40a</text:p>
          </table:table-cell>
          <table:table-cell office:value-type="string" calcext:value-type="string">
            <text:p>Weder befürworten noch missbilligen</text:p>
          </table:table-cell>
          <table:table-cell office:value-type="float" office:value="38854" calcext:value-type="float">
            <text:p>38854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1</text:p>
          </table:table-cell>
          <table:table-cell office:value-type="string" calcext:value-type="string">
            <text:p>D40a</text:p>
          </table:table-cell>
          <table:table-cell office:value-type="string" calcext:value-type="string">
            <text:p>Befürworten</text:p>
          </table:table-cell>
          <table:table-cell office:value-type="float" office:value="38855" calcext:value-type="float">
            <text:p>38855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1</text:p>
          </table:table-cell>
          <table:table-cell office:value-type="string" calcext:value-type="string">
            <text:p>D40a</text:p>
          </table:table-cell>
          <table:table-cell office:value-type="string" calcext:value-type="string">
            <text:p>Sehr befürworten</text:p>
          </table:table-cell>
          <table:table-cell office:value-type="float" office:value="38856" calcext:value-type="float">
            <text:p>38856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1</text:p>
          </table:table-cell>
          <table:table-cell office:value-type="string" calcext:value-type="string">
            <text:p>D40a</text:p>
          </table:table-cell>
          <table:table-cell office:value-type="string" calcext:value-type="string">
            <text:p>Weiss nicht</text:p>
          </table:table-cell>
          <table:table-cell office:value-type="float" office:value="38857" calcext:value-type="float">
            <text:p>38857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2</text:p>
          </table:table-cell>
          <table:table-cell office:value-type="string" calcext:value-type="string">
            <text:p>D41a</text:p>
          </table:table-cell>
          <table:table-cell office:value-type="string" calcext:value-type="string">
            <text:p>Sehr missbilligen</text:p>
          </table:table-cell>
          <table:table-cell office:value-type="float" office:value="38852" calcext:value-type="float">
            <text:p>38852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2</text:p>
          </table:table-cell>
          <table:table-cell office:value-type="string" calcext:value-type="string">
            <text:p>D41a</text:p>
          </table:table-cell>
          <table:table-cell office:value-type="string" calcext:value-type="string">
            <text:p>Missbilligen</text:p>
          </table:table-cell>
          <table:table-cell office:value-type="float" office:value="38853" calcext:value-type="float">
            <text:p>38853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2</text:p>
          </table:table-cell>
          <table:table-cell office:value-type="string" calcext:value-type="string">
            <text:p>D41a</text:p>
          </table:table-cell>
          <table:table-cell office:value-type="string" calcext:value-type="string">
            <text:p>Weder befürworten noch missbilligen</text:p>
          </table:table-cell>
          <table:table-cell office:value-type="float" office:value="38854" calcext:value-type="float">
            <text:p>38854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2</text:p>
          </table:table-cell>
          <table:table-cell office:value-type="string" calcext:value-type="string">
            <text:p>D41a</text:p>
          </table:table-cell>
          <table:table-cell office:value-type="string" calcext:value-type="string">
            <text:p>Befürworten</text:p>
          </table:table-cell>
          <table:table-cell office:value-type="float" office:value="38855" calcext:value-type="float">
            <text:p>38855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2</text:p>
          </table:table-cell>
          <table:table-cell office:value-type="string" calcext:value-type="string">
            <text:p>D41a</text:p>
          </table:table-cell>
          <table:table-cell office:value-type="string" calcext:value-type="string">
            <text:p>Sehr befürworten</text:p>
          </table:table-cell>
          <table:table-cell office:value-type="float" office:value="38856" calcext:value-type="float">
            <text:p>38856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2</text:p>
          </table:table-cell>
          <table:table-cell office:value-type="string" calcext:value-type="string">
            <text:p>D41a</text:p>
          </table:table-cell>
          <table:table-cell office:value-type="string" calcext:value-type="string">
            <text:p>Weiss nicht</text:p>
          </table:table-cell>
          <table:table-cell office:value-type="float" office:value="38857" calcext:value-type="float">
            <text:p>38857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3</text:p>
          </table:table-cell>
          <table:table-cell office:value-type="string" calcext:value-type="string">
            <text:p>D42a</text:p>
          </table:table-cell>
          <table:table-cell office:value-type="string" calcext:value-type="string">
            <text:p>Sehr missbilligen</text:p>
          </table:table-cell>
          <table:table-cell office:value-type="float" office:value="38852" calcext:value-type="float">
            <text:p>38852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3</text:p>
          </table:table-cell>
          <table:table-cell office:value-type="string" calcext:value-type="string">
            <text:p>D42a</text:p>
          </table:table-cell>
          <table:table-cell office:value-type="string" calcext:value-type="string">
            <text:p>Missbilligen</text:p>
          </table:table-cell>
          <table:table-cell office:value-type="float" office:value="38853" calcext:value-type="float">
            <text:p>38853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3</text:p>
          </table:table-cell>
          <table:table-cell office:value-type="string" calcext:value-type="string">
            <text:p>D42a</text:p>
          </table:table-cell>
          <table:table-cell office:value-type="string" calcext:value-type="string">
            <text:p>Weder befürworten noch missbilligen</text:p>
          </table:table-cell>
          <table:table-cell office:value-type="float" office:value="38854" calcext:value-type="float">
            <text:p>38854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3</text:p>
          </table:table-cell>
          <table:table-cell office:value-type="string" calcext:value-type="string">
            <text:p>D42a</text:p>
          </table:table-cell>
          <table:table-cell office:value-type="string" calcext:value-type="string">
            <text:p>Befürworten</text:p>
          </table:table-cell>
          <table:table-cell office:value-type="float" office:value="38855" calcext:value-type="float">
            <text:p>38855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3</text:p>
          </table:table-cell>
          <table:table-cell office:value-type="string" calcext:value-type="string">
            <text:p>D42a</text:p>
          </table:table-cell>
          <table:table-cell office:value-type="string" calcext:value-type="string">
            <text:p>Sehr befürworten</text:p>
          </table:table-cell>
          <table:table-cell office:value-type="float" office:value="38856" calcext:value-type="float">
            <text:p>38856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3</text:p>
          </table:table-cell>
          <table:table-cell office:value-type="string" calcext:value-type="string">
            <text:p>D42a</text:p>
          </table:table-cell>
          <table:table-cell office:value-type="string" calcext:value-type="string">
            <text:p>Weiss nicht</text:p>
          </table:table-cell>
          <table:table-cell office:value-type="float" office:value="38857" calcext:value-type="float">
            <text:p>38857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4</text:p>
          </table:table-cell>
          <table:table-cell office:value-type="string" calcext:value-type="string">
            <text:p>D43a</text:p>
          </table:table-cell>
          <table:table-cell office:value-type="string" calcext:value-type="string">
            <text:p>Sehr missbilligen</text:p>
          </table:table-cell>
          <table:table-cell office:value-type="float" office:value="38852" calcext:value-type="float">
            <text:p>38852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4</text:p>
          </table:table-cell>
          <table:table-cell office:value-type="string" calcext:value-type="string">
            <text:p>D43a</text:p>
          </table:table-cell>
          <table:table-cell office:value-type="string" calcext:value-type="string">
            <text:p>Missbilligen</text:p>
          </table:table-cell>
          <table:table-cell office:value-type="float" office:value="38853" calcext:value-type="float">
            <text:p>38853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4</text:p>
          </table:table-cell>
          <table:table-cell office:value-type="string" calcext:value-type="string">
            <text:p>D43a</text:p>
          </table:table-cell>
          <table:table-cell office:value-type="string" calcext:value-type="string">
            <text:p>Weder befürworten noch missbilligen</text:p>
          </table:table-cell>
          <table:table-cell office:value-type="float" office:value="38854" calcext:value-type="float">
            <text:p>38854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4</text:p>
          </table:table-cell>
          <table:table-cell office:value-type="string" calcext:value-type="string">
            <text:p>D43a</text:p>
          </table:table-cell>
          <table:table-cell office:value-type="string" calcext:value-type="string">
            <text:p>Befürworten</text:p>
          </table:table-cell>
          <table:table-cell office:value-type="float" office:value="38855" calcext:value-type="float">
            <text:p>38855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4</text:p>
          </table:table-cell>
          <table:table-cell office:value-type="string" calcext:value-type="string">
            <text:p>D43a</text:p>
          </table:table-cell>
          <table:table-cell office:value-type="string" calcext:value-type="string">
            <text:p>Sehr befürworten</text:p>
          </table:table-cell>
          <table:table-cell office:value-type="float" office:value="38856" calcext:value-type="float">
            <text:p>38856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4</text:p>
          </table:table-cell>
          <table:table-cell office:value-type="string" calcext:value-type="string">
            <text:p>D43a</text:p>
          </table:table-cell>
          <table:table-cell office:value-type="string" calcext:value-type="string">
            <text:p>Weiss nicht</text:p>
          </table:table-cell>
          <table:table-cell office:value-type="float" office:value="38857" calcext:value-type="float">
            <text:p>38857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5</text:p>
          </table:table-cell>
          <table:table-cell office:value-type="string" calcext:value-type="string">
            <text:p>D44a</text:p>
          </table:table-cell>
          <table:table-cell office:value-type="string" calcext:value-type="string">
            <text:p>Sehr missbilligen</text:p>
          </table:table-cell>
          <table:table-cell office:value-type="float" office:value="38852" calcext:value-type="float">
            <text:p>38852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5</text:p>
          </table:table-cell>
          <table:table-cell office:value-type="string" calcext:value-type="string">
            <text:p>D44a</text:p>
          </table:table-cell>
          <table:table-cell office:value-type="string" calcext:value-type="string">
            <text:p>Missbilligen</text:p>
          </table:table-cell>
          <table:table-cell office:value-type="float" office:value="38853" calcext:value-type="float">
            <text:p>38853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5</text:p>
          </table:table-cell>
          <table:table-cell office:value-type="string" calcext:value-type="string">
            <text:p>D44a</text:p>
          </table:table-cell>
          <table:table-cell office:value-type="string" calcext:value-type="string">
            <text:p>Weder befürworten noch missbilligen</text:p>
          </table:table-cell>
          <table:table-cell office:value-type="float" office:value="38854" calcext:value-type="float">
            <text:p>38854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5</text:p>
          </table:table-cell>
          <table:table-cell office:value-type="string" calcext:value-type="string">
            <text:p>D44a</text:p>
          </table:table-cell>
          <table:table-cell office:value-type="string" calcext:value-type="string">
            <text:p>Befürworten</text:p>
          </table:table-cell>
          <table:table-cell office:value-type="float" office:value="38855" calcext:value-type="float">
            <text:p>38855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5</text:p>
          </table:table-cell>
          <table:table-cell office:value-type="string" calcext:value-type="string">
            <text:p>D44a</text:p>
          </table:table-cell>
          <table:table-cell office:value-type="string" calcext:value-type="string">
            <text:p>Sehr befürworten</text:p>
          </table:table-cell>
          <table:table-cell office:value-type="float" office:value="38856" calcext:value-type="float">
            <text:p>38856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5</text:p>
          </table:table-cell>
          <table:table-cell office:value-type="string" calcext:value-type="string">
            <text:p>D44a</text:p>
          </table:table-cell>
          <table:table-cell office:value-type="string" calcext:value-type="string">
            <text:p>Weiss nicht</text:p>
          </table:table-cell>
          <table:table-cell office:value-type="float" office:value="38857" calcext:value-type="float">
            <text:p>38857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3_2006_GER_CH_146</text:p>
          </table:table-cell>
          <table:table-cell office:value-type="string" calcext:value-type="string">
            <text:p>D45a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6</text:p>
          </table:table-cell>
          <table:table-cell office:value-type="string" calcext:value-type="string">
            <text:p>D45a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6</text:p>
          </table:table-cell>
          <table:table-cell office:value-type="string" calcext:value-type="string">
            <text:p>D45a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6</text:p>
          </table:table-cell>
          <table:table-cell office:value-type="string" calcext:value-type="string">
            <text:p>D45a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6</text:p>
          </table:table-cell>
          <table:table-cell office:value-type="string" calcext:value-type="string">
            <text:p>D45a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7</text:p>
          </table:table-cell>
          <table:table-cell office:value-type="string" calcext:value-type="string">
            <text:p>D46a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7</text:p>
          </table:table-cell>
          <table:table-cell office:value-type="string" calcext:value-type="string">
            <text:p>D46a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7</text:p>
          </table:table-cell>
          <table:table-cell office:value-type="string" calcext:value-type="string">
            <text:p>D46a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7</text:p>
          </table:table-cell>
          <table:table-cell office:value-type="string" calcext:value-type="string">
            <text:p>D46a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7</text:p>
          </table:table-cell>
          <table:table-cell office:value-type="string" calcext:value-type="string">
            <text:p>D46a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8</text:p>
          </table:table-cell>
          <table:table-cell office:value-type="string" calcext:value-type="string">
            <text:p>D47a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8</text:p>
          </table:table-cell>
          <table:table-cell office:value-type="string" calcext:value-type="string">
            <text:p>D47a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8</text:p>
          </table:table-cell>
          <table:table-cell office:value-type="string" calcext:value-type="string">
            <text:p>D47a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8</text:p>
          </table:table-cell>
          <table:table-cell office:value-type="string" calcext:value-type="string">
            <text:p>D47a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8</text:p>
          </table:table-cell>
          <table:table-cell office:value-type="string" calcext:value-type="string">
            <text:p>D47a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9</text:p>
          </table:table-cell>
          <table:table-cell office:value-type="string" calcext:value-type="string">
            <text:p>D48a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9</text:p>
          </table:table-cell>
          <table:table-cell office:value-type="string" calcext:value-type="string">
            <text:p>D48a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9</text:p>
          </table:table-cell>
          <table:table-cell office:value-type="string" calcext:value-type="string">
            <text:p>D48a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9</text:p>
          </table:table-cell>
          <table:table-cell office:value-type="string" calcext:value-type="string">
            <text:p>D48a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49</text:p>
          </table:table-cell>
          <table:table-cell office:value-type="string" calcext:value-type="string">
            <text:p>D48a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0</text:p>
          </table:table-cell>
          <table:table-cell office:value-type="string" calcext:value-type="string">
            <text:p>D49a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0</text:p>
          </table:table-cell>
          <table:table-cell office:value-type="string" calcext:value-type="string">
            <text:p>D49a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0</text:p>
          </table:table-cell>
          <table:table-cell office:value-type="string" calcext:value-type="string">
            <text:p>D49a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0</text:p>
          </table:table-cell>
          <table:table-cell office:value-type="string" calcext:value-type="string">
            <text:p>D49a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0</text:p>
          </table:table-cell>
          <table:table-cell office:value-type="string" calcext:value-type="string">
            <text:p>D49a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1</text:p>
          </table:table-cell>
          <table:table-cell office:value-type="string" calcext:value-type="string">
            <text:p>D50a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1</text:p>
          </table:table-cell>
          <table:table-cell office:value-type="string" calcext:value-type="string">
            <text:p>D50a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1</text:p>
          </table:table-cell>
          <table:table-cell office:value-type="string" calcext:value-type="string">
            <text:p>D50a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1</text:p>
          </table:table-cell>
          <table:table-cell office:value-type="string" calcext:value-type="string">
            <text:p>D50a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1</text:p>
          </table:table-cell>
          <table:table-cell office:value-type="string" calcext:value-type="string">
            <text:p>D50a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2</text:p>
          </table:table-cell>
          <table:table-cell office:value-type="string" calcext:value-type="string">
            <text:p>D51a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2</text:p>
          </table:table-cell>
          <table:table-cell office:value-type="string" calcext:value-type="string">
            <text:p>D51a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2</text:p>
          </table:table-cell>
          <table:table-cell office:value-type="string" calcext:value-type="string">
            <text:p>D51a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2</text:p>
          </table:table-cell>
          <table:table-cell office:value-type="string" calcext:value-type="string">
            <text:p>D51a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2</text:p>
          </table:table-cell>
          <table:table-cell office:value-type="string" calcext:value-type="string">
            <text:p>D51a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53</text:p>
          </table:table-cell>
          <table:table-cell office:value-type="string" calcext:value-type="string">
            <text:p>D17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54</text:p>
          </table:table-cell>
          <table:table-cell office:value-type="string" calcext:value-type="string">
            <text:p>D18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55</text:p>
          </table:table-cell>
          <table:table-cell office:value-type="string" calcext:value-type="string">
            <text:p>D19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56</text:p>
          </table:table-cell>
          <table:table-cell office:value-type="string" calcext:value-type="string">
            <text:p>D20b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6</text:p>
          </table:table-cell>
          <table:table-cell office:value-type="string" calcext:value-type="string">
            <text:p>D20b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6</text:p>
          </table:table-cell>
          <table:table-cell office:value-type="string" calcext:value-type="string">
            <text:p>D20b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6</text:p>
          </table:table-cell>
          <table:table-cell office:value-type="string" calcext:value-type="string">
            <text:p>D20b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6</text:p>
          </table:table-cell>
          <table:table-cell office:value-type="string" calcext:value-type="string">
            <text:p>D20b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6</text:p>
          </table:table-cell>
          <table:table-cell office:value-type="string" calcext:value-type="string">
            <text:p>D20b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7</text:p>
          </table:table-cell>
          <table:table-cell office:value-type="string" calcext:value-type="string">
            <text:p>D21b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7</text:p>
          </table:table-cell>
          <table:table-cell office:value-type="string" calcext:value-type="string">
            <text:p>D21b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7</text:p>
          </table:table-cell>
          <table:table-cell office:value-type="string" calcext:value-type="string">
            <text:p>D21b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7</text:p>
          </table:table-cell>
          <table:table-cell office:value-type="string" calcext:value-type="string">
            <text:p>D21b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7</text:p>
          </table:table-cell>
          <table:table-cell office:value-type="string" calcext:value-type="string">
            <text:p>D21b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7</text:p>
          </table:table-cell>
          <table:table-cell office:value-type="string" calcext:value-type="string">
            <text:p>D21b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8</text:p>
          </table:table-cell>
          <table:table-cell office:value-type="string" calcext:value-type="string">
            <text:p>D22b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8</text:p>
          </table:table-cell>
          <table:table-cell office:value-type="string" calcext:value-type="string">
            <text:p>D22b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8</text:p>
          </table:table-cell>
          <table:table-cell office:value-type="string" calcext:value-type="string">
            <text:p>D22b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8</text:p>
          </table:table-cell>
          <table:table-cell office:value-type="string" calcext:value-type="string">
            <text:p>D22b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8</text:p>
          </table:table-cell>
          <table:table-cell office:value-type="string" calcext:value-type="string">
            <text:p>D22b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8</text:p>
          </table:table-cell>
          <table:table-cell office:value-type="string" calcext:value-type="string">
            <text:p>D22b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9</text:p>
          </table:table-cell>
          <table:table-cell office:value-type="string" calcext:value-type="string">
            <text:p>D23b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9</text:p>
          </table:table-cell>
          <table:table-cell office:value-type="string" calcext:value-type="string">
            <text:p>D23b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9</text:p>
          </table:table-cell>
          <table:table-cell office:value-type="string" calcext:value-type="string">
            <text:p>D23b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9</text:p>
          </table:table-cell>
          <table:table-cell office:value-type="string" calcext:value-type="string">
            <text:p>D23b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9</text:p>
          </table:table-cell>
          <table:table-cell office:value-type="string" calcext:value-type="string">
            <text:p>D23b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59</text:p>
          </table:table-cell>
          <table:table-cell office:value-type="string" calcext:value-type="string">
            <text:p>D23b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0</text:p>
          </table:table-cell>
          <table:table-cell office:value-type="string" calcext:value-type="string">
            <text:p>D24b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0</text:p>
          </table:table-cell>
          <table:table-cell office:value-type="string" calcext:value-type="string">
            <text:p>D24b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0</text:p>
          </table:table-cell>
          <table:table-cell office:value-type="string" calcext:value-type="string">
            <text:p>D24b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0</text:p>
          </table:table-cell>
          <table:table-cell office:value-type="string" calcext:value-type="string">
            <text:p>D24b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0</text:p>
          </table:table-cell>
          <table:table-cell office:value-type="string" calcext:value-type="string">
            <text:p>D24b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0</text:p>
          </table:table-cell>
          <table:table-cell office:value-type="string" calcext:value-type="string">
            <text:p>D24b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1</text:p>
          </table:table-cell>
          <table:table-cell office:value-type="string" calcext:value-type="string">
            <text:p>D25b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1</text:p>
          </table:table-cell>
          <table:table-cell office:value-type="string" calcext:value-type="string">
            <text:p>D25b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1</text:p>
          </table:table-cell>
          <table:table-cell office:value-type="string" calcext:value-type="string">
            <text:p>D25b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1</text:p>
          </table:table-cell>
          <table:table-cell office:value-type="string" calcext:value-type="string">
            <text:p>D25b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1</text:p>
          </table:table-cell>
          <table:table-cell office:value-type="string" calcext:value-type="string">
            <text:p>D25b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1</text:p>
          </table:table-cell>
          <table:table-cell office:value-type="string" calcext:value-type="string">
            <text:p>D25b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2</text:p>
          </table:table-cell>
          <table:table-cell office:value-type="string" calcext:value-type="string">
            <text:p>D26b</text:p>
          </table:table-cell>
          <table:table-cell office:value-type="string" calcext:value-type="string">
            <text:p>Überhaupt keine Rolle</text:p>
          </table:table-cell>
          <table:table-cell office:value-type="float" office:value="38846" calcext:value-type="float">
            <text:p>38846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2</text:p>
          </table:table-cell>
          <table:table-cell office:value-type="string" calcext:value-type="string">
            <text:p>D26b</text:p>
          </table:table-cell>
          <table:table-cell office:value-type="string" calcext:value-type="string">
            <text:p>Keine grosse Rolle</text:p>
          </table:table-cell>
          <table:table-cell office:value-type="float" office:value="38847" calcext:value-type="float">
            <text:p>38847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2</text:p>
          </table:table-cell>
          <table:table-cell office:value-type="string" calcext:value-type="string">
            <text:p>D26b</text:p>
          </table:table-cell>
          <table:table-cell office:value-type="string" calcext:value-type="string">
            <text:p>Weder noch</text:p>
          </table:table-cell>
          <table:table-cell office:value-type="float" office:value="38848" calcext:value-type="float">
            <text:p>38848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2</text:p>
          </table:table-cell>
          <table:table-cell office:value-type="string" calcext:value-type="string">
            <text:p>D26b</text:p>
          </table:table-cell>
          <table:table-cell office:value-type="string" calcext:value-type="string">
            <text:p>Eine grosse Rolle</text:p>
          </table:table-cell>
          <table:table-cell office:value-type="float" office:value="38849" calcext:value-type="float">
            <text:p>38849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2</text:p>
          </table:table-cell>
          <table:table-cell office:value-type="string" calcext:value-type="string">
            <text:p>D26b</text:p>
          </table:table-cell>
          <table:table-cell office:value-type="string" calcext:value-type="string">
            <text:p>Eine sehr grosse Rolle</text:p>
          </table:table-cell>
          <table:table-cell office:value-type="float" office:value="38850" calcext:value-type="float">
            <text:p>388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2</text:p>
          </table:table-cell>
          <table:table-cell office:value-type="string" calcext:value-type="string">
            <text:p>D26b</text:p>
          </table:table-cell>
          <table:table-cell office:value-type="string" calcext:value-type="string">
            <text:p>(Weiss nicht)</text:p>
          </table:table-cell>
          <table:table-cell office:value-type="float" office:value="38851" calcext:value-type="float">
            <text:p>38851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3_2006_GER_CH_163</text:p>
          </table:table-cell>
          <table:table-cell office:value-type="string" calcext:value-type="string">
            <text:p>D27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64</text:p>
          </table:table-cell>
          <table:table-cell office:value-type="string" calcext:value-type="string">
            <text:p>D28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65</text:p>
          </table:table-cell>
          <table:table-cell office:value-type="string" calcext:value-type="string">
            <text:p>D29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66</text:p>
          </table:table-cell>
          <table:table-cell office:value-type="string" calcext:value-type="string">
            <text:p>D30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67</text:p>
          </table:table-cell>
          <table:table-cell office:value-type="string" calcext:value-type="string">
            <text:p>D31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68</text:p>
          </table:table-cell>
          <table:table-cell office:value-type="string" calcext:value-type="string">
            <text:p>D32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69</text:p>
          </table:table-cell>
          <table:table-cell office:value-type="string" calcext:value-type="string">
            <text:p>D33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70</text:p>
          </table:table-cell>
          <table:table-cell office:value-type="string" calcext:value-type="string">
            <text:p>D34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71</text:p>
          </table:table-cell>
          <table:table-cell office:value-type="string" calcext:value-type="string">
            <text:p>D35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72</text:p>
          </table:table-cell>
          <table:table-cell office:value-type="string" calcext:value-type="string">
            <text:p>D36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73</text:p>
          </table:table-cell>
          <table:table-cell office:value-type="string" calcext:value-type="string">
            <text:p>D37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74</text:p>
          </table:table-cell>
          <table:table-cell office:value-type="string" calcext:value-type="string">
            <text:p>D38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75</text:p>
          </table:table-cell>
          <table:table-cell office:value-type="string" calcext:value-type="string">
            <text:p>D39b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176</text:p>
          </table:table-cell>
          <table:table-cell office:value-type="string" calcext:value-type="string">
            <text:p>D40b</text:p>
          </table:table-cell>
          <table:table-cell office:value-type="string" calcext:value-type="string">
            <text:p>Sehr missbilligen</text:p>
          </table:table-cell>
          <table:table-cell office:value-type="float" office:value="38863" calcext:value-type="float">
            <text:p>38863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6</text:p>
          </table:table-cell>
          <table:table-cell office:value-type="string" calcext:value-type="string">
            <text:p>D40b</text:p>
          </table:table-cell>
          <table:table-cell office:value-type="string" calcext:value-type="string">
            <text:p>Missbilligen</text:p>
          </table:table-cell>
          <table:table-cell office:value-type="float" office:value="38864" calcext:value-type="float">
            <text:p>38864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6</text:p>
          </table:table-cell>
          <table:table-cell office:value-type="string" calcext:value-type="string">
            <text:p>D40b</text:p>
          </table:table-cell>
          <table:table-cell office:value-type="string" calcext:value-type="string">
            <text:p>Weder befürworten noch missbilligen</text:p>
          </table:table-cell>
          <table:table-cell office:value-type="float" office:value="38865" calcext:value-type="float">
            <text:p>38865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6</text:p>
          </table:table-cell>
          <table:table-cell office:value-type="string" calcext:value-type="string">
            <text:p>D40b</text:p>
          </table:table-cell>
          <table:table-cell office:value-type="string" calcext:value-type="string">
            <text:p>Befürworten</text:p>
          </table:table-cell>
          <table:table-cell office:value-type="float" office:value="38866" calcext:value-type="float">
            <text:p>38866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6</text:p>
          </table:table-cell>
          <table:table-cell office:value-type="string" calcext:value-type="string">
            <text:p>D40b</text:p>
          </table:table-cell>
          <table:table-cell office:value-type="string" calcext:value-type="string">
            <text:p>Sehr befürworten</text:p>
          </table:table-cell>
          <table:table-cell office:value-type="float" office:value="38867" calcext:value-type="float">
            <text:p>38867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6</text:p>
          </table:table-cell>
          <table:table-cell office:value-type="string" calcext:value-type="string">
            <text:p>D40b</text:p>
          </table:table-cell>
          <table:table-cell office:value-type="string" calcext:value-type="string">
            <text:p>(Weiss nicht)</text:p>
          </table:table-cell>
          <table:table-cell office:value-type="float" office:value="38868" calcext:value-type="float">
            <text:p>38868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7</text:p>
          </table:table-cell>
          <table:table-cell office:value-type="string" calcext:value-type="string">
            <text:p>D41b</text:p>
          </table:table-cell>
          <table:table-cell office:value-type="string" calcext:value-type="string">
            <text:p>Sehr missbilligen</text:p>
          </table:table-cell>
          <table:table-cell office:value-type="float" office:value="38863" calcext:value-type="float">
            <text:p>38863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7</text:p>
          </table:table-cell>
          <table:table-cell office:value-type="string" calcext:value-type="string">
            <text:p>D41b</text:p>
          </table:table-cell>
          <table:table-cell office:value-type="string" calcext:value-type="string">
            <text:p>Missbilligen</text:p>
          </table:table-cell>
          <table:table-cell office:value-type="float" office:value="38864" calcext:value-type="float">
            <text:p>38864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7</text:p>
          </table:table-cell>
          <table:table-cell office:value-type="string" calcext:value-type="string">
            <text:p>D41b</text:p>
          </table:table-cell>
          <table:table-cell office:value-type="string" calcext:value-type="string">
            <text:p>Weder befürworten noch missbilligen</text:p>
          </table:table-cell>
          <table:table-cell office:value-type="float" office:value="38865" calcext:value-type="float">
            <text:p>38865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7</text:p>
          </table:table-cell>
          <table:table-cell office:value-type="string" calcext:value-type="string">
            <text:p>D41b</text:p>
          </table:table-cell>
          <table:table-cell office:value-type="string" calcext:value-type="string">
            <text:p>Befürworten</text:p>
          </table:table-cell>
          <table:table-cell office:value-type="float" office:value="38866" calcext:value-type="float">
            <text:p>38866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7</text:p>
          </table:table-cell>
          <table:table-cell office:value-type="string" calcext:value-type="string">
            <text:p>D41b</text:p>
          </table:table-cell>
          <table:table-cell office:value-type="string" calcext:value-type="string">
            <text:p>Sehr befürworten</text:p>
          </table:table-cell>
          <table:table-cell office:value-type="float" office:value="38867" calcext:value-type="float">
            <text:p>38867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7</text:p>
          </table:table-cell>
          <table:table-cell office:value-type="string" calcext:value-type="string">
            <text:p>D41b</text:p>
          </table:table-cell>
          <table:table-cell office:value-type="string" calcext:value-type="string">
            <text:p>(Weiss nicht)</text:p>
          </table:table-cell>
          <table:table-cell office:value-type="float" office:value="38868" calcext:value-type="float">
            <text:p>38868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8</text:p>
          </table:table-cell>
          <table:table-cell office:value-type="string" calcext:value-type="string">
            <text:p>D42b</text:p>
          </table:table-cell>
          <table:table-cell office:value-type="string" calcext:value-type="string">
            <text:p>Sehr missbilligen</text:p>
          </table:table-cell>
          <table:table-cell office:value-type="float" office:value="38863" calcext:value-type="float">
            <text:p>38863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8</text:p>
          </table:table-cell>
          <table:table-cell office:value-type="string" calcext:value-type="string">
            <text:p>D42b</text:p>
          </table:table-cell>
          <table:table-cell office:value-type="string" calcext:value-type="string">
            <text:p>Missbilligen</text:p>
          </table:table-cell>
          <table:table-cell office:value-type="float" office:value="38864" calcext:value-type="float">
            <text:p>38864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8</text:p>
          </table:table-cell>
          <table:table-cell office:value-type="string" calcext:value-type="string">
            <text:p>D42b</text:p>
          </table:table-cell>
          <table:table-cell office:value-type="string" calcext:value-type="string">
            <text:p>Weder befürworten noch missbilligen</text:p>
          </table:table-cell>
          <table:table-cell office:value-type="float" office:value="38865" calcext:value-type="float">
            <text:p>38865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8</text:p>
          </table:table-cell>
          <table:table-cell office:value-type="string" calcext:value-type="string">
            <text:p>D42b</text:p>
          </table:table-cell>
          <table:table-cell office:value-type="string" calcext:value-type="string">
            <text:p>Befürworten</text:p>
          </table:table-cell>
          <table:table-cell office:value-type="float" office:value="38866" calcext:value-type="float">
            <text:p>38866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8</text:p>
          </table:table-cell>
          <table:table-cell office:value-type="string" calcext:value-type="string">
            <text:p>D42b</text:p>
          </table:table-cell>
          <table:table-cell office:value-type="string" calcext:value-type="string">
            <text:p>Sehr befürworten</text:p>
          </table:table-cell>
          <table:table-cell office:value-type="float" office:value="38867" calcext:value-type="float">
            <text:p>38867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8</text:p>
          </table:table-cell>
          <table:table-cell office:value-type="string" calcext:value-type="string">
            <text:p>D42b</text:p>
          </table:table-cell>
          <table:table-cell office:value-type="string" calcext:value-type="string">
            <text:p>(Weiss nicht)</text:p>
          </table:table-cell>
          <table:table-cell office:value-type="float" office:value="38868" calcext:value-type="float">
            <text:p>38868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9</text:p>
          </table:table-cell>
          <table:table-cell office:value-type="string" calcext:value-type="string">
            <text:p>D43b</text:p>
          </table:table-cell>
          <table:table-cell office:value-type="string" calcext:value-type="string">
            <text:p>Sehr missbilligen</text:p>
          </table:table-cell>
          <table:table-cell office:value-type="float" office:value="38863" calcext:value-type="float">
            <text:p>38863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9</text:p>
          </table:table-cell>
          <table:table-cell office:value-type="string" calcext:value-type="string">
            <text:p>D43b</text:p>
          </table:table-cell>
          <table:table-cell office:value-type="string" calcext:value-type="string">
            <text:p>Missbilligen</text:p>
          </table:table-cell>
          <table:table-cell office:value-type="float" office:value="38864" calcext:value-type="float">
            <text:p>38864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9</text:p>
          </table:table-cell>
          <table:table-cell office:value-type="string" calcext:value-type="string">
            <text:p>D43b</text:p>
          </table:table-cell>
          <table:table-cell office:value-type="string" calcext:value-type="string">
            <text:p>Weder befürworten noch missbilligen</text:p>
          </table:table-cell>
          <table:table-cell office:value-type="float" office:value="38865" calcext:value-type="float">
            <text:p>38865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9</text:p>
          </table:table-cell>
          <table:table-cell office:value-type="string" calcext:value-type="string">
            <text:p>D43b</text:p>
          </table:table-cell>
          <table:table-cell office:value-type="string" calcext:value-type="string">
            <text:p>Befürworten</text:p>
          </table:table-cell>
          <table:table-cell office:value-type="float" office:value="38866" calcext:value-type="float">
            <text:p>38866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9</text:p>
          </table:table-cell>
          <table:table-cell office:value-type="string" calcext:value-type="string">
            <text:p>D43b</text:p>
          </table:table-cell>
          <table:table-cell office:value-type="string" calcext:value-type="string">
            <text:p>Sehr befürworten</text:p>
          </table:table-cell>
          <table:table-cell office:value-type="float" office:value="38867" calcext:value-type="float">
            <text:p>38867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79</text:p>
          </table:table-cell>
          <table:table-cell office:value-type="string" calcext:value-type="string">
            <text:p>D43b</text:p>
          </table:table-cell>
          <table:table-cell office:value-type="string" calcext:value-type="string">
            <text:p>(Weiss nicht)</text:p>
          </table:table-cell>
          <table:table-cell office:value-type="float" office:value="38868" calcext:value-type="float">
            <text:p>38868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80</text:p>
          </table:table-cell>
          <table:table-cell office:value-type="string" calcext:value-type="string">
            <text:p>D44b</text:p>
          </table:table-cell>
          <table:table-cell office:value-type="string" calcext:value-type="string">
            <text:p>Sehr missbilligen</text:p>
          </table:table-cell>
          <table:table-cell office:value-type="float" office:value="38863" calcext:value-type="float">
            <text:p>38863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80</text:p>
          </table:table-cell>
          <table:table-cell office:value-type="string" calcext:value-type="string">
            <text:p>D44b</text:p>
          </table:table-cell>
          <table:table-cell office:value-type="string" calcext:value-type="string">
            <text:p>Missbilligen</text:p>
          </table:table-cell>
          <table:table-cell office:value-type="float" office:value="38864" calcext:value-type="float">
            <text:p>38864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80</text:p>
          </table:table-cell>
          <table:table-cell office:value-type="string" calcext:value-type="string">
            <text:p>D44b</text:p>
          </table:table-cell>
          <table:table-cell office:value-type="string" calcext:value-type="string">
            <text:p>Weder befürworten noch missbilligen</text:p>
          </table:table-cell>
          <table:table-cell office:value-type="float" office:value="38865" calcext:value-type="float">
            <text:p>38865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80</text:p>
          </table:table-cell>
          <table:table-cell office:value-type="string" calcext:value-type="string">
            <text:p>D44b</text:p>
          </table:table-cell>
          <table:table-cell office:value-type="string" calcext:value-type="string">
            <text:p>Befürworten</text:p>
          </table:table-cell>
          <table:table-cell office:value-type="float" office:value="38866" calcext:value-type="float">
            <text:p>38866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80</text:p>
          </table:table-cell>
          <table:table-cell office:value-type="string" calcext:value-type="string">
            <text:p>D44b</text:p>
          </table:table-cell>
          <table:table-cell office:value-type="string" calcext:value-type="string">
            <text:p>Sehr befürworten</text:p>
          </table:table-cell>
          <table:table-cell office:value-type="float" office:value="38867" calcext:value-type="float">
            <text:p>38867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80</text:p>
          </table:table-cell>
          <table:table-cell office:value-type="string" calcext:value-type="string">
            <text:p>D44b</text:p>
          </table:table-cell>
          <table:table-cell office:value-type="string" calcext:value-type="string">
            <text:p>(Weiss nicht)</text:p>
          </table:table-cell>
          <table:table-cell office:value-type="float" office:value="38868" calcext:value-type="float">
            <text:p>38868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3_2006_GER_CH_181</text:p>
          </table:table-cell>
          <table:table-cell office:value-type="string" calcext:value-type="string">
            <text:p>D45b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1</text:p>
          </table:table-cell>
          <table:table-cell office:value-type="string" calcext:value-type="string">
            <text:p>D45b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1</text:p>
          </table:table-cell>
          <table:table-cell office:value-type="string" calcext:value-type="string">
            <text:p>D45b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1</text:p>
          </table:table-cell>
          <table:table-cell office:value-type="string" calcext:value-type="string">
            <text:p>D45b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1</text:p>
          </table:table-cell>
          <table:table-cell office:value-type="string" calcext:value-type="string">
            <text:p>D45b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2</text:p>
          </table:table-cell>
          <table:table-cell office:value-type="string" calcext:value-type="string">
            <text:p>D46b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2</text:p>
          </table:table-cell>
          <table:table-cell office:value-type="string" calcext:value-type="string">
            <text:p>D46b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2</text:p>
          </table:table-cell>
          <table:table-cell office:value-type="string" calcext:value-type="string">
            <text:p>D46b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2</text:p>
          </table:table-cell>
          <table:table-cell office:value-type="string" calcext:value-type="string">
            <text:p>D46b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2</text:p>
          </table:table-cell>
          <table:table-cell office:value-type="string" calcext:value-type="string">
            <text:p>D46b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3</text:p>
          </table:table-cell>
          <table:table-cell office:value-type="string" calcext:value-type="string">
            <text:p>D47b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3</text:p>
          </table:table-cell>
          <table:table-cell office:value-type="string" calcext:value-type="string">
            <text:p>D47b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3</text:p>
          </table:table-cell>
          <table:table-cell office:value-type="string" calcext:value-type="string">
            <text:p>D47b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3</text:p>
          </table:table-cell>
          <table:table-cell office:value-type="string" calcext:value-type="string">
            <text:p>D47b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3</text:p>
          </table:table-cell>
          <table:table-cell office:value-type="string" calcext:value-type="string">
            <text:p>D47b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4</text:p>
          </table:table-cell>
          <table:table-cell office:value-type="string" calcext:value-type="string">
            <text:p>D48b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4</text:p>
          </table:table-cell>
          <table:table-cell office:value-type="string" calcext:value-type="string">
            <text:p>D48b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4</text:p>
          </table:table-cell>
          <table:table-cell office:value-type="string" calcext:value-type="string">
            <text:p>D48b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4</text:p>
          </table:table-cell>
          <table:table-cell office:value-type="string" calcext:value-type="string">
            <text:p>D48b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4</text:p>
          </table:table-cell>
          <table:table-cell office:value-type="string" calcext:value-type="string">
            <text:p>D48b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5</text:p>
          </table:table-cell>
          <table:table-cell office:value-type="string" calcext:value-type="string">
            <text:p>D49b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5</text:p>
          </table:table-cell>
          <table:table-cell office:value-type="string" calcext:value-type="string">
            <text:p>D49b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5</text:p>
          </table:table-cell>
          <table:table-cell office:value-type="string" calcext:value-type="string">
            <text:p>D49b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5</text:p>
          </table:table-cell>
          <table:table-cell office:value-type="string" calcext:value-type="string">
            <text:p>D49b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5</text:p>
          </table:table-cell>
          <table:table-cell office:value-type="string" calcext:value-type="string">
            <text:p>D49b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6</text:p>
          </table:table-cell>
          <table:table-cell office:value-type="string" calcext:value-type="string">
            <text:p>D50b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6</text:p>
          </table:table-cell>
          <table:table-cell office:value-type="string" calcext:value-type="string">
            <text:p>D50b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6</text:p>
          </table:table-cell>
          <table:table-cell office:value-type="string" calcext:value-type="string">
            <text:p>D50b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6</text:p>
          </table:table-cell>
          <table:table-cell office:value-type="string" calcext:value-type="string">
            <text:p>D50b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6</text:p>
          </table:table-cell>
          <table:table-cell office:value-type="string" calcext:value-type="string">
            <text:p>D50b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7</text:p>
          </table:table-cell>
          <table:table-cell office:value-type="string" calcext:value-type="string">
            <text:p>D51b</text:p>
          </table:table-cell>
          <table:table-cell office:value-type="string" calcext:value-type="string">
            <text:p>Die meisten Leute würden es offen missbilligen</text:p>
          </table:table-cell>
          <table:table-cell office:value-type="float" office:value="38858" calcext:value-type="float">
            <text:p>38858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7</text:p>
          </table:table-cell>
          <table:table-cell office:value-type="string" calcext:value-type="string">
            <text:p>D51b</text:p>
          </table:table-cell>
          <table:table-cell office:value-type="string" calcext:value-type="string">
            <text:p>Die meisten Leute würden es insgeheim missbilligen</text:p>
          </table:table-cell>
          <table:table-cell office:value-type="float" office:value="38859" calcext:value-type="float">
            <text:p>38859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7</text:p>
          </table:table-cell>
          <table:table-cell office:value-type="string" calcext:value-type="string">
            <text:p>D51b</text:p>
          </table:table-cell>
          <table:table-cell office:value-type="string" calcext:value-type="string">
            <text:p>Die meisten Leute würden es weder befürworten noch missbilligen</text:p>
          </table:table-cell>
          <table:table-cell office:value-type="float" office:value="38860" calcext:value-type="float">
            <text:p>388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7</text:p>
          </table:table-cell>
          <table:table-cell office:value-type="string" calcext:value-type="string">
            <text:p>D51b</text:p>
          </table:table-cell>
          <table:table-cell office:value-type="string" calcext:value-type="string">
            <text:p>Die meisten Leute würden es befürworten</text:p>
          </table:table-cell>
          <table:table-cell office:value-type="float" office:value="38861" calcext:value-type="float">
            <text:p>3886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7</text:p>
          </table:table-cell>
          <table:table-cell office:value-type="string" calcext:value-type="string">
            <text:p>D51b</text:p>
          </table:table-cell>
          <table:table-cell office:value-type="string" calcext:value-type="string">
            <text:p>(Weiss nicht)</text:p>
          </table:table-cell>
          <table:table-cell office:value-type="float" office:value="38862" calcext:value-type="float">
            <text:p>3886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<text:s/>Ich plane meine Zukunft so gut wie möglich</text:p>
          </table:table-cell>
          <table:table-cell office:value-type="float" office:value="38869" calcext:value-type="float">
            <text:p>38869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float" office:value="1" calcext:value-type="float">
            <text:p>1</text:p>
          </table:table-cell>
          <table:table-cell office:value-type="float" office:value="38870" calcext:value-type="float">
            <text:p>38870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float" office:value="2" calcext:value-type="float">
            <text:p>2</text:p>
          </table:table-cell>
          <table:table-cell office:value-type="float" office:value="38871" calcext:value-type="float">
            <text:p>38871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float" office:value="3" calcext:value-type="float">
            <text:p>3</text:p>
          </table:table-cell>
          <table:table-cell office:value-type="float" office:value="38872" calcext:value-type="float">
            <text:p>38872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float" office:value="4" calcext:value-type="float">
            <text:p>4</text:p>
          </table:table-cell>
          <table:table-cell office:value-type="float" office:value="38873" calcext:value-type="float">
            <text:p>38873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float" office:value="5" calcext:value-type="float">
            <text:p>5</text:p>
          </table:table-cell>
          <table:table-cell office:value-type="float" office:value="38874" calcext:value-type="float">
            <text:p>38874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float" office:value="6" calcext:value-type="float">
            <text:p>6</text:p>
          </table:table-cell>
          <table:table-cell office:value-type="float" office:value="38875" calcext:value-type="float">
            <text:p>38875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float" office:value="7" calcext:value-type="float">
            <text:p>7</text:p>
          </table:table-cell>
          <table:table-cell office:value-type="float" office:value="38876" calcext:value-type="float">
            <text:p>38876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float" office:value="8" calcext:value-type="float">
            <text:p>8</text:p>
          </table:table-cell>
          <table:table-cell office:value-type="float" office:value="38877" calcext:value-type="float">
            <text:p>38877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float" office:value="9" calcext:value-type="float">
            <text:p>9</text:p>
          </table:table-cell>
          <table:table-cell office:value-type="float" office:value="38878" calcext:value-type="float">
            <text:p>38878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<text:s/>Ich nehme einfach jeden Tag so, wie er kommt</text:p>
          </table:table-cell>
          <table:table-cell office:value-type="float" office:value="38879" calcext:value-type="float">
            <text:p>38879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8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(Weiss nicht)</text:p>
          </table:table-cell>
          <table:table-cell office:value-type="float" office:value="38880" calcext:value-type="float">
            <text:p>38880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<text:s/>Befürchte ich überhaupt nicht</text:p>
          </table:table-cell>
          <table:table-cell office:value-type="float" office:value="38881" calcext:value-type="float">
            <text:p>38881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float" office:value="1" calcext:value-type="float">
            <text:p>1</text:p>
          </table:table-cell>
          <table:table-cell office:value-type="float" office:value="38882" calcext:value-type="float">
            <text:p>38882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float" office:value="2" calcext:value-type="float">
            <text:p>2</text:p>
          </table:table-cell>
          <table:table-cell office:value-type="float" office:value="38883" calcext:value-type="float">
            <text:p>38883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float" office:value="3" calcext:value-type="float">
            <text:p>3</text:p>
          </table:table-cell>
          <table:table-cell office:value-type="float" office:value="38884" calcext:value-type="float">
            <text:p>38884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float" office:value="4" calcext:value-type="float">
            <text:p>4</text:p>
          </table:table-cell>
          <table:table-cell office:value-type="float" office:value="38885" calcext:value-type="float">
            <text:p>38885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float" office:value="5" calcext:value-type="float">
            <text:p>5</text:p>
          </table:table-cell>
          <table:table-cell office:value-type="float" office:value="38886" calcext:value-type="float">
            <text:p>38886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float" office:value="6" calcext:value-type="float">
            <text:p>6</text:p>
          </table:table-cell>
          <table:table-cell office:value-type="float" office:value="38887" calcext:value-type="float">
            <text:p>38887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float" office:value="7" calcext:value-type="float">
            <text:p>7</text:p>
          </table:table-cell>
          <table:table-cell office:value-type="float" office:value="38888" calcext:value-type="float">
            <text:p>38888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float" office:value="8" calcext:value-type="float">
            <text:p>8</text:p>
          </table:table-cell>
          <table:table-cell office:value-type="float" office:value="38889" calcext:value-type="float">
            <text:p>38889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float" office:value="9" calcext:value-type="float">
            <text:p>9</text:p>
          </table:table-cell>
          <table:table-cell office:value-type="float" office:value="38890" calcext:value-type="float">
            <text:p>38890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<text:s/>Befürchte ich sehr</text:p>
          </table:table-cell>
          <table:table-cell office:value-type="float" office:value="38891" calcext:value-type="float">
            <text:p>38891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89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(Weiss nicht)</text:p>
          </table:table-cell>
          <table:table-cell office:value-type="float" office:value="38892" calcext:value-type="float">
            <text:p>38892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<text:s/>In erster Linie die Verantwortung jedes Einzelnen</text:p>
          </table:table-cell>
          <table:table-cell office:value-type="float" office:value="38893" calcext:value-type="float">
            <text:p>38893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float" office:value="1" calcext:value-type="float">
            <text:p>1</text:p>
          </table:table-cell>
          <table:table-cell office:value-type="float" office:value="38894" calcext:value-type="float">
            <text:p>38894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float" office:value="2" calcext:value-type="float">
            <text:p>2</text:p>
          </table:table-cell>
          <table:table-cell office:value-type="float" office:value="38895" calcext:value-type="float">
            <text:p>38895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float" office:value="3" calcext:value-type="float">
            <text:p>3</text:p>
          </table:table-cell>
          <table:table-cell office:value-type="float" office:value="38896" calcext:value-type="float">
            <text:p>38896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float" office:value="4" calcext:value-type="float">
            <text:p>4</text:p>
          </table:table-cell>
          <table:table-cell office:value-type="float" office:value="38897" calcext:value-type="float">
            <text:p>38897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float" office:value="5" calcext:value-type="float">
            <text:p>5</text:p>
          </table:table-cell>
          <table:table-cell office:value-type="float" office:value="38898" calcext:value-type="float">
            <text:p>38898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float" office:value="6" calcext:value-type="float">
            <text:p>6</text:p>
          </table:table-cell>
          <table:table-cell office:value-type="float" office:value="38899" calcext:value-type="float">
            <text:p>38899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float" office:value="7" calcext:value-type="float">
            <text:p>7</text:p>
          </table:table-cell>
          <table:table-cell office:value-type="float" office:value="38900" calcext:value-type="float">
            <text:p>38900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float" office:value="8" calcext:value-type="float">
            <text:p>8</text:p>
          </table:table-cell>
          <table:table-cell office:value-type="float" office:value="38901" calcext:value-type="float">
            <text:p>38901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float" office:value="9" calcext:value-type="float">
            <text:p>9</text:p>
          </table:table-cell>
          <table:table-cell office:value-type="float" office:value="38902" calcext:value-type="float">
            <text:p>38902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<text:s/>In erster Linie die Verantwortung des Staats</text:p>
          </table:table-cell>
          <table:table-cell office:value-type="float" office:value="38903" calcext:value-type="float">
            <text:p>38903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0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(Weiss nicht)</text:p>
          </table:table-cell>
          <table:table-cell office:value-type="float" office:value="38904" calcext:value-type="float">
            <text:p>38904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3_2006_GER_CH_191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191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191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19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indestens einmal in der Woche</text:p>
          </table:table-cell>
          <table:table-cell office:value-type="float" office:value="38905" calcext:value-type="float">
            <text:p>38905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indestens einmal im Monat</text:p>
          </table:table-cell>
          <table:table-cell office:value-type="float" office:value="38906" calcext:value-type="float">
            <text:p>38906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indestens einmal alle drei Monate</text:p>
          </table:table-cell>
          <table:table-cell office:value-type="float" office:value="38907" calcext:value-type="float">
            <text:p>38907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indestens einmal alle sechs Monate</text:p>
          </table:table-cell>
          <table:table-cell office:value-type="float" office:value="38908" calcext:value-type="float">
            <text:p>38908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eltener</text:p>
          </table:table-cell>
          <table:table-cell office:value-type="float" office:value="38909" calcext:value-type="float">
            <text:p>38909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ie</text:p>
          </table:table-cell>
          <table:table-cell office:value-type="float" office:value="38910" calcext:value-type="float">
            <text:p>38910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Weiss nicht)</text:p>
          </table:table-cell>
          <table:table-cell office:value-type="float" office:value="38911" calcext:value-type="float">
            <text:p>38911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indestens einmal in der Woche</text:p>
          </table:table-cell>
          <table:table-cell office:value-type="float" office:value="38905" calcext:value-type="float">
            <text:p>38905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indestens einmal im Monat</text:p>
          </table:table-cell>
          <table:table-cell office:value-type="float" office:value="38906" calcext:value-type="float">
            <text:p>38906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indestens einmal alle drei Monate</text:p>
          </table:table-cell>
          <table:table-cell office:value-type="float" office:value="38907" calcext:value-type="float">
            <text:p>38907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indestens einmal alle sechs Monate</text:p>
          </table:table-cell>
          <table:table-cell office:value-type="float" office:value="38908" calcext:value-type="float">
            <text:p>38908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eltener</text:p>
          </table:table-cell>
          <table:table-cell office:value-type="float" office:value="38909" calcext:value-type="float">
            <text:p>38909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ie</text:p>
          </table:table-cell>
          <table:table-cell office:value-type="float" office:value="38910" calcext:value-type="float">
            <text:p>38910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Weiss nicht)</text:p>
          </table:table-cell>
          <table:table-cell office:value-type="float" office:value="38911" calcext:value-type="float">
            <text:p>38911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indestens einmal in der Woche</text:p>
          </table:table-cell>
          <table:table-cell office:value-type="float" office:value="38905" calcext:value-type="float">
            <text:p>38905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indestens einmal im Monat</text:p>
          </table:table-cell>
          <table:table-cell office:value-type="float" office:value="38906" calcext:value-type="float">
            <text:p>38906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indestens einmal alle drei Monate</text:p>
          </table:table-cell>
          <table:table-cell office:value-type="float" office:value="38907" calcext:value-type="float">
            <text:p>38907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indestens einmal alle sechs Monate</text:p>
          </table:table-cell>
          <table:table-cell office:value-type="float" office:value="38908" calcext:value-type="float">
            <text:p>38908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eltener</text:p>
          </table:table-cell>
          <table:table-cell office:value-type="float" office:value="38909" calcext:value-type="float">
            <text:p>38909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ie</text:p>
          </table:table-cell>
          <table:table-cell office:value-type="float" office:value="38910" calcext:value-type="float">
            <text:p>38910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Weiss nicht)</text:p>
          </table:table-cell>
          <table:table-cell office:value-type="float" office:value="38911" calcext:value-type="float">
            <text:p>38911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3_2006_GER_CH_19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19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19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19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19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19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0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ie oder fast nie</text:p>
          </table:table-cell>
          <table:table-cell office:value-type="float" office:value="38918" calcext:value-type="float">
            <text:p>3891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manchmal</text:p>
          </table:table-cell>
          <table:table-cell office:value-type="float" office:value="38919" calcext:value-type="float">
            <text:p>3891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meistens</text:p>
          </table:table-cell>
          <table:table-cell office:value-type="float" office:value="38920" calcext:value-type="float">
            <text:p>389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immer oder fast immer</text:p>
          </table:table-cell>
          <table:table-cell office:value-type="float" office:value="38921" calcext:value-type="float">
            <text:p>38921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Weiss nicht)</text:p>
          </table:table-cell>
          <table:table-cell office:value-type="float" office:value="38922" calcext:value-type="float">
            <text:p>38922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3_2006_GER_CH_21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äußerst unzufrieden</text:p>
          </table:table-cell>
          <table:table-cell office:value-type="float" office:value="38923" calcext:value-type="float">
            <text:p>38923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38924" calcext:value-type="float">
            <text:p>38924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38925" calcext:value-type="float">
            <text:p>38925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38926" calcext:value-type="float">
            <text:p>38926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float" office:value="4" calcext:value-type="float">
            <text:p>4</text:p>
          </table:table-cell>
          <table:table-cell office:value-type="float" office:value="38927" calcext:value-type="float">
            <text:p>38927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float" office:value="5" calcext:value-type="float">
            <text:p>5</text:p>
          </table:table-cell>
          <table:table-cell office:value-type="float" office:value="38928" calcext:value-type="float">
            <text:p>38928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float" office:value="6" calcext:value-type="float">
            <text:p>6</text:p>
          </table:table-cell>
          <table:table-cell office:value-type="float" office:value="38929" calcext:value-type="float">
            <text:p>38929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float" office:value="7" calcext:value-type="float">
            <text:p>7</text:p>
          </table:table-cell>
          <table:table-cell office:value-type="float" office:value="38930" calcext:value-type="float">
            <text:p>38930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float" office:value="8" calcext:value-type="float">
            <text:p>8</text:p>
          </table:table-cell>
          <table:table-cell office:value-type="float" office:value="38931" calcext:value-type="float">
            <text:p>38931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float" office:value="9" calcext:value-type="float">
            <text:p>9</text:p>
          </table:table-cell>
          <table:table-cell office:value-type="float" office:value="38932" calcext:value-type="float">
            <text:p>38932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äußerst zufrieden</text:p>
          </table:table-cell>
          <table:table-cell office:value-type="float" office:value="38933" calcext:value-type="float">
            <text:p>38933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(Weiss nicht)</text:p>
          </table:table-cell>
          <table:table-cell office:value-type="float" office:value="38934" calcext:value-type="float">
            <text:p>38934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äußerst unzufrieden</text:p>
          </table:table-cell>
          <table:table-cell office:value-type="float" office:value="38923" calcext:value-type="float">
            <text:p>38923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38924" calcext:value-type="float">
            <text:p>38924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38925" calcext:value-type="float">
            <text:p>38925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38926" calcext:value-type="float">
            <text:p>38926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float" office:value="4" calcext:value-type="float">
            <text:p>4</text:p>
          </table:table-cell>
          <table:table-cell office:value-type="float" office:value="38927" calcext:value-type="float">
            <text:p>38927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float" office:value="5" calcext:value-type="float">
            <text:p>5</text:p>
          </table:table-cell>
          <table:table-cell office:value-type="float" office:value="38928" calcext:value-type="float">
            <text:p>38928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float" office:value="6" calcext:value-type="float">
            <text:p>6</text:p>
          </table:table-cell>
          <table:table-cell office:value-type="float" office:value="38929" calcext:value-type="float">
            <text:p>38929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float" office:value="7" calcext:value-type="float">
            <text:p>7</text:p>
          </table:table-cell>
          <table:table-cell office:value-type="float" office:value="38930" calcext:value-type="float">
            <text:p>38930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float" office:value="8" calcext:value-type="float">
            <text:p>8</text:p>
          </table:table-cell>
          <table:table-cell office:value-type="float" office:value="38931" calcext:value-type="float">
            <text:p>38931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float" office:value="9" calcext:value-type="float">
            <text:p>9</text:p>
          </table:table-cell>
          <table:table-cell office:value-type="float" office:value="38932" calcext:value-type="float">
            <text:p>38932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äußerst zufrieden</text:p>
          </table:table-cell>
          <table:table-cell office:value-type="float" office:value="38933" calcext:value-type="float">
            <text:p>38933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(Weiss nicht)</text:p>
          </table:table-cell>
          <table:table-cell office:value-type="float" office:value="38934" calcext:value-type="float">
            <text:p>38934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2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nie</text:p>
          </table:table-cell>
          <table:table-cell office:value-type="float" office:value="38935" calcext:value-type="float">
            <text:p>38935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4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38936" calcext:value-type="float">
            <text:p>38936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4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38937" calcext:value-type="float">
            <text:p>38937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4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38938" calcext:value-type="float">
            <text:p>38938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4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38939" calcext:value-type="float">
            <text:p>38939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4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38940" calcext:value-type="float">
            <text:p>38940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immer</text:p>
          </table:table-cell>
          <table:table-cell office:value-type="float" office:value="38941" calcext:value-type="float">
            <text:p>38941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(Weiss nicht)</text:p>
          </table:table-cell>
          <table:table-cell office:value-type="float" office:value="38942" calcext:value-type="float">
            <text:p>38942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nie</text:p>
          </table:table-cell>
          <table:table-cell office:value-type="float" office:value="38935" calcext:value-type="float">
            <text:p>38935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5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38936" calcext:value-type="float">
            <text:p>38936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5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38937" calcext:value-type="float">
            <text:p>38937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5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38938" calcext:value-type="float">
            <text:p>38938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5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38939" calcext:value-type="float">
            <text:p>38939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5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38940" calcext:value-type="float">
            <text:p>38940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immer</text:p>
          </table:table-cell>
          <table:table-cell office:value-type="float" office:value="38941" calcext:value-type="float">
            <text:p>38941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(Weiss nicht)</text:p>
          </table:table-cell>
          <table:table-cell office:value-type="float" office:value="38942" calcext:value-type="float">
            <text:p>38942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2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nie</text:p>
          </table:table-cell>
          <table:table-cell office:value-type="float" office:value="38943" calcext:value-type="float">
            <text:p>38943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6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38944" calcext:value-type="float">
            <text:p>38944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6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38945" calcext:value-type="float">
            <text:p>38945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6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38946" calcext:value-type="float">
            <text:p>38946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6</text:p>
          </table:table-cell>
          <table:table-cell office:value-type="string" calcext:value-type="string">
            <text:p>E35</text:p>
          </table:table-cell>
          <table:table-cell office:value-type="float" office:value="4" calcext:value-type="float">
            <text:p>4</text:p>
          </table:table-cell>
          <table:table-cell office:value-type="float" office:value="38947" calcext:value-type="float">
            <text:p>38947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6</text:p>
          </table:table-cell>
          <table:table-cell office:value-type="string" calcext:value-type="string">
            <text:p>E35</text:p>
          </table:table-cell>
          <table:table-cell office:value-type="float" office:value="5" calcext:value-type="float">
            <text:p>5</text:p>
          </table:table-cell>
          <table:table-cell office:value-type="float" office:value="38948" calcext:value-type="float">
            <text:p>38948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sehr häufig</text:p>
          </table:table-cell>
          <table:table-cell office:value-type="float" office:value="38949" calcext:value-type="float">
            <text:p>38949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(Weiss nicht)</text:p>
          </table:table-cell>
          <table:table-cell office:value-type="float" office:value="38950" calcext:value-type="float">
            <text:p>38950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nie</text:p>
          </table:table-cell>
          <table:table-cell office:value-type="float" office:value="38943" calcext:value-type="float">
            <text:p>38943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7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38944" calcext:value-type="float">
            <text:p>38944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7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38945" calcext:value-type="float">
            <text:p>38945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7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38946" calcext:value-type="float">
            <text:p>38946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7</text:p>
          </table:table-cell>
          <table:table-cell office:value-type="string" calcext:value-type="string">
            <text:p>E36</text:p>
          </table:table-cell>
          <table:table-cell office:value-type="float" office:value="4" calcext:value-type="float">
            <text:p>4</text:p>
          </table:table-cell>
          <table:table-cell office:value-type="float" office:value="38947" calcext:value-type="float">
            <text:p>38947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7</text:p>
          </table:table-cell>
          <table:table-cell office:value-type="string" calcext:value-type="string">
            <text:p>E36</text:p>
          </table:table-cell>
          <table:table-cell office:value-type="float" office:value="5" calcext:value-type="float">
            <text:p>5</text:p>
          </table:table-cell>
          <table:table-cell office:value-type="float" office:value="38948" calcext:value-type="float">
            <text:p>38948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sehr häufig</text:p>
          </table:table-cell>
          <table:table-cell office:value-type="float" office:value="38949" calcext:value-type="float">
            <text:p>38949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(Weiss nicht)</text:p>
          </table:table-cell>
          <table:table-cell office:value-type="float" office:value="38950" calcext:value-type="float">
            <text:p>38950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nie</text:p>
          </table:table-cell>
          <table:table-cell office:value-type="float" office:value="38943" calcext:value-type="float">
            <text:p>38943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8</text:p>
          </table:table-cell>
          <table:table-cell office:value-type="string" calcext:value-type="string">
            <text:p>E37</text:p>
          </table:table-cell>
          <table:table-cell office:value-type="float" office:value="1" calcext:value-type="float">
            <text:p>1</text:p>
          </table:table-cell>
          <table:table-cell office:value-type="float" office:value="38944" calcext:value-type="float">
            <text:p>38944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8</text:p>
          </table:table-cell>
          <table:table-cell office:value-type="string" calcext:value-type="string">
            <text:p>E37</text:p>
          </table:table-cell>
          <table:table-cell office:value-type="float" office:value="2" calcext:value-type="float">
            <text:p>2</text:p>
          </table:table-cell>
          <table:table-cell office:value-type="float" office:value="38945" calcext:value-type="float">
            <text:p>38945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8</text:p>
          </table:table-cell>
          <table:table-cell office:value-type="string" calcext:value-type="string">
            <text:p>E37</text:p>
          </table:table-cell>
          <table:table-cell office:value-type="float" office:value="3" calcext:value-type="float">
            <text:p>3</text:p>
          </table:table-cell>
          <table:table-cell office:value-type="float" office:value="38946" calcext:value-type="float">
            <text:p>38946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8</text:p>
          </table:table-cell>
          <table:table-cell office:value-type="string" calcext:value-type="string">
            <text:p>E37</text:p>
          </table:table-cell>
          <table:table-cell office:value-type="float" office:value="4" calcext:value-type="float">
            <text:p>4</text:p>
          </table:table-cell>
          <table:table-cell office:value-type="float" office:value="38947" calcext:value-type="float">
            <text:p>38947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8</text:p>
          </table:table-cell>
          <table:table-cell office:value-type="string" calcext:value-type="string">
            <text:p>E37</text:p>
          </table:table-cell>
          <table:table-cell office:value-type="float" office:value="5" calcext:value-type="float">
            <text:p>5</text:p>
          </table:table-cell>
          <table:table-cell office:value-type="float" office:value="38948" calcext:value-type="float">
            <text:p>38948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sehr häufig</text:p>
          </table:table-cell>
          <table:table-cell office:value-type="float" office:value="38949" calcext:value-type="float">
            <text:p>38949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Weiss nicht)</text:p>
          </table:table-cell>
          <table:table-cell office:value-type="float" office:value="38950" calcext:value-type="float">
            <text:p>38950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nie</text:p>
          </table:table-cell>
          <table:table-cell office:value-type="float" office:value="38943" calcext:value-type="float">
            <text:p>38943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9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38944" calcext:value-type="float">
            <text:p>38944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9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38945" calcext:value-type="float">
            <text:p>38945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9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38946" calcext:value-type="float">
            <text:p>38946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9</text:p>
          </table:table-cell>
          <table:table-cell office:value-type="string" calcext:value-type="string">
            <text:p>E38</text:p>
          </table:table-cell>
          <table:table-cell office:value-type="float" office:value="4" calcext:value-type="float">
            <text:p>4</text:p>
          </table:table-cell>
          <table:table-cell office:value-type="float" office:value="38947" calcext:value-type="float">
            <text:p>38947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9</text:p>
          </table:table-cell>
          <table:table-cell office:value-type="string" calcext:value-type="string">
            <text:p>E38</text:p>
          </table:table-cell>
          <table:table-cell office:value-type="float" office:value="5" calcext:value-type="float">
            <text:p>5</text:p>
          </table:table-cell>
          <table:table-cell office:value-type="float" office:value="38948" calcext:value-type="float">
            <text:p>38948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sehr häufig</text:p>
          </table:table-cell>
          <table:table-cell office:value-type="float" office:value="38949" calcext:value-type="float">
            <text:p>38949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2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(Weiss nicht)</text:p>
          </table:table-cell>
          <table:table-cell office:value-type="float" office:value="38950" calcext:value-type="float">
            <text:p>38950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3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nie</text:p>
          </table:table-cell>
          <table:table-cell office:value-type="float" office:value="38943" calcext:value-type="float">
            <text:p>38943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30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38944" calcext:value-type="float">
            <text:p>38944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30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38945" calcext:value-type="float">
            <text:p>38945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30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38946" calcext:value-type="float">
            <text:p>38946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30</text:p>
          </table:table-cell>
          <table:table-cell office:value-type="string" calcext:value-type="string">
            <text:p>E39</text:p>
          </table:table-cell>
          <table:table-cell office:value-type="float" office:value="4" calcext:value-type="float">
            <text:p>4</text:p>
          </table:table-cell>
          <table:table-cell office:value-type="float" office:value="38947" calcext:value-type="float">
            <text:p>38947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30</text:p>
          </table:table-cell>
          <table:table-cell office:value-type="string" calcext:value-type="string">
            <text:p>E39</text:p>
          </table:table-cell>
          <table:table-cell office:value-type="float" office:value="5" calcext:value-type="float">
            <text:p>5</text:p>
          </table:table-cell>
          <table:table-cell office:value-type="float" office:value="38948" calcext:value-type="float">
            <text:p>38948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3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sehr häufig</text:p>
          </table:table-cell>
          <table:table-cell office:value-type="float" office:value="38949" calcext:value-type="float">
            <text:p>38949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3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(Weiss nicht)</text:p>
          </table:table-cell>
          <table:table-cell office:value-type="float" office:value="38950" calcext:value-type="float">
            <text:p>38950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3_2006_GER_CH_23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3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ja, oft</text:p>
          </table:table-cell>
          <table:table-cell office:value-type="float" office:value="38951" calcext:value-type="float">
            <text:p>38951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ESS_R03_2006_GER_CH_23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ja, manchmal gelegentlich</text:p>
          </table:table-cell>
          <table:table-cell office:value-type="float" office:value="38952" calcext:value-type="float">
            <text:p>38952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ESS_R03_2006_GER_CH_23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nein, nie</text:p>
          </table:table-cell>
          <table:table-cell office:value-type="float" office:value="38953" calcext:value-type="float">
            <text:p>38953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ESS_R03_2006_GER_CH_23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ich sehe nie fern</text:p>
          </table:table-cell>
          <table:table-cell office:value-type="float" office:value="38954" calcext:value-type="float">
            <text:p>38954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ESS_R03_2006_GER_CH_23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(Weiss nicht)</text:p>
          </table:table-cell>
          <table:table-cell office:value-type="float" office:value="38955" calcext:value-type="float">
            <text:p>38955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ESS_R03_2006_GER_CH_23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ja</text:p>
          </table:table-cell>
          <table:table-cell office:value-type="float" office:value="38830" calcext:value-type="float">
            <text:p>38830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23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nein</text:p>
          </table:table-cell>
          <table:table-cell office:value-type="float" office:value="38831" calcext:value-type="float">
            <text:p>38831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23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(Weiss nicht)</text:p>
          </table:table-cell>
          <table:table-cell office:value-type="float" office:value="38832" calcext:value-type="float">
            <text:p>38832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<text:s/>äußerst unzufrieden</text:p>
          </table:table-cell>
          <table:table-cell office:value-type="float" office:value="38923" calcext:value-type="float">
            <text:p>38923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float" office:value="1" calcext:value-type="float">
            <text:p>1</text:p>
          </table:table-cell>
          <table:table-cell office:value-type="float" office:value="38924" calcext:value-type="float">
            <text:p>38924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float" office:value="2" calcext:value-type="float">
            <text:p>2</text:p>
          </table:table-cell>
          <table:table-cell office:value-type="float" office:value="38925" calcext:value-type="float">
            <text:p>38925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float" office:value="3" calcext:value-type="float">
            <text:p>3</text:p>
          </table:table-cell>
          <table:table-cell office:value-type="float" office:value="38926" calcext:value-type="float">
            <text:p>38926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float" office:value="4" calcext:value-type="float">
            <text:p>4</text:p>
          </table:table-cell>
          <table:table-cell office:value-type="float" office:value="38927" calcext:value-type="float">
            <text:p>38927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float" office:value="5" calcext:value-type="float">
            <text:p>5</text:p>
          </table:table-cell>
          <table:table-cell office:value-type="float" office:value="38928" calcext:value-type="float">
            <text:p>38928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float" office:value="6" calcext:value-type="float">
            <text:p>6</text:p>
          </table:table-cell>
          <table:table-cell office:value-type="float" office:value="38929" calcext:value-type="float">
            <text:p>38929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float" office:value="7" calcext:value-type="float">
            <text:p>7</text:p>
          </table:table-cell>
          <table:table-cell office:value-type="float" office:value="38930" calcext:value-type="float">
            <text:p>38930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float" office:value="8" calcext:value-type="float">
            <text:p>8</text:p>
          </table:table-cell>
          <table:table-cell office:value-type="float" office:value="38931" calcext:value-type="float">
            <text:p>38931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float" office:value="9" calcext:value-type="float">
            <text:p>9</text:p>
          </table:table-cell>
          <table:table-cell office:value-type="float" office:value="38932" calcext:value-type="float">
            <text:p>38932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<text:s/>äußerst zufrieden</text:p>
          </table:table-cell>
          <table:table-cell office:value-type="float" office:value="38933" calcext:value-type="float">
            <text:p>38933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3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(Weiss nicht)</text:p>
          </table:table-cell>
          <table:table-cell office:value-type="float" office:value="38934" calcext:value-type="float">
            <text:p>38934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<text:s/>äußerst unzufrieden</text:p>
          </table:table-cell>
          <table:table-cell office:value-type="float" office:value="38923" calcext:value-type="float">
            <text:p>38923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float" office:value="1" calcext:value-type="float">
            <text:p>1</text:p>
          </table:table-cell>
          <table:table-cell office:value-type="float" office:value="38924" calcext:value-type="float">
            <text:p>38924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float" office:value="2" calcext:value-type="float">
            <text:p>2</text:p>
          </table:table-cell>
          <table:table-cell office:value-type="float" office:value="38925" calcext:value-type="float">
            <text:p>38925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float" office:value="3" calcext:value-type="float">
            <text:p>3</text:p>
          </table:table-cell>
          <table:table-cell office:value-type="float" office:value="38926" calcext:value-type="float">
            <text:p>38926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float" office:value="4" calcext:value-type="float">
            <text:p>4</text:p>
          </table:table-cell>
          <table:table-cell office:value-type="float" office:value="38927" calcext:value-type="float">
            <text:p>38927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float" office:value="5" calcext:value-type="float">
            <text:p>5</text:p>
          </table:table-cell>
          <table:table-cell office:value-type="float" office:value="38928" calcext:value-type="float">
            <text:p>38928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float" office:value="6" calcext:value-type="float">
            <text:p>6</text:p>
          </table:table-cell>
          <table:table-cell office:value-type="float" office:value="38929" calcext:value-type="float">
            <text:p>38929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float" office:value="7" calcext:value-type="float">
            <text:p>7</text:p>
          </table:table-cell>
          <table:table-cell office:value-type="float" office:value="38930" calcext:value-type="float">
            <text:p>38930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float" office:value="8" calcext:value-type="float">
            <text:p>8</text:p>
          </table:table-cell>
          <table:table-cell office:value-type="float" office:value="38931" calcext:value-type="float">
            <text:p>38931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float" office:value="9" calcext:value-type="float">
            <text:p>9</text:p>
          </table:table-cell>
          <table:table-cell office:value-type="float" office:value="38932" calcext:value-type="float">
            <text:p>38932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<text:s/>äußerst zufrieden</text:p>
          </table:table-cell>
          <table:table-cell office:value-type="float" office:value="38933" calcext:value-type="float">
            <text:p>38933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(Weiss nicht)</text:p>
          </table:table-cell>
          <table:table-cell office:value-type="float" office:value="38934" calcext:value-type="float">
            <text:p>38934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3_2006_GER_CH_24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<text:s/>nie</text:p>
          </table:table-cell>
          <table:table-cell office:value-type="float" office:value="38935" calcext:value-type="float">
            <text:p>38935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1</text:p>
          </table:table-cell>
          <table:table-cell office:value-type="string" calcext:value-type="string">
            <text:p>E50</text:p>
          </table:table-cell>
          <table:table-cell office:value-type="float" office:value="1" calcext:value-type="float">
            <text:p>1</text:p>
          </table:table-cell>
          <table:table-cell office:value-type="float" office:value="38936" calcext:value-type="float">
            <text:p>38936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1</text:p>
          </table:table-cell>
          <table:table-cell office:value-type="string" calcext:value-type="string">
            <text:p>E50</text:p>
          </table:table-cell>
          <table:table-cell office:value-type="float" office:value="2" calcext:value-type="float">
            <text:p>2</text:p>
          </table:table-cell>
          <table:table-cell office:value-type="float" office:value="38937" calcext:value-type="float">
            <text:p>38937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1</text:p>
          </table:table-cell>
          <table:table-cell office:value-type="string" calcext:value-type="string">
            <text:p>E50</text:p>
          </table:table-cell>
          <table:table-cell office:value-type="float" office:value="3" calcext:value-type="float">
            <text:p>3</text:p>
          </table:table-cell>
          <table:table-cell office:value-type="float" office:value="38938" calcext:value-type="float">
            <text:p>38938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1</text:p>
          </table:table-cell>
          <table:table-cell office:value-type="string" calcext:value-type="string">
            <text:p>E50</text:p>
          </table:table-cell>
          <table:table-cell office:value-type="float" office:value="4" calcext:value-type="float">
            <text:p>4</text:p>
          </table:table-cell>
          <table:table-cell office:value-type="float" office:value="38939" calcext:value-type="float">
            <text:p>38939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1</text:p>
          </table:table-cell>
          <table:table-cell office:value-type="string" calcext:value-type="string">
            <text:p>E50</text:p>
          </table:table-cell>
          <table:table-cell office:value-type="float" office:value="5" calcext:value-type="float">
            <text:p>5</text:p>
          </table:table-cell>
          <table:table-cell office:value-type="float" office:value="38940" calcext:value-type="float">
            <text:p>38940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<text:s/>immer</text:p>
          </table:table-cell>
          <table:table-cell office:value-type="float" office:value="38941" calcext:value-type="float">
            <text:p>38941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(Weiss nicht)</text:p>
          </table:table-cell>
          <table:table-cell office:value-type="float" office:value="38942" calcext:value-type="float">
            <text:p>38942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<text:s/>nie</text:p>
          </table:table-cell>
          <table:table-cell office:value-type="float" office:value="38935" calcext:value-type="float">
            <text:p>38935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2</text:p>
          </table:table-cell>
          <table:table-cell office:value-type="string" calcext:value-type="string">
            <text:p>E51</text:p>
          </table:table-cell>
          <table:table-cell office:value-type="float" office:value="1" calcext:value-type="float">
            <text:p>1</text:p>
          </table:table-cell>
          <table:table-cell office:value-type="float" office:value="38936" calcext:value-type="float">
            <text:p>38936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2</text:p>
          </table:table-cell>
          <table:table-cell office:value-type="string" calcext:value-type="string">
            <text:p>E51</text:p>
          </table:table-cell>
          <table:table-cell office:value-type="float" office:value="2" calcext:value-type="float">
            <text:p>2</text:p>
          </table:table-cell>
          <table:table-cell office:value-type="float" office:value="38937" calcext:value-type="float">
            <text:p>38937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2</text:p>
          </table:table-cell>
          <table:table-cell office:value-type="string" calcext:value-type="string">
            <text:p>E51</text:p>
          </table:table-cell>
          <table:table-cell office:value-type="float" office:value="3" calcext:value-type="float">
            <text:p>3</text:p>
          </table:table-cell>
          <table:table-cell office:value-type="float" office:value="38938" calcext:value-type="float">
            <text:p>38938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2</text:p>
          </table:table-cell>
          <table:table-cell office:value-type="string" calcext:value-type="string">
            <text:p>E51</text:p>
          </table:table-cell>
          <table:table-cell office:value-type="float" office:value="4" calcext:value-type="float">
            <text:p>4</text:p>
          </table:table-cell>
          <table:table-cell office:value-type="float" office:value="38939" calcext:value-type="float">
            <text:p>38939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2</text:p>
          </table:table-cell>
          <table:table-cell office:value-type="string" calcext:value-type="string">
            <text:p>E51</text:p>
          </table:table-cell>
          <table:table-cell office:value-type="float" office:value="5" calcext:value-type="float">
            <text:p>5</text:p>
          </table:table-cell>
          <table:table-cell office:value-type="float" office:value="38940" calcext:value-type="float">
            <text:p>38940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<text:s/>immer</text:p>
          </table:table-cell>
          <table:table-cell office:value-type="float" office:value="38941" calcext:value-type="float">
            <text:p>38941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(Weiss nicht)</text:p>
          </table:table-cell>
          <table:table-cell office:value-type="float" office:value="38942" calcext:value-type="float">
            <text:p>38942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3_2006_GER_CH_24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sehr wahrscheinlich</text:p>
          </table:table-cell>
          <table:table-cell office:value-type="float" office:value="38956" calcext:value-type="float">
            <text:p>38956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string" calcext:value-type="string">
            <text:p>ESS_R03_2006_GER_CH_24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wahrscheinlich</text:p>
          </table:table-cell>
          <table:table-cell office:value-type="float" office:value="38957" calcext:value-type="float">
            <text:p>38957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string" calcext:value-type="string">
            <text:p>ESS_R03_2006_GER_CH_24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nicht sehr wahrscheinlich</text:p>
          </table:table-cell>
          <table:table-cell office:value-type="float" office:value="38958" calcext:value-type="float">
            <text:p>38958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string" calcext:value-type="string">
            <text:p>ESS_R03_2006_GER_CH_24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völlig unwahrscheinlich</text:p>
          </table:table-cell>
          <table:table-cell office:value-type="float" office:value="38959" calcext:value-type="float">
            <text:p>38959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string" calcext:value-type="string">
            <text:p>ESS_R03_2006_GER_CH_24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(Weiss nicht)</text:p>
          </table:table-cell>
          <table:table-cell office:value-type="float" office:value="38960" calcext:value-type="float">
            <text:p>38960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string" calcext:value-type="string">
            <text:p>ESS_R03_2006_GER_CH_24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stimme stark zu</text:p>
          </table:table-cell>
          <table:table-cell office:value-type="float" office:value="38912" calcext:value-type="float">
            <text:p>38912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4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stimme zu</text:p>
          </table:table-cell>
          <table:table-cell office:value-type="float" office:value="38913" calcext:value-type="float">
            <text:p>38913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4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weder noch</text:p>
          </table:table-cell>
          <table:table-cell office:value-type="float" office:value="38914" calcext:value-type="float">
            <text:p>3891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4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lehne ab</text:p>
          </table:table-cell>
          <table:table-cell office:value-type="float" office:value="38915" calcext:value-type="float">
            <text:p>3891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4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lehne stark ab</text:p>
          </table:table-cell>
          <table:table-cell office:value-type="float" office:value="38916" calcext:value-type="float">
            <text:p>3891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4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(Weiss nicht)</text:p>
          </table:table-cell>
          <table:table-cell office:value-type="float" office:value="38917" calcext:value-type="float">
            <text:p>3891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3_2006_GER_CH_245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überhaupt nicht wichtig</text:p>
          </table:table-cell>
          <table:table-cell office:value-type="float" office:value="38961" calcext:value-type="float">
            <text:p>38961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ESS_R03_2006_GER_CH_245</text:p>
          </table:table-cell>
          <table:table-cell office:value-type="string" calcext:value-type="string">
            <text:p>E54</text:p>
          </table:table-cell>
          <table:table-cell office:value-type="float" office:value="1" calcext:value-type="float">
            <text:p>1</text:p>
          </table:table-cell>
          <table:table-cell office:value-type="float" office:value="38962" calcext:value-type="float">
            <text:p>38962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ESS_R03_2006_GER_CH_245</text:p>
          </table:table-cell>
          <table:table-cell office:value-type="string" calcext:value-type="string">
            <text:p>E54</text:p>
          </table:table-cell>
          <table:table-cell office:value-type="float" office:value="2" calcext:value-type="float">
            <text:p>2</text:p>
          </table:table-cell>
          <table:table-cell office:value-type="float" office:value="38963" calcext:value-type="float">
            <text:p>38963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ESS_R03_2006_GER_CH_245</text:p>
          </table:table-cell>
          <table:table-cell office:value-type="string" calcext:value-type="string">
            <text:p>E54</text:p>
          </table:table-cell>
          <table:table-cell office:value-type="float" office:value="3" calcext:value-type="float">
            <text:p>3</text:p>
          </table:table-cell>
          <table:table-cell office:value-type="float" office:value="38964" calcext:value-type="float">
            <text:p>38964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ESS_R03_2006_GER_CH_245</text:p>
          </table:table-cell>
          <table:table-cell office:value-type="string" calcext:value-type="string">
            <text:p>E54</text:p>
          </table:table-cell>
          <table:table-cell office:value-type="float" office:value="4" calcext:value-type="float">
            <text:p>4</text:p>
          </table:table-cell>
          <table:table-cell office:value-type="float" office:value="38965" calcext:value-type="float">
            <text:p>38965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ESS_R03_2006_GER_CH_245</text:p>
          </table:table-cell>
          <table:table-cell office:value-type="string" calcext:value-type="string">
            <text:p>E54</text:p>
          </table:table-cell>
          <table:table-cell office:value-type="float" office:value="5" calcext:value-type="float">
            <text:p>5</text:p>
          </table:table-cell>
          <table:table-cell office:value-type="float" office:value="38966" calcext:value-type="float">
            <text:p>38966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ESS_R03_2006_GER_CH_245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sehr wichtig</text:p>
          </table:table-cell>
          <table:table-cell office:value-type="float" office:value="38967" calcext:value-type="float">
            <text:p>38967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ESS_R03_2006_GER_CH_245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(Weiss nicht)</text:p>
          </table:table-cell>
          <table:table-cell office:value-type="float" office:value="38968" calcext:value-type="float">
            <text:p>38968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ESS_R03_2006_GER_CH_24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Arbeitskollegen</text:p>
          </table:table-cell>
          <table:table-cell office:value-type="float" office:value="38969" calcext:value-type="float">
            <text:p>38969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ESS_R03_2006_GER_CH_24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Familienmitglieder</text:p>
          </table:table-cell>
          <table:table-cell office:value-type="float" office:value="38970" calcext:value-type="float">
            <text:p>3897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ESS_R03_2006_GER_CH_24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Freunde</text:p>
          </table:table-cell>
          <table:table-cell office:value-type="float" office:value="38971" calcext:value-type="float">
            <text:p>38971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ESS_R03_2006_GER_CH_24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andere</text:p>
          </table:table-cell>
          <table:table-cell office:value-type="float" office:value="38972" calcext:value-type="float">
            <text:p>38972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ESS_R03_2006_GER_CH_24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vergleiche mein Einkommen nicht</text:p>
          </table:table-cell>
          <table:table-cell office:value-type="float" office:value="38973" calcext:value-type="float">
            <text:p>38973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ESS_R03_2006_GER_CH_24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(Weiss nicht)</text:p>
          </table:table-cell>
          <table:table-cell office:value-type="float" office:value="38974" calcext:value-type="float">
            <text:p>38974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ESS_R03_2006_GER_CH_2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4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hemann/Ehefrau/Partner/Partnerin</text:p>
          </table:table-cell>
          <table:table-cell office:value-type="float" office:value="35715" calcext:value-type="float">
            <text:p>35715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3_2006_GER_CH_24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ohn/Tochter (einschliesslich Stief-,Pflege- und Adoptivkinder, Kinder des Partners/der Partnerin, Pflegekinder))</text:p>
          </table:table-cell>
          <table:table-cell office:value-type="float" office:value="35716" calcext:value-type="float">
            <text:p>35716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3_2006_GER_CH_24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ltern/Schwiegereltern/Stiefeltern, Vater/Mutter des Partners/der Partnerin, Stiefvater/Stiefmutter</text:p>
          </table:table-cell>
          <table:table-cell office:value-type="float" office:value="35717" calcext:value-type="float">
            <text:p>35717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3_2006_GER_CH_24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uder/Schwester (einschliesslich Stief-,Pflege- und Adoptivgeschwister)</text:p>
          </table:table-cell>
          <table:table-cell office:value-type="float" office:value="35718" calcext:value-type="float">
            <text:p>35718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3_2006_GER_CH_24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 verwandte Person</text:p>
          </table:table-cell>
          <table:table-cell office:value-type="float" office:value="35719" calcext:value-type="float">
            <text:p>35719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3_2006_GER_CH_24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 nichtverwandte Person</text:p>
          </table:table-cell>
          <table:table-cell office:value-type="float" office:value="35720" calcext:value-type="float">
            <text:p>35720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3_2006_GER_CH_24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Weiss nicht)</text:p>
          </table:table-cell>
          <table:table-cell office:value-type="float" office:value="35721" calcext:value-type="float">
            <text:p>35721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3_2006_GER_CH_25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rossstadt</text:p>
          </table:table-cell>
          <table:table-cell office:value-type="float" office:value="35722" calcext:value-type="float">
            <text:p>35722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3_2006_GER_CH_25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ussenquartier oder Vorort einer Grossstadt</text:p>
          </table:table-cell>
          <table:table-cell office:value-type="float" office:value="35723" calcext:value-type="float">
            <text:p>35723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3_2006_GER_CH_25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Mittel- oder Kleinstadt</text:p>
          </table:table-cell>
          <table:table-cell office:value-type="float" office:value="35724" calcext:value-type="float">
            <text:p>35724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3_2006_GER_CH_25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Dorf</text:p>
          </table:table-cell>
          <table:table-cell office:value-type="float" office:value="35725" calcext:value-type="float">
            <text:p>35725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3_2006_GER_CH_25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auernhof oder Weiler</text:p>
          </table:table-cell>
          <table:table-cell office:value-type="float" office:value="35726" calcext:value-type="float">
            <text:p>35726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3_2006_GER_CH_25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Weiss nicht)</text:p>
          </table:table-cell>
          <table:table-cell office:value-type="float" office:value="35727" calcext:value-type="float">
            <text:p>35727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Nicht abgeschlossene Primarschule</text:p>
          </table:table-cell>
          <table:table-cell office:value-type="float" office:value="38975" calcext:value-type="float">
            <text:p>38975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rimarschule</text:p>
          </table:table-cell>
          <table:table-cell office:value-type="float" office:value="38976" calcext:value-type="float">
            <text:p>38976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ekundar-, Real- und Oberschule</text:p>
          </table:table-cell>
          <table:table-cell office:value-type="float" office:value="38977" calcext:value-type="float">
            <text:p>38977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erufliche Grundbildung **(Eidg. Berufsattest) Anlehre in Betrieb und Schule, Handelsschule (1 Jahr), Allgemeinbildende Schule (1-2 Jahre)</text:p>
          </table:table-cell>
          <table:table-cell office:value-type="float" office:value="38978" calcext:value-type="float">
            <text:p>38978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erufslehre **(Eidg. Fähigkeitszeugnis) Lehrbetriebe, Berufsfachschulen</text:p>
          </table:table-cell>
          <table:table-cell office:value-type="float" office:value="38979" calcext:value-type="float">
            <text:p>38979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achmittelschulen (FMS) **(Fachmaturität, Fachmittelschulausweis) Diplommittelschulen (DMS), Handelsschule (3 Jahre)</text:p>
          </table:table-cell>
          <table:table-cell office:value-type="float" office:value="38980" calcext:value-type="float">
            <text:p>38980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aturitätsschulen **(Berufs- und gymnasiale Maturität) Gymnasium, Lehrerseminar, Schule für Unterrichtsberufe, Höhere Handelsschule)</text:p>
          </table:table-cell>
          <table:table-cell office:value-type="float" office:value="38981" calcext:value-type="float">
            <text:p>38981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erufsbildung (Zweitausbildung)</text:p>
          </table:table-cell>
          <table:table-cell office:value-type="float" office:value="38982" calcext:value-type="float">
            <text:p>38982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aturitätsschulen nach der Lehre und für Erwachsene **(Berufsmaturität und Gymnasiale Maturität)</text:p>
          </table:table-cell>
          <table:table-cell office:value-type="float" office:value="38983" calcext:value-type="float">
            <text:p>38983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öhere Berufsausbildung **(Diplom, Eidg. Fachausweis) Höhere Fachschulen, Höhere Technische Lehranstalt (HTL)</text:p>
          </table:table-cell>
          <table:table-cell office:value-type="float" office:value="38984" calcext:value-type="float">
            <text:p>38984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achhochschulen (FH), Pädagogische Hochschulen (PH) **(Master, Bachelor, Diplom, Nachdiplom)</text:p>
          </table:table-cell>
          <table:table-cell office:value-type="float" office:value="38985" calcext:value-type="float">
            <text:p>38985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Universitäre Hochschulen, Eidgenössische Technische Hochschulen (ETH) **(Master, Bachelor, Lizentiat, Diplom, Nachdiplom)</text:p>
          </table:table-cell>
          <table:table-cell office:value-type="float" office:value="38986" calcext:value-type="float">
            <text:p>38986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oktorat, PhD</text:p>
          </table:table-cell>
          <table:table-cell office:value-type="float" office:value="38987" calcext:value-type="float">
            <text:p>38987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ndere Ausbildung</text:p>
          </table:table-cell>
          <table:table-cell office:value-type="float" office:value="38988" calcext:value-type="float">
            <text:p>38988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Weiss nicht)</text:p>
          </table:table-cell>
          <table:table-cell office:value-type="float" office:value="38989" calcext:value-type="float">
            <text:p>38989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52</text:p>
          </table:table-cell>
          <table:table-cell office:value-type="string" calcext:value-type="string">
            <text:p>F6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llgemeine Qualifikation oder kein spezieller Bereich</text:p>
          </table:table-cell>
          <table:table-cell office:value-type="float" office:value="35746" calcext:value-type="float">
            <text:p>35746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Kunst, Kunstgewerbe</text:p>
          </table:table-cell>
          <table:table-cell office:value-type="float" office:value="35747" calcext:value-type="float">
            <text:p>35747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hilosophische Wissenschaften - Geisteswissenschaften, Sprachen, Philosophie, Geschichte, Theologie, usw.</text:p>
          </table:table-cell>
          <table:table-cell office:value-type="float" office:value="35748" calcext:value-type="float">
            <text:p>35748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chnik einschl. Maschinenbau, Architektur, Stadtplanung, Industrie, Handwerk, Baugewerbe, usw.</text:p>
          </table:table-cell>
          <table:table-cell office:value-type="float" office:value="35749" calcext:value-type="float">
            <text:p>35749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and- und Forstwirtschaft</text:p>
          </table:table-cell>
          <table:table-cell office:value-type="float" office:value="35750" calcext:value-type="float">
            <text:p>35750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ehrerausbildung oder Bildungswesen</text:p>
          </table:table-cell>
          <table:table-cell office:value-type="float" office:value="35751" calcext:value-type="float">
            <text:p>35751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Naturwissenschaften, Mathematik, Informatik, usw.</text:p>
          </table:table-cell>
          <table:table-cell office:value-type="float" office:value="35752" calcext:value-type="float">
            <text:p>35752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zin, Gesundheitswesen, Pflege, usw.</text:p>
          </table:table-cell>
          <table:table-cell office:value-type="float" office:value="35753" calcext:value-type="float">
            <text:p>35753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Wirtschaft, Handel, Management, Rechnungswesen, usw.</text:p>
          </table:table-cell>
          <table:table-cell office:value-type="float" office:value="35754" calcext:value-type="float">
            <text:p>35754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ozial- und Verhaltenswissenschaften, öffentliche Verwaltung, Medien, Kultur, Sportwissenschaften, usw.</text:p>
          </table:table-cell>
          <table:table-cell office:value-type="float" office:value="35755" calcext:value-type="float">
            <text:p>35755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Rechtswissenschaften</text:p>
          </table:table-cell>
          <table:table-cell office:value-type="float" office:value="35756" calcext:value-type="float">
            <text:p>35756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Dienstleistungssektor - Restauration und Hotellerie, Hauswirtschaft, Coiffeur, usw.</text:p>
          </table:table-cell>
          <table:table-cell office:value-type="float" office:value="35757" calcext:value-type="float">
            <text:p>35757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Öffentliche Ordnung und Sicherheit - Polizei, Armee, Feuerwehr, usw.</text:p>
          </table:table-cell>
          <table:table-cell office:value-type="float" office:value="35758" calcext:value-type="float">
            <text:p>35758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wesen und Telekommunikation</text:p>
          </table:table-cell>
          <table:table-cell office:value-type="float" office:value="35759" calcext:value-type="float">
            <text:p>35759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Weiss nicht)</text:p>
          </table:table-cell>
          <table:table-cell office:value-type="float" office:value="35760" calcext:value-type="float">
            <text:p>35760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3_2006_GER_CH_25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55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761" calcext:value-type="float">
            <text:p>35761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3_2006_GER_CH_255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În Ausbildung, auch wenn zur Zeit in den Ferien (nicht von einem Auftraggeber bezahlt )</text:p>
          </table:table-cell>
          <table:table-cell office:value-type="float" office:value="35762" calcext:value-type="float">
            <text:p>35762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3_2006_GER_CH_255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763" calcext:value-type="float">
            <text:p>35763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3_2006_GER_CH_255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764" calcext:value-type="float">
            <text:p>35764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3_2006_GER_CH_255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765" calcext:value-type="float">
            <text:p>35765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3_2006_GER_CH_255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Pensioniert</text:p>
          </table:table-cell>
          <table:table-cell office:value-type="float" office:value="35766" calcext:value-type="float">
            <text:p>35766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3_2006_GER_CH_255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767" calcext:value-type="float">
            <text:p>35767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3_2006_GER_CH_255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Mit Hausarbeit und der Betreuung von Kindern oder anderen Personen beschäftigt</text:p>
          </table:table-cell>
          <table:table-cell office:value-type="float" office:value="35768" calcext:value-type="float">
            <text:p>35768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3_2006_GER_CH_255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ndere</text:p>
          </table:table-cell>
          <table:table-cell office:value-type="float" office:value="35769" calcext:value-type="float">
            <text:p>35769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3_2006_GER_CH_255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Weiss nicht)</text:p>
          </table:table-cell>
          <table:table-cell office:value-type="float" office:value="35770" calcext:value-type="float">
            <text:p>35770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3_2006_GER_CH_256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771" calcext:value-type="float">
            <text:p>35771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3_2006_GER_CH_256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În Ausbildung, auch wenn zur Zeit in den Ferien (nicht von einm Auftraggeber bezahlt )</text:p>
          </table:table-cell>
          <table:table-cell office:value-type="float" office:value="35772" calcext:value-type="float">
            <text:p>35772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3_2006_GER_CH_256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773" calcext:value-type="float">
            <text:p>35773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3_2006_GER_CH_256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774" calcext:value-type="float">
            <text:p>35774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3_2006_GER_CH_256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775" calcext:value-type="float">
            <text:p>35775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3_2006_GER_CH_256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ensioniert</text:p>
          </table:table-cell>
          <table:table-cell office:value-type="float" office:value="35776" calcext:value-type="float">
            <text:p>35776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3_2006_GER_CH_256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777" calcext:value-type="float">
            <text:p>35777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3_2006_GER_CH_256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Mit Hausarbeit und der Betreuung von Kindern oder anderen Personen beschäftigt</text:p>
          </table:table-cell>
          <table:table-cell office:value-type="float" office:value="35778" calcext:value-type="float">
            <text:p>35778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3_2006_GER_CH_256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ndere</text:p>
          </table:table-cell>
          <table:table-cell office:value-type="float" office:value="35779" calcext:value-type="float">
            <text:p>35779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3_2006_GER_CH_256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Weiss nicht)</text:p>
          </table:table-cell>
          <table:table-cell office:value-type="float" office:value="35780" calcext:value-type="float">
            <text:p>35780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3_2006_GER_CH_257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781" calcext:value-type="float">
            <text:p>35781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3_2006_GER_CH_257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In Ausbildung, auch wenn zur Zeit in den Ferien (nicht von einem Auftraggeber bezahlt)</text:p>
          </table:table-cell>
          <table:table-cell office:value-type="float" office:value="35782" calcext:value-type="float">
            <text:p>35782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3_2006_GER_CH_257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783" calcext:value-type="float">
            <text:p>3578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3_2006_GER_CH_257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784" calcext:value-type="float">
            <text:p>35784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3_2006_GER_CH_257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785" calcext:value-type="float">
            <text:p>35785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3_2006_GER_CH_257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Pensioniert</text:p>
          </table:table-cell>
          <table:table-cell office:value-type="float" office:value="35786" calcext:value-type="float">
            <text:p>35786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3_2006_GER_CH_257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787" calcext:value-type="float">
            <text:p>35787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3_2006_GER_CH_257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Mit Hausarbeit, der Betreuung von Kindern oder anderen Personen beschäftigt</text:p>
          </table:table-cell>
          <table:table-cell office:value-type="float" office:value="35788" calcext:value-type="float">
            <text:p>35788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3_2006_GER_CH_257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Andere</text:p>
          </table:table-cell>
          <table:table-cell office:value-type="float" office:value="35789" calcext:value-type="float">
            <text:p>35789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3_2006_GER_CH_257</text:p>
          </table:table-cell>
          <table:table-cell office:value-type="string" calcext:value-type="string">
            <text:p>F8aREC</text:p>
          </table:table-cell>
          <table:table-cell office:value-type="string" calcext:value-type="string">
            <text:p>(Weiss nicht)</text:p>
          </table:table-cell>
          <table:table-cell office:value-type="float" office:value="35790" calcext:value-type="float">
            <text:p>35790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3_2006_GER_CH_258</text:p>
          </table:table-cell>
          <table:table-cell office:value-type="string" calcext:value-type="string">
            <text:p>F8e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string" calcext:value-type="string">
            <text:p><text:s text:c="2"/>Befürchte ich überhaupt nicht</text:p>
          </table:table-cell>
          <table:table-cell office:value-type="float" office:value="38990" calcext:value-type="float">
            <text:p>38990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float" office:value="-1" calcext:value-type="float">
            <text:p>-1</text:p>
          </table:table-cell>
          <table:table-cell office:value-type="float" office:value="38991" calcext:value-type="float">
            <text:p>38991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float" office:value="-2" calcext:value-type="float">
            <text:p>-2</text:p>
          </table:table-cell>
          <table:table-cell office:value-type="float" office:value="38992" calcext:value-type="float">
            <text:p>38992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float" office:value="-3" calcext:value-type="float">
            <text:p>-3</text:p>
          </table:table-cell>
          <table:table-cell office:value-type="float" office:value="38993" calcext:value-type="float">
            <text:p>38993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float" office:value="-4" calcext:value-type="float">
            <text:p>-4</text:p>
          </table:table-cell>
          <table:table-cell office:value-type="float" office:value="38994" calcext:value-type="float">
            <text:p>38994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float" office:value="-5" calcext:value-type="float">
            <text:p>-5</text:p>
          </table:table-cell>
          <table:table-cell office:value-type="float" office:value="38995" calcext:value-type="float">
            <text:p>38995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float" office:value="-6" calcext:value-type="float">
            <text:p>-6</text:p>
          </table:table-cell>
          <table:table-cell office:value-type="float" office:value="38996" calcext:value-type="float">
            <text:p>38996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float" office:value="-7" calcext:value-type="float">
            <text:p>-7</text:p>
          </table:table-cell>
          <table:table-cell office:value-type="float" office:value="38997" calcext:value-type="float">
            <text:p>38997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float" office:value="-8" calcext:value-type="float">
            <text:p>-8</text:p>
          </table:table-cell>
          <table:table-cell office:value-type="float" office:value="38998" calcext:value-type="float">
            <text:p>38998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float" office:value="-9" calcext:value-type="float">
            <text:p>-9</text:p>
          </table:table-cell>
          <table:table-cell office:value-type="float" office:value="38999" calcext:value-type="float">
            <text:p>38999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string" calcext:value-type="string">
            <text:p><text:s/>Befürchte ich sehr</text:p>
          </table:table-cell>
          <table:table-cell office:value-type="float" office:value="39000" calcext:value-type="float">
            <text:p>39000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59</text:p>
          </table:table-cell>
          <table:table-cell office:value-type="string" calcext:value-type="string">
            <text:p>F8f</text:p>
          </table:table-cell>
          <table:table-cell office:value-type="string" calcext:value-type="string">
            <text:p>(Weiss nicht)</text:p>
          </table:table-cell>
          <table:table-cell office:value-type="float" office:value="39001" calcext:value-type="float">
            <text:p>39001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3_2006_GER_CH_2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<text:s/>... angestellt</text:p>
          </table:table-cell>
          <table:table-cell office:value-type="float" office:value="35791" calcext:value-type="float">
            <text:p>35791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ESS_R03_2006_GER_CH_2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<text:s/>... selbständig erwerbend</text:p>
          </table:table-cell>
          <table:table-cell office:value-type="float" office:value="35792" calcext:value-type="float">
            <text:p>35792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ESS_R03_2006_GER_CH_2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<text:s/>... im Familienbetrieb tätig</text:p>
          </table:table-cell>
          <table:table-cell office:value-type="float" office:value="35793" calcext:value-type="float">
            <text:p>35793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ESS_R03_2006_GER_CH_2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Weiss nicht)</text:p>
          </table:table-cell>
          <table:table-cell office:value-type="float" office:value="35794" calcext:value-type="float">
            <text:p>35794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ESS_R03_2006_GER_CH_26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unbefristet,</text:p>
          </table:table-cell>
          <table:table-cell office:value-type="float" office:value="35795" calcext:value-type="float">
            <text:p>35795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3_2006_GER_CH_2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der befristet,</text:p>
          </table:table-cell>
          <table:table-cell office:value-type="float" office:value="35796" calcext:value-type="float">
            <text:p>35796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3_2006_GER_CH_2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der haben/hatten Sie keinen Arbeitsvertrag?</text:p>
          </table:table-cell>
          <table:table-cell office:value-type="float" office:value="35797" calcext:value-type="float">
            <text:p>35797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3_2006_GER_CH_2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Weiss nicht)</text:p>
          </table:table-cell>
          <table:table-cell office:value-type="float" office:value="35798" calcext:value-type="float">
            <text:p>35798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3_2006_GER_CH_2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Weniger als 10</text:p>
          </table:table-cell>
          <table:table-cell office:value-type="float" office:value="35799" calcext:value-type="float">
            <text:p>35799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3_2006_GER_CH_2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 bis 24</text:p>
          </table:table-cell>
          <table:table-cell office:value-type="float" office:value="35800" calcext:value-type="float">
            <text:p>35800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3_2006_GER_CH_2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5 bis 99</text:p>
          </table:table-cell>
          <table:table-cell office:value-type="float" office:value="35801" calcext:value-type="float">
            <text:p>35801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3_2006_GER_CH_2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0 bis 499</text:p>
          </table:table-cell>
          <table:table-cell office:value-type="float" office:value="35802" calcext:value-type="float">
            <text:p>35802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3_2006_GER_CH_2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der 500 oder mehr?</text:p>
          </table:table-cell>
          <table:table-cell office:value-type="float" office:value="35803" calcext:value-type="float">
            <text:p>35803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3_2006_GER_CH_2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Weiss nicht)</text:p>
          </table:table-cell>
          <table:table-cell office:value-type="float" office:value="35804" calcext:value-type="float">
            <text:p>35804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3_2006_GER_CH_2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6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 text:c="2"/>Ich habe keinen Einfluss</text:p>
          </table:table-cell>
          <table:table-cell office:value-type="float" office:value="39002" calcext:value-type="float">
            <text:p>39002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39003" calcext:value-type="float">
            <text:p>39003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39004" calcext:value-type="float">
            <text:p>39004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39005" calcext:value-type="float">
            <text:p>39005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39006" calcext:value-type="float">
            <text:p>39006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39007" calcext:value-type="float">
            <text:p>39007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39008" calcext:value-type="float">
            <text:p>39008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39009" calcext:value-type="float">
            <text:p>39009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39010" calcext:value-type="float">
            <text:p>39010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39011" calcext:value-type="float">
            <text:p>39011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ch habe grossen Einfluss</text:p>
          </table:table-cell>
          <table:table-cell office:value-type="float" office:value="39012" calcext:value-type="float">
            <text:p>39012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Weiss nicht)</text:p>
          </table:table-cell>
          <table:table-cell office:value-type="float" office:value="39013" calcext:value-type="float">
            <text:p>39013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 text:c="2"/>Ich habe keinen Einfluss</text:p>
          </table:table-cell>
          <table:table-cell office:value-type="float" office:value="39002" calcext:value-type="float">
            <text:p>39002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39003" calcext:value-type="float">
            <text:p>39003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39004" calcext:value-type="float">
            <text:p>39004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39005" calcext:value-type="float">
            <text:p>39005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39006" calcext:value-type="float">
            <text:p>39006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39007" calcext:value-type="float">
            <text:p>39007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39008" calcext:value-type="float">
            <text:p>39008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39009" calcext:value-type="float">
            <text:p>39009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39010" calcext:value-type="float">
            <text:p>39010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39011" calcext:value-type="float">
            <text:p>39011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ch habe grossen Einfluss</text:p>
          </table:table-cell>
          <table:table-cell office:value-type="float" office:value="39012" calcext:value-type="float">
            <text:p>39012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Weiss nicht)</text:p>
          </table:table-cell>
          <table:table-cell office:value-type="float" office:value="39013" calcext:value-type="float">
            <text:p>39013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3_2006_GER_CH_27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7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73</text:p>
          </table:table-cell>
          <table:table-cell office:value-type="string" calcext:value-type="string">
            <text:p>F22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74</text:p>
          </table:table-cell>
          <table:table-cell office:value-type="string" calcext:value-type="string">
            <text:p>F23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Keine besonderen Kenntnisse</text:p>
          </table:table-cell>
          <table:table-cell office:value-type="float" office:value="39014" calcext:value-type="float">
            <text:p>39014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Erfahrung</text:p>
          </table:table-cell>
          <table:table-cell office:value-type="float" office:value="39015" calcext:value-type="float">
            <text:p>39015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Menschliche Qualitäten</text:p>
          </table:table-cell>
          <table:table-cell office:value-type="float" office:value="39016" calcext:value-type="float">
            <text:p>39016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Keine abgeschlossene obligatorische Ausbildung</text:p>
          </table:table-cell>
          <table:table-cell office:value-type="float" office:value="39017" calcext:value-type="float">
            <text:p>39017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Obligatorische Schule (Sekundarschule)</text:p>
          </table:table-cell>
          <table:table-cell office:value-type="float" office:value="39018" calcext:value-type="float">
            <text:p>39018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Anlehre (in Betrieb und Schule)</text:p>
          </table:table-cell>
          <table:table-cell office:value-type="float" office:value="39019" calcext:value-type="float">
            <text:p>39019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Maturitätsschulen, Gymnasium, Lehrerseminar, Schule für Unterrichtsberufe</text:p>
          </table:table-cell>
          <table:table-cell office:value-type="float" office:value="39020" calcext:value-type="float">
            <text:p>39020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Berufsmaturität</text:p>
          </table:table-cell>
          <table:table-cell office:value-type="float" office:value="39021" calcext:value-type="float">
            <text:p>39021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1 Jahr Handelsschule/allgemeine Schule, Haushaltslehrjahr, Sprachaufenthalt</text:p>
          </table:table-cell>
          <table:table-cell office:value-type="float" office:value="39022" calcext:value-type="float">
            <text:p>39022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Berufslehren, BMS, KV</text:p>
          </table:table-cell>
          <table:table-cell office:value-type="float" office:value="39023" calcext:value-type="float">
            <text:p>39023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2-3 Jahre: allgemeinbildende Schule, (Diplommittelschule, Verkehrsschule)</text:p>
          </table:table-cell>
          <table:table-cell office:value-type="float" office:value="39024" calcext:value-type="float">
            <text:p>39024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2-3 Jahre: Vollzeitberufsschule (Handelsschule, Lehrwerkstätte)</text:p>
          </table:table-cell>
          <table:table-cell office:value-type="float" office:value="39025" calcext:value-type="float">
            <text:p>39025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Höhere Berufsausbildung mit Meisterdiplom, Eidgenössischer Fachausweis</text:p>
          </table:table-cell>
          <table:table-cell office:value-type="float" office:value="39026" calcext:value-type="float">
            <text:p>39026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Techniker- oder Fachschule (2 Jahre Voll- oder 3 Jahre Teilzeit)</text:p>
          </table:table-cell>
          <table:table-cell office:value-type="float" office:value="39027" calcext:value-type="float">
            <text:p>39027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Höhere Fachschule, HTL, HMV (3 Jahre Voll- oder 4 Jahre Teilzeit)</text:p>
          </table:table-cell>
          <table:table-cell office:value-type="float" office:value="39028" calcext:value-type="float">
            <text:p>39028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Universität (3 Jahre)</text:p>
          </table:table-cell>
          <table:table-cell office:value-type="float" office:value="39029" calcext:value-type="float">
            <text:p>39029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Universität, Hochschule (4 Jahre und mehr, Lizentiat)</text:p>
          </table:table-cell>
          <table:table-cell office:value-type="float" office:value="39030" calcext:value-type="float">
            <text:p>39030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Universität, Hochschule (Dissertation, Nachdiplom)</text:p>
          </table:table-cell>
          <table:table-cell office:value-type="float" office:value="39031" calcext:value-type="float">
            <text:p>39031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Andere Ausbildung</text:p>
          </table:table-cell>
          <table:table-cell office:value-type="float" office:value="39032" calcext:value-type="float">
            <text:p>39032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Weiss nicht)</text:p>
          </table:table-cell>
          <table:table-cell office:value-type="float" office:value="39033" calcext:value-type="float">
            <text:p>39033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3_2006_GER_CH_276</text:p>
          </table:table-cell>
          <table:table-cell office:value-type="string" calcext:value-type="string">
            <text:p>F24_N</text:p>
          </table:table-cell>
          <table:table-cell office:value-type="string" calcext:value-type="string">
            <text:p>NACE F25</text:p>
          </table:table-cell>
          <table:table-cell office:value-type="float" office:value="39034" calcext:value-type="float">
            <text:p>39034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string" calcext:value-type="string">
            <text:p>ESS_R03_2006_GER_CH_276</text:p>
          </table:table-cell>
          <table:table-cell office:value-type="string" calcext:value-type="string">
            <text:p>F24_N</text:p>
          </table:table-cell>
          <table:table-cell office:value-type="string" calcext:value-type="string">
            <text:p>{QUESTION}</text:p>
          </table:table-cell>
          <table:table-cell office:value-type="float" office:value="39035" calcext:value-type="float">
            <text:p>39035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string" calcext:value-type="string">
            <text:p>ESS_R03_2006_GER_CH_276</text:p>
          </table:table-cell>
          <table:table-cell office:value-type="string" calcext:value-type="string">
            <text:p>F24_N</text:p>
          </table:table-cell>
          <table:table-cell office:value-type="string" calcext:value-type="string">
            <text:p>In welchem Bereich ist die Firma/ Organisation, für die Sie hauptsächlich arbeiten, tätig?</text:p>
          </table:table-cell>
          <table:table-cell office:value-type="float" office:value="39036" calcext:value-type="float">
            <text:p>39036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string" calcext:value-type="string">
            <text:p>ESS_R03_2006_GER_CH_276</text:p>
          </table:table-cell>
          <table:table-cell office:value-type="string" calcext:value-type="string">
            <text:p>F24_N</text:p>
          </table:table-cell>
          <table:table-cell office:value-type="string" calcext:value-type="string">
            <text:p>(Weiss nicht)</text:p>
          </table:table-cell>
          <table:table-cell office:value-type="float" office:value="39037" calcext:value-type="float">
            <text:p>39037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string" calcext:value-type="string">
            <text:p>ESS_R03_2006_GER_CH_27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7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7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7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7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7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7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7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7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8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8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8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heute noch</text:p>
          </table:table-cell>
          <table:table-cell office:value-type="float" office:value="35844" calcext:value-type="float">
            <text:p>35844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3_2006_GER_CH_2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früher einmal</text:p>
          </table:table-cell>
          <table:table-cell office:value-type="float" office:value="35845" calcext:value-type="float">
            <text:p>35845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3_2006_GER_CH_2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ein</text:p>
          </table:table-cell>
          <table:table-cell office:value-type="float" office:value="35846" calcext:value-type="float">
            <text:p>35846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3_2006_GER_CH_2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Weiss nicht)</text:p>
          </table:table-cell>
          <table:table-cell office:value-type="float" office:value="35847" calcext:value-type="float">
            <text:p>35847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3_2006_GER_CH_2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Löhne oder Gehälter</text:p>
          </table:table-cell>
          <table:table-cell office:value-type="float" office:value="35848" calcext:value-type="float">
            <text:p>35848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3_2006_GER_CH_2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selbständiger Erwerbstätigkeit (ausgenommen Landwirtschaft)</text:p>
          </table:table-cell>
          <table:table-cell office:value-type="float" office:value="35849" calcext:value-type="float">
            <text:p>35849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3_2006_GER_CH_2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der Landwirtschaft</text:p>
          </table:table-cell>
          <table:table-cell office:value-type="float" office:value="35850" calcext:value-type="float">
            <text:p>35850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3_2006_GER_CH_2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Renten oder Pensionen</text:p>
          </table:table-cell>
          <table:table-cell office:value-type="float" office:value="35851" calcext:value-type="float">
            <text:p>35851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3_2006_GER_CH_2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rbeitslosenunterstützung oder Abfindungen</text:p>
          </table:table-cell>
          <table:table-cell office:value-type="float" office:value="35852" calcext:value-type="float">
            <text:p>35852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3_2006_GER_CH_2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dere Sozialleistungen oder -hilfen</text:p>
          </table:table-cell>
          <table:table-cell office:value-type="float" office:value="35853" calcext:value-type="float">
            <text:p>35853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3_2006_GER_CH_2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Vermögensanlagen, Ersparnissen, Versicherungen oder Eigentum</text:p>
          </table:table-cell>
          <table:table-cell office:value-type="float" office:value="35854" calcext:value-type="float">
            <text:p>35854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3_2006_GER_CH_2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anderen Quellen</text:p>
          </table:table-cell>
          <table:table-cell office:value-type="float" office:value="35855" calcext:value-type="float">
            <text:p>35855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3_2006_GER_CH_2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Weiss nicht)</text:p>
          </table:table-cell>
          <table:table-cell office:value-type="float" office:value="35856" calcext:value-type="float">
            <text:p>35856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Weniger als CHF 60</text:p>
          </table:table-cell>
          <table:table-cell office:value-type="float" office:value="39038" calcext:value-type="float">
            <text:p>39038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60 bis weniger als CHF 105</text:p>
          </table:table-cell>
          <table:table-cell office:value-type="float" office:value="39039" calcext:value-type="float">
            <text:p>39039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105 bis weniger als CHF 180</text:p>
          </table:table-cell>
          <table:table-cell office:value-type="float" office:value="39040" calcext:value-type="float">
            <text:p>39040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180 bis weniger als CHF 345</text:p>
          </table:table-cell>
          <table:table-cell office:value-type="float" office:value="39041" calcext:value-type="float">
            <text:p>39041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345 bis weniger als CHF 525</text:p>
          </table:table-cell>
          <table:table-cell office:value-type="float" office:value="39042" calcext:value-type="float">
            <text:p>39042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525 bis weniger als CHF 690</text:p>
          </table:table-cell>
          <table:table-cell office:value-type="float" office:value="39043" calcext:value-type="float">
            <text:p>39043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690 bis weniger als CHF 870</text:p>
          </table:table-cell>
          <table:table-cell office:value-type="float" office:value="39044" calcext:value-type="float">
            <text:p>39044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870 bis weniger als CHF 1035</text:p>
          </table:table-cell>
          <table:table-cell office:value-type="float" office:value="39045" calcext:value-type="float">
            <text:p>39045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1035 bis weniger als CHF 1725</text:p>
          </table:table-cell>
          <table:table-cell office:value-type="float" office:value="39046" calcext:value-type="float">
            <text:p>39046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1725 bis weniger als CHF 2595</text:p>
          </table:table-cell>
          <table:table-cell office:value-type="float" office:value="39047" calcext:value-type="float">
            <text:p>39047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2595 bis weniger als CHF 3465</text:p>
          </table:table-cell>
          <table:table-cell office:value-type="float" office:value="39048" calcext:value-type="float">
            <text:p>39048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HF 2465 oder mehr</text:p>
          </table:table-cell>
          <table:table-cell office:value-type="float" office:value="39049" calcext:value-type="float">
            <text:p>39049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(Weiss nicht)</text:p>
          </table:table-cell>
          <table:table-cell office:value-type="float" office:value="39050" calcext:value-type="float">
            <text:p>39050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Weniger als CHF 225</text:p>
          </table:table-cell>
          <table:table-cell office:value-type="float" office:value="39051" calcext:value-type="float">
            <text:p>39051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225 bis weniger als CHF 450</text:p>
          </table:table-cell>
          <table:table-cell office:value-type="float" office:value="39052" calcext:value-type="float">
            <text:p>39052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450 bis weniger als CHF 750</text:p>
          </table:table-cell>
          <table:table-cell office:value-type="float" office:value="39053" calcext:value-type="float">
            <text:p>39053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750 bis weniger als CHF 1500</text:p>
          </table:table-cell>
          <table:table-cell office:value-type="float" office:value="39054" calcext:value-type="float">
            <text:p>39054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1500 bis weniger als CHF 2250</text:p>
          </table:table-cell>
          <table:table-cell office:value-type="float" office:value="39055" calcext:value-type="float">
            <text:p>39055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2250 bis weniger als CHF 3000</text:p>
          </table:table-cell>
          <table:table-cell office:value-type="float" office:value="39056" calcext:value-type="float">
            <text:p>39056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3000 bis weniger als CHF 3750</text:p>
          </table:table-cell>
          <table:table-cell office:value-type="float" office:value="39057" calcext:value-type="float">
            <text:p>39057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3750 bis weniger als CHF 4500</text:p>
          </table:table-cell>
          <table:table-cell office:value-type="float" office:value="39058" calcext:value-type="float">
            <text:p>39058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4500 bis weniger als CHF 7500</text:p>
          </table:table-cell>
          <table:table-cell office:value-type="float" office:value="39059" calcext:value-type="float">
            <text:p>39059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7500 bis weniger als CHF 11'250</text:p>
          </table:table-cell>
          <table:table-cell office:value-type="float" office:value="39060" calcext:value-type="float">
            <text:p>39060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11'250 bis weniger als CHF 15'000</text:p>
          </table:table-cell>
          <table:table-cell office:value-type="float" office:value="39061" calcext:value-type="float">
            <text:p>39061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HF 15'000 oder mehr</text:p>
          </table:table-cell>
          <table:table-cell office:value-type="float" office:value="39062" calcext:value-type="float">
            <text:p>39062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Weiss nicht)</text:p>
          </table:table-cell>
          <table:table-cell office:value-type="float" office:value="39063" calcext:value-type="float">
            <text:p>39063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Weniger als CHF 2700</text:p>
          </table:table-cell>
          <table:table-cell office:value-type="float" office:value="39064" calcext:value-type="float">
            <text:p>39064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2700 bis weniger als CHF 5400</text:p>
          </table:table-cell>
          <table:table-cell office:value-type="float" office:value="39065" calcext:value-type="float">
            <text:p>39065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5400 bis weniger als CHF 9000</text:p>
          </table:table-cell>
          <table:table-cell office:value-type="float" office:value="39066" calcext:value-type="float">
            <text:p>39066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9000 bis weniger als CHF 18000</text:p>
          </table:table-cell>
          <table:table-cell office:value-type="float" office:value="39067" calcext:value-type="float">
            <text:p>39067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18000 bis weniger als CHF 27'000</text:p>
          </table:table-cell>
          <table:table-cell office:value-type="float" office:value="39068" calcext:value-type="float">
            <text:p>39068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27'000 bis weniger als CHF 36'000</text:p>
          </table:table-cell>
          <table:table-cell office:value-type="float" office:value="39069" calcext:value-type="float">
            <text:p>39069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36'000 bis weniger als CHF 45'000</text:p>
          </table:table-cell>
          <table:table-cell office:value-type="float" office:value="39070" calcext:value-type="float">
            <text:p>39070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45'000 bis weniger als CHF 54'000</text:p>
          </table:table-cell>
          <table:table-cell office:value-type="float" office:value="39071" calcext:value-type="float">
            <text:p>39071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54'000 bis weniger als CHF 90'000</text:p>
          </table:table-cell>
          <table:table-cell office:value-type="float" office:value="39072" calcext:value-type="float">
            <text:p>39072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90'000 bis weniger als CHF 135'000</text:p>
          </table:table-cell>
          <table:table-cell office:value-type="float" office:value="39073" calcext:value-type="float">
            <text:p>39073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135'000 bis weniger als CHF 180'000</text:p>
          </table:table-cell>
          <table:table-cell office:value-type="float" office:value="39074" calcext:value-type="float">
            <text:p>39074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HF 180'000 oder mehr</text:p>
          </table:table-cell>
          <table:table-cell office:value-type="float" office:value="39075" calcext:value-type="float">
            <text:p>39075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Weiss nicht)</text:p>
          </table:table-cell>
          <table:table-cell office:value-type="float" office:value="39076" calcext:value-type="float">
            <text:p>39076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3_2006_GER_CH_2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87</text:p>
          </table:table-cell>
          <table:table-cell office:value-type="string" calcext:value-type="string">
            <text:p>F32b</text:p>
          </table:table-cell>
          <table:table-cell office:value-type="string" calcext:value-type="string">
            <text:p>Monat</text:p>
          </table:table-cell>
          <table:table-cell office:value-type="float" office:value="35890" calcext:value-type="float">
            <text:p>35890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ESS_R03_2006_GER_CH_287</text:p>
          </table:table-cell>
          <table:table-cell office:value-type="string" calcext:value-type="string">
            <text:p>F32b</text:p>
          </table:table-cell>
          <table:table-cell office:value-type="string" calcext:value-type="string">
            <text:p>Jahr</text:p>
          </table:table-cell>
          <table:table-cell office:value-type="float" office:value="35891" calcext:value-type="float">
            <text:p>35891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ESS_R03_2006_GER_CH_287</text:p>
          </table:table-cell>
          <table:table-cell office:value-type="string" calcext:value-type="string">
            <text:p>F32b</text:p>
          </table:table-cell>
          <table:table-cell office:value-type="string" calcext:value-type="string">
            <text:p>(Weiss nicht)</text:p>
          </table:table-cell>
          <table:table-cell office:value-type="float" office:value="35892" calcext:value-type="float">
            <text:p>35892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ESS_R03_2006_GER_CH_288</text:p>
          </table:table-cell>
          <table:table-cell office:value-type="string" calcext:value-type="string">
            <text:p>F32c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89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Mit dem gegenwärtigen Einkommen lässt es sich gut leben</text:p>
          </table:table-cell>
          <table:table-cell office:value-type="float" office:value="35893" calcext:value-type="float">
            <text:p>35893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3_2006_GER_CH_289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Das gegenwärtige Einkommen reicht gerade</text:p>
          </table:table-cell>
          <table:table-cell office:value-type="float" office:value="35894" calcext:value-type="float">
            <text:p>35894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3_2006_GER_CH_289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Mit dem gegenwärtigen Einkommen ist es schwierig, über die Runden zu kommen</text:p>
          </table:table-cell>
          <table:table-cell office:value-type="float" office:value="35895" calcext:value-type="float">
            <text:p>35895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3_2006_GER_CH_289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Mit dem gegenwärtigen Einkommen ist es sehr schwierig, über die Runden zu kommen</text:p>
          </table:table-cell>
          <table:table-cell office:value-type="float" office:value="35896" calcext:value-type="float">
            <text:p>35896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3_2006_GER_CH_289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Weiss nicht)</text:p>
          </table:table-cell>
          <table:table-cell office:value-type="float" office:value="35897" calcext:value-type="float">
            <text:p>35897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3_2006_GER_CH_290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ehr schwierig</text:p>
          </table:table-cell>
          <table:table-cell office:value-type="float" office:value="35898" calcext:value-type="float">
            <text:p>35898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3_2006_GER_CH_290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chwierig</text:p>
          </table:table-cell>
          <table:table-cell office:value-type="float" office:value="35899" calcext:value-type="float">
            <text:p>35899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3_2006_GER_CH_290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Weder schwierig noch leicht</text:p>
          </table:table-cell>
          <table:table-cell office:value-type="float" office:value="35900" calcext:value-type="float">
            <text:p>35900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3_2006_GER_CH_290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Ziemlich leicht</text:p>
          </table:table-cell>
          <table:table-cell office:value-type="float" office:value="35901" calcext:value-type="float">
            <text:p>35901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3_2006_GER_CH_290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ehr leicht</text:p>
          </table:table-cell>
          <table:table-cell office:value-type="float" office:value="35902" calcext:value-type="float">
            <text:p>35902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3_2006_GER_CH_290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Weiss nicht)</text:p>
          </table:table-cell>
          <table:table-cell office:value-type="float" office:value="35903" calcext:value-type="float">
            <text:p>35903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icht abgeschlossene Primarschule</text:p>
          </table:table-cell>
          <table:table-cell office:value-type="float" office:value="38975" calcext:value-type="float">
            <text:p>38975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rimarschule</text:p>
          </table:table-cell>
          <table:table-cell office:value-type="float" office:value="38976" calcext:value-type="float">
            <text:p>38976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ekundar-, Real- und Oberschule</text:p>
          </table:table-cell>
          <table:table-cell office:value-type="float" office:value="38977" calcext:value-type="float">
            <text:p>38977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erufliche Grundbildung **(Eidg. Berufsattest) Anlehre in Betrieb und Schule, Handelsschule (1 Jahr), Allgemeinbildende Schule (1-2 Jahre)</text:p>
          </table:table-cell>
          <table:table-cell office:value-type="float" office:value="38978" calcext:value-type="float">
            <text:p>38978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erufslehre **(Eidg. Fähigkeitszeugnis) Lehrbetriebe, Berufsfachschulen</text:p>
          </table:table-cell>
          <table:table-cell office:value-type="float" office:value="38979" calcext:value-type="float">
            <text:p>38979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Fachmittelschulen (FMS) **(Fachmaturität, Fachmittelschulausweis) Diplommittelschulen (DMS), Handelsschule (3 Jahre)</text:p>
          </table:table-cell>
          <table:table-cell office:value-type="float" office:value="38980" calcext:value-type="float">
            <text:p>38980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Maturitätsschulen **(Berufs- und gymnasiale Maturität) Gymnasium, Lehrerseminar, Schule für Unterrichtsberufe, Höhere Handelsschule)</text:p>
          </table:table-cell>
          <table:table-cell office:value-type="float" office:value="38981" calcext:value-type="float">
            <text:p>38981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erufsbildung (Zweitausbildung)</text:p>
          </table:table-cell>
          <table:table-cell office:value-type="float" office:value="38982" calcext:value-type="float">
            <text:p>38982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Maturitätsschulen nach der Lehre und für Erwachsene **(Berufsmaturität und Gymnasiale Maturität)</text:p>
          </table:table-cell>
          <table:table-cell office:value-type="float" office:value="38983" calcext:value-type="float">
            <text:p>38983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Höhere Berufsausbildung **(Diplom, Eidg. Fachausweis) Höhere Fachschulen, Höhere Technische Lehranstalt (HTL)</text:p>
          </table:table-cell>
          <table:table-cell office:value-type="float" office:value="38984" calcext:value-type="float">
            <text:p>38984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Fachhochschulen (FH), Pädagogische Hochschulen (PH) **(Master, Bachelor, Diplom, Nachdiplom)</text:p>
          </table:table-cell>
          <table:table-cell office:value-type="float" office:value="38985" calcext:value-type="float">
            <text:p>38985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Universitäre Hochschulen, Eidgenössische Technische Hochschulen (ETH) **(Master, Bachelor, Lizentiat, Diplom, Nachdiplom)</text:p>
          </table:table-cell>
          <table:table-cell office:value-type="float" office:value="38986" calcext:value-type="float">
            <text:p>38986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oktorat, PhD</text:p>
          </table:table-cell>
          <table:table-cell office:value-type="float" office:value="38987" calcext:value-type="float">
            <text:p>38987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ndere Ausbildung</text:p>
          </table:table-cell>
          <table:table-cell office:value-type="float" office:value="38988" calcext:value-type="float">
            <text:p>38988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Weiss nicht)</text:p>
          </table:table-cell>
          <table:table-cell office:value-type="float" office:value="38989" calcext:value-type="float">
            <text:p>38989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292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923" calcext:value-type="float">
            <text:p>35923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2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Ausbildung, auch wenn zur Zeit in den Ferien (nicht von einem Auftraggeber bezahlt)</text:p>
          </table:table-cell>
          <table:table-cell office:value-type="float" office:value="35924" calcext:value-type="float">
            <text:p>35924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2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925" calcext:value-type="float">
            <text:p>35925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2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926" calcext:value-type="float">
            <text:p>35926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2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927" calcext:value-type="float">
            <text:p>35927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2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ensioniert</text:p>
          </table:table-cell>
          <table:table-cell office:value-type="float" office:value="35928" calcext:value-type="float">
            <text:p>35928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2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929" calcext:value-type="float">
            <text:p>35929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2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mit Hausarbeit und der Betreuung von Kindern oder anderen Personen</text:p>
          </table:table-cell>
          <table:table-cell office:value-type="float" office:value="35930" calcext:value-type="float">
            <text:p>35930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2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ndere</text:p>
          </table:table-cell>
          <table:table-cell office:value-type="float" office:value="35931" calcext:value-type="float">
            <text:p>35931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2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Weiss nicht)</text:p>
          </table:table-cell>
          <table:table-cell office:value-type="float" office:value="35932" calcext:value-type="float">
            <text:p>35932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3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923" calcext:value-type="float">
            <text:p>35923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3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Ausbildung, auch wenn zur Zeit in den Ferien (nicht von einem Auftraggeber bezahlt)</text:p>
          </table:table-cell>
          <table:table-cell office:value-type="float" office:value="35924" calcext:value-type="float">
            <text:p>35924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3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925" calcext:value-type="float">
            <text:p>35925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3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926" calcext:value-type="float">
            <text:p>35926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3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927" calcext:value-type="float">
            <text:p>35927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3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ensioniert</text:p>
          </table:table-cell>
          <table:table-cell office:value-type="float" office:value="35928" calcext:value-type="float">
            <text:p>35928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3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929" calcext:value-type="float">
            <text:p>35929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3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mit Hausarbeit und der Betreuung von Kindern oder anderen Personen</text:p>
          </table:table-cell>
          <table:table-cell office:value-type="float" office:value="35930" calcext:value-type="float">
            <text:p>35930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3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ndere</text:p>
          </table:table-cell>
          <table:table-cell office:value-type="float" office:value="35931" calcext:value-type="float">
            <text:p>35931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3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Weiss nicht)</text:p>
          </table:table-cell>
          <table:table-cell office:value-type="float" office:value="35932" calcext:value-type="float">
            <text:p>35932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3_2006_GER_CH_294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94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94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295</text:p>
          </table:table-cell>
          <table:table-cell office:value-type="string" calcext:value-type="string">
            <text:p>F39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96</text:p>
          </table:table-cell>
          <table:table-cell office:value-type="string" calcext:value-type="string">
            <text:p>F40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Keine besonderen Kenntnisse</text:p>
          </table:table-cell>
          <table:table-cell office:value-type="float" office:value="39077" calcext:value-type="float">
            <text:p>39077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Erfahrung</text:p>
          </table:table-cell>
          <table:table-cell office:value-type="float" office:value="39078" calcext:value-type="float">
            <text:p>39078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Menschliche Qualitäten</text:p>
          </table:table-cell>
          <table:table-cell office:value-type="float" office:value="39079" calcext:value-type="float">
            <text:p>39079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Primarschule</text:p>
          </table:table-cell>
          <table:table-cell office:value-type="float" office:value="39080" calcext:value-type="float">
            <text:p>39080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Sekundar-, Real- und Oberschule</text:p>
          </table:table-cell>
          <table:table-cell office:value-type="float" office:value="39081" calcext:value-type="float">
            <text:p>39081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Berufliche Grundbildung **(Eidg. Berufsattest) Anlehre in Betrieb und Schule, Handelsschule (1 Jahr), Allgemeinbildende Schule (1-2 Jahre)</text:p>
          </table:table-cell>
          <table:table-cell office:value-type="float" office:value="39082" calcext:value-type="float">
            <text:p>39082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Berufslehre **(Eidg. Fähigkeitszeugnis) Lehrbetriebe, Berufsfachschulen</text:p>
          </table:table-cell>
          <table:table-cell office:value-type="float" office:value="39083" calcext:value-type="float">
            <text:p>39083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Fachmittelschulen (FMS) **(Fachmaturität, Fachmittelschulausweis) Diplommittelschulen (DMS), Handelsschule (3 Jahre)</text:p>
          </table:table-cell>
          <table:table-cell office:value-type="float" office:value="39084" calcext:value-type="float">
            <text:p>39084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Maturitätsschulen **(Berufs- und gymnasiale Maturität) Gymnasium, Lehrerseminar, Schule für Unterrichtsberufe, Höhere Handelsschule)</text:p>
          </table:table-cell>
          <table:table-cell office:value-type="float" office:value="39085" calcext:value-type="float">
            <text:p>39085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Berufsbildung (Zweitausbildung)</text:p>
          </table:table-cell>
          <table:table-cell office:value-type="float" office:value="39086" calcext:value-type="float">
            <text:p>39086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Maturitätsschulen nach der Lehre und für Erwachsene **(Berufsmaturität und Gymnasiale Maturität)</text:p>
          </table:table-cell>
          <table:table-cell office:value-type="float" office:value="39087" calcext:value-type="float">
            <text:p>39087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Höhere Berufsausbildung **(Diplom, Eidg. Fachausweis) Höhere Fachschulen, Höhere Technische Lehranstalt (HTL)</text:p>
          </table:table-cell>
          <table:table-cell office:value-type="float" office:value="39088" calcext:value-type="float">
            <text:p>39088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Fachhochschulen (FH), Pädagogische Hochschulen (PH) **(Master, Bachelor, Diplom, Nachdiplom)</text:p>
          </table:table-cell>
          <table:table-cell office:value-type="float" office:value="39089" calcext:value-type="float">
            <text:p>39089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Universitäre Hochschulen, Eidgenössische Technische Hochschulen (ETH) **(Master, Bachelor, Lizentiat, Diplom, Nachdiplom)</text:p>
          </table:table-cell>
          <table:table-cell office:value-type="float" office:value="39090" calcext:value-type="float">
            <text:p>39090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Doktorat, PhD</text:p>
          </table:table-cell>
          <table:table-cell office:value-type="float" office:value="39091" calcext:value-type="float">
            <text:p>39091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Andere Ausbildung</text:p>
          </table:table-cell>
          <table:table-cell office:value-type="float" office:value="39092" calcext:value-type="float">
            <text:p>39092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7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Weiss nicht)</text:p>
          </table:table-cell>
          <table:table-cell office:value-type="float" office:value="39093" calcext:value-type="float">
            <text:p>39093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3_2006_GER_CH_29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ngestellt</text:p>
          </table:table-cell>
          <table:table-cell office:value-type="float" office:value="35953" calcext:value-type="float">
            <text:p>35953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3_2006_GER_CH_29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bständig erwerbend</text:p>
          </table:table-cell>
          <table:table-cell office:value-type="float" office:value="35954" calcext:value-type="float">
            <text:p>35954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3_2006_GER_CH_29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m Familienbetrieb tätig</text:p>
          </table:table-cell>
          <table:table-cell office:value-type="float" office:value="35955" calcext:value-type="float">
            <text:p>35955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3_2006_GER_CH_29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Weiss nicht)</text:p>
          </table:table-cell>
          <table:table-cell office:value-type="float" office:value="35956" calcext:value-type="float">
            <text:p>35956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3_2006_GER_CH_29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300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00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00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01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 text:c="2"/>Er/sie hat keinen Einfluss</text:p>
          </table:table-cell>
          <table:table-cell office:value-type="float" office:value="39094" calcext:value-type="float">
            <text:p>39094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39095" calcext:value-type="float">
            <text:p>39095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39096" calcext:value-type="float">
            <text:p>39096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39097" calcext:value-type="float">
            <text:p>39097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39098" calcext:value-type="float">
            <text:p>39098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39099" calcext:value-type="float">
            <text:p>39099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39100" calcext:value-type="float">
            <text:p>39100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39101" calcext:value-type="float">
            <text:p>39101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39102" calcext:value-type="float">
            <text:p>39102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39103" calcext:value-type="float">
            <text:p>39103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Er/sie hat grossen Einfluss</text:p>
          </table:table-cell>
          <table:table-cell office:value-type="float" office:value="39104" calcext:value-type="float">
            <text:p>39104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2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Weiss nicht)</text:p>
          </table:table-cell>
          <table:table-cell office:value-type="float" office:value="39105" calcext:value-type="float">
            <text:p>39105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 text:c="2"/>Er/sie hat keinen Einfluss</text:p>
          </table:table-cell>
          <table:table-cell office:value-type="float" office:value="39094" calcext:value-type="float">
            <text:p>39094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39095" calcext:value-type="float">
            <text:p>39095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39096" calcext:value-type="float">
            <text:p>39096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39097" calcext:value-type="float">
            <text:p>39097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39098" calcext:value-type="float">
            <text:p>39098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39099" calcext:value-type="float">
            <text:p>39099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39100" calcext:value-type="float">
            <text:p>39100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39101" calcext:value-type="float">
            <text:p>39101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39102" calcext:value-type="float">
            <text:p>39102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39103" calcext:value-type="float">
            <text:p>39103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Er/sie hat grossen Einfluss</text:p>
          </table:table-cell>
          <table:table-cell office:value-type="float" office:value="39104" calcext:value-type="float">
            <text:p>39104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3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Weiss nicht)</text:p>
          </table:table-cell>
          <table:table-cell office:value-type="float" office:value="39105" calcext:value-type="float">
            <text:p>39105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3_2006_GER_CH_304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Nicht abgeschlossene Primarschule</text:p>
          </table:table-cell>
          <table:table-cell office:value-type="float" office:value="38975" calcext:value-type="float">
            <text:p>38975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rimarschule</text:p>
          </table:table-cell>
          <table:table-cell office:value-type="float" office:value="38976" calcext:value-type="float">
            <text:p>38976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Sekundar-, Real- und Oberschule</text:p>
          </table:table-cell>
          <table:table-cell office:value-type="float" office:value="38977" calcext:value-type="float">
            <text:p>38977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erufliche Grundbildung **(Eidg. Berufsattest) Anlehre in Betrieb und Schule, Handelsschule (1 Jahr), Allgemeinbildende Schule (1-2 Jahre)</text:p>
          </table:table-cell>
          <table:table-cell office:value-type="float" office:value="38978" calcext:value-type="float">
            <text:p>38978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erufslehre **(Eidg. Fähigkeitszeugnis) Lehrbetriebe, Berufsfachschulen</text:p>
          </table:table-cell>
          <table:table-cell office:value-type="float" office:value="38979" calcext:value-type="float">
            <text:p>38979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Fachmittelschulen (FMS) **(Fachmaturität, Fachmittelschulausweis) Diplommittelschulen (DMS), Handelsschule (3 Jahre)</text:p>
          </table:table-cell>
          <table:table-cell office:value-type="float" office:value="38980" calcext:value-type="float">
            <text:p>38980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Maturitätsschulen **(Berufs- und gymnasiale Maturität) Gymnasium, Lehrerseminar, Schule für Unterrichtsberufe, Höhere Handelsschule)</text:p>
          </table:table-cell>
          <table:table-cell office:value-type="float" office:value="38981" calcext:value-type="float">
            <text:p>38981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erufsbildung (Zweitausbildung)</text:p>
          </table:table-cell>
          <table:table-cell office:value-type="float" office:value="38982" calcext:value-type="float">
            <text:p>38982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Maturitätsschulen nach der Lehre und für Erwachsene **(Berufsmaturität und Gymnasiale Maturität)</text:p>
          </table:table-cell>
          <table:table-cell office:value-type="float" office:value="38983" calcext:value-type="float">
            <text:p>38983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Höhere Berufsausbildung **(Diplom, Eidg. Fachausweis) Höhere Fachschulen, Höhere Technische Lehranstalt (HTL)</text:p>
          </table:table-cell>
          <table:table-cell office:value-type="float" office:value="38984" calcext:value-type="float">
            <text:p>38984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Fachhochschulen (FH), Pädagogische Hochschulen (PH) **(Master, Bachelor, Diplom, Nachdiplom)</text:p>
          </table:table-cell>
          <table:table-cell office:value-type="float" office:value="38985" calcext:value-type="float">
            <text:p>38985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Universitäre Hochschulen, Eidgenössische Technische Hochschulen (ETH) **(Master, Bachelor, Lizentiat, Diplom, Nachdiplom)</text:p>
          </table:table-cell>
          <table:table-cell office:value-type="float" office:value="38986" calcext:value-type="float">
            <text:p>38986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oktorat, PhD</text:p>
          </table:table-cell>
          <table:table-cell office:value-type="float" office:value="38987" calcext:value-type="float">
            <text:p>38987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ndere Ausbildung</text:p>
          </table:table-cell>
          <table:table-cell office:value-type="float" office:value="38988" calcext:value-type="float">
            <text:p>38988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Weiss nicht)</text:p>
          </table:table-cell>
          <table:table-cell office:value-type="float" office:value="38989" calcext:value-type="float">
            <text:p>38989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0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ngestellt</text:p>
          </table:table-cell>
          <table:table-cell office:value-type="float" office:value="35988" calcext:value-type="float">
            <text:p>35988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3_2006_GER_CH_30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bständig erwerbend</text:p>
          </table:table-cell>
          <table:table-cell office:value-type="float" office:value="35989" calcext:value-type="float">
            <text:p>35989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3_2006_GER_CH_30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Nicht berufstätig</text:p>
          </table:table-cell>
          <table:table-cell office:value-type="float" office:value="35990" calcext:value-type="float">
            <text:p>35990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3_2006_GER_CH_30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ls Befragte/r 14 war, war der Vater tot/abwesend</text:p>
          </table:table-cell>
          <table:table-cell office:value-type="float" office:value="35991" calcext:value-type="float">
            <text:p>35991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3_2006_GER_CH_30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Weiss nicht)</text:p>
          </table:table-cell>
          <table:table-cell office:value-type="float" office:value="35992" calcext:value-type="float">
            <text:p>35992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3_2006_GER_CH_307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Keine</text:p>
          </table:table-cell>
          <table:table-cell office:value-type="float" office:value="35993" calcext:value-type="float">
            <text:p>35993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3_2006_GER_CH_307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 bis 24</text:p>
          </table:table-cell>
          <table:table-cell office:value-type="float" office:value="35994" calcext:value-type="float">
            <text:p>35994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3_2006_GER_CH_307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oder mehr</text:p>
          </table:table-cell>
          <table:table-cell office:value-type="float" office:value="35995" calcext:value-type="float">
            <text:p>35995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3_2006_GER_CH_307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Weiss nicht)</text:p>
          </table:table-cell>
          <table:table-cell office:value-type="float" office:value="35996" calcext:value-type="float">
            <text:p>35996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3_2006_GER_CH_308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08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08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09</text:p>
          </table:table-cell>
          <table:table-cell office:value-type="string" calcext:value-type="string">
            <text:p>F53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3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Klassische akademische und freie Berufe wie: Rechtsanwalt, Arzt, Wissenschaftler, Ingenieur</text:p>
          </table:table-cell>
          <table:table-cell office:value-type="float" office:value="38354" calcext:value-type="float">
            <text:p>38354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Berufe mit akademischer oder Fachschulausbildung wie: Lehrer, Krankenpfleger, Physiotherapeut, Sozialarbeiter, Künstler, Musiker, Polizeibeamter (im höheren oder gehobenen Dienst), Software Entwickler</text:p>
          </table:table-cell>
          <table:table-cell office:value-type="float" office:value="38355" calcext:value-type="float">
            <text:p>38355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ttlere Verwaltungs- oder Dienstleistungsberufe wie: Sekretär, Sachbearbeiter, kaufmännischer Angestellter, Telefonist, Hilfspfleger, Hilfskrankenschwester, Kindermädchen</text:p>
          </table:table-cell>
          <table:table-cell office:value-type="float" office:value="38356" calcext:value-type="float">
            <text:p>38356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Höhere Verwaltungs- und Managementberufe (normalerweise verantwortlich für Planung, Organisation und Koordination von Arbeit und Finanzen) wie z.B. Finanzchef, Geschäftsführer.</text:p>
          </table:table-cell>
          <table:table-cell office:value-type="float" office:value="38357" calcext:value-type="float">
            <text:p>38357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Gelernte technische und handwerkliche Berufe z.B.: Automechaniker, Schlosser, Sanitär, Drucker, Werkzeugmacher, Elektriker, Gärtner, Lokomotivführer</text:p>
          </table:table-cell>
          <table:table-cell office:value-type="float" office:value="38358" calcext:value-type="float">
            <text:p>38358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Angelernte handwerkliche und Dienstleistungsberufe z.B.: Postangestellter, Maschinenarbeiter, Sicherheitsbediensteter, Hauswart, Landarbeiter, Empfangspersonal, Verkaufspersonal</text:p>
          </table:table-cell>
          <table:table-cell office:value-type="float" office:value="38359" calcext:value-type="float">
            <text:p>38359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Ungelernte handwerkliche und Dienstleistungsberufe z.B.: LKW-Fahrer, Reinigungspersonal, Portier, Packer, Näherin, Bote, Hilfsarbeiter, Servierpersonal, Barpersonal</text:p>
          </table:table-cell>
          <table:table-cell office:value-type="float" office:value="38360" calcext:value-type="float">
            <text:p>38360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ttlere oder untere Managementberufe wie: Büroleiter, Filialleiter im Einzelhandel, Filialleiter einer Bank, Filialleiter einer Restaurantkette, Kaufhausdirektor, Wirt</text:p>
          </table:table-cell>
          <table:table-cell office:value-type="float" office:value="38361" calcext:value-type="float">
            <text:p>38361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Weiss nicht)</text:p>
          </table:table-cell>
          <table:table-cell office:value-type="float" office:value="38362" calcext:value-type="float">
            <text:p>38362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Nicht abgeschlossene Primarschule</text:p>
          </table:table-cell>
          <table:table-cell office:value-type="float" office:value="38975" calcext:value-type="float">
            <text:p>38975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rimarschule</text:p>
          </table:table-cell>
          <table:table-cell office:value-type="float" office:value="38976" calcext:value-type="float">
            <text:p>38976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Sekundar-, Real- und Oberschule</text:p>
          </table:table-cell>
          <table:table-cell office:value-type="float" office:value="38977" calcext:value-type="float">
            <text:p>38977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erufliche Grundbildung **(Eidg. Berufsattest) Anlehre in Betrieb und Schule, Handelsschule (1 Jahr), Allgemeinbildende Schule (1-2 Jahre)</text:p>
          </table:table-cell>
          <table:table-cell office:value-type="float" office:value="38978" calcext:value-type="float">
            <text:p>38978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erufslehre **(Eidg. Fähigkeitszeugnis) Lehrbetriebe, Berufsfachschulen</text:p>
          </table:table-cell>
          <table:table-cell office:value-type="float" office:value="38979" calcext:value-type="float">
            <text:p>38979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Fachmittelschulen (FMS) **(Fachmaturität, Fachmittelschulausweis) Diplommittelschulen (DMS), Handelsschule (3 Jahre)</text:p>
          </table:table-cell>
          <table:table-cell office:value-type="float" office:value="38980" calcext:value-type="float">
            <text:p>38980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Maturitätsschulen **(Berufs- und gymnasiale Maturität) Gymnasium, Lehrerseminar, Schule für Unterrichtsberufe, Höhere Handelsschule)</text:p>
          </table:table-cell>
          <table:table-cell office:value-type="float" office:value="38981" calcext:value-type="float">
            <text:p>38981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erufsbildung (Zweitausbildung)</text:p>
          </table:table-cell>
          <table:table-cell office:value-type="float" office:value="38982" calcext:value-type="float">
            <text:p>38982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Maturitätsschulen nach der Lehre und für Erwachsene **(Berufsmaturität und Gymnasiale Maturität)</text:p>
          </table:table-cell>
          <table:table-cell office:value-type="float" office:value="38983" calcext:value-type="float">
            <text:p>38983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Höhere Berufsausbildung **(Diplom, Eidg. Fachausweis) Höhere Fachschulen, Höhere Technische Lehranstalt (HTL)</text:p>
          </table:table-cell>
          <table:table-cell office:value-type="float" office:value="38984" calcext:value-type="float">
            <text:p>38984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Fachhochschulen (FH), Pädagogische Hochschulen (PH) **(Master, Bachelor, Diplom, Nachdiplom)</text:p>
          </table:table-cell>
          <table:table-cell office:value-type="float" office:value="38985" calcext:value-type="float">
            <text:p>38985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Universitäre Hochschulen, Eidgenössische Technische Hochschulen (ETH) **(Master, Bachelor, Lizentiat, Diplom, Nachdiplom)</text:p>
          </table:table-cell>
          <table:table-cell office:value-type="float" office:value="38986" calcext:value-type="float">
            <text:p>38986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oktorat, PhD</text:p>
          </table:table-cell>
          <table:table-cell office:value-type="float" office:value="38987" calcext:value-type="float">
            <text:p>38987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ndere Ausbildung</text:p>
          </table:table-cell>
          <table:table-cell office:value-type="float" office:value="38988" calcext:value-type="float">
            <text:p>38988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Weiss nicht)</text:p>
          </table:table-cell>
          <table:table-cell office:value-type="float" office:value="38989" calcext:value-type="float">
            <text:p>38989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3_2006_GER_CH_31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ngestellte</text:p>
          </table:table-cell>
          <table:table-cell office:value-type="float" office:value="36010" calcext:value-type="float">
            <text:p>36010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3_2006_GER_CH_31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bständig erwerbend</text:p>
          </table:table-cell>
          <table:table-cell office:value-type="float" office:value="36011" calcext:value-type="float">
            <text:p>36011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3_2006_GER_CH_31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Nicht berufstätig</text:p>
          </table:table-cell>
          <table:table-cell office:value-type="float" office:value="36012" calcext:value-type="float">
            <text:p>36012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3_2006_GER_CH_31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ls Befragte/r 14 war, war die Mutter tot/abwesend</text:p>
          </table:table-cell>
          <table:table-cell office:value-type="float" office:value="36013" calcext:value-type="float">
            <text:p>36013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3_2006_GER_CH_31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Weiss nicht)</text:p>
          </table:table-cell>
          <table:table-cell office:value-type="float" office:value="36014" calcext:value-type="float">
            <text:p>36014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3_2006_GER_CH_313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Keine</text:p>
          </table:table-cell>
          <table:table-cell office:value-type="float" office:value="36015" calcext:value-type="float">
            <text:p>36015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3_2006_GER_CH_313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 bis 24</text:p>
          </table:table-cell>
          <table:table-cell office:value-type="float" office:value="36016" calcext:value-type="float">
            <text:p>36016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3_2006_GER_CH_313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und mehr</text:p>
          </table:table-cell>
          <table:table-cell office:value-type="float" office:value="36017" calcext:value-type="float">
            <text:p>36017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3_2006_GER_CH_313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Weiss nicht)</text:p>
          </table:table-cell>
          <table:table-cell office:value-type="float" office:value="36018" calcext:value-type="float">
            <text:p>36018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3_2006_GER_CH_314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14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14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15</text:p>
          </table:table-cell>
          <table:table-cell office:value-type="string" calcext:value-type="string">
            <text:p>F59_N</text:p>
          </table:table-cell>
          <table:table-cell office:value-type="string" calcext:value-type="string">
            <text:p>(NOTIEREN)</text:p>
          </table:table-cell>
          <table:table-cell office:value-type="float" office:value="32986" calcext:value-type="float">
            <text:p>3298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S_R03_2006_GER_CH_3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Klassische akademische und freie Berufe wie: Rechtsanwalt, Arzt, Wissenschaftler, Ingenieur</text:p>
          </table:table-cell>
          <table:table-cell office:value-type="float" office:value="38354" calcext:value-type="float">
            <text:p>38354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Berufe mit akademischer oder Fachschulausbildung wie: Lehrer, Krankenpfleger, Physiotherapeut, Sozialarbeiter, Künstler, Musiker, Polizeibeamter (im höheren oder gehobenen Dienst), Software Entwickler</text:p>
          </table:table-cell>
          <table:table-cell office:value-type="float" office:value="38355" calcext:value-type="float">
            <text:p>38355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ttlere Verwaltungs- oder Dienstleistungsberufe wie: Sekretär, Sachbearbeiter, kaufmännischer Angestellter, Telefonist, Hilfspfleger, Hilfskrankenschwester, Kindermädchen</text:p>
          </table:table-cell>
          <table:table-cell office:value-type="float" office:value="38356" calcext:value-type="float">
            <text:p>38356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Höhere Verwaltungs- und Managementberufe (normalerweise verantwortlich für Planung, Organisation und Koordination von Arbeit und Finanzen) wie z.B. Finanzchef, Geschäftsführer.</text:p>
          </table:table-cell>
          <table:table-cell office:value-type="float" office:value="38357" calcext:value-type="float">
            <text:p>38357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Gelernte technische und handwerkliche Berufe z.B.: Automechaniker, Schlosser, Sanitär, Drucker, Werkzeugmacher, Elektriker, Gärtner, Lokomotivführer</text:p>
          </table:table-cell>
          <table:table-cell office:value-type="float" office:value="38358" calcext:value-type="float">
            <text:p>38358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Angelernte handwerkliche und Dienstleistungsberufe z.B.: Postangestellter, Maschinenarbeiter, Sicherheitsbediensteter, Hauswart, Landarbeiter, Empfangspersonal, Verkaufspersonal</text:p>
          </table:table-cell>
          <table:table-cell office:value-type="float" office:value="38359" calcext:value-type="float">
            <text:p>38359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Ungelernte handwerkliche und Dienstleistungsberufe z.B.: LKW-Fahrer, Reinigungspersonal, Portier, Packer, Näherin, Bote, Hilfsarbeiter, Servierpersonal, Barpersonal</text:p>
          </table:table-cell>
          <table:table-cell office:value-type="float" office:value="38360" calcext:value-type="float">
            <text:p>38360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ttlere oder untere Managementberufe wie: Büroleiter, Filialleiter im Einzelhandel, Filialleiter einer Bank, Filialleiter einer Restaurantkette, Kaufhausdirektor, Wirt</text:p>
          </table:table-cell>
          <table:table-cell office:value-type="float" office:value="38361" calcext:value-type="float">
            <text:p>38361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Weiss nicht)</text:p>
          </table:table-cell>
          <table:table-cell office:value-type="float" office:value="38362" calcext:value-type="float">
            <text:p>38362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3_2006_GER_CH_317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17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17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erheiratet</text:p>
          </table:table-cell>
          <table:table-cell office:value-type="float" office:value="36033" calcext:value-type="float">
            <text:p>36033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3_2006_GER_CH_3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Registrierte Partnerschaft</text:p>
          </table:table-cell>
          <table:table-cell office:value-type="float" office:value="36034" calcext:value-type="float">
            <text:p>36034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3_2006_GER_CH_3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trennt lebend (aber offiziell noch verheiratet)</text:p>
          </table:table-cell>
          <table:table-cell office:value-type="float" office:value="36035" calcext:value-type="float">
            <text:p>36035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3_2006_GER_CH_3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trennt lebend (aber offiziell noch in registrierter Partnerschaft)</text:p>
          </table:table-cell>
          <table:table-cell office:value-type="float" office:value="36036" calcext:value-type="float">
            <text:p>36036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3_2006_GER_CH_3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schieden</text:p>
          </table:table-cell>
          <table:table-cell office:value-type="float" office:value="36037" calcext:value-type="float">
            <text:p>36037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3_2006_GER_CH_3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erwitwet</text:p>
          </table:table-cell>
          <table:table-cell office:value-type="float" office:value="36038" calcext:value-type="float">
            <text:p>36038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3_2006_GER_CH_3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Aufgelöste registrierte Partnerschaft</text:p>
          </table:table-cell>
          <table:table-cell office:value-type="float" office:value="36039" calcext:value-type="float">
            <text:p>36039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3_2006_GER_CH_3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Registrierte Partnerschaft, Partner/Partnerin verstorben</text:p>
          </table:table-cell>
          <table:table-cell office:value-type="float" office:value="36040" calcext:value-type="float">
            <text:p>36040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3_2006_GER_CH_3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Ledig, nie verheiratet gewesen UND nie in registrierter Partnerschaft gelebt</text:p>
          </table:table-cell>
          <table:table-cell office:value-type="float" office:value="36041" calcext:value-type="float">
            <text:p>36041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3_2006_GER_CH_3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Weiss nicht)</text:p>
          </table:table-cell>
          <table:table-cell office:value-type="float" office:value="36042" calcext:value-type="float">
            <text:p>36042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3_2006_GER_CH_319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19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19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0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0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0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4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4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4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5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5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5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3_2006_GER_CH_326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Ja</text:p>
          </table:table-cell>
          <table:table-cell office:value-type="float" office:value="36043" calcext:value-type="float">
            <text:p>36043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ESS_R03_2006_GER_CH_326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Nein</text:p>
          </table:table-cell>
          <table:table-cell office:value-type="float" office:value="36044" calcext:value-type="float">
            <text:p>36044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ESS_R03_2006_GER_CH_326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Keinen Internetanschluss zu Hause</text:p>
          </table:table-cell>
          <table:table-cell office:value-type="float" office:value="36045" calcext:value-type="float">
            <text:p>36045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ESS_R03_2006_GER_CH_326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(Weiss nicht)</text:p>
          </table:table-cell>
          <table:table-cell office:value-type="float" office:value="36046" calcext:value-type="float">
            <text:p>36046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ESS_R03_2006_GER_CH_32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2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chlecht für die Wirtschaft</text:p>
          </table:table-cell>
          <table:table-cell office:value-type="float" office:value="39106" calcext:value-type="float">
            <text:p>39106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39107" calcext:value-type="float">
            <text:p>39107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39108" calcext:value-type="float">
            <text:p>39108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39109" calcext:value-type="float">
            <text:p>39109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39110" calcext:value-type="float">
            <text:p>39110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39111" calcext:value-type="float">
            <text:p>39111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39112" calcext:value-type="float">
            <text:p>39112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39113" calcext:value-type="float">
            <text:p>39113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39114" calcext:value-type="float">
            <text:p>39114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39115" calcext:value-type="float">
            <text:p>39115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Gut für die Wirtschaft</text:p>
          </table:table-cell>
          <table:table-cell office:value-type="float" office:value="39116" calcext:value-type="float">
            <text:p>39116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Weiss nicht)</text:p>
          </table:table-cell>
          <table:table-cell office:value-type="float" office:value="39117" calcext:value-type="float">
            <text:p>39117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Untergraben das Kulturleben</text:p>
          </table:table-cell>
          <table:table-cell office:value-type="float" office:value="39118" calcext:value-type="float">
            <text:p>39118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39119" calcext:value-type="float">
            <text:p>39119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39120" calcext:value-type="float">
            <text:p>39120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39121" calcext:value-type="float">
            <text:p>39121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39122" calcext:value-type="float">
            <text:p>39122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39123" calcext:value-type="float">
            <text:p>39123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39124" calcext:value-type="float">
            <text:p>39124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39125" calcext:value-type="float">
            <text:p>39125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39126" calcext:value-type="float">
            <text:p>39126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39127" calcext:value-type="float">
            <text:p>39127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Bereichern das Kulturleben</text:p>
          </table:table-cell>
          <table:table-cell office:value-type="float" office:value="39128" calcext:value-type="float">
            <text:p>39128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Weiss nicht)</text:p>
          </table:table-cell>
          <table:table-cell office:value-type="float" office:value="39129" calcext:value-type="float">
            <text:p>39129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Schlechter</text:p>
          </table:table-cell>
          <table:table-cell office:value-type="float" office:value="39130" calcext:value-type="float">
            <text:p>39130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39131" calcext:value-type="float">
            <text:p>39131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39132" calcext:value-type="float">
            <text:p>39132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39133" calcext:value-type="float">
            <text:p>39133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39134" calcext:value-type="float">
            <text:p>39134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39135" calcext:value-type="float">
            <text:p>39135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39136" calcext:value-type="float">
            <text:p>39136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39137" calcext:value-type="float">
            <text:p>39137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39138" calcext:value-type="float">
            <text:p>39138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39139" calcext:value-type="float">
            <text:p>39139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Besser</text:p>
          </table:table-cell>
          <table:table-cell office:value-type="float" office:value="39140" calcext:value-type="float">
            <text:p>39140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Weiss nicht)</text:p>
          </table:table-cell>
          <table:table-cell office:value-type="float" office:value="39141" calcext:value-type="float">
            <text:p>39141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3_2006_GER_CH_33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6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6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6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6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6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6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8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8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8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8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8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8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3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0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0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0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0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0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0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43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3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3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3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3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4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4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4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4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4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Lehne stark ab</text:p>
          </table:table-cell>
          <table:table-cell office:value-type="float" office:value="39142" calcext:value-type="float">
            <text:p>3914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float" office:value="1" calcext:value-type="float">
            <text:p>1</text:p>
          </table:table-cell>
          <table:table-cell office:value-type="float" office:value="39143" calcext:value-type="float">
            <text:p>3914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float" office:value="2" calcext:value-type="float">
            <text:p>2</text:p>
          </table:table-cell>
          <table:table-cell office:value-type="float" office:value="39144" calcext:value-type="float">
            <text:p>39144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float" office:value="3" calcext:value-type="float">
            <text:p>3</text:p>
          </table:table-cell>
          <table:table-cell office:value-type="float" office:value="39145" calcext:value-type="float">
            <text:p>39145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float" office:value="4" calcext:value-type="float">
            <text:p>4</text:p>
          </table:table-cell>
          <table:table-cell office:value-type="float" office:value="39146" calcext:value-type="float">
            <text:p>39146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float" office:value="5" calcext:value-type="float">
            <text:p>5</text:p>
          </table:table-cell>
          <table:table-cell office:value-type="float" office:value="39147" calcext:value-type="float">
            <text:p>39147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float" office:value="6" calcext:value-type="float">
            <text:p>6</text:p>
          </table:table-cell>
          <table:table-cell office:value-type="float" office:value="39148" calcext:value-type="float">
            <text:p>39148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float" office:value="7" calcext:value-type="float">
            <text:p>7</text:p>
          </table:table-cell>
          <table:table-cell office:value-type="float" office:value="39149" calcext:value-type="float">
            <text:p>39149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float" office:value="8" calcext:value-type="float">
            <text:p>8</text:p>
          </table:table-cell>
          <table:table-cell office:value-type="float" office:value="39150" calcext:value-type="float">
            <text:p>39150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float" office:value="9" calcext:value-type="float">
            <text:p>9</text:p>
          </table:table-cell>
          <table:table-cell office:value-type="float" office:value="39151" calcext:value-type="float">
            <text:p>39151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Stimme stark zu</text:p>
          </table:table-cell>
          <table:table-cell office:value-type="float" office:value="39152" calcext:value-type="float">
            <text:p>3915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6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(Weiss nicht)</text:p>
          </table:table-cell>
          <table:table-cell office:value-type="float" office:value="39153" calcext:value-type="float">
            <text:p>3915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Lehne stark ab</text:p>
          </table:table-cell>
          <table:table-cell office:value-type="float" office:value="39142" calcext:value-type="float">
            <text:p>3914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float" office:value="1" calcext:value-type="float">
            <text:p>1</text:p>
          </table:table-cell>
          <table:table-cell office:value-type="float" office:value="39143" calcext:value-type="float">
            <text:p>3914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float" office:value="2" calcext:value-type="float">
            <text:p>2</text:p>
          </table:table-cell>
          <table:table-cell office:value-type="float" office:value="39144" calcext:value-type="float">
            <text:p>39144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float" office:value="3" calcext:value-type="float">
            <text:p>3</text:p>
          </table:table-cell>
          <table:table-cell office:value-type="float" office:value="39145" calcext:value-type="float">
            <text:p>39145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float" office:value="4" calcext:value-type="float">
            <text:p>4</text:p>
          </table:table-cell>
          <table:table-cell office:value-type="float" office:value="39146" calcext:value-type="float">
            <text:p>39146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float" office:value="5" calcext:value-type="float">
            <text:p>5</text:p>
          </table:table-cell>
          <table:table-cell office:value-type="float" office:value="39147" calcext:value-type="float">
            <text:p>39147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float" office:value="6" calcext:value-type="float">
            <text:p>6</text:p>
          </table:table-cell>
          <table:table-cell office:value-type="float" office:value="39148" calcext:value-type="float">
            <text:p>39148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float" office:value="7" calcext:value-type="float">
            <text:p>7</text:p>
          </table:table-cell>
          <table:table-cell office:value-type="float" office:value="39149" calcext:value-type="float">
            <text:p>39149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float" office:value="8" calcext:value-type="float">
            <text:p>8</text:p>
          </table:table-cell>
          <table:table-cell office:value-type="float" office:value="39150" calcext:value-type="float">
            <text:p>39150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float" office:value="9" calcext:value-type="float">
            <text:p>9</text:p>
          </table:table-cell>
          <table:table-cell office:value-type="float" office:value="39151" calcext:value-type="float">
            <text:p>39151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Stimme stark zu</text:p>
          </table:table-cell>
          <table:table-cell office:value-type="float" office:value="39152" calcext:value-type="float">
            <text:p>3915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7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(Weiss nicht)</text:p>
          </table:table-cell>
          <table:table-cell office:value-type="float" office:value="39153" calcext:value-type="float">
            <text:p>3915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Lehne stark ab</text:p>
          </table:table-cell>
          <table:table-cell office:value-type="float" office:value="39142" calcext:value-type="float">
            <text:p>3914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float" office:value="1" calcext:value-type="float">
            <text:p>1</text:p>
          </table:table-cell>
          <table:table-cell office:value-type="float" office:value="39143" calcext:value-type="float">
            <text:p>3914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float" office:value="2" calcext:value-type="float">
            <text:p>2</text:p>
          </table:table-cell>
          <table:table-cell office:value-type="float" office:value="39144" calcext:value-type="float">
            <text:p>39144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float" office:value="3" calcext:value-type="float">
            <text:p>3</text:p>
          </table:table-cell>
          <table:table-cell office:value-type="float" office:value="39145" calcext:value-type="float">
            <text:p>39145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float" office:value="4" calcext:value-type="float">
            <text:p>4</text:p>
          </table:table-cell>
          <table:table-cell office:value-type="float" office:value="39146" calcext:value-type="float">
            <text:p>39146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float" office:value="5" calcext:value-type="float">
            <text:p>5</text:p>
          </table:table-cell>
          <table:table-cell office:value-type="float" office:value="39147" calcext:value-type="float">
            <text:p>39147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float" office:value="6" calcext:value-type="float">
            <text:p>6</text:p>
          </table:table-cell>
          <table:table-cell office:value-type="float" office:value="39148" calcext:value-type="float">
            <text:p>39148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float" office:value="7" calcext:value-type="float">
            <text:p>7</text:p>
          </table:table-cell>
          <table:table-cell office:value-type="float" office:value="39149" calcext:value-type="float">
            <text:p>39149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float" office:value="8" calcext:value-type="float">
            <text:p>8</text:p>
          </table:table-cell>
          <table:table-cell office:value-type="float" office:value="39150" calcext:value-type="float">
            <text:p>39150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float" office:value="9" calcext:value-type="float">
            <text:p>9</text:p>
          </table:table-cell>
          <table:table-cell office:value-type="float" office:value="39151" calcext:value-type="float">
            <text:p>39151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Stimme stark zu</text:p>
          </table:table-cell>
          <table:table-cell office:value-type="float" office:value="39152" calcext:value-type="float">
            <text:p>3915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(Weiss nicht)</text:p>
          </table:table-cell>
          <table:table-cell office:value-type="float" office:value="39153" calcext:value-type="float">
            <text:p>3915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Trifft überhaupt nicht zu</text:p>
          </table:table-cell>
          <table:table-cell office:value-type="float" office:value="39154" calcext:value-type="float">
            <text:p>39154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float" office:value="1" calcext:value-type="float">
            <text:p>1</text:p>
          </table:table-cell>
          <table:table-cell office:value-type="float" office:value="39155" calcext:value-type="float">
            <text:p>39155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float" office:value="2" calcext:value-type="float">
            <text:p>2</text:p>
          </table:table-cell>
          <table:table-cell office:value-type="float" office:value="39156" calcext:value-type="float">
            <text:p>39156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float" office:value="3" calcext:value-type="float">
            <text:p>3</text:p>
          </table:table-cell>
          <table:table-cell office:value-type="float" office:value="39157" calcext:value-type="float">
            <text:p>39157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float" office:value="4" calcext:value-type="float">
            <text:p>4</text:p>
          </table:table-cell>
          <table:table-cell office:value-type="float" office:value="39158" calcext:value-type="float">
            <text:p>39158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float" office:value="5" calcext:value-type="float">
            <text:p>5</text:p>
          </table:table-cell>
          <table:table-cell office:value-type="float" office:value="39159" calcext:value-type="float">
            <text:p>39159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float" office:value="6" calcext:value-type="float">
            <text:p>6</text:p>
          </table:table-cell>
          <table:table-cell office:value-type="float" office:value="39160" calcext:value-type="float">
            <text:p>39160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float" office:value="7" calcext:value-type="float">
            <text:p>7</text:p>
          </table:table-cell>
          <table:table-cell office:value-type="float" office:value="39161" calcext:value-type="float">
            <text:p>39161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float" office:value="8" calcext:value-type="float">
            <text:p>8</text:p>
          </table:table-cell>
          <table:table-cell office:value-type="float" office:value="39162" calcext:value-type="float">
            <text:p>39162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float" office:value="9" calcext:value-type="float">
            <text:p>9</text:p>
          </table:table-cell>
          <table:table-cell office:value-type="float" office:value="39163" calcext:value-type="float">
            <text:p>39163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Trifft sehr zu</text:p>
          </table:table-cell>
          <table:table-cell office:value-type="float" office:value="39164" calcext:value-type="float">
            <text:p>39164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49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(Weiss nicht)</text:p>
          </table:table-cell>
          <table:table-cell office:value-type="float" office:value="39165" calcext:value-type="float">
            <text:p>39165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Trifft überhaupt nicht zu</text:p>
          </table:table-cell>
          <table:table-cell office:value-type="float" office:value="39154" calcext:value-type="float">
            <text:p>39154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float" office:value="1" calcext:value-type="float">
            <text:p>1</text:p>
          </table:table-cell>
          <table:table-cell office:value-type="float" office:value="39155" calcext:value-type="float">
            <text:p>39155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float" office:value="2" calcext:value-type="float">
            <text:p>2</text:p>
          </table:table-cell>
          <table:table-cell office:value-type="float" office:value="39156" calcext:value-type="float">
            <text:p>39156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float" office:value="3" calcext:value-type="float">
            <text:p>3</text:p>
          </table:table-cell>
          <table:table-cell office:value-type="float" office:value="39157" calcext:value-type="float">
            <text:p>39157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float" office:value="4" calcext:value-type="float">
            <text:p>4</text:p>
          </table:table-cell>
          <table:table-cell office:value-type="float" office:value="39158" calcext:value-type="float">
            <text:p>39158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float" office:value="5" calcext:value-type="float">
            <text:p>5</text:p>
          </table:table-cell>
          <table:table-cell office:value-type="float" office:value="39159" calcext:value-type="float">
            <text:p>39159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float" office:value="6" calcext:value-type="float">
            <text:p>6</text:p>
          </table:table-cell>
          <table:table-cell office:value-type="float" office:value="39160" calcext:value-type="float">
            <text:p>39160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float" office:value="7" calcext:value-type="float">
            <text:p>7</text:p>
          </table:table-cell>
          <table:table-cell office:value-type="float" office:value="39161" calcext:value-type="float">
            <text:p>39161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float" office:value="8" calcext:value-type="float">
            <text:p>8</text:p>
          </table:table-cell>
          <table:table-cell office:value-type="float" office:value="39162" calcext:value-type="float">
            <text:p>39162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float" office:value="9" calcext:value-type="float">
            <text:p>9</text:p>
          </table:table-cell>
          <table:table-cell office:value-type="float" office:value="39163" calcext:value-type="float">
            <text:p>39163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Trifft sehr zu</text:p>
          </table:table-cell>
          <table:table-cell office:value-type="float" office:value="39164" calcext:value-type="float">
            <text:p>39164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1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(Weiss nicht)</text:p>
          </table:table-cell>
          <table:table-cell office:value-type="float" office:value="39165" calcext:value-type="float">
            <text:p>39165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Trifft überhaupt nicht zu</text:p>
          </table:table-cell>
          <table:table-cell office:value-type="float" office:value="39154" calcext:value-type="float">
            <text:p>39154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float" office:value="1" calcext:value-type="float">
            <text:p>1</text:p>
          </table:table-cell>
          <table:table-cell office:value-type="float" office:value="39155" calcext:value-type="float">
            <text:p>39155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float" office:value="2" calcext:value-type="float">
            <text:p>2</text:p>
          </table:table-cell>
          <table:table-cell office:value-type="float" office:value="39156" calcext:value-type="float">
            <text:p>39156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float" office:value="3" calcext:value-type="float">
            <text:p>3</text:p>
          </table:table-cell>
          <table:table-cell office:value-type="float" office:value="39157" calcext:value-type="float">
            <text:p>39157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float" office:value="4" calcext:value-type="float">
            <text:p>4</text:p>
          </table:table-cell>
          <table:table-cell office:value-type="float" office:value="39158" calcext:value-type="float">
            <text:p>39158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float" office:value="5" calcext:value-type="float">
            <text:p>5</text:p>
          </table:table-cell>
          <table:table-cell office:value-type="float" office:value="39159" calcext:value-type="float">
            <text:p>39159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float" office:value="6" calcext:value-type="float">
            <text:p>6</text:p>
          </table:table-cell>
          <table:table-cell office:value-type="float" office:value="39160" calcext:value-type="float">
            <text:p>39160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float" office:value="7" calcext:value-type="float">
            <text:p>7</text:p>
          </table:table-cell>
          <table:table-cell office:value-type="float" office:value="39161" calcext:value-type="float">
            <text:p>39161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float" office:value="8" calcext:value-type="float">
            <text:p>8</text:p>
          </table:table-cell>
          <table:table-cell office:value-type="float" office:value="39162" calcext:value-type="float">
            <text:p>39162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float" office:value="9" calcext:value-type="float">
            <text:p>9</text:p>
          </table:table-cell>
          <table:table-cell office:value-type="float" office:value="39163" calcext:value-type="float">
            <text:p>39163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Trifft sehr zu</text:p>
          </table:table-cell>
          <table:table-cell office:value-type="float" office:value="39164" calcext:value-type="float">
            <text:p>39164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2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(Weiss nicht)</text:p>
          </table:table-cell>
          <table:table-cell office:value-type="float" office:value="39165" calcext:value-type="float">
            <text:p>39165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3_2006_GER_CH_353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3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3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3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3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3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4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4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4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4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4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4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5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5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5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5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5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5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56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<text:s/>Lehne stark ab</text:p>
          </table:table-cell>
          <table:table-cell office:value-type="float" office:value="39166" calcext:value-type="float">
            <text:p>39166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ESS_R03_2006_GER_CH_356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NaN</text:p>
          </table:table-cell>
          <table:table-cell office:value-type="float" office:value="39167" calcext:value-type="float">
            <text:p>39167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ESS_R03_2006_GER_CH_356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NaN</text:p>
          </table:table-cell>
          <table:table-cell office:value-type="float" office:value="39168" calcext:value-type="float">
            <text:p>39168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ESS_R03_2006_GER_CH_356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NaN</text:p>
          </table:table-cell>
          <table:table-cell office:value-type="float" office:value="39169" calcext:value-type="float">
            <text:p>39169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ESS_R03_2006_GER_CH_356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NaN</text:p>
          </table:table-cell>
          <table:table-cell office:value-type="float" office:value="39170" calcext:value-type="float">
            <text:p>39170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ESS_R03_2006_GER_CH_356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NaN</text:p>
          </table:table-cell>
          <table:table-cell office:value-type="float" office:value="39171" calcext:value-type="float">
            <text:p>39171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ESS_R03_2006_GER_CH_356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NaN</text:p>
          </table:table-cell>
          <table:table-cell office:value-type="float" office:value="39172" calcext:value-type="float">
            <text:p>39172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ESS_R03_2006_GER_CH_356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<text:s/>Stimme stark zu</text:p>
          </table:table-cell>
          <table:table-cell office:value-type="float" office:value="39173" calcext:value-type="float">
            <text:p>39173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ESS_R03_2006_GER_CH_356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(Weiss nicht)</text:p>
          </table:table-cell>
          <table:table-cell office:value-type="float" office:value="39174" calcext:value-type="float">
            <text:p>39174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ESS_R03_2006_GER_CH_357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<text:s/>Lehne stark ab</text:p>
          </table:table-cell>
          <table:table-cell office:value-type="float" office:value="39175" calcext:value-type="float">
            <text:p>39175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ESS_R03_2006_GER_CH_357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NaN</text:p>
          </table:table-cell>
          <table:table-cell office:value-type="float" office:value="39176" calcext:value-type="float">
            <text:p>39176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ESS_R03_2006_GER_CH_357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NaN</text:p>
          </table:table-cell>
          <table:table-cell office:value-type="float" office:value="39177" calcext:value-type="float">
            <text:p>39177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ESS_R03_2006_GER_CH_357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NaN</text:p>
          </table:table-cell>
          <table:table-cell office:value-type="float" office:value="39178" calcext:value-type="float">
            <text:p>39178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ESS_R03_2006_GER_CH_357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NaN</text:p>
          </table:table-cell>
          <table:table-cell office:value-type="float" office:value="39179" calcext:value-type="float">
            <text:p>39179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ESS_R03_2006_GER_CH_357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NaN</text:p>
          </table:table-cell>
          <table:table-cell office:value-type="float" office:value="39180" calcext:value-type="float">
            <text:p>39180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ESS_R03_2006_GER_CH_357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NaN</text:p>
          </table:table-cell>
          <table:table-cell office:value-type="float" office:value="39181" calcext:value-type="float">
            <text:p>39181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ESS_R03_2006_GER_CH_357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<text:s/>Stimme stark zu</text:p>
          </table:table-cell>
          <table:table-cell office:value-type="float" office:value="39182" calcext:value-type="float">
            <text:p>39182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ESS_R03_2006_GER_CH_357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(Weiss nicht)</text:p>
          </table:table-cell>
          <table:table-cell office:value-type="float" office:value="39183" calcext:value-type="float">
            <text:p>39183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ESS_R03_2006_GER_CH_358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<text:s/>Lehne stark ab</text:p>
          </table:table-cell>
          <table:table-cell office:value-type="float" office:value="39184" calcext:value-type="float">
            <text:p>39184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ESS_R03_2006_GER_CH_358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NaN</text:p>
          </table:table-cell>
          <table:table-cell office:value-type="float" office:value="39185" calcext:value-type="float">
            <text:p>39185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ESS_R03_2006_GER_CH_358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NaN</text:p>
          </table:table-cell>
          <table:table-cell office:value-type="float" office:value="39186" calcext:value-type="float">
            <text:p>39186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ESS_R03_2006_GER_CH_358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NaN</text:p>
          </table:table-cell>
          <table:table-cell office:value-type="float" office:value="39187" calcext:value-type="float">
            <text:p>39187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ESS_R03_2006_GER_CH_358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NaN</text:p>
          </table:table-cell>
          <table:table-cell office:value-type="float" office:value="39188" calcext:value-type="float">
            <text:p>39188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ESS_R03_2006_GER_CH_358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NaN</text:p>
          </table:table-cell>
          <table:table-cell office:value-type="float" office:value="39189" calcext:value-type="float">
            <text:p>39189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ESS_R03_2006_GER_CH_358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NaN</text:p>
          </table:table-cell>
          <table:table-cell office:value-type="float" office:value="39190" calcext:value-type="float">
            <text:p>39190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ESS_R03_2006_GER_CH_358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<text:s/>Stimme stark zu</text:p>
          </table:table-cell>
          <table:table-cell office:value-type="float" office:value="39191" calcext:value-type="float">
            <text:p>39191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ESS_R03_2006_GER_CH_358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(Weiss nicht)</text:p>
          </table:table-cell>
          <table:table-cell office:value-type="float" office:value="39192" calcext:value-type="float">
            <text:p>39192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ESS_R03_2006_GER_CH_359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<text:s/>Lehne stark ab</text:p>
          </table:table-cell>
          <table:table-cell office:value-type="float" office:value="39193" calcext:value-type="float">
            <text:p>39193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ESS_R03_2006_GER_CH_359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NaN</text:p>
          </table:table-cell>
          <table:table-cell office:value-type="float" office:value="39194" calcext:value-type="float">
            <text:p>39194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ESS_R03_2006_GER_CH_359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NaN</text:p>
          </table:table-cell>
          <table:table-cell office:value-type="float" office:value="39195" calcext:value-type="float">
            <text:p>39195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ESS_R03_2006_GER_CH_359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NaN</text:p>
          </table:table-cell>
          <table:table-cell office:value-type="float" office:value="39196" calcext:value-type="float">
            <text:p>39196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ESS_R03_2006_GER_CH_359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NaN</text:p>
          </table:table-cell>
          <table:table-cell office:value-type="float" office:value="39197" calcext:value-type="float">
            <text:p>39197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ESS_R03_2006_GER_CH_359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NaN</text:p>
          </table:table-cell>
          <table:table-cell office:value-type="float" office:value="39198" calcext:value-type="float">
            <text:p>39198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ESS_R03_2006_GER_CH_359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NaN</text:p>
          </table:table-cell>
          <table:table-cell office:value-type="float" office:value="39199" calcext:value-type="float">
            <text:p>39199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ESS_R03_2006_GER_CH_359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<text:s/>Stimme stark zu</text:p>
          </table:table-cell>
          <table:table-cell office:value-type="float" office:value="39200" calcext:value-type="float">
            <text:p>39200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ESS_R03_2006_GER_CH_359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(Weiss nicht)</text:p>
          </table:table-cell>
          <table:table-cell office:value-type="float" office:value="39201" calcext:value-type="float">
            <text:p>39201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ESS_R03_2006_GER_CH_360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<text:s/>Lehne stark ab</text:p>
          </table:table-cell>
          <table:table-cell office:value-type="float" office:value="39202" calcext:value-type="float">
            <text:p>39202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ESS_R03_2006_GER_CH_360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NaN</text:p>
          </table:table-cell>
          <table:table-cell office:value-type="float" office:value="39203" calcext:value-type="float">
            <text:p>39203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ESS_R03_2006_GER_CH_360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NaN</text:p>
          </table:table-cell>
          <table:table-cell office:value-type="float" office:value="39204" calcext:value-type="float">
            <text:p>39204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ESS_R03_2006_GER_CH_360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NaN</text:p>
          </table:table-cell>
          <table:table-cell office:value-type="float" office:value="39205" calcext:value-type="float">
            <text:p>39205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ESS_R03_2006_GER_CH_360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NaN</text:p>
          </table:table-cell>
          <table:table-cell office:value-type="float" office:value="39206" calcext:value-type="float">
            <text:p>39206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ESS_R03_2006_GER_CH_360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NaN</text:p>
          </table:table-cell>
          <table:table-cell office:value-type="float" office:value="39207" calcext:value-type="float">
            <text:p>39207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ESS_R03_2006_GER_CH_360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NaN</text:p>
          </table:table-cell>
          <table:table-cell office:value-type="float" office:value="39208" calcext:value-type="float">
            <text:p>39208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ESS_R03_2006_GER_CH_360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<text:s/>Stimme stark zu</text:p>
          </table:table-cell>
          <table:table-cell office:value-type="float" office:value="39209" calcext:value-type="float">
            <text:p>39209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ESS_R03_2006_GER_CH_360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(Weiss nicht)</text:p>
          </table:table-cell>
          <table:table-cell office:value-type="float" office:value="39210" calcext:value-type="float">
            <text:p>39210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ESS_R03_2006_GER_CH_36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6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6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6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6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6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62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<text:s/>Lehne stark ab</text:p>
          </table:table-cell>
          <table:table-cell office:value-type="float" office:value="39211" calcext:value-type="float">
            <text:p>39211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ESS_R03_2006_GER_CH_362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NaN</text:p>
          </table:table-cell>
          <table:table-cell office:value-type="float" office:value="39212" calcext:value-type="float">
            <text:p>39212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ESS_R03_2006_GER_CH_362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NaN</text:p>
          </table:table-cell>
          <table:table-cell office:value-type="float" office:value="39213" calcext:value-type="float">
            <text:p>39213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ESS_R03_2006_GER_CH_362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NaN</text:p>
          </table:table-cell>
          <table:table-cell office:value-type="float" office:value="39214" calcext:value-type="float">
            <text:p>39214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ESS_R03_2006_GER_CH_362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NaN</text:p>
          </table:table-cell>
          <table:table-cell office:value-type="float" office:value="39215" calcext:value-type="float">
            <text:p>39215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ESS_R03_2006_GER_CH_362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NaN</text:p>
          </table:table-cell>
          <table:table-cell office:value-type="float" office:value="39216" calcext:value-type="float">
            <text:p>39216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ESS_R03_2006_GER_CH_362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NaN</text:p>
          </table:table-cell>
          <table:table-cell office:value-type="float" office:value="39217" calcext:value-type="float">
            <text:p>39217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ESS_R03_2006_GER_CH_362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<text:s/>Stimme stark zu</text:p>
          </table:table-cell>
          <table:table-cell office:value-type="float" office:value="39218" calcext:value-type="float">
            <text:p>39218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ESS_R03_2006_GER_CH_362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(Weiss nicht)</text:p>
          </table:table-cell>
          <table:table-cell office:value-type="float" office:value="39219" calcext:value-type="float">
            <text:p>39219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Lehne stark ab</text:p>
          </table:table-cell>
          <table:table-cell office:value-type="float" office:value="39142" calcext:value-type="float">
            <text:p>3914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float" office:value="1" calcext:value-type="float">
            <text:p>1</text:p>
          </table:table-cell>
          <table:table-cell office:value-type="float" office:value="39143" calcext:value-type="float">
            <text:p>3914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float" office:value="2" calcext:value-type="float">
            <text:p>2</text:p>
          </table:table-cell>
          <table:table-cell office:value-type="float" office:value="39144" calcext:value-type="float">
            <text:p>39144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float" office:value="3" calcext:value-type="float">
            <text:p>3</text:p>
          </table:table-cell>
          <table:table-cell office:value-type="float" office:value="39145" calcext:value-type="float">
            <text:p>39145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float" office:value="4" calcext:value-type="float">
            <text:p>4</text:p>
          </table:table-cell>
          <table:table-cell office:value-type="float" office:value="39146" calcext:value-type="float">
            <text:p>39146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float" office:value="5" calcext:value-type="float">
            <text:p>5</text:p>
          </table:table-cell>
          <table:table-cell office:value-type="float" office:value="39147" calcext:value-type="float">
            <text:p>39147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float" office:value="6" calcext:value-type="float">
            <text:p>6</text:p>
          </table:table-cell>
          <table:table-cell office:value-type="float" office:value="39148" calcext:value-type="float">
            <text:p>39148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float" office:value="7" calcext:value-type="float">
            <text:p>7</text:p>
          </table:table-cell>
          <table:table-cell office:value-type="float" office:value="39149" calcext:value-type="float">
            <text:p>39149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float" office:value="8" calcext:value-type="float">
            <text:p>8</text:p>
          </table:table-cell>
          <table:table-cell office:value-type="float" office:value="39150" calcext:value-type="float">
            <text:p>39150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float" office:value="9" calcext:value-type="float">
            <text:p>9</text:p>
          </table:table-cell>
          <table:table-cell office:value-type="float" office:value="39151" calcext:value-type="float">
            <text:p>39151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Stimme stark zu</text:p>
          </table:table-cell>
          <table:table-cell office:value-type="float" office:value="39152" calcext:value-type="float">
            <text:p>3915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3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(Weiss nicht)</text:p>
          </table:table-cell>
          <table:table-cell office:value-type="float" office:value="39153" calcext:value-type="float">
            <text:p>3915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Lehne stark ab</text:p>
          </table:table-cell>
          <table:table-cell office:value-type="float" office:value="39142" calcext:value-type="float">
            <text:p>3914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float" office:value="1" calcext:value-type="float">
            <text:p>1</text:p>
          </table:table-cell>
          <table:table-cell office:value-type="float" office:value="39143" calcext:value-type="float">
            <text:p>3914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float" office:value="2" calcext:value-type="float">
            <text:p>2</text:p>
          </table:table-cell>
          <table:table-cell office:value-type="float" office:value="39144" calcext:value-type="float">
            <text:p>39144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float" office:value="3" calcext:value-type="float">
            <text:p>3</text:p>
          </table:table-cell>
          <table:table-cell office:value-type="float" office:value="39145" calcext:value-type="float">
            <text:p>39145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float" office:value="4" calcext:value-type="float">
            <text:p>4</text:p>
          </table:table-cell>
          <table:table-cell office:value-type="float" office:value="39146" calcext:value-type="float">
            <text:p>39146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float" office:value="5" calcext:value-type="float">
            <text:p>5</text:p>
          </table:table-cell>
          <table:table-cell office:value-type="float" office:value="39147" calcext:value-type="float">
            <text:p>39147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float" office:value="6" calcext:value-type="float">
            <text:p>6</text:p>
          </table:table-cell>
          <table:table-cell office:value-type="float" office:value="39148" calcext:value-type="float">
            <text:p>39148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float" office:value="7" calcext:value-type="float">
            <text:p>7</text:p>
          </table:table-cell>
          <table:table-cell office:value-type="float" office:value="39149" calcext:value-type="float">
            <text:p>39149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float" office:value="8" calcext:value-type="float">
            <text:p>8</text:p>
          </table:table-cell>
          <table:table-cell office:value-type="float" office:value="39150" calcext:value-type="float">
            <text:p>39150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float" office:value="9" calcext:value-type="float">
            <text:p>9</text:p>
          </table:table-cell>
          <table:table-cell office:value-type="float" office:value="39151" calcext:value-type="float">
            <text:p>39151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Stimme stark zu</text:p>
          </table:table-cell>
          <table:table-cell office:value-type="float" office:value="39152" calcext:value-type="float">
            <text:p>3915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4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(Weiss nicht)</text:p>
          </table:table-cell>
          <table:table-cell office:value-type="float" office:value="39153" calcext:value-type="float">
            <text:p>3915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Lehne stark ab</text:p>
          </table:table-cell>
          <table:table-cell office:value-type="float" office:value="39142" calcext:value-type="float">
            <text:p>3914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float" office:value="1" calcext:value-type="float">
            <text:p>1</text:p>
          </table:table-cell>
          <table:table-cell office:value-type="float" office:value="39143" calcext:value-type="float">
            <text:p>3914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float" office:value="2" calcext:value-type="float">
            <text:p>2</text:p>
          </table:table-cell>
          <table:table-cell office:value-type="float" office:value="39144" calcext:value-type="float">
            <text:p>39144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float" office:value="3" calcext:value-type="float">
            <text:p>3</text:p>
          </table:table-cell>
          <table:table-cell office:value-type="float" office:value="39145" calcext:value-type="float">
            <text:p>39145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float" office:value="4" calcext:value-type="float">
            <text:p>4</text:p>
          </table:table-cell>
          <table:table-cell office:value-type="float" office:value="39146" calcext:value-type="float">
            <text:p>39146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float" office:value="5" calcext:value-type="float">
            <text:p>5</text:p>
          </table:table-cell>
          <table:table-cell office:value-type="float" office:value="39147" calcext:value-type="float">
            <text:p>39147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float" office:value="6" calcext:value-type="float">
            <text:p>6</text:p>
          </table:table-cell>
          <table:table-cell office:value-type="float" office:value="39148" calcext:value-type="float">
            <text:p>39148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float" office:value="7" calcext:value-type="float">
            <text:p>7</text:p>
          </table:table-cell>
          <table:table-cell office:value-type="float" office:value="39149" calcext:value-type="float">
            <text:p>39149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float" office:value="8" calcext:value-type="float">
            <text:p>8</text:p>
          </table:table-cell>
          <table:table-cell office:value-type="float" office:value="39150" calcext:value-type="float">
            <text:p>39150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float" office:value="9" calcext:value-type="float">
            <text:p>9</text:p>
          </table:table-cell>
          <table:table-cell office:value-type="float" office:value="39151" calcext:value-type="float">
            <text:p>39151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Stimme stark zu</text:p>
          </table:table-cell>
          <table:table-cell office:value-type="float" office:value="39152" calcext:value-type="float">
            <text:p>3915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5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(Weiss nicht)</text:p>
          </table:table-cell>
          <table:table-cell office:value-type="float" office:value="39153" calcext:value-type="float">
            <text:p>39153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3_2006_GER_CH_366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Lehne stark ab</text:p>
          </table:table-cell>
          <table:table-cell office:value-type="float" office:value="39220" calcext:value-type="float">
            <text:p>39220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ESS_R03_2006_GER_CH_366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NaN</text:p>
          </table:table-cell>
          <table:table-cell office:value-type="float" office:value="39221" calcext:value-type="float">
            <text:p>39221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ESS_R03_2006_GER_CH_366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NaN</text:p>
          </table:table-cell>
          <table:table-cell office:value-type="float" office:value="39222" calcext:value-type="float">
            <text:p>39222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ESS_R03_2006_GER_CH_366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NaN</text:p>
          </table:table-cell>
          <table:table-cell office:value-type="float" office:value="39223" calcext:value-type="float">
            <text:p>39223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ESS_R03_2006_GER_CH_366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NaN</text:p>
          </table:table-cell>
          <table:table-cell office:value-type="float" office:value="39224" calcext:value-type="float">
            <text:p>39224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ESS_R03_2006_GER_CH_366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NaN</text:p>
          </table:table-cell>
          <table:table-cell office:value-type="float" office:value="39225" calcext:value-type="float">
            <text:p>39225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ESS_R03_2006_GER_CH_366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NaN</text:p>
          </table:table-cell>
          <table:table-cell office:value-type="float" office:value="39226" calcext:value-type="float">
            <text:p>39226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ESS_R03_2006_GER_CH_366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Stimme stark zu</text:p>
          </table:table-cell>
          <table:table-cell office:value-type="float" office:value="39227" calcext:value-type="float">
            <text:p>39227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ESS_R03_2006_GER_CH_366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(Weiss nicht)</text:p>
          </table:table-cell>
          <table:table-cell office:value-type="float" office:value="39228" calcext:value-type="float">
            <text:p>39228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ESS_R03_2006_GER_CH_367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Lehne stark ab</text:p>
          </table:table-cell>
          <table:table-cell office:value-type="float" office:value="39229" calcext:value-type="float">
            <text:p>39229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ESS_R03_2006_GER_CH_367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NaN</text:p>
          </table:table-cell>
          <table:table-cell office:value-type="float" office:value="39230" calcext:value-type="float">
            <text:p>39230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ESS_R03_2006_GER_CH_367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NaN</text:p>
          </table:table-cell>
          <table:table-cell office:value-type="float" office:value="39231" calcext:value-type="float">
            <text:p>39231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ESS_R03_2006_GER_CH_367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NaN</text:p>
          </table:table-cell>
          <table:table-cell office:value-type="float" office:value="39232" calcext:value-type="float">
            <text:p>39232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ESS_R03_2006_GER_CH_367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NaN</text:p>
          </table:table-cell>
          <table:table-cell office:value-type="float" office:value="39233" calcext:value-type="float">
            <text:p>39233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ESS_R03_2006_GER_CH_367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NaN</text:p>
          </table:table-cell>
          <table:table-cell office:value-type="float" office:value="39234" calcext:value-type="float">
            <text:p>39234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ESS_R03_2006_GER_CH_367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NaN</text:p>
          </table:table-cell>
          <table:table-cell office:value-type="float" office:value="39235" calcext:value-type="float">
            <text:p>39235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ESS_R03_2006_GER_CH_367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Stimme stark zu</text:p>
          </table:table-cell>
          <table:table-cell office:value-type="float" office:value="39236" calcext:value-type="float">
            <text:p>39236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ESS_R03_2006_GER_CH_367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(Weiss nicht)</text:p>
          </table:table-cell>
          <table:table-cell office:value-type="float" office:value="39237" calcext:value-type="float">
            <text:p>39237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ESS_R03_2006_GER_CH_368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Lehne stark ab</text:p>
          </table:table-cell>
          <table:table-cell office:value-type="float" office:value="39238" calcext:value-type="float">
            <text:p>39238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ESS_R03_2006_GER_CH_368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NaN</text:p>
          </table:table-cell>
          <table:table-cell office:value-type="float" office:value="39239" calcext:value-type="float">
            <text:p>39239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ESS_R03_2006_GER_CH_368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NaN</text:p>
          </table:table-cell>
          <table:table-cell office:value-type="float" office:value="39240" calcext:value-type="float">
            <text:p>39240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ESS_R03_2006_GER_CH_368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NaN</text:p>
          </table:table-cell>
          <table:table-cell office:value-type="float" office:value="39241" calcext:value-type="float">
            <text:p>39241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ESS_R03_2006_GER_CH_368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NaN</text:p>
          </table:table-cell>
          <table:table-cell office:value-type="float" office:value="39242" calcext:value-type="float">
            <text:p>39242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ESS_R03_2006_GER_CH_368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NaN</text:p>
          </table:table-cell>
          <table:table-cell office:value-type="float" office:value="39243" calcext:value-type="float">
            <text:p>39243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ESS_R03_2006_GER_CH_368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NaN</text:p>
          </table:table-cell>
          <table:table-cell office:value-type="float" office:value="39244" calcext:value-type="float">
            <text:p>39244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ESS_R03_2006_GER_CH_368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Stimme stark zu</text:p>
          </table:table-cell>
          <table:table-cell office:value-type="float" office:value="39245" calcext:value-type="float">
            <text:p>39245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ESS_R03_2006_GER_CH_368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(Weiss nicht)</text:p>
          </table:table-cell>
          <table:table-cell office:value-type="float" office:value="39246" calcext:value-type="float">
            <text:p>39246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ESS_R03_2006_GER_CH_369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69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69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69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69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69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1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1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1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1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1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1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2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2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2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2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2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2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4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4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4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4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4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3_2006_GER_CH_374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3_2006_CAT_ES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ra m'agradaria fer-li algunes preguntes sobre política i el govern.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ESS_R03_2006_CAT_ES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continuació, anem a parlar sobre alguns aspectes de la seva vida.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ESS_R03_2006_CAT_ES_179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ra li faré algunes preguntes sobre coses que vostè pot haver fet en els darrers 12 mesos.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ESS_R03_2006_CAT_ES_23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ra m'agradaria fer-li algunes preguntes sobre vostè i sobre la resta de persones que viuen amb vostè en aquesta llar.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ESS_R03_2006_CAT_ES_31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ra voldria fer-li algunes preguntes sobre les persones d'altres països que venen a viure a Espanya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ESS_R03_2006_CAT_ES_328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Ara voldria fer-li algunes preguntes sobre les persones d'altres països que venen a viure a Espanya.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ESS_R03_2006_CAT_ES_332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Ara voldria fer-li algunes preguntes sobre les persones d'altres països que venen a viure a Espanya.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ESS_R03_2006_CAT_ES_33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Utilitzant aquest targeta en la que 0 significa “Molt en desacord” i 10 “Molt d'acord” digui'm, si us plau, en quina mesura està vostè d'acord o en desacord amb les qüestions següents.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ESS_R03_2006_CAT_ES_338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ara algunes preguntes sobre com se sent vostè.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ESS_R03_2006_CAT_ES_345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Ara voldria fer-li algunes preguntes sobre les persones d'altres països que venen a viure Espanya.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ESS_R03_2006_CAT_ES_352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ara algunes preguntes sobre com se sent vostè.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ESS_R03_2006_CAT_ES_36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ara algunes preguntes sobre com se sent vostè.</text:p>
          </table:table-cell>
          <table:table-cell office:value-type="float" office:value="565" calcext:value-type="float">
            <text:p>565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3_2006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i us plau, utilitzi aquesta targeta per respondre.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ESS_R03_2006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i us plau, segueixi utilitzant aquesta targeta.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string" calcext:value-type="string">
            <text:p>ESS_R03_2006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3_2006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egueixi utilitzant aquesta targeta.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ESS_R03_2006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tzi aquesta targeta una altra vegada.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ESS_R03_2006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egueixi utilitzant aquesta targeta.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ESS_R03_2006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3_2006_CAT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3_2006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3_2006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egueixi utilitzant la mateixa targeta.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string" calcext:value-type="string">
            <text:p>ESS_R03_2006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3_2006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i us plau utilitzi aquesta targeta.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ESS_R03_2006_CAT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NTREVISTADOR: Incloure tots els fills nascuts vius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office:value-type="string" calcext:value-type="string">
            <text:p>ESS_R03_2006_CAT_ES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NTREVISTADOR: Insistir amb els que diuen "No sap" i els "Refusa"2888</text:p>
            <text:p/>
          </table:table-cell>
          <table:table-cell/>
        </table:table-row>
        <table:table-row table:style-name="ro1">
          <table:table-cell office:value-type="string" calcext:value-type="string">
            <text:p>"ESS_R03_2006_CAT_ES_105</text:p>
          </table:table-cell>
          <table:table-cell office:value-type="string" calcext:value-type="string">
            <text:p>D17a</text:p>
          </table:table-cell>
          <table:table-cell office:value-type="string" calcext:value-type="string">
            <text:p>ENTREVISTADOR: PER A TOTS ELS ITEMS EN ELS QUE ES PREGUNTI PER UNA EDAT: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ESS_R03_2006_CAT_ES_108</text:p>
          </table:table-cell>
          <table:table-cell office:value-type="string" calcext:value-type="string">
            <text:p>D20a</text:p>
          </table:table-cell>
          <table:table-cell office:value-type="string" calcext:value-type="string">
            <text:p>TARGETA 26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string" calcext:value-type="string">
            <text:p>ESS_R03_2006_CAT_ES_108</text:p>
          </table:table-cell>
          <table:table-cell office:value-type="string" calcext:value-type="string">
            <text:p>D20a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09</text:p>
          </table:table-cell>
          <table:table-cell office:value-type="string" calcext:value-type="string">
            <text:p>D21a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09</text:p>
          </table:table-cell>
          <table:table-cell office:value-type="string" calcext:value-type="string">
            <text:p>D21a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10</text:p>
          </table:table-cell>
          <table:table-cell office:value-type="string" calcext:value-type="string">
            <text:p>D22a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10</text:p>
          </table:table-cell>
          <table:table-cell office:value-type="string" calcext:value-type="string">
            <text:p>D22a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11</text:p>
          </table:table-cell>
          <table:table-cell office:value-type="string" calcext:value-type="string">
            <text:p>D23a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11</text:p>
          </table:table-cell>
          <table:table-cell office:value-type="string" calcext:value-type="string">
            <text:p>D23a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12</text:p>
          </table:table-cell>
          <table:table-cell office:value-type="string" calcext:value-type="string">
            <text:p>D24a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12</text:p>
          </table:table-cell>
          <table:table-cell office:value-type="string" calcext:value-type="string">
            <text:p>D24a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13</text:p>
          </table:table-cell>
          <table:table-cell office:value-type="string" calcext:value-type="string">
            <text:p>D25a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13</text:p>
          </table:table-cell>
          <table:table-cell office:value-type="string" calcext:value-type="string">
            <text:p>D25a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14</text:p>
          </table:table-cell>
          <table:table-cell office:value-type="string" calcext:value-type="string">
            <text:p>D26a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14</text:p>
          </table:table-cell>
          <table:table-cell office:value-type="string" calcext:value-type="string">
            <text:p>D26a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15</text:p>
          </table:table-cell>
          <table:table-cell office:value-type="string" calcext:value-type="string">
            <text:p>D27a</text:p>
          </table:table-cell>
          <table:table-cell office:value-type="string" calcext:value-type="string">
            <text:p>ENTREVISTADOR: PER A TOTS ELS ITEMS EN ELS QUE ES PREGUNTI PER UNA EDAT: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ESS_R03_2006_CAT_ES_128</text:p>
          </table:table-cell>
          <table:table-cell office:value-type="string" calcext:value-type="string">
            <text:p>D40a</text:p>
          </table:table-cell>
          <table:table-cell office:value-type="string" calcext:value-type="string">
            <text:p>TARGETA 27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string" calcext:value-type="string">
            <text:p>ESS_R03_2006_CAT_ES_128</text:p>
          </table:table-cell>
          <table:table-cell office:value-type="string" calcext:value-type="string">
            <text:p>D40a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3_2006_CAT_ES_133</text:p>
          </table:table-cell>
          <table:table-cell office:value-type="string" calcext:value-type="string">
            <text:p>D45a</text:p>
          </table:table-cell>
          <table:table-cell office:value-type="string" calcext:value-type="string">
            <text:p>TARGETA 28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string" calcext:value-type="string">
            <text:p>ESS_R03_2006_CAT_ES_133</text:p>
          </table:table-cell>
          <table:table-cell office:value-type="string" calcext:value-type="string">
            <text:p>D45a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3_2006_CAT_ES_143</text:p>
          </table:table-cell>
          <table:table-cell office:value-type="string" calcext:value-type="string">
            <text:p>D20b</text:p>
          </table:table-cell>
          <table:table-cell office:value-type="string" calcext:value-type="string">
            <text:p>TARGETA 26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string" calcext:value-type="string">
            <text:p>ESS_R03_2006_CAT_ES_143</text:p>
          </table:table-cell>
          <table:table-cell office:value-type="string" calcext:value-type="string">
            <text:p>D20b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44</text:p>
          </table:table-cell>
          <table:table-cell office:value-type="string" calcext:value-type="string">
            <text:p>D21b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44</text:p>
          </table:table-cell>
          <table:table-cell office:value-type="string" calcext:value-type="string">
            <text:p>D21b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45</text:p>
          </table:table-cell>
          <table:table-cell office:value-type="string" calcext:value-type="string">
            <text:p>D22b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45</text:p>
          </table:table-cell>
          <table:table-cell office:value-type="string" calcext:value-type="string">
            <text:p>D22b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46</text:p>
          </table:table-cell>
          <table:table-cell office:value-type="string" calcext:value-type="string">
            <text:p>D23b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46</text:p>
          </table:table-cell>
          <table:table-cell office:value-type="string" calcext:value-type="string">
            <text:p>D23b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47</text:p>
          </table:table-cell>
          <table:table-cell office:value-type="string" calcext:value-type="string">
            <text:p>D24b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47</text:p>
          </table:table-cell>
          <table:table-cell office:value-type="string" calcext:value-type="string">
            <text:p>D24b</text:p>
          </table:table-cell>
          <table:table-cell office:value-type="string" calcext:value-type="string">
            <text:p>Triï la seva resposta d'aquesta TARGETA.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S_R03_2006_CAT_ES_148</text:p>
          </table:table-cell>
          <table:table-cell office:value-type="string" calcext:value-type="string">
            <text:p>D25b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48</text:p>
          </table:table-cell>
          <table:table-cell office:value-type="string" calcext:value-type="string">
            <text:p>D25b</text:p>
          </table:table-cell>
          <table:table-cell office:value-type="string" calcext:value-type="string">
            <text:p>Triï la seva resposta d'aquesta TARGETA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string" calcext:value-type="string">
            <text:p>ESS_R03_2006_CAT_ES_149</text:p>
          </table:table-cell>
          <table:table-cell office:value-type="string" calcext:value-type="string">
            <text:p>D26b</text:p>
          </table:table-cell>
          <table:table-cell office:value-type="string" calcext:value-type="string">
            <text:p>SEGUIR AMB LA TARGETA 26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ESS_R03_2006_CAT_ES_149</text:p>
          </table:table-cell>
          <table:table-cell office:value-type="string" calcext:value-type="string">
            <text:p>D26b</text:p>
          </table:table-cell>
          <table:table-cell office:value-type="string" calcext:value-type="string">
            <text:p>Triï la seva resposta d'aquesta TARGETA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string" calcext:value-type="string">
            <text:p>ESS_R03_2006_CAT_ES_154</text:p>
          </table:table-cell>
          <table:table-cell office:value-type="string" calcext:value-type="string">
            <text:p>D31b</text:p>
          </table:table-cell>
          <table:table-cell office:value-type="string" calcext:value-type="string">
            <text:p>ENTREVISTADOR: PER A TOTS ELS ITEMS EN ELS QUE ES PREGUNTI PER UNA EDAT: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ESS_R03_2006_CAT_ES_163</text:p>
          </table:table-cell>
          <table:table-cell office:value-type="string" calcext:value-type="string">
            <text:p>D40b</text:p>
          </table:table-cell>
          <table:table-cell office:value-type="string" calcext:value-type="string">
            <text:p>TARGETA 27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string" calcext:value-type="string">
            <text:p>ESS_R03_2006_CAT_ES_163</text:p>
          </table:table-cell>
          <table:table-cell office:value-type="string" calcext:value-type="string">
            <text:p>D40b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3_2006_CAT_ES_168</text:p>
          </table:table-cell>
          <table:table-cell office:value-type="string" calcext:value-type="string">
            <text:p>D45b</text:p>
          </table:table-cell>
          <table:table-cell office:value-type="string" calcext:value-type="string">
            <text:p>TARGETA 28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string" calcext:value-type="string">
            <text:p>ESS_R03_2006_CAT_ES_168</text:p>
          </table:table-cell>
          <table:table-cell office:value-type="string" calcext:value-type="string">
            <text:p>D45b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3_2006_CAT_ES_17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TARGETA 29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string" calcext:value-type="string">
            <text:p>ESS_R03_2006_CAT_ES_17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TARGETA 30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string" calcext:value-type="string">
            <text:p>ESS_R03_2006_CAT_ES_17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TARGETA 31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string" calcext:value-type="string">
            <text:p>ESS_R03_2006_CAT_ES_18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TARGETA 32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ESS_R03_2006_CAT_ES_18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string" calcext:value-type="string">
            <text:p>ESS_R03_2006_CAT_ES_18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TARGETA 32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ESS_R03_2006_CAT_ES_18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string" calcext:value-type="string">
            <text:p>ESS_R03_2006_CAT_ES_18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ARGETA 33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string" calcext:value-type="string">
            <text:p>ESS_R03_2006_CAT_ES_18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TARGETA 34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string" calcext:value-type="string">
            <text:p>ESS_R03_2006_CAT_ES_18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3_2006_CAT_ES_20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TARGETA 35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string" calcext:value-type="string">
            <text:p>ESS_R03_2006_CAT_ES_21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TARGETA 36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string" calcext:value-type="string">
            <text:p>ESS_R03_2006_CAT_ES_211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TARGETA 36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string" calcext:value-type="string">
            <text:p>ESS_R03_2006_CAT_ES_212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TARGETA 37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string" calcext:value-type="string">
            <text:p>ESS_R03_2006_CAT_ES_212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3_2006_CAT_ES_214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TARGETA 38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ESS_R03_2006_CAT_ES_214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3_2006_CAT_ES_219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TARGETA 39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string" calcext:value-type="string">
            <text:p>ESS_R03_2006_CAT_ES_2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TARGETA 40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string" calcext:value-type="string">
            <text:p>ESS_R03_2006_CAT_ES_227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TARGETA 41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ESS_R03_2006_CAT_ES_228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TARGETA 41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ESS_R03_2006_CAT_ES_229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TARGETA 42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ESS_R03_2006_CAT_ES_229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3_2006_CAT_ES_231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3_2006_CAT_ES_232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TARGETA 43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string" calcext:value-type="string">
            <text:p>ESS_R03_2006_CAT_ES_233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TARGETA 44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string" calcext:value-type="string">
            <text:p>ESS_R03_2006_CAT_ES_233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Si us plau utilitzi aquesta targeta.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ESS_R03_2006_CAT_ES_234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TARGETA 45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ESS_R03_2006_CAT_ES_270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27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27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29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30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31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egueixi utilitzant la mateixa targeta.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string" calcext:value-type="string">
            <text:p>ESS_R03_2006_CAT_ES_31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3_2006_CAT_ES_31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32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333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string" calcext:value-type="string">
            <text:p>ESS_R03_2006_CAT_ES_334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string" calcext:value-type="string">
            <text:p>ESS_R03_2006_CAT_ES_335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3_2006_CAT_ES_337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6:00:47.294213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6:03:20.517100053</dc:date>
    <meta:editing-duration>PT3M29S</meta:editing-duration>
    <meta:editing-cycles>2</meta:editing-cycles>
    <meta:generator>LibreOffice/6.0.7.3$Linux_X86_64 LibreOffice_project/00m0$Build-3</meta:generator>
    <meta:document-statistic meta:table-count="4" meta:cell-count="13606" meta:object-count="0"/>
  </office:meta>
</office:document-meta>
</file>